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31.86pt"/>
    </style:style>
    <style:style style:name="co4" style:family="table-column">
      <style:table-column-properties fo:break-before="auto" style:column-width="16.44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17.21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35.74pt"/>
    </style:style>
    <style:style style:name="co9" style:family="table-column">
      <style:table-column-properties fo:break-before="auto" style:column-width="40.34pt"/>
    </style:style>
    <style:style style:name="co10" style:family="table-column">
      <style:table-column-properties fo:break-before="auto" style:column-width="36.51pt"/>
    </style:style>
    <style:style style:name="co11" style:family="table-column">
      <style:table-column-properties fo:break-before="auto" style:column-width="47.31pt"/>
    </style:style>
    <style:style style:name="co12" style:family="table-column">
      <style:table-column-properties fo:break-before="auto" style:column-width="45.01pt"/>
    </style:style>
    <style:style style:name="co13" style:family="table-column">
      <style:table-column-properties fo:break-before="auto" style:column-width="28.01pt"/>
    </style:style>
    <style:style style:name="co14" style:family="table-column">
      <style:table-column-properties fo:break-before="auto" style:column-width="29.54pt"/>
    </style:style>
    <style:style style:name="co15" style:family="table-column">
      <style:table-column-properties fo:break-before="auto" style:column-width="20.3pt"/>
    </style:style>
    <style:style style:name="co16" style:family="table-column">
      <style:table-column-properties fo:break-before="auto" style:column-width="61.2pt"/>
    </style:style>
    <style:style style:name="co17" style:family="table-column">
      <style:table-column-properties fo:break-before="auto" style:column-width="55.05pt"/>
    </style:style>
    <style:style style:name="co18" style:family="table-column">
      <style:table-column-properties fo:break-before="auto" style:column-width="61.99pt"/>
    </style:style>
    <style:style style:name="co19" style:family="table-column">
      <style:table-column-properties fo:break-before="auto" style:column-width="55.81pt"/>
    </style:style>
    <style:style style:name="co20" style:family="table-column">
      <style:table-column-properties fo:break-before="auto" style:column-width="50.4pt"/>
    </style:style>
    <style:style style:name="co21" style:family="table-column">
      <style:table-column-properties fo:break-before="auto" style:column-width="51.14pt"/>
    </style:style>
    <style:style style:name="co22" style:family="table-column">
      <style:table-column-properties fo:break-before="auto" style:column-width="24.89pt"/>
    </style:style>
    <style:style style:name="co23" style:family="table-column">
      <style:table-column-properties fo:break-before="auto" style:column-width="34.21pt"/>
    </style:style>
    <style:style style:name="co24" style:family="table-column">
      <style:table-column-properties fo:break-before="auto" style:column-width="49.66pt"/>
    </style:style>
    <style:style style:name="co25" style:family="table-column">
      <style:table-column-properties fo:break-before="auto" style:column-width="51.96pt"/>
    </style:style>
    <style:style style:name="co26" style:family="table-column">
      <style:table-column-properties fo:break-before="auto" style:column-width="44.19pt"/>
    </style:style>
    <style:style style:name="co27" style:family="table-column">
      <style:table-column-properties fo:break-before="auto" style:column-width="32.66pt"/>
    </style:style>
    <style:style style:name="co28" style:family="table-column">
      <style:table-column-properties fo:break-before="auto" style:column-width="38.04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13.44pt"/>
    </style:style>
    <style:style style:name="co31" style:family="table-column">
      <style:table-column-properties fo:break-before="auto" style:column-width="11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50"/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rig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1" office:value-type="string" calcext:value-type="string">
            <text:p>2020-04-15 12:42:05</text:p>
          </table:table-cell>
          <table:table-cell office:value-type="float" office:value="14307896" calcext:value-type="float">
            <text:p>143078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2685996" calcext:value-type="float">
            <text:p>2685996</text:p>
          </table:table-cell>
          <table:table-cell office:value-type="float" office:value="93884" calcext:value-type="float">
            <text:p>93884</text:p>
          </table:table-cell>
          <table:table-cell office:value-type="float" office:value="70020" calcext:value-type="float">
            <text:p>70020</text:p>
          </table:table-cell>
          <table:table-cell office:value-type="float" office:value="23864" calcext:value-type="float">
            <text:p>238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1200" calcext:value-type="float">
            <text:p>51200</text:p>
          </table:table-cell>
          <table:table-cell office:value-type="float" office:value="1762" calcext:value-type="float">
            <text:p>1762</text:p>
          </table:table-cell>
          <table:table-cell office:value-type="float" office:value="4480" calcext:value-type="float">
            <text:p>4480</text:p>
          </table:table-cell>
          <table:table-cell office:value-type="float" office:value="105" calcext:value-type="float">
            <text:p>105</text:p>
          </table:table-cell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21296" calcext:value-type="float">
            <text:p>21296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4-15 12:42:06</text:p>
          </table:table-cell>
          <table:table-cell office:value-type="float" office:value="14237572" calcext:value-type="float">
            <text:p>14237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0496" calcext:value-type="float">
            <text:p>3030496</text:p>
          </table:table-cell>
          <table:table-cell office:value-type="float" office:value="176636" calcext:value-type="float">
            <text:p>176636</text:p>
          </table:table-cell>
          <table:table-cell office:value-type="float" office:value="141064" calcext:value-type="float">
            <text:p>141064</text:p>
          </table:table-cell>
          <table:table-cell office:value-type="float" office:value="35572" calcext:value-type="float">
            <text:p>35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370" calcext:value-type="float">
            <text:p>237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1200" calcext:value-type="float">
            <text:p>51200</text:p>
          </table:table-cell>
          <table:table-cell office:value-type="float" office:value="24511" calcext:value-type="float">
            <text:p>24511</text:p>
          </table:table-cell>
          <table:table-cell office:value-type="float" office:value="14976" calcext:value-type="float">
            <text:p>14976</text:p>
          </table:table-cell>
          <table:table-cell office:value-type="float" office:value="12901" calcext:value-type="float">
            <text:p>12901</text:p>
          </table:table-cell>
          <table:table-cell office:value-type="float" office:value="1664" calcext:value-type="float">
            <text:p>1664</text:p>
          </table:table-cell>
          <table:table-cell office:value-type="float" office:value="1364" calcext:value-type="float">
            <text:p>1364</text:p>
          </table:table-cell>
          <table:table-cell office:value-type="float" office:value="21296" calcext:value-type="float">
            <text:p>21296</text:p>
          </table:table-cell>
          <table:table-cell office:value-type="float" office:value="11136" calcext:value-type="float">
            <text:p>1113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552" calcext:value-type="float">
            <text:p>21552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31" calcext:value-type="float">
            <text:p>3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07</text:p>
          </table:table-cell>
          <table:table-cell office:value-type="float" office:value="14257164" calcext:value-type="float">
            <text:p>14257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63316" calcext:value-type="float">
            <text:p>3363316</text:p>
          </table:table-cell>
          <table:table-cell office:value-type="float" office:value="155800" calcext:value-type="float">
            <text:p>155800</text:p>
          </table:table-cell>
          <table:table-cell office:value-type="float" office:value="120100" calcext:value-type="float">
            <text:p>120100</text:p>
          </table:table-cell>
          <table:table-cell office:value-type="float" office:value="35700" calcext:value-type="float">
            <text:p>35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53" calcext:value-type="float">
            <text:p>155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480" calcext:value-type="float">
            <text:p>20480</text:p>
          </table:table-cell>
          <table:table-cell office:value-type="float" office:value="5403" calcext:value-type="float">
            <text:p>5403</text:p>
          </table:table-cell>
          <table:table-cell office:value-type="float" office:value="14976" calcext:value-type="float">
            <text:p>14976</text:p>
          </table:table-cell>
          <table:table-cell office:value-type="float" office:value="13381" calcext:value-type="float">
            <text:p>13381</text:p>
          </table:table-cell>
          <table:table-cell office:value-type="float" office:value="1664" calcext:value-type="float">
            <text:p>1664</text:p>
          </table:table-cell>
          <table:table-cell office:value-type="float" office:value="1370" calcext:value-type="float">
            <text:p>1370</text:p>
          </table:table-cell>
          <table:table-cell office:value-type="float" office:value="24960" calcext:value-type="float">
            <text:p>24960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692" calcext:value-type="float">
            <text:p>26692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56" calcext:value-type="float">
            <text:p>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08</text:p>
          </table:table-cell>
          <table:table-cell office:value-type="float" office:value="14256544" calcext:value-type="float">
            <text:p>14256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63316" calcext:value-type="float">
            <text:p>3363316</text:p>
          </table:table-cell>
          <table:table-cell office:value-type="float" office:value="155800" calcext:value-type="float">
            <text:p>155800</text:p>
          </table:table-cell>
          <table:table-cell office:value-type="float" office:value="120100" calcext:value-type="float">
            <text:p>120100</text:p>
          </table:table-cell>
          <table:table-cell office:value-type="float" office:value="35700" calcext:value-type="float">
            <text:p>35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480" calcext:value-type="float">
            <text:p>20480</text:p>
          </table:table-cell>
          <table:table-cell office:value-type="float" office:value="5403" calcext:value-type="float">
            <text:p>5403</text:p>
          </table:table-cell>
          <table:table-cell office:value-type="float" office:value="14976" calcext:value-type="float">
            <text:p>14976</text:p>
          </table:table-cell>
          <table:table-cell office:value-type="float" office:value="13381" calcext:value-type="float">
            <text:p>13381</text:p>
          </table:table-cell>
          <table:table-cell office:value-type="float" office:value="1664" calcext:value-type="float">
            <text:p>1664</text:p>
          </table:table-cell>
          <table:table-cell office:value-type="float" office:value="1370" calcext:value-type="float">
            <text:p>1370</text:p>
          </table:table-cell>
          <table:table-cell office:value-type="float" office:value="24960" calcext:value-type="float">
            <text:p>24960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692" calcext:value-type="float">
            <text:p>26692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56" calcext:value-type="float">
            <text:p>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09</text:p>
          </table:table-cell>
          <table:table-cell office:value-type="float" office:value="14256544" calcext:value-type="float">
            <text:p>14256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63316" calcext:value-type="float">
            <text:p>3363316</text:p>
          </table:table-cell>
          <table:table-cell office:value-type="float" office:value="155800" calcext:value-type="float">
            <text:p>155800</text:p>
          </table:table-cell>
          <table:table-cell office:value-type="float" office:value="120100" calcext:value-type="float">
            <text:p>120100</text:p>
          </table:table-cell>
          <table:table-cell office:value-type="float" office:value="35700" calcext:value-type="float">
            <text:p>35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480" calcext:value-type="float">
            <text:p>20480</text:p>
          </table:table-cell>
          <table:table-cell office:value-type="float" office:value="5403" calcext:value-type="float">
            <text:p>5403</text:p>
          </table:table-cell>
          <table:table-cell office:value-type="float" office:value="14976" calcext:value-type="float">
            <text:p>14976</text:p>
          </table:table-cell>
          <table:table-cell office:value-type="float" office:value="13381" calcext:value-type="float">
            <text:p>13381</text:p>
          </table:table-cell>
          <table:table-cell office:value-type="float" office:value="1664" calcext:value-type="float">
            <text:p>1664</text:p>
          </table:table-cell>
          <table:table-cell office:value-type="float" office:value="1370" calcext:value-type="float">
            <text:p>1370</text:p>
          </table:table-cell>
          <table:table-cell office:value-type="float" office:value="24960" calcext:value-type="float">
            <text:p>24960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692" calcext:value-type="float">
            <text:p>26692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56" calcext:value-type="float">
            <text:p>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10</text:p>
          </table:table-cell>
          <table:table-cell office:value-type="float" office:value="14256548" calcext:value-type="float">
            <text:p>14256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63316" calcext:value-type="float">
            <text:p>3363316</text:p>
          </table:table-cell>
          <table:table-cell office:value-type="float" office:value="155800" calcext:value-type="float">
            <text:p>155800</text:p>
          </table:table-cell>
          <table:table-cell office:value-type="float" office:value="120100" calcext:value-type="float">
            <text:p>120100</text:p>
          </table:table-cell>
          <table:table-cell office:value-type="float" office:value="35700" calcext:value-type="float">
            <text:p>35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480" calcext:value-type="float">
            <text:p>20480</text:p>
          </table:table-cell>
          <table:table-cell office:value-type="float" office:value="5403" calcext:value-type="float">
            <text:p>5403</text:p>
          </table:table-cell>
          <table:table-cell office:value-type="float" office:value="14976" calcext:value-type="float">
            <text:p>14976</text:p>
          </table:table-cell>
          <table:table-cell office:value-type="float" office:value="13381" calcext:value-type="float">
            <text:p>13381</text:p>
          </table:table-cell>
          <table:table-cell office:value-type="float" office:value="1664" calcext:value-type="float">
            <text:p>1664</text:p>
          </table:table-cell>
          <table:table-cell office:value-type="float" office:value="1370" calcext:value-type="float">
            <text:p>1370</text:p>
          </table:table-cell>
          <table:table-cell office:value-type="float" office:value="24960" calcext:value-type="float">
            <text:p>24960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692" calcext:value-type="float">
            <text:p>26692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56" calcext:value-type="float">
            <text:p>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11</text:p>
          </table:table-cell>
          <table:table-cell office:value-type="float" office:value="14218956" calcext:value-type="float">
            <text:p>142189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39144" calcext:value-type="float">
            <text:p>3739144</text:p>
          </table:table-cell>
          <table:table-cell office:value-type="float" office:value="193972" calcext:value-type="float">
            <text:p>193972</text:p>
          </table:table-cell>
          <table:table-cell office:value-type="float" office:value="158300" calcext:value-type="float">
            <text:p>158300</text:p>
          </table:table-cell>
          <table:table-cell office:value-type="float" office:value="35672" calcext:value-type="float">
            <text:p>35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480" calcext:value-type="float">
            <text:p>20480</text:p>
          </table:table-cell>
          <table:table-cell office:value-type="float" office:value="7062" calcext:value-type="float">
            <text:p>7062</text:p>
          </table:table-cell>
          <table:table-cell office:value-type="float" office:value="63052" calcext:value-type="float">
            <text:p>63052</text:p>
          </table:table-cell>
          <table:table-cell office:value-type="float" office:value="58181" calcext:value-type="float">
            <text:p>58181</text:p>
          </table:table-cell>
          <table:table-cell office:value-type="float" office:value="5964" calcext:value-type="float">
            <text:p>5964</text:p>
          </table:table-cell>
          <table:table-cell office:value-type="float" office:value="4655" calcext:value-type="float">
            <text:p>4655</text:p>
          </table:table-cell>
          <table:table-cell office:value-type="float" office:value="73300" calcext:value-type="float">
            <text:p>73300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804" calcext:value-type="float">
            <text:p>31804</text:p>
          </table:table-cell>
          <table:table-cell office:value-type="float" office:value="264" calcext:value-type="float">
            <text:p>264</text:p>
          </table:table-cell>
          <table:table-cell office:value-type="float" office:value="217" calcext:value-type="float">
            <text:p>217</text:p>
          </table:table-cell>
          <table:table-cell office:value-type="float" office:value="7195" calcext:value-type="float">
            <text:p>71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12</text:p>
          </table:table-cell>
          <table:table-cell office:value-type="float" office:value="13791404" calcext:value-type="float">
            <text:p>13791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1408" calcext:value-type="float">
            <text:p>621408</text:p>
          </table:table-cell>
          <table:table-cell office:value-type="float" office:value="585676" calcext:value-type="float">
            <text:p>585676</text:p>
          </table:table-cell>
          <table:table-cell office:value-type="float" office:value="35732" calcext:value-type="float">
            <text:p>35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7648" calcext:value-type="float">
            <text:p>27648</text:p>
          </table:table-cell>
          <table:table-cell office:value-type="float" office:value="18224" calcext:value-type="float">
            <text:p>18224</text:p>
          </table:table-cell>
          <table:table-cell office:value-type="float" office:value="457528" calcext:value-type="float">
            <text:p>457528</text:p>
          </table:table-cell>
          <table:table-cell office:value-type="float" office:value="431635" calcext:value-type="float">
            <text:p>431635</text:p>
          </table:table-cell>
          <table:table-cell office:value-type="float" office:value="41880" calcext:value-type="float">
            <text:p>41880</text:p>
          </table:table-cell>
          <table:table-cell office:value-type="float" office:value="32051" calcext:value-type="float">
            <text:p>32051</text:p>
          </table:table-cell>
          <table:table-cell office:value-type="float" office:value="689800" calcext:value-type="float">
            <text:p>689800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720" calcext:value-type="float">
            <text:p>28720</text:p>
          </table:table-cell>
          <table:table-cell office:value-type="float" office:value="608" calcext:value-type="float">
            <text:p>608</text:p>
          </table:table-cell>
          <table:table-cell office:value-type="float" office:value="217" calcext:value-type="float">
            <text:p>217</text:p>
          </table:table-cell>
          <table:table-cell office:value-type="float" office:value="41715" calcext:value-type="float">
            <text:p>417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13</text:p>
          </table:table-cell>
          <table:table-cell office:value-type="float" office:value="13773920" calcext:value-type="float">
            <text:p>13773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5008" calcext:value-type="float">
            <text:p>4245008</text:p>
          </table:table-cell>
          <table:table-cell office:value-type="float" office:value="637948" calcext:value-type="float">
            <text:p>637948</text:p>
          </table:table-cell>
          <table:table-cell office:value-type="float" office:value="602216" calcext:value-type="float">
            <text:p>602216</text:p>
          </table:table-cell>
          <table:table-cell office:value-type="float" office:value="35732" calcext:value-type="float">
            <text:p>35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1481" calcext:value-type="float">
            <text:p>11481</text:p>
          </table:table-cell>
          <table:table-cell office:value-type="float" office:value="472760" calcext:value-type="float">
            <text:p>472760</text:p>
          </table:table-cell>
          <table:table-cell office:value-type="float" office:value="446146" calcext:value-type="float">
            <text:p>446146</text:p>
          </table:table-cell>
          <table:table-cell office:value-type="float" office:value="43288" calcext:value-type="float">
            <text:p>43288</text:p>
          </table:table-cell>
          <table:table-cell office:value-type="float" office:value="33114" calcext:value-type="float">
            <text:p>33114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56" calcext:value-type="float">
            <text:p>4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14</text:p>
          </table:table-cell>
          <table:table-cell office:value-type="float" office:value="13773920" calcext:value-type="float">
            <text:p>13773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5008" calcext:value-type="float">
            <text:p>4245008</text:p>
          </table:table-cell>
          <table:table-cell office:value-type="float" office:value="637948" calcext:value-type="float">
            <text:p>637948</text:p>
          </table:table-cell>
          <table:table-cell office:value-type="float" office:value="602216" calcext:value-type="float">
            <text:p>602216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1481" calcext:value-type="float">
            <text:p>11481</text:p>
          </table:table-cell>
          <table:table-cell office:value-type="float" office:value="472760" calcext:value-type="float">
            <text:p>472760</text:p>
          </table:table-cell>
          <table:table-cell office:value-type="float" office:value="446146" calcext:value-type="float">
            <text:p>446146</text:p>
          </table:table-cell>
          <table:table-cell office:value-type="float" office:value="43288" calcext:value-type="float">
            <text:p>43288</text:p>
          </table:table-cell>
          <table:table-cell office:value-type="float" office:value="33114" calcext:value-type="float">
            <text:p>33114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56" calcext:value-type="float">
            <text:p>4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15</text:p>
          </table:table-cell>
          <table:table-cell office:value-type="float" office:value="13773920" calcext:value-type="float">
            <text:p>13773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5008" calcext:value-type="float">
            <text:p>4245008</text:p>
          </table:table-cell>
          <table:table-cell office:value-type="float" office:value="637948" calcext:value-type="float">
            <text:p>637948</text:p>
          </table:table-cell>
          <table:table-cell office:value-type="float" office:value="602216" calcext:value-type="float">
            <text:p>602216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1481" calcext:value-type="float">
            <text:p>11481</text:p>
          </table:table-cell>
          <table:table-cell office:value-type="float" office:value="472760" calcext:value-type="float">
            <text:p>472760</text:p>
          </table:table-cell>
          <table:table-cell office:value-type="float" office:value="446146" calcext:value-type="float">
            <text:p>446146</text:p>
          </table:table-cell>
          <table:table-cell office:value-type="float" office:value="43288" calcext:value-type="float">
            <text:p>43288</text:p>
          </table:table-cell>
          <table:table-cell office:value-type="float" office:value="33114" calcext:value-type="float">
            <text:p>33114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56" calcext:value-type="float">
            <text:p>4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16</text:p>
          </table:table-cell>
          <table:table-cell office:value-type="float" office:value="13773920" calcext:value-type="float">
            <text:p>13773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5008" calcext:value-type="float">
            <text:p>4245008</text:p>
          </table:table-cell>
          <table:table-cell office:value-type="float" office:value="637948" calcext:value-type="float">
            <text:p>637948</text:p>
          </table:table-cell>
          <table:table-cell office:value-type="float" office:value="602216" calcext:value-type="float">
            <text:p>602216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1481" calcext:value-type="float">
            <text:p>11481</text:p>
          </table:table-cell>
          <table:table-cell office:value-type="float" office:value="472760" calcext:value-type="float">
            <text:p>472760</text:p>
          </table:table-cell>
          <table:table-cell office:value-type="float" office:value="446146" calcext:value-type="float">
            <text:p>446146</text:p>
          </table:table-cell>
          <table:table-cell office:value-type="float" office:value="43288" calcext:value-type="float">
            <text:p>43288</text:p>
          </table:table-cell>
          <table:table-cell office:value-type="float" office:value="33114" calcext:value-type="float">
            <text:p>33114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56" calcext:value-type="float">
            <text:p>4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17</text:p>
          </table:table-cell>
          <table:table-cell office:value-type="float" office:value="13773920" calcext:value-type="float">
            <text:p>137739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45008" calcext:value-type="float">
            <text:p>4245008</text:p>
          </table:table-cell>
          <table:table-cell office:value-type="float" office:value="637948" calcext:value-type="float">
            <text:p>637948</text:p>
          </table:table-cell>
          <table:table-cell office:value-type="float" office:value="602216" calcext:value-type="float">
            <text:p>602216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1481" calcext:value-type="float">
            <text:p>11481</text:p>
          </table:table-cell>
          <table:table-cell office:value-type="float" office:value="472760" calcext:value-type="float">
            <text:p>472760</text:p>
          </table:table-cell>
          <table:table-cell office:value-type="float" office:value="446146" calcext:value-type="float">
            <text:p>446146</text:p>
          </table:table-cell>
          <table:table-cell office:value-type="float" office:value="43288" calcext:value-type="float">
            <text:p>43288</text:p>
          </table:table-cell>
          <table:table-cell office:value-type="float" office:value="33114" calcext:value-type="float">
            <text:p>33114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56" calcext:value-type="float">
            <text:p>4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18</text:p>
          </table:table-cell>
          <table:table-cell office:value-type="float" office:value="13773680" calcext:value-type="float">
            <text:p>137736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45008" calcext:value-type="float">
            <text:p>4245008</text:p>
          </table:table-cell>
          <table:table-cell office:value-type="float" office:value="637948" calcext:value-type="float">
            <text:p>637948</text:p>
          </table:table-cell>
          <table:table-cell office:value-type="float" office:value="602216" calcext:value-type="float">
            <text:p>602216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1481" calcext:value-type="float">
            <text:p>11481</text:p>
          </table:table-cell>
          <table:table-cell office:value-type="float" office:value="472760" calcext:value-type="float">
            <text:p>472760</text:p>
          </table:table-cell>
          <table:table-cell office:value-type="float" office:value="446146" calcext:value-type="float">
            <text:p>446146</text:p>
          </table:table-cell>
          <table:table-cell office:value-type="float" office:value="43288" calcext:value-type="float">
            <text:p>43288</text:p>
          </table:table-cell>
          <table:table-cell office:value-type="float" office:value="33114" calcext:value-type="float">
            <text:p>33114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56" calcext:value-type="float">
            <text:p>4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19</text:p>
          </table:table-cell>
          <table:table-cell office:value-type="float" office:value="13773680" calcext:value-type="float">
            <text:p>137736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5008" calcext:value-type="float">
            <text:p>4245008</text:p>
          </table:table-cell>
          <table:table-cell office:value-type="float" office:value="637948" calcext:value-type="float">
            <text:p>637948</text:p>
          </table:table-cell>
          <table:table-cell office:value-type="float" office:value="602216" calcext:value-type="float">
            <text:p>602216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1481" calcext:value-type="float">
            <text:p>11481</text:p>
          </table:table-cell>
          <table:table-cell office:value-type="float" office:value="472760" calcext:value-type="float">
            <text:p>472760</text:p>
          </table:table-cell>
          <table:table-cell office:value-type="float" office:value="446146" calcext:value-type="float">
            <text:p>446146</text:p>
          </table:table-cell>
          <table:table-cell office:value-type="float" office:value="43288" calcext:value-type="float">
            <text:p>43288</text:p>
          </table:table-cell>
          <table:table-cell office:value-type="float" office:value="33114" calcext:value-type="float">
            <text:p>33114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56" calcext:value-type="float">
            <text:p>4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20</text:p>
          </table:table-cell>
          <table:table-cell office:value-type="float" office:value="13773680" calcext:value-type="float">
            <text:p>137736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5008" calcext:value-type="float">
            <text:p>4245008</text:p>
          </table:table-cell>
          <table:table-cell office:value-type="float" office:value="637948" calcext:value-type="float">
            <text:p>637948</text:p>
          </table:table-cell>
          <table:table-cell office:value-type="float" office:value="602216" calcext:value-type="float">
            <text:p>602216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1481" calcext:value-type="float">
            <text:p>11481</text:p>
          </table:table-cell>
          <table:table-cell office:value-type="float" office:value="472760" calcext:value-type="float">
            <text:p>472760</text:p>
          </table:table-cell>
          <table:table-cell office:value-type="float" office:value="446146" calcext:value-type="float">
            <text:p>446146</text:p>
          </table:table-cell>
          <table:table-cell office:value-type="float" office:value="43288" calcext:value-type="float">
            <text:p>43288</text:p>
          </table:table-cell>
          <table:table-cell office:value-type="float" office:value="33114" calcext:value-type="float">
            <text:p>33114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56" calcext:value-type="float">
            <text:p>4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21</text:p>
          </table:table-cell>
          <table:table-cell office:value-type="float" office:value="13773672" calcext:value-type="float">
            <text:p>13773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5008" calcext:value-type="float">
            <text:p>4245008</text:p>
          </table:table-cell>
          <table:table-cell office:value-type="float" office:value="637948" calcext:value-type="float">
            <text:p>637948</text:p>
          </table:table-cell>
          <table:table-cell office:value-type="float" office:value="602216" calcext:value-type="float">
            <text:p>602216</text:p>
          </table:table-cell>
          <table:table-cell office:value-type="float" office:value="35732" calcext:value-type="float">
            <text:p>35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0139" calcext:value-type="float">
            <text:p>10139</text:p>
          </table:table-cell>
          <table:table-cell office:value-type="float" office:value="472760" calcext:value-type="float">
            <text:p>472760</text:p>
          </table:table-cell>
          <table:table-cell office:value-type="float" office:value="359600" calcext:value-type="float">
            <text:p>359600</text:p>
          </table:table-cell>
          <table:table-cell office:value-type="float" office:value="43288" calcext:value-type="float">
            <text:p>43288</text:p>
          </table:table-cell>
          <table:table-cell office:value-type="float" office:value="26765" calcext:value-type="float">
            <text:p>26765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56" calcext:value-type="float">
            <text:p>35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22</text:p>
          </table:table-cell>
          <table:table-cell office:value-type="float" office:value="13773556" calcext:value-type="float">
            <text:p>13773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5008" calcext:value-type="float">
            <text:p>4245008</text:p>
          </table:table-cell>
          <table:table-cell office:value-type="float" office:value="637948" calcext:value-type="float">
            <text:p>637948</text:p>
          </table:table-cell>
          <table:table-cell office:value-type="float" office:value="602216" calcext:value-type="float">
            <text:p>602216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0139" calcext:value-type="float">
            <text:p>10139</text:p>
          </table:table-cell>
          <table:table-cell office:value-type="float" office:value="472760" calcext:value-type="float">
            <text:p>472760</text:p>
          </table:table-cell>
          <table:table-cell office:value-type="float" office:value="359600" calcext:value-type="float">
            <text:p>359600</text:p>
          </table:table-cell>
          <table:table-cell office:value-type="float" office:value="43288" calcext:value-type="float">
            <text:p>43288</text:p>
          </table:table-cell>
          <table:table-cell office:value-type="float" office:value="26765" calcext:value-type="float">
            <text:p>26765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56" calcext:value-type="float">
            <text:p>35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23</text:p>
          </table:table-cell>
          <table:table-cell office:value-type="float" office:value="13773556" calcext:value-type="float">
            <text:p>13773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5008" calcext:value-type="float">
            <text:p>4245008</text:p>
          </table:table-cell>
          <table:table-cell office:value-type="float" office:value="637948" calcext:value-type="float">
            <text:p>637948</text:p>
          </table:table-cell>
          <table:table-cell office:value-type="float" office:value="602216" calcext:value-type="float">
            <text:p>602216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0139" calcext:value-type="float">
            <text:p>10139</text:p>
          </table:table-cell>
          <table:table-cell office:value-type="float" office:value="472760" calcext:value-type="float">
            <text:p>472760</text:p>
          </table:table-cell>
          <table:table-cell office:value-type="float" office:value="359600" calcext:value-type="float">
            <text:p>359600</text:p>
          </table:table-cell>
          <table:table-cell office:value-type="float" office:value="43288" calcext:value-type="float">
            <text:p>43288</text:p>
          </table:table-cell>
          <table:table-cell office:value-type="float" office:value="26765" calcext:value-type="float">
            <text:p>26765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56" calcext:value-type="float">
            <text:p>35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24</text:p>
          </table:table-cell>
          <table:table-cell office:value-type="float" office:value="13773556" calcext:value-type="float">
            <text:p>13773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5008" calcext:value-type="float">
            <text:p>4245008</text:p>
          </table:table-cell>
          <table:table-cell office:value-type="float" office:value="637948" calcext:value-type="float">
            <text:p>637948</text:p>
          </table:table-cell>
          <table:table-cell office:value-type="float" office:value="602216" calcext:value-type="float">
            <text:p>602216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0139" calcext:value-type="float">
            <text:p>10139</text:p>
          </table:table-cell>
          <table:table-cell office:value-type="float" office:value="472760" calcext:value-type="float">
            <text:p>472760</text:p>
          </table:table-cell>
          <table:table-cell office:value-type="float" office:value="359600" calcext:value-type="float">
            <text:p>359600</text:p>
          </table:table-cell>
          <table:table-cell office:value-type="float" office:value="43288" calcext:value-type="float">
            <text:p>43288</text:p>
          </table:table-cell>
          <table:table-cell office:value-type="float" office:value="26765" calcext:value-type="float">
            <text:p>26765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56" calcext:value-type="float">
            <text:p>35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25</text:p>
          </table:table-cell>
          <table:table-cell office:value-type="float" office:value="13773556" calcext:value-type="float">
            <text:p>13773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5008" calcext:value-type="float">
            <text:p>4245008</text:p>
          </table:table-cell>
          <table:table-cell office:value-type="float" office:value="637948" calcext:value-type="float">
            <text:p>637948</text:p>
          </table:table-cell>
          <table:table-cell office:value-type="float" office:value="602216" calcext:value-type="float">
            <text:p>602216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0139" calcext:value-type="float">
            <text:p>10139</text:p>
          </table:table-cell>
          <table:table-cell office:value-type="float" office:value="472760" calcext:value-type="float">
            <text:p>472760</text:p>
          </table:table-cell>
          <table:table-cell office:value-type="float" office:value="359600" calcext:value-type="float">
            <text:p>359600</text:p>
          </table:table-cell>
          <table:table-cell office:value-type="float" office:value="43288" calcext:value-type="float">
            <text:p>43288</text:p>
          </table:table-cell>
          <table:table-cell office:value-type="float" office:value="26765" calcext:value-type="float">
            <text:p>26765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56" calcext:value-type="float">
            <text:p>35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26</text:p>
          </table:table-cell>
          <table:table-cell office:value-type="float" office:value="13771076" calcext:value-type="float">
            <text:p>13771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5008" calcext:value-type="float">
            <text:p>4245008</text:p>
          </table:table-cell>
          <table:table-cell office:value-type="float" office:value="637948" calcext:value-type="float">
            <text:p>637948</text:p>
          </table:table-cell>
          <table:table-cell office:value-type="float" office:value="602216" calcext:value-type="float">
            <text:p>602216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0139" calcext:value-type="float">
            <text:p>10139</text:p>
          </table:table-cell>
          <table:table-cell office:value-type="float" office:value="472760" calcext:value-type="float">
            <text:p>472760</text:p>
          </table:table-cell>
          <table:table-cell office:value-type="float" office:value="359600" calcext:value-type="float">
            <text:p>359600</text:p>
          </table:table-cell>
          <table:table-cell office:value-type="float" office:value="43288" calcext:value-type="float">
            <text:p>43288</text:p>
          </table:table-cell>
          <table:table-cell office:value-type="float" office:value="26765" calcext:value-type="float">
            <text:p>26765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56" calcext:value-type="float">
            <text:p>35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27</text:p>
          </table:table-cell>
          <table:table-cell office:value-type="float" office:value="13771076" calcext:value-type="float">
            <text:p>13771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5008" calcext:value-type="float">
            <text:p>4245008</text:p>
          </table:table-cell>
          <table:table-cell office:value-type="float" office:value="637948" calcext:value-type="float">
            <text:p>637948</text:p>
          </table:table-cell>
          <table:table-cell office:value-type="float" office:value="602216" calcext:value-type="float">
            <text:p>602216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0139" calcext:value-type="float">
            <text:p>10139</text:p>
          </table:table-cell>
          <table:table-cell office:value-type="float" office:value="472760" calcext:value-type="float">
            <text:p>472760</text:p>
          </table:table-cell>
          <table:table-cell office:value-type="float" office:value="359600" calcext:value-type="float">
            <text:p>359600</text:p>
          </table:table-cell>
          <table:table-cell office:value-type="float" office:value="43288" calcext:value-type="float">
            <text:p>43288</text:p>
          </table:table-cell>
          <table:table-cell office:value-type="float" office:value="26765" calcext:value-type="float">
            <text:p>26765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56" calcext:value-type="float">
            <text:p>35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28</text:p>
          </table:table-cell>
          <table:table-cell office:value-type="float" office:value="13771076" calcext:value-type="float">
            <text:p>13771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5008" calcext:value-type="float">
            <text:p>4245008</text:p>
          </table:table-cell>
          <table:table-cell office:value-type="float" office:value="637948" calcext:value-type="float">
            <text:p>637948</text:p>
          </table:table-cell>
          <table:table-cell office:value-type="float" office:value="602216" calcext:value-type="float">
            <text:p>602216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0139" calcext:value-type="float">
            <text:p>10139</text:p>
          </table:table-cell>
          <table:table-cell office:value-type="float" office:value="472760" calcext:value-type="float">
            <text:p>472760</text:p>
          </table:table-cell>
          <table:table-cell office:value-type="float" office:value="359600" calcext:value-type="float">
            <text:p>359600</text:p>
          </table:table-cell>
          <table:table-cell office:value-type="float" office:value="43288" calcext:value-type="float">
            <text:p>43288</text:p>
          </table:table-cell>
          <table:table-cell office:value-type="float" office:value="26765" calcext:value-type="float">
            <text:p>26765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56" calcext:value-type="float">
            <text:p>35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29</text:p>
          </table:table-cell>
          <table:table-cell office:value-type="float" office:value="13782528" calcext:value-type="float">
            <text:p>13782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2720" calcext:value-type="float">
            <text:p>4232720</text:p>
          </table:table-cell>
          <table:table-cell office:value-type="float" office:value="625960" calcext:value-type="float">
            <text:p>625960</text:p>
          </table:table-cell>
          <table:table-cell office:value-type="float" office:value="590228" calcext:value-type="float">
            <text:p>590228</text:p>
          </table:table-cell>
          <table:table-cell office:value-type="float" office:value="35732" calcext:value-type="float">
            <text:p>35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8800" calcext:value-type="float">
            <text:p>8800</text:p>
          </table:table-cell>
          <table:table-cell office:value-type="float" office:value="460472" calcext:value-type="float">
            <text:p>460472</text:p>
          </table:table-cell>
          <table:table-cell office:value-type="float" office:value="273053" calcext:value-type="float">
            <text:p>273053</text:p>
          </table:table-cell>
          <table:table-cell office:value-type="float" office:value="43288" calcext:value-type="float">
            <text:p>43288</text:p>
          </table:table-cell>
          <table:table-cell office:value-type="float" office:value="20417" calcext:value-type="float">
            <text:p>20417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56" calcext:value-type="float">
            <text:p>27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30</text:p>
          </table:table-cell>
          <table:table-cell office:value-type="float" office:value="13784220" calcext:value-type="float">
            <text:p>13784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2720" calcext:value-type="float">
            <text:p>4232720</text:p>
          </table:table-cell>
          <table:table-cell office:value-type="float" office:value="625960" calcext:value-type="float">
            <text:p>625960</text:p>
          </table:table-cell>
          <table:table-cell office:value-type="float" office:value="590228" calcext:value-type="float">
            <text:p>590228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8800" calcext:value-type="float">
            <text:p>8800</text:p>
          </table:table-cell>
          <table:table-cell office:value-type="float" office:value="460472" calcext:value-type="float">
            <text:p>460472</text:p>
          </table:table-cell>
          <table:table-cell office:value-type="float" office:value="273053" calcext:value-type="float">
            <text:p>273053</text:p>
          </table:table-cell>
          <table:table-cell office:value-type="float" office:value="43288" calcext:value-type="float">
            <text:p>43288</text:p>
          </table:table-cell>
          <table:table-cell office:value-type="float" office:value="20417" calcext:value-type="float">
            <text:p>20417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56" calcext:value-type="float">
            <text:p>27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31</text:p>
          </table:table-cell>
          <table:table-cell office:value-type="float" office:value="13784220" calcext:value-type="float">
            <text:p>13784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2720" calcext:value-type="float">
            <text:p>4232720</text:p>
          </table:table-cell>
          <table:table-cell office:value-type="float" office:value="625960" calcext:value-type="float">
            <text:p>625960</text:p>
          </table:table-cell>
          <table:table-cell office:value-type="float" office:value="590228" calcext:value-type="float">
            <text:p>590228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8800" calcext:value-type="float">
            <text:p>8800</text:p>
          </table:table-cell>
          <table:table-cell office:value-type="float" office:value="460472" calcext:value-type="float">
            <text:p>460472</text:p>
          </table:table-cell>
          <table:table-cell office:value-type="float" office:value="273053" calcext:value-type="float">
            <text:p>273053</text:p>
          </table:table-cell>
          <table:table-cell office:value-type="float" office:value="43288" calcext:value-type="float">
            <text:p>43288</text:p>
          </table:table-cell>
          <table:table-cell office:value-type="float" office:value="20417" calcext:value-type="float">
            <text:p>20417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56" calcext:value-type="float">
            <text:p>27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32</text:p>
          </table:table-cell>
          <table:table-cell office:value-type="float" office:value="13784220" calcext:value-type="float">
            <text:p>13784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2720" calcext:value-type="float">
            <text:p>4232720</text:p>
          </table:table-cell>
          <table:table-cell office:value-type="float" office:value="625960" calcext:value-type="float">
            <text:p>625960</text:p>
          </table:table-cell>
          <table:table-cell office:value-type="float" office:value="590228" calcext:value-type="float">
            <text:p>590228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8800" calcext:value-type="float">
            <text:p>8800</text:p>
          </table:table-cell>
          <table:table-cell office:value-type="float" office:value="460472" calcext:value-type="float">
            <text:p>460472</text:p>
          </table:table-cell>
          <table:table-cell office:value-type="float" office:value="273053" calcext:value-type="float">
            <text:p>273053</text:p>
          </table:table-cell>
          <table:table-cell office:value-type="float" office:value="43288" calcext:value-type="float">
            <text:p>43288</text:p>
          </table:table-cell>
          <table:table-cell office:value-type="float" office:value="20417" calcext:value-type="float">
            <text:p>20417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56" calcext:value-type="float">
            <text:p>27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33</text:p>
          </table:table-cell>
          <table:table-cell office:value-type="float" office:value="13784220" calcext:value-type="float">
            <text:p>13784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2720" calcext:value-type="float">
            <text:p>4232720</text:p>
          </table:table-cell>
          <table:table-cell office:value-type="float" office:value="625960" calcext:value-type="float">
            <text:p>625960</text:p>
          </table:table-cell>
          <table:table-cell office:value-type="float" office:value="590228" calcext:value-type="float">
            <text:p>590228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8800" calcext:value-type="float">
            <text:p>8800</text:p>
          </table:table-cell>
          <table:table-cell office:value-type="float" office:value="460472" calcext:value-type="float">
            <text:p>460472</text:p>
          </table:table-cell>
          <table:table-cell office:value-type="float" office:value="273053" calcext:value-type="float">
            <text:p>273053</text:p>
          </table:table-cell>
          <table:table-cell office:value-type="float" office:value="43288" calcext:value-type="float">
            <text:p>43288</text:p>
          </table:table-cell>
          <table:table-cell office:value-type="float" office:value="20417" calcext:value-type="float">
            <text:p>20417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56" calcext:value-type="float">
            <text:p>27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34</text:p>
          </table:table-cell>
          <table:table-cell office:value-type="float" office:value="13784188" calcext:value-type="float">
            <text:p>13784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2720" calcext:value-type="float">
            <text:p>4232720</text:p>
          </table:table-cell>
          <table:table-cell office:value-type="float" office:value="625960" calcext:value-type="float">
            <text:p>625960</text:p>
          </table:table-cell>
          <table:table-cell office:value-type="float" office:value="590228" calcext:value-type="float">
            <text:p>590228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8800" calcext:value-type="float">
            <text:p>8800</text:p>
          </table:table-cell>
          <table:table-cell office:value-type="float" office:value="460472" calcext:value-type="float">
            <text:p>460472</text:p>
          </table:table-cell>
          <table:table-cell office:value-type="float" office:value="273053" calcext:value-type="float">
            <text:p>273053</text:p>
          </table:table-cell>
          <table:table-cell office:value-type="float" office:value="43288" calcext:value-type="float">
            <text:p>43288</text:p>
          </table:table-cell>
          <table:table-cell office:value-type="float" office:value="20417" calcext:value-type="float">
            <text:p>20417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56" calcext:value-type="float">
            <text:p>27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35</text:p>
          </table:table-cell>
          <table:table-cell office:value-type="float" office:value="13784192" calcext:value-type="float">
            <text:p>13784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2720" calcext:value-type="float">
            <text:p>4232720</text:p>
          </table:table-cell>
          <table:table-cell office:value-type="float" office:value="625960" calcext:value-type="float">
            <text:p>625960</text:p>
          </table:table-cell>
          <table:table-cell office:value-type="float" office:value="590228" calcext:value-type="float">
            <text:p>590228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8800" calcext:value-type="float">
            <text:p>8800</text:p>
          </table:table-cell>
          <table:table-cell office:value-type="float" office:value="460472" calcext:value-type="float">
            <text:p>460472</text:p>
          </table:table-cell>
          <table:table-cell office:value-type="float" office:value="273053" calcext:value-type="float">
            <text:p>273053</text:p>
          </table:table-cell>
          <table:table-cell office:value-type="float" office:value="43288" calcext:value-type="float">
            <text:p>43288</text:p>
          </table:table-cell>
          <table:table-cell office:value-type="float" office:value="20417" calcext:value-type="float">
            <text:p>20417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56" calcext:value-type="float">
            <text:p>27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36</text:p>
          </table:table-cell>
          <table:table-cell office:value-type="float" office:value="13784192" calcext:value-type="float">
            <text:p>13784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2720" calcext:value-type="float">
            <text:p>4232720</text:p>
          </table:table-cell>
          <table:table-cell office:value-type="float" office:value="625960" calcext:value-type="float">
            <text:p>625960</text:p>
          </table:table-cell>
          <table:table-cell office:value-type="float" office:value="590228" calcext:value-type="float">
            <text:p>590228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8800" calcext:value-type="float">
            <text:p>8800</text:p>
          </table:table-cell>
          <table:table-cell office:value-type="float" office:value="460472" calcext:value-type="float">
            <text:p>460472</text:p>
          </table:table-cell>
          <table:table-cell office:value-type="float" office:value="273053" calcext:value-type="float">
            <text:p>273053</text:p>
          </table:table-cell>
          <table:table-cell office:value-type="float" office:value="43288" calcext:value-type="float">
            <text:p>43288</text:p>
          </table:table-cell>
          <table:table-cell office:value-type="float" office:value="20417" calcext:value-type="float">
            <text:p>20417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56" calcext:value-type="float">
            <text:p>27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37</text:p>
          </table:table-cell>
          <table:table-cell office:value-type="float" office:value="13786004" calcext:value-type="float">
            <text:p>13786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7461" calcext:value-type="float">
            <text:p>7461</text:p>
          </table:table-cell>
          <table:table-cell office:value-type="float" office:value="458424" calcext:value-type="float">
            <text:p>458424</text:p>
          </table:table-cell>
          <table:table-cell office:value-type="float" office:value="186506" calcext:value-type="float">
            <text:p>186506</text:p>
          </table:table-cell>
          <table:table-cell office:value-type="float" office:value="43288" calcext:value-type="float">
            <text:p>43288</text:p>
          </table:table-cell>
          <table:table-cell office:value-type="float" office:value="14068" calcext:value-type="float">
            <text:p>14068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56" calcext:value-type="float">
            <text:p>19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38</text:p>
          </table:table-cell>
          <table:table-cell office:value-type="float" office:value="13785808" calcext:value-type="float">
            <text:p>13785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7461" calcext:value-type="float">
            <text:p>7461</text:p>
          </table:table-cell>
          <table:table-cell office:value-type="float" office:value="458424" calcext:value-type="float">
            <text:p>458424</text:p>
          </table:table-cell>
          <table:table-cell office:value-type="float" office:value="186506" calcext:value-type="float">
            <text:p>186506</text:p>
          </table:table-cell>
          <table:table-cell office:value-type="float" office:value="43288" calcext:value-type="float">
            <text:p>43288</text:p>
          </table:table-cell>
          <table:table-cell office:value-type="float" office:value="14068" calcext:value-type="float">
            <text:p>14068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56" calcext:value-type="float">
            <text:p>19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39</text:p>
          </table:table-cell>
          <table:table-cell office:value-type="float" office:value="13785808" calcext:value-type="float">
            <text:p>13785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7461" calcext:value-type="float">
            <text:p>7461</text:p>
          </table:table-cell>
          <table:table-cell office:value-type="float" office:value="458424" calcext:value-type="float">
            <text:p>458424</text:p>
          </table:table-cell>
          <table:table-cell office:value-type="float" office:value="186506" calcext:value-type="float">
            <text:p>186506</text:p>
          </table:table-cell>
          <table:table-cell office:value-type="float" office:value="43288" calcext:value-type="float">
            <text:p>43288</text:p>
          </table:table-cell>
          <table:table-cell office:value-type="float" office:value="14068" calcext:value-type="float">
            <text:p>14068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56" calcext:value-type="float">
            <text:p>19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40</text:p>
          </table:table-cell>
          <table:table-cell office:value-type="float" office:value="13785808" calcext:value-type="float">
            <text:p>13785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7461" calcext:value-type="float">
            <text:p>7461</text:p>
          </table:table-cell>
          <table:table-cell office:value-type="float" office:value="458424" calcext:value-type="float">
            <text:p>458424</text:p>
          </table:table-cell>
          <table:table-cell office:value-type="float" office:value="186506" calcext:value-type="float">
            <text:p>186506</text:p>
          </table:table-cell>
          <table:table-cell office:value-type="float" office:value="43288" calcext:value-type="float">
            <text:p>43288</text:p>
          </table:table-cell>
          <table:table-cell office:value-type="float" office:value="14068" calcext:value-type="float">
            <text:p>14068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56" calcext:value-type="float">
            <text:p>19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41</text:p>
          </table:table-cell>
          <table:table-cell office:value-type="float" office:value="13785816" calcext:value-type="float">
            <text:p>13785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7461" calcext:value-type="float">
            <text:p>7461</text:p>
          </table:table-cell>
          <table:table-cell office:value-type="float" office:value="458424" calcext:value-type="float">
            <text:p>458424</text:p>
          </table:table-cell>
          <table:table-cell office:value-type="float" office:value="186507" calcext:value-type="float">
            <text:p>186507</text:p>
          </table:table-cell>
          <table:table-cell office:value-type="float" office:value="43288" calcext:value-type="float">
            <text:p>43288</text:p>
          </table:table-cell>
          <table:table-cell office:value-type="float" office:value="14068" calcext:value-type="float">
            <text:p>14068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56" calcext:value-type="float">
            <text:p>19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42</text:p>
          </table:table-cell>
          <table:table-cell office:value-type="float" office:value="13785808" calcext:value-type="float">
            <text:p>13785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7461" calcext:value-type="float">
            <text:p>7461</text:p>
          </table:table-cell>
          <table:table-cell office:value-type="float" office:value="458424" calcext:value-type="float">
            <text:p>458424</text:p>
          </table:table-cell>
          <table:table-cell office:value-type="float" office:value="186507" calcext:value-type="float">
            <text:p>186507</text:p>
          </table:table-cell>
          <table:table-cell office:value-type="float" office:value="43288" calcext:value-type="float">
            <text:p>43288</text:p>
          </table:table-cell>
          <table:table-cell office:value-type="float" office:value="14068" calcext:value-type="float">
            <text:p>14068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56" calcext:value-type="float">
            <text:p>19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43</text:p>
          </table:table-cell>
          <table:table-cell office:value-type="float" office:value="13785808" calcext:value-type="float">
            <text:p>13785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7461" calcext:value-type="float">
            <text:p>7461</text:p>
          </table:table-cell>
          <table:table-cell office:value-type="float" office:value="458424" calcext:value-type="float">
            <text:p>458424</text:p>
          </table:table-cell>
          <table:table-cell office:value-type="float" office:value="186507" calcext:value-type="float">
            <text:p>186507</text:p>
          </table:table-cell>
          <table:table-cell office:value-type="float" office:value="43288" calcext:value-type="float">
            <text:p>43288</text:p>
          </table:table-cell>
          <table:table-cell office:value-type="float" office:value="14068" calcext:value-type="float">
            <text:p>14068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56" calcext:value-type="float">
            <text:p>19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44</text:p>
          </table:table-cell>
          <table:table-cell office:value-type="float" office:value="13785808" calcext:value-type="float">
            <text:p>13785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7461" calcext:value-type="float">
            <text:p>7461</text:p>
          </table:table-cell>
          <table:table-cell office:value-type="float" office:value="458424" calcext:value-type="float">
            <text:p>458424</text:p>
          </table:table-cell>
          <table:table-cell office:value-type="float" office:value="186507" calcext:value-type="float">
            <text:p>186507</text:p>
          </table:table-cell>
          <table:table-cell office:value-type="float" office:value="43288" calcext:value-type="float">
            <text:p>43288</text:p>
          </table:table-cell>
          <table:table-cell office:value-type="float" office:value="14068" calcext:value-type="float">
            <text:p>14068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56" calcext:value-type="float">
            <text:p>19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45</text:p>
          </table:table-cell>
          <table:table-cell office:value-type="float" office:value="13785808" calcext:value-type="float">
            <text:p>13785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46</text:p>
          </table:table-cell>
          <table:table-cell office:value-type="float" office:value="13785808" calcext:value-type="float">
            <text:p>13785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47</text:p>
          </table:table-cell>
          <table:table-cell office:value-type="float" office:value="13785808" calcext:value-type="float">
            <text:p>13785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48</text:p>
          </table:table-cell>
          <table:table-cell office:value-type="float" office:value="13785820" calcext:value-type="float">
            <text:p>13785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49</text:p>
          </table:table-cell>
          <table:table-cell office:value-type="float" office:value="13785820" calcext:value-type="float">
            <text:p>13785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50</text:p>
          </table:table-cell>
          <table:table-cell office:value-type="float" office:value="13785820" calcext:value-type="float">
            <text:p>13785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51</text:p>
          </table:table-cell>
          <table:table-cell office:value-type="float" office:value="13785820" calcext:value-type="float">
            <text:p>13785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52</text:p>
          </table:table-cell>
          <table:table-cell office:value-type="float" office:value="13785820" calcext:value-type="float">
            <text:p>13785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53</text:p>
          </table:table-cell>
          <table:table-cell office:value-type="float" office:value="13785820" calcext:value-type="float">
            <text:p>13785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54</text:p>
          </table:table-cell>
          <table:table-cell office:value-type="float" office:value="13785820" calcext:value-type="float">
            <text:p>13785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55</text:p>
          </table:table-cell>
          <table:table-cell office:value-type="float" office:value="13785820" calcext:value-type="float">
            <text:p>13785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56</text:p>
          </table:table-cell>
          <table:table-cell office:value-type="float" office:value="13785840" calcext:value-type="float">
            <text:p>13785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57</text:p>
          </table:table-cell>
          <table:table-cell office:value-type="float" office:value="13785840" calcext:value-type="float">
            <text:p>13785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58</text:p>
          </table:table-cell>
          <table:table-cell office:value-type="float" office:value="13785840" calcext:value-type="float">
            <text:p>13785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2:59</text:p>
          </table:table-cell>
          <table:table-cell office:value-type="float" office:value="13785840" calcext:value-type="float">
            <text:p>13785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00</text:p>
          </table:table-cell>
          <table:table-cell office:value-type="float" office:value="13785840" calcext:value-type="float">
            <text:p>13785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01</text:p>
          </table:table-cell>
          <table:table-cell office:value-type="float" office:value="13785840" calcext:value-type="float">
            <text:p>13785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02</text:p>
          </table:table-cell>
          <table:table-cell office:value-type="float" office:value="13785840" calcext:value-type="float">
            <text:p>13785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03</text:p>
          </table:table-cell>
          <table:table-cell office:value-type="float" office:value="13785840" calcext:value-type="float">
            <text:p>13785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04</text:p>
          </table:table-cell>
          <table:table-cell office:value-type="float" office:value="13785840" calcext:value-type="float">
            <text:p>13785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05</text:p>
          </table:table-cell>
          <table:table-cell office:value-type="float" office:value="13785840" calcext:value-type="float">
            <text:p>13785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06</text:p>
          </table:table-cell>
          <table:table-cell office:value-type="float" office:value="13757596" calcext:value-type="float">
            <text:p>13757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07</text:p>
          </table:table-cell>
          <table:table-cell office:value-type="float" office:value="13757596" calcext:value-type="float">
            <text:p>13757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08</text:p>
          </table:table-cell>
          <table:table-cell office:value-type="float" office:value="13757596" calcext:value-type="float">
            <text:p>13757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09</text:p>
          </table:table-cell>
          <table:table-cell office:value-type="float" office:value="13757532" calcext:value-type="float">
            <text:p>13757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10</text:p>
          </table:table-cell>
          <table:table-cell office:value-type="float" office:value="13756788" calcext:value-type="float">
            <text:p>13756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11</text:p>
          </table:table-cell>
          <table:table-cell office:value-type="float" office:value="13756788" calcext:value-type="float">
            <text:p>13756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12</text:p>
          </table:table-cell>
          <table:table-cell office:value-type="float" office:value="13756416" calcext:value-type="float">
            <text:p>13756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13</text:p>
          </table:table-cell>
          <table:table-cell office:value-type="float" office:value="13756416" calcext:value-type="float">
            <text:p>13756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14</text:p>
          </table:table-cell>
          <table:table-cell office:value-type="float" office:value="13758164" calcext:value-type="float">
            <text:p>13758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15</text:p>
          </table:table-cell>
          <table:table-cell office:value-type="float" office:value="13759432" calcext:value-type="float">
            <text:p>13759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16</text:p>
          </table:table-cell>
          <table:table-cell office:value-type="float" office:value="13759440" calcext:value-type="float">
            <text:p>137594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17</text:p>
          </table:table-cell>
          <table:table-cell office:value-type="float" office:value="13759440" calcext:value-type="float">
            <text:p>137594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18</text:p>
          </table:table-cell>
          <table:table-cell office:value-type="float" office:value="13759292" calcext:value-type="float">
            <text:p>13759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19</text:p>
          </table:table-cell>
          <table:table-cell office:value-type="float" office:value="13759292" calcext:value-type="float">
            <text:p>13759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20</text:p>
          </table:table-cell>
          <table:table-cell office:value-type="float" office:value="13759292" calcext:value-type="float">
            <text:p>13759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21</text:p>
          </table:table-cell>
          <table:table-cell office:value-type="float" office:value="13769312" calcext:value-type="float">
            <text:p>13769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22</text:p>
          </table:table-cell>
          <table:table-cell office:value-type="float" office:value="13784732" calcext:value-type="float">
            <text:p>13784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23</text:p>
          </table:table-cell>
          <table:table-cell office:value-type="float" office:value="13784736" calcext:value-type="float">
            <text:p>13784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24</text:p>
          </table:table-cell>
          <table:table-cell office:value-type="float" office:value="13784888" calcext:value-type="float">
            <text:p>137848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25</text:p>
          </table:table-cell>
          <table:table-cell office:value-type="float" office:value="13784988" calcext:value-type="float">
            <text:p>13784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26</text:p>
          </table:table-cell>
          <table:table-cell office:value-type="float" office:value="13785152" calcext:value-type="float">
            <text:p>13785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27</text:p>
          </table:table-cell>
          <table:table-cell office:value-type="float" office:value="13785152" calcext:value-type="float">
            <text:p>13785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28</text:p>
          </table:table-cell>
          <table:table-cell office:value-type="float" office:value="13785152" calcext:value-type="float">
            <text:p>13785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29</text:p>
          </table:table-cell>
          <table:table-cell office:value-type="float" office:value="13785128" calcext:value-type="float">
            <text:p>13785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30</text:p>
          </table:table-cell>
          <table:table-cell office:value-type="float" office:value="13785128" calcext:value-type="float">
            <text:p>13785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31</text:p>
          </table:table-cell>
          <table:table-cell office:value-type="float" office:value="13784896" calcext:value-type="float">
            <text:p>13784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32</text:p>
          </table:table-cell>
          <table:table-cell office:value-type="float" office:value="13784940" calcext:value-type="float">
            <text:p>137849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33</text:p>
          </table:table-cell>
          <table:table-cell office:value-type="float" office:value="13784940" calcext:value-type="float">
            <text:p>137849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34</text:p>
          </table:table-cell>
          <table:table-cell office:value-type="float" office:value="13785068" calcext:value-type="float">
            <text:p>137850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35</text:p>
          </table:table-cell>
          <table:table-cell office:value-type="float" office:value="13785072" calcext:value-type="float">
            <text:p>13785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36</text:p>
          </table:table-cell>
          <table:table-cell office:value-type="float" office:value="13785092" calcext:value-type="float">
            <text:p>13785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37</text:p>
          </table:table-cell>
          <table:table-cell office:value-type="float" office:value="13785092" calcext:value-type="float">
            <text:p>13785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38</text:p>
          </table:table-cell>
          <table:table-cell office:value-type="float" office:value="13785092" calcext:value-type="float">
            <text:p>13785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39</text:p>
          </table:table-cell>
          <table:table-cell office:value-type="float" office:value="13785092" calcext:value-type="float">
            <text:p>13785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40</text:p>
          </table:table-cell>
          <table:table-cell office:value-type="float" office:value="13785092" calcext:value-type="float">
            <text:p>13785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41</text:p>
          </table:table-cell>
          <table:table-cell office:value-type="float" office:value="13785160" calcext:value-type="float">
            <text:p>13785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42</text:p>
          </table:table-cell>
          <table:table-cell office:value-type="float" office:value="13785160" calcext:value-type="float">
            <text:p>13785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43</text:p>
          </table:table-cell>
          <table:table-cell office:value-type="float" office:value="13785160" calcext:value-type="float">
            <text:p>13785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44</text:p>
          </table:table-cell>
          <table:table-cell office:value-type="float" office:value="13785160" calcext:value-type="float">
            <text:p>13785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45</text:p>
          </table:table-cell>
          <table:table-cell office:value-type="float" office:value="13785224" calcext:value-type="float">
            <text:p>13785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46</text:p>
          </table:table-cell>
          <table:table-cell office:value-type="float" office:value="13785032" calcext:value-type="float">
            <text:p>13785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47</text:p>
          </table:table-cell>
          <table:table-cell office:value-type="float" office:value="13785032" calcext:value-type="float">
            <text:p>13785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48</text:p>
          </table:table-cell>
          <table:table-cell office:value-type="float" office:value="13785032" calcext:value-type="float">
            <text:p>13785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49</text:p>
          </table:table-cell>
          <table:table-cell office:value-type="float" office:value="13785040" calcext:value-type="float">
            <text:p>13785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648" calcext:value-type="float">
            <text:p>27648</text:p>
          </table:table-cell>
          <table:table-cell office:value-type="float" office:value="6839" calcext:value-type="float">
            <text:p>6839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1804" calcext:value-type="float">
            <text:p>3180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50</text:p>
          </table:table-cell>
          <table:table-cell office:value-type="float" office:value="13785040" calcext:value-type="float">
            <text:p>13785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648" calcext:value-type="float">
            <text:p>27648</text:p>
          </table:table-cell>
          <table:table-cell office:value-type="float" office:value="6839" calcext:value-type="float">
            <text:p>6839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804" calcext:value-type="float">
            <text:p>3180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51</text:p>
          </table:table-cell>
          <table:table-cell office:value-type="float" office:value="13785040" calcext:value-type="float">
            <text:p>13785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648" calcext:value-type="float">
            <text:p>27648</text:p>
          </table:table-cell>
          <table:table-cell office:value-type="float" office:value="6839" calcext:value-type="float">
            <text:p>6839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804" calcext:value-type="float">
            <text:p>3180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52</text:p>
          </table:table-cell>
          <table:table-cell office:value-type="float" office:value="13785040" calcext:value-type="float">
            <text:p>13785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648" calcext:value-type="float">
            <text:p>27648</text:p>
          </table:table-cell>
          <table:table-cell office:value-type="float" office:value="6839" calcext:value-type="float">
            <text:p>6839</text:p>
          </table:table-cell>
          <table:table-cell office:value-type="float" office:value="458424" calcext:value-type="float">
            <text:p>458424</text:p>
          </table:table-cell>
          <table:table-cell office:value-type="float" office:value="99960" calcext:value-type="float">
            <text:p>99960</text:p>
          </table:table-cell>
          <table:table-cell office:value-type="float" office:value="43288" calcext:value-type="float">
            <text:p>43288</text:p>
          </table:table-cell>
          <table:table-cell office:value-type="float" office:value="7719" calcext:value-type="float">
            <text:p>7719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804" calcext:value-type="float">
            <text:p>3180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53</text:p>
          </table:table-cell>
          <table:table-cell office:value-type="float" office:value="13785040" calcext:value-type="float">
            <text:p>13785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0672" calcext:value-type="float">
            <text:p>4230672</text:p>
          </table:table-cell>
          <table:table-cell office:value-type="float" office:value="623912" calcext:value-type="float">
            <text:p>623912</text:p>
          </table:table-cell>
          <table:table-cell office:value-type="float" office:value="588180" calcext:value-type="float">
            <text:p>588180</text:p>
          </table:table-cell>
          <table:table-cell office:value-type="float" office:value="35732" calcext:value-type="float">
            <text:p>35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648" calcext:value-type="float">
            <text:p>27648</text:p>
          </table:table-cell>
          <table:table-cell office:value-type="float" office:value="13666" calcext:value-type="float">
            <text:p>13666</text:p>
          </table:table-cell>
          <table:table-cell office:value-type="float" office:value="458424" calcext:value-type="float">
            <text:p>458424</text:p>
          </table:table-cell>
          <table:table-cell office:value-type="float" office:value="371716" calcext:value-type="float">
            <text:p>371716</text:p>
          </table:table-cell>
          <table:table-cell office:value-type="float" office:value="43288" calcext:value-type="float">
            <text:p>43288</text:p>
          </table:table-cell>
          <table:table-cell office:value-type="float" office:value="27655" calcext:value-type="float">
            <text:p>27655</text:p>
          </table:table-cell>
          <table:table-cell office:value-type="float" office:value="787936" calcext:value-type="float">
            <text:p>787936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804" calcext:value-type="float">
            <text:p>31804</text:p>
          </table:table-cell>
          <table:table-cell office:value-type="float" office:value="554" calcext:value-type="float">
            <text:p>554</text:p>
          </table:table-cell>
          <table:table-cell office:value-type="float" office:value="217" calcext:value-type="float">
            <text:p>217</text:p>
          </table:table-cell>
          <table:table-cell office:value-type="float" office:value="36177" calcext:value-type="float">
            <text:p>36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54</text:p>
          </table:table-cell>
          <table:table-cell office:value-type="float" office:value="13678280" calcext:value-type="float">
            <text:p>13678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2992" calcext:value-type="float">
            <text:p>732992</text:p>
          </table:table-cell>
          <table:table-cell office:value-type="float" office:value="697260" calcext:value-type="float">
            <text:p>697260</text:p>
          </table:table-cell>
          <table:table-cell office:value-type="float" office:value="35732" calcext:value-type="float">
            <text:p>35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2260" calcext:value-type="float">
            <text:p>12260</text:p>
          </table:table-cell>
          <table:table-cell office:value-type="float" office:value="564280" calcext:value-type="float">
            <text:p>564280</text:p>
          </table:table-cell>
          <table:table-cell office:value-type="float" office:value="532694" calcext:value-type="float">
            <text:p>532694</text:p>
          </table:table-cell>
          <table:table-cell office:value-type="float" office:value="51608" calcext:value-type="float">
            <text:p>51608</text:p>
          </table:table-cell>
          <table:table-cell office:value-type="float" office:value="39461" calcext:value-type="float">
            <text:p>39461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55</text:p>
          </table:table-cell>
          <table:table-cell office:value-type="float" office:value="13678280" calcext:value-type="float">
            <text:p>13678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2992" calcext:value-type="float">
            <text:p>732992</text:p>
          </table:table-cell>
          <table:table-cell office:value-type="float" office:value="697260" calcext:value-type="float">
            <text:p>69726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2260" calcext:value-type="float">
            <text:p>12260</text:p>
          </table:table-cell>
          <table:table-cell office:value-type="float" office:value="564280" calcext:value-type="float">
            <text:p>564280</text:p>
          </table:table-cell>
          <table:table-cell office:value-type="float" office:value="532694" calcext:value-type="float">
            <text:p>532694</text:p>
          </table:table-cell>
          <table:table-cell office:value-type="float" office:value="51608" calcext:value-type="float">
            <text:p>51608</text:p>
          </table:table-cell>
          <table:table-cell office:value-type="float" office:value="39461" calcext:value-type="float">
            <text:p>39461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56</text:p>
          </table:table-cell>
          <table:table-cell office:value-type="float" office:value="13678280" calcext:value-type="float">
            <text:p>13678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2992" calcext:value-type="float">
            <text:p>732992</text:p>
          </table:table-cell>
          <table:table-cell office:value-type="float" office:value="697260" calcext:value-type="float">
            <text:p>69726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2260" calcext:value-type="float">
            <text:p>12260</text:p>
          </table:table-cell>
          <table:table-cell office:value-type="float" office:value="564280" calcext:value-type="float">
            <text:p>564280</text:p>
          </table:table-cell>
          <table:table-cell office:value-type="float" office:value="532694" calcext:value-type="float">
            <text:p>532694</text:p>
          </table:table-cell>
          <table:table-cell office:value-type="float" office:value="51608" calcext:value-type="float">
            <text:p>51608</text:p>
          </table:table-cell>
          <table:table-cell office:value-type="float" office:value="39461" calcext:value-type="float">
            <text:p>39461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57</text:p>
          </table:table-cell>
          <table:table-cell office:value-type="float" office:value="13678280" calcext:value-type="float">
            <text:p>13678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2992" calcext:value-type="float">
            <text:p>732992</text:p>
          </table:table-cell>
          <table:table-cell office:value-type="float" office:value="697260" calcext:value-type="float">
            <text:p>69726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2260" calcext:value-type="float">
            <text:p>12260</text:p>
          </table:table-cell>
          <table:table-cell office:value-type="float" office:value="564280" calcext:value-type="float">
            <text:p>564280</text:p>
          </table:table-cell>
          <table:table-cell office:value-type="float" office:value="532694" calcext:value-type="float">
            <text:p>532694</text:p>
          </table:table-cell>
          <table:table-cell office:value-type="float" office:value="51608" calcext:value-type="float">
            <text:p>51608</text:p>
          </table:table-cell>
          <table:table-cell office:value-type="float" office:value="39461" calcext:value-type="float">
            <text:p>39461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58</text:p>
          </table:table-cell>
          <table:table-cell office:value-type="float" office:value="13678156" calcext:value-type="float">
            <text:p>13678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2992" calcext:value-type="float">
            <text:p>732992</text:p>
          </table:table-cell>
          <table:table-cell office:value-type="float" office:value="697260" calcext:value-type="float">
            <text:p>69726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2260" calcext:value-type="float">
            <text:p>12260</text:p>
          </table:table-cell>
          <table:table-cell office:value-type="float" office:value="564280" calcext:value-type="float">
            <text:p>564280</text:p>
          </table:table-cell>
          <table:table-cell office:value-type="float" office:value="532694" calcext:value-type="float">
            <text:p>532694</text:p>
          </table:table-cell>
          <table:table-cell office:value-type="float" office:value="51608" calcext:value-type="float">
            <text:p>51608</text:p>
          </table:table-cell>
          <table:table-cell office:value-type="float" office:value="39461" calcext:value-type="float">
            <text:p>39461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3:59</text:p>
          </table:table-cell>
          <table:table-cell office:value-type="float" office:value="13678156" calcext:value-type="float">
            <text:p>13678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2992" calcext:value-type="float">
            <text:p>732992</text:p>
          </table:table-cell>
          <table:table-cell office:value-type="float" office:value="697260" calcext:value-type="float">
            <text:p>69726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2260" calcext:value-type="float">
            <text:p>12260</text:p>
          </table:table-cell>
          <table:table-cell office:value-type="float" office:value="564280" calcext:value-type="float">
            <text:p>564280</text:p>
          </table:table-cell>
          <table:table-cell office:value-type="float" office:value="532694" calcext:value-type="float">
            <text:p>532694</text:p>
          </table:table-cell>
          <table:table-cell office:value-type="float" office:value="51608" calcext:value-type="float">
            <text:p>51608</text:p>
          </table:table-cell>
          <table:table-cell office:value-type="float" office:value="39461" calcext:value-type="float">
            <text:p>39461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00</text:p>
          </table:table-cell>
          <table:table-cell office:value-type="float" office:value="13678156" calcext:value-type="float">
            <text:p>13678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2992" calcext:value-type="float">
            <text:p>732992</text:p>
          </table:table-cell>
          <table:table-cell office:value-type="float" office:value="697260" calcext:value-type="float">
            <text:p>69726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2260" calcext:value-type="float">
            <text:p>12260</text:p>
          </table:table-cell>
          <table:table-cell office:value-type="float" office:value="564280" calcext:value-type="float">
            <text:p>564280</text:p>
          </table:table-cell>
          <table:table-cell office:value-type="float" office:value="532694" calcext:value-type="float">
            <text:p>532694</text:p>
          </table:table-cell>
          <table:table-cell office:value-type="float" office:value="51608" calcext:value-type="float">
            <text:p>51608</text:p>
          </table:table-cell>
          <table:table-cell office:value-type="float" office:value="39461" calcext:value-type="float">
            <text:p>39461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01</text:p>
          </table:table-cell>
          <table:table-cell office:value-type="float" office:value="13678156" calcext:value-type="float">
            <text:p>13678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2992" calcext:value-type="float">
            <text:p>732992</text:p>
          </table:table-cell>
          <table:table-cell office:value-type="float" office:value="697260" calcext:value-type="float">
            <text:p>69726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2260" calcext:value-type="float">
            <text:p>12260</text:p>
          </table:table-cell>
          <table:table-cell office:value-type="float" office:value="564280" calcext:value-type="float">
            <text:p>564280</text:p>
          </table:table-cell>
          <table:table-cell office:value-type="float" office:value="532694" calcext:value-type="float">
            <text:p>532694</text:p>
          </table:table-cell>
          <table:table-cell office:value-type="float" office:value="51608" calcext:value-type="float">
            <text:p>51608</text:p>
          </table:table-cell>
          <table:table-cell office:value-type="float" office:value="39461" calcext:value-type="float">
            <text:p>39461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02</text:p>
          </table:table-cell>
          <table:table-cell office:value-type="float" office:value="13678164" calcext:value-type="float">
            <text:p>13678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2992" calcext:value-type="float">
            <text:p>732992</text:p>
          </table:table-cell>
          <table:table-cell office:value-type="float" office:value="697260" calcext:value-type="float">
            <text:p>69726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2260" calcext:value-type="float">
            <text:p>12260</text:p>
          </table:table-cell>
          <table:table-cell office:value-type="float" office:value="564280" calcext:value-type="float">
            <text:p>564280</text:p>
          </table:table-cell>
          <table:table-cell office:value-type="float" office:value="532694" calcext:value-type="float">
            <text:p>532694</text:p>
          </table:table-cell>
          <table:table-cell office:value-type="float" office:value="51608" calcext:value-type="float">
            <text:p>51608</text:p>
          </table:table-cell>
          <table:table-cell office:value-type="float" office:value="39461" calcext:value-type="float">
            <text:p>39461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03</text:p>
          </table:table-cell>
          <table:table-cell office:value-type="float" office:value="13678164" calcext:value-type="float">
            <text:p>13678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2992" calcext:value-type="float">
            <text:p>732992</text:p>
          </table:table-cell>
          <table:table-cell office:value-type="float" office:value="697260" calcext:value-type="float">
            <text:p>69726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2260" calcext:value-type="float">
            <text:p>12260</text:p>
          </table:table-cell>
          <table:table-cell office:value-type="float" office:value="564280" calcext:value-type="float">
            <text:p>564280</text:p>
          </table:table-cell>
          <table:table-cell office:value-type="float" office:value="532694" calcext:value-type="float">
            <text:p>532694</text:p>
          </table:table-cell>
          <table:table-cell office:value-type="float" office:value="51608" calcext:value-type="float">
            <text:p>51608</text:p>
          </table:table-cell>
          <table:table-cell office:value-type="float" office:value="39461" calcext:value-type="float">
            <text:p>39461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04</text:p>
          </table:table-cell>
          <table:table-cell office:value-type="float" office:value="13678160" calcext:value-type="float">
            <text:p>13678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2992" calcext:value-type="float">
            <text:p>732992</text:p>
          </table:table-cell>
          <table:table-cell office:value-type="float" office:value="697260" calcext:value-type="float">
            <text:p>69726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2260" calcext:value-type="float">
            <text:p>12260</text:p>
          </table:table-cell>
          <table:table-cell office:value-type="float" office:value="564280" calcext:value-type="float">
            <text:p>564280</text:p>
          </table:table-cell>
          <table:table-cell office:value-type="float" office:value="532694" calcext:value-type="float">
            <text:p>532694</text:p>
          </table:table-cell>
          <table:table-cell office:value-type="float" office:value="51608" calcext:value-type="float">
            <text:p>51608</text:p>
          </table:table-cell>
          <table:table-cell office:value-type="float" office:value="39461" calcext:value-type="float">
            <text:p>39461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05</text:p>
          </table:table-cell>
          <table:table-cell office:value-type="float" office:value="13678160" calcext:value-type="float">
            <text:p>13678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2992" calcext:value-type="float">
            <text:p>732992</text:p>
          </table:table-cell>
          <table:table-cell office:value-type="float" office:value="697260" calcext:value-type="float">
            <text:p>69726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2260" calcext:value-type="float">
            <text:p>12260</text:p>
          </table:table-cell>
          <table:table-cell office:value-type="float" office:value="564280" calcext:value-type="float">
            <text:p>564280</text:p>
          </table:table-cell>
          <table:table-cell office:value-type="float" office:value="532694" calcext:value-type="float">
            <text:p>532694</text:p>
          </table:table-cell>
          <table:table-cell office:value-type="float" office:value="51608" calcext:value-type="float">
            <text:p>51608</text:p>
          </table:table-cell>
          <table:table-cell office:value-type="float" office:value="39461" calcext:value-type="float">
            <text:p>39461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06</text:p>
          </table:table-cell>
          <table:table-cell office:value-type="float" office:value="13677416" calcext:value-type="float">
            <text:p>13677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4044" calcext:value-type="float">
            <text:p>734044</text:p>
          </table:table-cell>
          <table:table-cell office:value-type="float" office:value="698312" calcext:value-type="float">
            <text:p>698312</text:p>
          </table:table-cell>
          <table:table-cell office:value-type="float" office:value="35732" calcext:value-type="float">
            <text:p>35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0914" calcext:value-type="float">
            <text:p>10914</text:p>
          </table:table-cell>
          <table:table-cell office:value-type="float" office:value="564280" calcext:value-type="float">
            <text:p>564280</text:p>
          </table:table-cell>
          <table:table-cell office:value-type="float" office:value="446147" calcext:value-type="float">
            <text:p>446147</text:p>
          </table:table-cell>
          <table:table-cell office:value-type="float" office:value="51608" calcext:value-type="float">
            <text:p>51608</text:p>
          </table:table-cell>
          <table:table-cell office:value-type="float" office:value="33112" calcext:value-type="float">
            <text:p>33112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52" calcext:value-type="float">
            <text:p>4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07</text:p>
          </table:table-cell>
          <table:table-cell office:value-type="float" office:value="13677168" calcext:value-type="float">
            <text:p>13677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4044" calcext:value-type="float">
            <text:p>734044</text:p>
          </table:table-cell>
          <table:table-cell office:value-type="float" office:value="698312" calcext:value-type="float">
            <text:p>698312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0914" calcext:value-type="float">
            <text:p>10914</text:p>
          </table:table-cell>
          <table:table-cell office:value-type="float" office:value="564280" calcext:value-type="float">
            <text:p>564280</text:p>
          </table:table-cell>
          <table:table-cell office:value-type="float" office:value="446147" calcext:value-type="float">
            <text:p>446147</text:p>
          </table:table-cell>
          <table:table-cell office:value-type="float" office:value="51608" calcext:value-type="float">
            <text:p>51608</text:p>
          </table:table-cell>
          <table:table-cell office:value-type="float" office:value="33112" calcext:value-type="float">
            <text:p>33112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52" calcext:value-type="float">
            <text:p>4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08</text:p>
          </table:table-cell>
          <table:table-cell office:value-type="float" office:value="13677168" calcext:value-type="float">
            <text:p>13677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4044" calcext:value-type="float">
            <text:p>734044</text:p>
          </table:table-cell>
          <table:table-cell office:value-type="float" office:value="698312" calcext:value-type="float">
            <text:p>698312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0914" calcext:value-type="float">
            <text:p>10914</text:p>
          </table:table-cell>
          <table:table-cell office:value-type="float" office:value="564280" calcext:value-type="float">
            <text:p>564280</text:p>
          </table:table-cell>
          <table:table-cell office:value-type="float" office:value="446147" calcext:value-type="float">
            <text:p>446147</text:p>
          </table:table-cell>
          <table:table-cell office:value-type="float" office:value="51608" calcext:value-type="float">
            <text:p>51608</text:p>
          </table:table-cell>
          <table:table-cell office:value-type="float" office:value="33112" calcext:value-type="float">
            <text:p>33112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52" calcext:value-type="float">
            <text:p>4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09</text:p>
          </table:table-cell>
          <table:table-cell office:value-type="float" office:value="13677168" calcext:value-type="float">
            <text:p>13677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4044" calcext:value-type="float">
            <text:p>734044</text:p>
          </table:table-cell>
          <table:table-cell office:value-type="float" office:value="698312" calcext:value-type="float">
            <text:p>698312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0914" calcext:value-type="float">
            <text:p>10914</text:p>
          </table:table-cell>
          <table:table-cell office:value-type="float" office:value="564280" calcext:value-type="float">
            <text:p>564280</text:p>
          </table:table-cell>
          <table:table-cell office:value-type="float" office:value="446147" calcext:value-type="float">
            <text:p>446147</text:p>
          </table:table-cell>
          <table:table-cell office:value-type="float" office:value="51608" calcext:value-type="float">
            <text:p>51608</text:p>
          </table:table-cell>
          <table:table-cell office:value-type="float" office:value="33112" calcext:value-type="float">
            <text:p>33112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52" calcext:value-type="float">
            <text:p>4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10</text:p>
          </table:table-cell>
          <table:table-cell office:value-type="float" office:value="13677168" calcext:value-type="float">
            <text:p>13677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4044" calcext:value-type="float">
            <text:p>734044</text:p>
          </table:table-cell>
          <table:table-cell office:value-type="float" office:value="698312" calcext:value-type="float">
            <text:p>698312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0914" calcext:value-type="float">
            <text:p>10914</text:p>
          </table:table-cell>
          <table:table-cell office:value-type="float" office:value="564280" calcext:value-type="float">
            <text:p>564280</text:p>
          </table:table-cell>
          <table:table-cell office:value-type="float" office:value="446147" calcext:value-type="float">
            <text:p>446147</text:p>
          </table:table-cell>
          <table:table-cell office:value-type="float" office:value="51608" calcext:value-type="float">
            <text:p>51608</text:p>
          </table:table-cell>
          <table:table-cell office:value-type="float" office:value="33112" calcext:value-type="float">
            <text:p>33112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52" calcext:value-type="float">
            <text:p>4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11</text:p>
          </table:table-cell>
          <table:table-cell office:value-type="float" office:value="13677168" calcext:value-type="float">
            <text:p>13677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4044" calcext:value-type="float">
            <text:p>734044</text:p>
          </table:table-cell>
          <table:table-cell office:value-type="float" office:value="698312" calcext:value-type="float">
            <text:p>698312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0914" calcext:value-type="float">
            <text:p>10914</text:p>
          </table:table-cell>
          <table:table-cell office:value-type="float" office:value="564280" calcext:value-type="float">
            <text:p>564280</text:p>
          </table:table-cell>
          <table:table-cell office:value-type="float" office:value="446147" calcext:value-type="float">
            <text:p>446147</text:p>
          </table:table-cell>
          <table:table-cell office:value-type="float" office:value="51608" calcext:value-type="float">
            <text:p>51608</text:p>
          </table:table-cell>
          <table:table-cell office:value-type="float" office:value="33112" calcext:value-type="float">
            <text:p>33112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52" calcext:value-type="float">
            <text:p>4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12</text:p>
          </table:table-cell>
          <table:table-cell office:value-type="float" office:value="13677168" calcext:value-type="float">
            <text:p>13677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4044" calcext:value-type="float">
            <text:p>734044</text:p>
          </table:table-cell>
          <table:table-cell office:value-type="float" office:value="698312" calcext:value-type="float">
            <text:p>698312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0914" calcext:value-type="float">
            <text:p>10914</text:p>
          </table:table-cell>
          <table:table-cell office:value-type="float" office:value="564280" calcext:value-type="float">
            <text:p>564280</text:p>
          </table:table-cell>
          <table:table-cell office:value-type="float" office:value="446147" calcext:value-type="float">
            <text:p>446147</text:p>
          </table:table-cell>
          <table:table-cell office:value-type="float" office:value="51608" calcext:value-type="float">
            <text:p>51608</text:p>
          </table:table-cell>
          <table:table-cell office:value-type="float" office:value="33112" calcext:value-type="float">
            <text:p>33112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52" calcext:value-type="float">
            <text:p>4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13</text:p>
          </table:table-cell>
          <table:table-cell office:value-type="float" office:value="13677168" calcext:value-type="float">
            <text:p>13677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4044" calcext:value-type="float">
            <text:p>734044</text:p>
          </table:table-cell>
          <table:table-cell office:value-type="float" office:value="698312" calcext:value-type="float">
            <text:p>698312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0914" calcext:value-type="float">
            <text:p>10914</text:p>
          </table:table-cell>
          <table:table-cell office:value-type="float" office:value="564280" calcext:value-type="float">
            <text:p>564280</text:p>
          </table:table-cell>
          <table:table-cell office:value-type="float" office:value="446147" calcext:value-type="float">
            <text:p>446147</text:p>
          </table:table-cell>
          <table:table-cell office:value-type="float" office:value="51608" calcext:value-type="float">
            <text:p>51608</text:p>
          </table:table-cell>
          <table:table-cell office:value-type="float" office:value="33112" calcext:value-type="float">
            <text:p>33112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52" calcext:value-type="float">
            <text:p>4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14</text:p>
          </table:table-cell>
          <table:table-cell office:value-type="float" office:value="13677184" calcext:value-type="float">
            <text:p>13677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4044" calcext:value-type="float">
            <text:p>734044</text:p>
          </table:table-cell>
          <table:table-cell office:value-type="float" office:value="698312" calcext:value-type="float">
            <text:p>698312</text:p>
          </table:table-cell>
          <table:table-cell office:value-type="float" office:value="35732" calcext:value-type="float">
            <text:p>35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9570" calcext:value-type="float">
            <text:p>9570</text:p>
          </table:table-cell>
          <table:table-cell office:value-type="float" office:value="564280" calcext:value-type="float">
            <text:p>564280</text:p>
          </table:table-cell>
          <table:table-cell office:value-type="float" office:value="359600" calcext:value-type="float">
            <text:p>359600</text:p>
          </table:table-cell>
          <table:table-cell office:value-type="float" office:value="51608" calcext:value-type="float">
            <text:p>51608</text:p>
          </table:table-cell>
          <table:table-cell office:value-type="float" office:value="26763" calcext:value-type="float">
            <text:p>26763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52" calcext:value-type="float">
            <text:p>35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15</text:p>
          </table:table-cell>
          <table:table-cell office:value-type="float" office:value="13677264" calcext:value-type="float">
            <text:p>1367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4044" calcext:value-type="float">
            <text:p>734044</text:p>
          </table:table-cell>
          <table:table-cell office:value-type="float" office:value="698312" calcext:value-type="float">
            <text:p>698312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9570" calcext:value-type="float">
            <text:p>9570</text:p>
          </table:table-cell>
          <table:table-cell office:value-type="float" office:value="564280" calcext:value-type="float">
            <text:p>564280</text:p>
          </table:table-cell>
          <table:table-cell office:value-type="float" office:value="359600" calcext:value-type="float">
            <text:p>359600</text:p>
          </table:table-cell>
          <table:table-cell office:value-type="float" office:value="51608" calcext:value-type="float">
            <text:p>51608</text:p>
          </table:table-cell>
          <table:table-cell office:value-type="float" office:value="26763" calcext:value-type="float">
            <text:p>26763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52" calcext:value-type="float">
            <text:p>35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16</text:p>
          </table:table-cell>
          <table:table-cell office:value-type="float" office:value="13677264" calcext:value-type="float">
            <text:p>1367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4044" calcext:value-type="float">
            <text:p>734044</text:p>
          </table:table-cell>
          <table:table-cell office:value-type="float" office:value="698312" calcext:value-type="float">
            <text:p>698312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9570" calcext:value-type="float">
            <text:p>9570</text:p>
          </table:table-cell>
          <table:table-cell office:value-type="float" office:value="564280" calcext:value-type="float">
            <text:p>564280</text:p>
          </table:table-cell>
          <table:table-cell office:value-type="float" office:value="359600" calcext:value-type="float">
            <text:p>359600</text:p>
          </table:table-cell>
          <table:table-cell office:value-type="float" office:value="51608" calcext:value-type="float">
            <text:p>51608</text:p>
          </table:table-cell>
          <table:table-cell office:value-type="float" office:value="26763" calcext:value-type="float">
            <text:p>26763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52" calcext:value-type="float">
            <text:p>35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17</text:p>
          </table:table-cell>
          <table:table-cell office:value-type="float" office:value="13677264" calcext:value-type="float">
            <text:p>1367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4044" calcext:value-type="float">
            <text:p>734044</text:p>
          </table:table-cell>
          <table:table-cell office:value-type="float" office:value="698312" calcext:value-type="float">
            <text:p>698312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9570" calcext:value-type="float">
            <text:p>9570</text:p>
          </table:table-cell>
          <table:table-cell office:value-type="float" office:value="564280" calcext:value-type="float">
            <text:p>564280</text:p>
          </table:table-cell>
          <table:table-cell office:value-type="float" office:value="359600" calcext:value-type="float">
            <text:p>359600</text:p>
          </table:table-cell>
          <table:table-cell office:value-type="float" office:value="51608" calcext:value-type="float">
            <text:p>51608</text:p>
          </table:table-cell>
          <table:table-cell office:value-type="float" office:value="26763" calcext:value-type="float">
            <text:p>26763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52" calcext:value-type="float">
            <text:p>35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18</text:p>
          </table:table-cell>
          <table:table-cell office:value-type="float" office:value="13677264" calcext:value-type="float">
            <text:p>1367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4044" calcext:value-type="float">
            <text:p>734044</text:p>
          </table:table-cell>
          <table:table-cell office:value-type="float" office:value="698312" calcext:value-type="float">
            <text:p>698312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9570" calcext:value-type="float">
            <text:p>9570</text:p>
          </table:table-cell>
          <table:table-cell office:value-type="float" office:value="564280" calcext:value-type="float">
            <text:p>564280</text:p>
          </table:table-cell>
          <table:table-cell office:value-type="float" office:value="359600" calcext:value-type="float">
            <text:p>359600</text:p>
          </table:table-cell>
          <table:table-cell office:value-type="float" office:value="51608" calcext:value-type="float">
            <text:p>51608</text:p>
          </table:table-cell>
          <table:table-cell office:value-type="float" office:value="26763" calcext:value-type="float">
            <text:p>26763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52" calcext:value-type="float">
            <text:p>35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19</text:p>
          </table:table-cell>
          <table:table-cell office:value-type="float" office:value="13677264" calcext:value-type="float">
            <text:p>1367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4044" calcext:value-type="float">
            <text:p>734044</text:p>
          </table:table-cell>
          <table:table-cell office:value-type="float" office:value="698312" calcext:value-type="float">
            <text:p>698312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9570" calcext:value-type="float">
            <text:p>9570</text:p>
          </table:table-cell>
          <table:table-cell office:value-type="float" office:value="564280" calcext:value-type="float">
            <text:p>564280</text:p>
          </table:table-cell>
          <table:table-cell office:value-type="float" office:value="359600" calcext:value-type="float">
            <text:p>359600</text:p>
          </table:table-cell>
          <table:table-cell office:value-type="float" office:value="51608" calcext:value-type="float">
            <text:p>51608</text:p>
          </table:table-cell>
          <table:table-cell office:value-type="float" office:value="26763" calcext:value-type="float">
            <text:p>26763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52" calcext:value-type="float">
            <text:p>35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20</text:p>
          </table:table-cell>
          <table:table-cell office:value-type="float" office:value="13677264" calcext:value-type="float">
            <text:p>1367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4044" calcext:value-type="float">
            <text:p>734044</text:p>
          </table:table-cell>
          <table:table-cell office:value-type="float" office:value="698312" calcext:value-type="float">
            <text:p>698312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9570" calcext:value-type="float">
            <text:p>9570</text:p>
          </table:table-cell>
          <table:table-cell office:value-type="float" office:value="564280" calcext:value-type="float">
            <text:p>564280</text:p>
          </table:table-cell>
          <table:table-cell office:value-type="float" office:value="359600" calcext:value-type="float">
            <text:p>359600</text:p>
          </table:table-cell>
          <table:table-cell office:value-type="float" office:value="51608" calcext:value-type="float">
            <text:p>51608</text:p>
          </table:table-cell>
          <table:table-cell office:value-type="float" office:value="26763" calcext:value-type="float">
            <text:p>26763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52" calcext:value-type="float">
            <text:p>35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21</text:p>
          </table:table-cell>
          <table:table-cell office:value-type="float" office:value="13677264" calcext:value-type="float">
            <text:p>1367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4044" calcext:value-type="float">
            <text:p>734044</text:p>
          </table:table-cell>
          <table:table-cell office:value-type="float" office:value="698312" calcext:value-type="float">
            <text:p>698312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9570" calcext:value-type="float">
            <text:p>9570</text:p>
          </table:table-cell>
          <table:table-cell office:value-type="float" office:value="564280" calcext:value-type="float">
            <text:p>564280</text:p>
          </table:table-cell>
          <table:table-cell office:value-type="float" office:value="359600" calcext:value-type="float">
            <text:p>359600</text:p>
          </table:table-cell>
          <table:table-cell office:value-type="float" office:value="51608" calcext:value-type="float">
            <text:p>51608</text:p>
          </table:table-cell>
          <table:table-cell office:value-type="float" office:value="26763" calcext:value-type="float">
            <text:p>26763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52" calcext:value-type="float">
            <text:p>35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22</text:p>
          </table:table-cell>
          <table:table-cell office:value-type="float" office:value="13677264" calcext:value-type="float">
            <text:p>1367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4044" calcext:value-type="float">
            <text:p>734044</text:p>
          </table:table-cell>
          <table:table-cell office:value-type="float" office:value="698312" calcext:value-type="float">
            <text:p>698312</text:p>
          </table:table-cell>
          <table:table-cell office:value-type="float" office:value="35732" calcext:value-type="float">
            <text:p>35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8226" calcext:value-type="float">
            <text:p>8226</text:p>
          </table:table-cell>
          <table:table-cell office:value-type="float" office:value="564280" calcext:value-type="float">
            <text:p>564280</text:p>
          </table:table-cell>
          <table:table-cell office:value-type="float" office:value="273053" calcext:value-type="float">
            <text:p>273053</text:p>
          </table:table-cell>
          <table:table-cell office:value-type="float" office:value="51608" calcext:value-type="float">
            <text:p>51608</text:p>
          </table:table-cell>
          <table:table-cell office:value-type="float" office:value="20414" calcext:value-type="float">
            <text:p>20414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52" calcext:value-type="float">
            <text:p>27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23</text:p>
          </table:table-cell>
          <table:table-cell office:value-type="float" office:value="13677264" calcext:value-type="float">
            <text:p>1367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4044" calcext:value-type="float">
            <text:p>734044</text:p>
          </table:table-cell>
          <table:table-cell office:value-type="float" office:value="698312" calcext:value-type="float">
            <text:p>698312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8226" calcext:value-type="float">
            <text:p>8226</text:p>
          </table:table-cell>
          <table:table-cell office:value-type="float" office:value="564280" calcext:value-type="float">
            <text:p>564280</text:p>
          </table:table-cell>
          <table:table-cell office:value-type="float" office:value="273053" calcext:value-type="float">
            <text:p>273053</text:p>
          </table:table-cell>
          <table:table-cell office:value-type="float" office:value="51608" calcext:value-type="float">
            <text:p>51608</text:p>
          </table:table-cell>
          <table:table-cell office:value-type="float" office:value="20414" calcext:value-type="float">
            <text:p>20414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52" calcext:value-type="float">
            <text:p>27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24</text:p>
          </table:table-cell>
          <table:table-cell office:value-type="float" office:value="13677264" calcext:value-type="float">
            <text:p>1367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4044" calcext:value-type="float">
            <text:p>734044</text:p>
          </table:table-cell>
          <table:table-cell office:value-type="float" office:value="698312" calcext:value-type="float">
            <text:p>698312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8226" calcext:value-type="float">
            <text:p>8226</text:p>
          </table:table-cell>
          <table:table-cell office:value-type="float" office:value="564280" calcext:value-type="float">
            <text:p>564280</text:p>
          </table:table-cell>
          <table:table-cell office:value-type="float" office:value="273053" calcext:value-type="float">
            <text:p>273053</text:p>
          </table:table-cell>
          <table:table-cell office:value-type="float" office:value="51608" calcext:value-type="float">
            <text:p>51608</text:p>
          </table:table-cell>
          <table:table-cell office:value-type="float" office:value="20414" calcext:value-type="float">
            <text:p>20414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52" calcext:value-type="float">
            <text:p>27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25</text:p>
          </table:table-cell>
          <table:table-cell office:value-type="float" office:value="13677264" calcext:value-type="float">
            <text:p>1367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4044" calcext:value-type="float">
            <text:p>734044</text:p>
          </table:table-cell>
          <table:table-cell office:value-type="float" office:value="698312" calcext:value-type="float">
            <text:p>698312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8226" calcext:value-type="float">
            <text:p>8226</text:p>
          </table:table-cell>
          <table:table-cell office:value-type="float" office:value="564280" calcext:value-type="float">
            <text:p>564280</text:p>
          </table:table-cell>
          <table:table-cell office:value-type="float" office:value="273053" calcext:value-type="float">
            <text:p>273053</text:p>
          </table:table-cell>
          <table:table-cell office:value-type="float" office:value="51608" calcext:value-type="float">
            <text:p>51608</text:p>
          </table:table-cell>
          <table:table-cell office:value-type="float" office:value="20414" calcext:value-type="float">
            <text:p>20414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52" calcext:value-type="float">
            <text:p>27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26</text:p>
          </table:table-cell>
          <table:table-cell office:value-type="float" office:value="13677140" calcext:value-type="float">
            <text:p>13677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4044" calcext:value-type="float">
            <text:p>734044</text:p>
          </table:table-cell>
          <table:table-cell office:value-type="float" office:value="698312" calcext:value-type="float">
            <text:p>698312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8226" calcext:value-type="float">
            <text:p>8226</text:p>
          </table:table-cell>
          <table:table-cell office:value-type="float" office:value="564280" calcext:value-type="float">
            <text:p>564280</text:p>
          </table:table-cell>
          <table:table-cell office:value-type="float" office:value="273053" calcext:value-type="float">
            <text:p>273053</text:p>
          </table:table-cell>
          <table:table-cell office:value-type="float" office:value="51608" calcext:value-type="float">
            <text:p>51608</text:p>
          </table:table-cell>
          <table:table-cell office:value-type="float" office:value="20414" calcext:value-type="float">
            <text:p>20414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52" calcext:value-type="float">
            <text:p>27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27</text:p>
          </table:table-cell>
          <table:table-cell office:value-type="float" office:value="13677148" calcext:value-type="float">
            <text:p>13677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4044" calcext:value-type="float">
            <text:p>734044</text:p>
          </table:table-cell>
          <table:table-cell office:value-type="float" office:value="698312" calcext:value-type="float">
            <text:p>698312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8226" calcext:value-type="float">
            <text:p>8226</text:p>
          </table:table-cell>
          <table:table-cell office:value-type="float" office:value="564280" calcext:value-type="float">
            <text:p>564280</text:p>
          </table:table-cell>
          <table:table-cell office:value-type="float" office:value="273053" calcext:value-type="float">
            <text:p>273053</text:p>
          </table:table-cell>
          <table:table-cell office:value-type="float" office:value="51608" calcext:value-type="float">
            <text:p>51608</text:p>
          </table:table-cell>
          <table:table-cell office:value-type="float" office:value="20414" calcext:value-type="float">
            <text:p>20414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52" calcext:value-type="float">
            <text:p>27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28</text:p>
          </table:table-cell>
          <table:table-cell office:value-type="float" office:value="13677148" calcext:value-type="float">
            <text:p>13677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4044" calcext:value-type="float">
            <text:p>734044</text:p>
          </table:table-cell>
          <table:table-cell office:value-type="float" office:value="698312" calcext:value-type="float">
            <text:p>698312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8226" calcext:value-type="float">
            <text:p>8226</text:p>
          </table:table-cell>
          <table:table-cell office:value-type="float" office:value="564280" calcext:value-type="float">
            <text:p>564280</text:p>
          </table:table-cell>
          <table:table-cell office:value-type="float" office:value="273053" calcext:value-type="float">
            <text:p>273053</text:p>
          </table:table-cell>
          <table:table-cell office:value-type="float" office:value="51608" calcext:value-type="float">
            <text:p>51608</text:p>
          </table:table-cell>
          <table:table-cell office:value-type="float" office:value="20414" calcext:value-type="float">
            <text:p>20414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52" calcext:value-type="float">
            <text:p>27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29</text:p>
          </table:table-cell>
          <table:table-cell office:value-type="float" office:value="13677148" calcext:value-type="float">
            <text:p>13677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4044" calcext:value-type="float">
            <text:p>734044</text:p>
          </table:table-cell>
          <table:table-cell office:value-type="float" office:value="698312" calcext:value-type="float">
            <text:p>698312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8226" calcext:value-type="float">
            <text:p>8226</text:p>
          </table:table-cell>
          <table:table-cell office:value-type="float" office:value="564280" calcext:value-type="float">
            <text:p>564280</text:p>
          </table:table-cell>
          <table:table-cell office:value-type="float" office:value="273053" calcext:value-type="float">
            <text:p>273053</text:p>
          </table:table-cell>
          <table:table-cell office:value-type="float" office:value="51608" calcext:value-type="float">
            <text:p>51608</text:p>
          </table:table-cell>
          <table:table-cell office:value-type="float" office:value="20414" calcext:value-type="float">
            <text:p>20414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52" calcext:value-type="float">
            <text:p>27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30</text:p>
          </table:table-cell>
          <table:table-cell office:value-type="float" office:value="13677164" calcext:value-type="float">
            <text:p>13677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4044" calcext:value-type="float">
            <text:p>734044</text:p>
          </table:table-cell>
          <table:table-cell office:value-type="float" office:value="698312" calcext:value-type="float">
            <text:p>698312</text:p>
          </table:table-cell>
          <table:table-cell office:value-type="float" office:value="35732" calcext:value-type="float">
            <text:p>35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6882" calcext:value-type="float">
            <text:p>6882</text:p>
          </table:table-cell>
          <table:table-cell office:value-type="float" office:value="564280" calcext:value-type="float">
            <text:p>564280</text:p>
          </table:table-cell>
          <table:table-cell office:value-type="float" office:value="186507" calcext:value-type="float">
            <text:p>186507</text:p>
          </table:table-cell>
          <table:table-cell office:value-type="float" office:value="51608" calcext:value-type="float">
            <text:p>51608</text:p>
          </table:table-cell>
          <table:table-cell office:value-type="float" office:value="14066" calcext:value-type="float">
            <text:p>14066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52" calcext:value-type="float">
            <text:p>19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31</text:p>
          </table:table-cell>
          <table:table-cell office:value-type="float" office:value="13677164" calcext:value-type="float">
            <text:p>13677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4044" calcext:value-type="float">
            <text:p>734044</text:p>
          </table:table-cell>
          <table:table-cell office:value-type="float" office:value="698312" calcext:value-type="float">
            <text:p>698312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6882" calcext:value-type="float">
            <text:p>6882</text:p>
          </table:table-cell>
          <table:table-cell office:value-type="float" office:value="564280" calcext:value-type="float">
            <text:p>564280</text:p>
          </table:table-cell>
          <table:table-cell office:value-type="float" office:value="186507" calcext:value-type="float">
            <text:p>186507</text:p>
          </table:table-cell>
          <table:table-cell office:value-type="float" office:value="51608" calcext:value-type="float">
            <text:p>51608</text:p>
          </table:table-cell>
          <table:table-cell office:value-type="float" office:value="14066" calcext:value-type="float">
            <text:p>14066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52" calcext:value-type="float">
            <text:p>19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32</text:p>
          </table:table-cell>
          <table:table-cell office:value-type="float" office:value="13677164" calcext:value-type="float">
            <text:p>13677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4044" calcext:value-type="float">
            <text:p>734044</text:p>
          </table:table-cell>
          <table:table-cell office:value-type="float" office:value="698312" calcext:value-type="float">
            <text:p>698312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6882" calcext:value-type="float">
            <text:p>6882</text:p>
          </table:table-cell>
          <table:table-cell office:value-type="float" office:value="564280" calcext:value-type="float">
            <text:p>564280</text:p>
          </table:table-cell>
          <table:table-cell office:value-type="float" office:value="186507" calcext:value-type="float">
            <text:p>186507</text:p>
          </table:table-cell>
          <table:table-cell office:value-type="float" office:value="51608" calcext:value-type="float">
            <text:p>51608</text:p>
          </table:table-cell>
          <table:table-cell office:value-type="float" office:value="14066" calcext:value-type="float">
            <text:p>14066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52" calcext:value-type="float">
            <text:p>19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33</text:p>
          </table:table-cell>
          <table:table-cell office:value-type="float" office:value="13677148" calcext:value-type="float">
            <text:p>13677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4044" calcext:value-type="float">
            <text:p>734044</text:p>
          </table:table-cell>
          <table:table-cell office:value-type="float" office:value="698312" calcext:value-type="float">
            <text:p>698312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6882" calcext:value-type="float">
            <text:p>6882</text:p>
          </table:table-cell>
          <table:table-cell office:value-type="float" office:value="564280" calcext:value-type="float">
            <text:p>564280</text:p>
          </table:table-cell>
          <table:table-cell office:value-type="float" office:value="186507" calcext:value-type="float">
            <text:p>186507</text:p>
          </table:table-cell>
          <table:table-cell office:value-type="float" office:value="51608" calcext:value-type="float">
            <text:p>51608</text:p>
          </table:table-cell>
          <table:table-cell office:value-type="float" office:value="14066" calcext:value-type="float">
            <text:p>14066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52" calcext:value-type="float">
            <text:p>19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34</text:p>
          </table:table-cell>
          <table:table-cell office:value-type="float" office:value="13677148" calcext:value-type="float">
            <text:p>13677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4044" calcext:value-type="float">
            <text:p>734044</text:p>
          </table:table-cell>
          <table:table-cell office:value-type="float" office:value="698312" calcext:value-type="float">
            <text:p>698312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6882" calcext:value-type="float">
            <text:p>6882</text:p>
          </table:table-cell>
          <table:table-cell office:value-type="float" office:value="564280" calcext:value-type="float">
            <text:p>564280</text:p>
          </table:table-cell>
          <table:table-cell office:value-type="float" office:value="186507" calcext:value-type="float">
            <text:p>186507</text:p>
          </table:table-cell>
          <table:table-cell office:value-type="float" office:value="51608" calcext:value-type="float">
            <text:p>51608</text:p>
          </table:table-cell>
          <table:table-cell office:value-type="float" office:value="14066" calcext:value-type="float">
            <text:p>14066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52" calcext:value-type="float">
            <text:p>19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35</text:p>
          </table:table-cell>
          <table:table-cell office:value-type="float" office:value="13677148" calcext:value-type="float">
            <text:p>13677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4044" calcext:value-type="float">
            <text:p>734044</text:p>
          </table:table-cell>
          <table:table-cell office:value-type="float" office:value="698312" calcext:value-type="float">
            <text:p>698312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6882" calcext:value-type="float">
            <text:p>6882</text:p>
          </table:table-cell>
          <table:table-cell office:value-type="float" office:value="564280" calcext:value-type="float">
            <text:p>564280</text:p>
          </table:table-cell>
          <table:table-cell office:value-type="float" office:value="186507" calcext:value-type="float">
            <text:p>186507</text:p>
          </table:table-cell>
          <table:table-cell office:value-type="float" office:value="51608" calcext:value-type="float">
            <text:p>51608</text:p>
          </table:table-cell>
          <table:table-cell office:value-type="float" office:value="14066" calcext:value-type="float">
            <text:p>14066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52" calcext:value-type="float">
            <text:p>19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4:36" calcext:value-type="date">
            <text:p>04/15/20 12:44 PM</text:p>
          </table:table-cell>
          <table:table-cell office:value-type="float" office:value="13677148" calcext:value-type="float">
            <text:p>13677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4044" calcext:value-type="float">
            <text:p>734044</text:p>
          </table:table-cell>
          <table:table-cell office:value-type="float" office:value="698312" calcext:value-type="float">
            <text:p>698312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6882" calcext:value-type="float">
            <text:p>6882</text:p>
          </table:table-cell>
          <table:table-cell office:value-type="float" office:value="564280" calcext:value-type="float">
            <text:p>564280</text:p>
          </table:table-cell>
          <table:table-cell office:value-type="float" office:value="186507" calcext:value-type="float">
            <text:p>186507</text:p>
          </table:table-cell>
          <table:table-cell office:value-type="float" office:value="51608" calcext:value-type="float">
            <text:p>51608</text:p>
          </table:table-cell>
          <table:table-cell office:value-type="float" office:value="14066" calcext:value-type="float">
            <text:p>14066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52" calcext:value-type="float">
            <text:p>19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4:37" calcext:value-type="date">
            <text:p>04/15/20 12:44 PM</text:p>
          </table:table-cell>
          <table:table-cell office:value-type="float" office:value="13677048" calcext:value-type="float">
            <text:p>13677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8976" calcext:value-type="float">
            <text:p>4328976</text:p>
          </table:table-cell>
          <table:table-cell office:value-type="float" office:value="734044" calcext:value-type="float">
            <text:p>734044</text:p>
          </table:table-cell>
          <table:table-cell office:value-type="float" office:value="698312" calcext:value-type="float">
            <text:p>698312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6882" calcext:value-type="float">
            <text:p>6882</text:p>
          </table:table-cell>
          <table:table-cell office:value-type="float" office:value="564280" calcext:value-type="float">
            <text:p>564280</text:p>
          </table:table-cell>
          <table:table-cell office:value-type="float" office:value="186507" calcext:value-type="float">
            <text:p>186507</text:p>
          </table:table-cell>
          <table:table-cell office:value-type="float" office:value="51608" calcext:value-type="float">
            <text:p>51608</text:p>
          </table:table-cell>
          <table:table-cell office:value-type="float" office:value="14066" calcext:value-type="float">
            <text:p>14066</text:p>
          </table:table-cell>
          <table:table-cell office:value-type="float" office:value="940468" calcext:value-type="float">
            <text:p>94046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52" calcext:value-type="float">
            <text:p>19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4:38" calcext:value-type="date">
            <text:p>04/15/20 12:44 PM</text:p>
          </table:table-cell>
          <table:table-cell office:value-type="float" office:value="14184572" calcext:value-type="float">
            <text:p>14184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31312" calcext:value-type="float">
            <text:p>3831312</text:p>
          </table:table-cell>
          <table:table-cell office:value-type="float" office:value="226912" calcext:value-type="float">
            <text:p>226912</text:p>
          </table:table-cell>
          <table:table-cell office:value-type="float" office:value="191180" calcext:value-type="float">
            <text:p>191180</text:p>
          </table:table-cell>
          <table:table-cell office:value-type="float" office:value="35732" calcext:value-type="float">
            <text:p>35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480" calcext:value-type="float">
            <text:p>20480</text:p>
          </table:table-cell>
          <table:table-cell office:value-type="float" office:value="4137" calcext:value-type="float">
            <text:p>4137</text:p>
          </table:table-cell>
          <table:table-cell office:value-type="float" office:value="66712" calcext:value-type="float">
            <text:p>66712</text:p>
          </table:table-cell>
          <table:table-cell office:value-type="float" office:value="13413" calcext:value-type="float">
            <text:p>13413</text:p>
          </table:table-cell>
          <table:table-cell office:value-type="float" office:value="51608" calcext:value-type="float">
            <text:p>51608</text:p>
          </table:table-cell>
          <table:table-cell office:value-type="float" office:value="1368" calcext:value-type="float">
            <text:p>1368</text:p>
          </table:table-cell>
          <table:table-cell office:value-type="float" office:value="868660" calcext:value-type="float">
            <text:p>868660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52" calcext:value-type="float">
            <text:p>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4:39" calcext:value-type="date">
            <text:p>04/15/20 12:44 PM</text:p>
          </table:table-cell>
          <table:table-cell office:value-type="float" office:value="14184448" calcext:value-type="float">
            <text:p>14184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31312" calcext:value-type="float">
            <text:p>3831312</text:p>
          </table:table-cell>
          <table:table-cell office:value-type="float" office:value="226912" calcext:value-type="float">
            <text:p>226912</text:p>
          </table:table-cell>
          <table:table-cell office:value-type="float" office:value="191180" calcext:value-type="float">
            <text:p>191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480" calcext:value-type="float">
            <text:p>20480</text:p>
          </table:table-cell>
          <table:table-cell office:value-type="float" office:value="4137" calcext:value-type="float">
            <text:p>4137</text:p>
          </table:table-cell>
          <table:table-cell office:value-type="float" office:value="66712" calcext:value-type="float">
            <text:p>66712</text:p>
          </table:table-cell>
          <table:table-cell office:value-type="float" office:value="13413" calcext:value-type="float">
            <text:p>13413</text:p>
          </table:table-cell>
          <table:table-cell office:value-type="float" office:value="51608" calcext:value-type="float">
            <text:p>51608</text:p>
          </table:table-cell>
          <table:table-cell office:value-type="float" office:value="1368" calcext:value-type="float">
            <text:p>1368</text:p>
          </table:table-cell>
          <table:table-cell office:value-type="float" office:value="868660" calcext:value-type="float">
            <text:p>868660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52" calcext:value-type="float">
            <text:p>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4:40" calcext:value-type="date">
            <text:p>04/15/20 12:44 PM</text:p>
          </table:table-cell>
          <table:table-cell office:value-type="float" office:value="14184456" calcext:value-type="float">
            <text:p>14184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31312" calcext:value-type="float">
            <text:p>3831312</text:p>
          </table:table-cell>
          <table:table-cell office:value-type="float" office:value="226912" calcext:value-type="float">
            <text:p>226912</text:p>
          </table:table-cell>
          <table:table-cell office:value-type="float" office:value="191180" calcext:value-type="float">
            <text:p>191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480" calcext:value-type="float">
            <text:p>20480</text:p>
          </table:table-cell>
          <table:table-cell office:value-type="float" office:value="4137" calcext:value-type="float">
            <text:p>4137</text:p>
          </table:table-cell>
          <table:table-cell office:value-type="float" office:value="66712" calcext:value-type="float">
            <text:p>66712</text:p>
          </table:table-cell>
          <table:table-cell office:value-type="float" office:value="13413" calcext:value-type="float">
            <text:p>13413</text:p>
          </table:table-cell>
          <table:table-cell office:value-type="float" office:value="51608" calcext:value-type="float">
            <text:p>51608</text:p>
          </table:table-cell>
          <table:table-cell office:value-type="float" office:value="1368" calcext:value-type="float">
            <text:p>1368</text:p>
          </table:table-cell>
          <table:table-cell office:value-type="float" office:value="868660" calcext:value-type="float">
            <text:p>868660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52" calcext:value-type="float">
            <text:p>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4:41" calcext:value-type="date">
            <text:p>04/15/20 12:44 PM</text:p>
          </table:table-cell>
          <table:table-cell office:value-type="float" office:value="14184456" calcext:value-type="float">
            <text:p>14184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31312" calcext:value-type="float">
            <text:p>3831312</text:p>
          </table:table-cell>
          <table:table-cell office:value-type="float" office:value="226912" calcext:value-type="float">
            <text:p>226912</text:p>
          </table:table-cell>
          <table:table-cell office:value-type="float" office:value="191180" calcext:value-type="float">
            <text:p>191180</text:p>
          </table:table-cell>
          <table:table-cell office:value-type="float" office:value="35732" calcext:value-type="float">
            <text:p>3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480" calcext:value-type="float">
            <text:p>20480</text:p>
          </table:table-cell>
          <table:table-cell office:value-type="float" office:value="4137" calcext:value-type="float">
            <text:p>4137</text:p>
          </table:table-cell>
          <table:table-cell office:value-type="float" office:value="66712" calcext:value-type="float">
            <text:p>66712</text:p>
          </table:table-cell>
          <table:table-cell office:value-type="float" office:value="13413" calcext:value-type="float">
            <text:p>13413</text:p>
          </table:table-cell>
          <table:table-cell office:value-type="float" office:value="51608" calcext:value-type="float">
            <text:p>51608</text:p>
          </table:table-cell>
          <table:table-cell office:value-type="float" office:value="1368" calcext:value-type="float">
            <text:p>1368</text:p>
          </table:table-cell>
          <table:table-cell office:value-type="float" office:value="868660" calcext:value-type="float">
            <text:p>868660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52" calcext:value-type="float">
            <text:p>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number-columns-repeated="42"/>
        </table:table-row>
        <table:table-row table:style-name="ro1">
          <table:table-cell table:style-name="ce2"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style-name="ce2"/>
          <table:table-cell table:number-columns-repeated="42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08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patched-stand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1" office:value-type="string" calcext:value-type="string">
            <text:p>2020-04-15 12:44:42</text:p>
          </table:table-cell>
          <table:table-cell office:value-type="float" office:value="14311900" calcext:value-type="float">
            <text:p>143119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2752168" calcext:value-type="float">
            <text:p>2752168</text:p>
          </table:table-cell>
          <table:table-cell office:value-type="float" office:value="89920" calcext:value-type="float">
            <text:p>89920</text:p>
          </table:table-cell>
          <table:table-cell office:value-type="float" office:value="65632" calcext:value-type="float">
            <text:p>65632</text:p>
          </table:table-cell>
          <table:table-cell office:value-type="float" office:value="24288" calcext:value-type="float">
            <text:p>242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1200" calcext:value-type="float">
            <text:p>51200</text:p>
          </table:table-cell>
          <table:table-cell office:value-type="float" office:value="1762" calcext:value-type="float">
            <text:p>1762</text:p>
          </table:table-cell>
          <table:table-cell office:value-type="float" office:value="192" calcext:value-type="float">
            <text:p>192</text:p>
          </table:table-cell>
          <table:table-cell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248" calcext:value-type="float">
            <text:p>21248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4-15 12:44:43</text:p>
          </table:table-cell>
          <table:table-cell office:value-type="float" office:value="14238500" calcext:value-type="float">
            <text:p>14238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3180" calcext:value-type="float">
            <text:p>3033180</text:p>
          </table:table-cell>
          <table:table-cell office:value-type="float" office:value="175268" calcext:value-type="float">
            <text:p>175268</text:p>
          </table:table-cell>
          <table:table-cell office:value-type="float" office:value="139568" calcext:value-type="float">
            <text:p>139568</text:p>
          </table:table-cell>
          <table:table-cell office:value-type="float" office:value="35700" calcext:value-type="float">
            <text:p>35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58" calcext:value-type="float">
            <text:p>225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1200" calcext:value-type="float">
            <text:p>51200</text:p>
          </table:table-cell>
          <table:table-cell office:value-type="float" office:value="22240" calcext:value-type="float">
            <text:p>22240</text:p>
          </table:table-cell>
          <table:table-cell office:value-type="float" office:value="13248" calcext:value-type="float">
            <text:p>13248</text:p>
          </table:table-cell>
          <table:table-cell office:value-type="float" office:value="12903" calcext:value-type="float">
            <text:p>12903</text:p>
          </table:table-cell>
          <table:table-cell office:value-type="float" office:value="1536" calcext:value-type="float">
            <text:p>1536</text:p>
          </table:table-cell>
          <table:table-cell office:value-type="float" office:value="1361" calcext:value-type="float">
            <text:p>1361</text:p>
          </table:table-cell>
          <table:table-cell office:value-type="float" office:value="21248" calcext:value-type="float">
            <text:p>21248</text:p>
          </table:table-cell>
          <table:table-cell office:value-type="float" office:value="11392" calcext:value-type="float">
            <text:p>1139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552" calcext:value-type="float">
            <text:p>21552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30" calcext:value-type="float">
            <text:p>30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44</text:p>
          </table:table-cell>
          <table:table-cell office:value-type="float" office:value="14260448" calcext:value-type="float">
            <text:p>14260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66000" calcext:value-type="float">
            <text:p>3366000</text:p>
          </table:table-cell>
          <table:table-cell office:value-type="float" office:value="152100" calcext:value-type="float">
            <text:p>152100</text:p>
          </table:table-cell>
          <table:table-cell office:value-type="float" office:value="116276" calcext:value-type="float">
            <text:p>116276</text:p>
          </table:table-cell>
          <table:table-cell office:value-type="float" office:value="35824" calcext:value-type="float">
            <text:p>35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73" calcext:value-type="float">
            <text:p>167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480" calcext:value-type="float">
            <text:p>20480</text:p>
          </table:table-cell>
          <table:table-cell office:value-type="float" office:value="5363" calcext:value-type="float">
            <text:p>5363</text:p>
          </table:table-cell>
          <table:table-cell office:value-type="float" office:value="13760" calcext:value-type="float">
            <text:p>13760</text:p>
          </table:table-cell>
          <table:table-cell office:value-type="float" office:value="13436" calcext:value-type="float">
            <text:p>13436</text:p>
          </table:table-cell>
          <table:table-cell office:value-type="float" office:value="1536" calcext:value-type="float">
            <text:p>1536</text:p>
          </table:table-cell>
          <table:table-cell office:value-type="float" office:value="1367" calcext:value-type="float">
            <text:p>1367</text:p>
          </table:table-cell>
          <table:table-cell office:value-type="float" office:value="22976" calcext:value-type="float">
            <text:p>229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692" calcext:value-type="float">
            <text:p>26692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56" calcext:value-type="float">
            <text:p>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45</text:p>
          </table:table-cell>
          <table:table-cell office:value-type="float" office:value="14260200" calcext:value-type="float">
            <text:p>14260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66000" calcext:value-type="float">
            <text:p>3366000</text:p>
          </table:table-cell>
          <table:table-cell office:value-type="float" office:value="152100" calcext:value-type="float">
            <text:p>152100</text:p>
          </table:table-cell>
          <table:table-cell office:value-type="float" office:value="116276" calcext:value-type="float">
            <text:p>116276</text:p>
          </table:table-cell>
          <table:table-cell office:value-type="float" office:value="35824" calcext:value-type="float">
            <text:p>35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480" calcext:value-type="float">
            <text:p>20480</text:p>
          </table:table-cell>
          <table:table-cell office:value-type="float" office:value="5363" calcext:value-type="float">
            <text:p>5363</text:p>
          </table:table-cell>
          <table:table-cell office:value-type="float" office:value="13760" calcext:value-type="float">
            <text:p>13760</text:p>
          </table:table-cell>
          <table:table-cell office:value-type="float" office:value="13436" calcext:value-type="float">
            <text:p>13436</text:p>
          </table:table-cell>
          <table:table-cell office:value-type="float" office:value="1536" calcext:value-type="float">
            <text:p>1536</text:p>
          </table:table-cell>
          <table:table-cell office:value-type="float" office:value="1367" calcext:value-type="float">
            <text:p>1367</text:p>
          </table:table-cell>
          <table:table-cell office:value-type="float" office:value="22976" calcext:value-type="float">
            <text:p>229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692" calcext:value-type="float">
            <text:p>26692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56" calcext:value-type="float">
            <text:p>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46</text:p>
          </table:table-cell>
          <table:table-cell office:value-type="float" office:value="14260200" calcext:value-type="float">
            <text:p>14260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66000" calcext:value-type="float">
            <text:p>3366000</text:p>
          </table:table-cell>
          <table:table-cell office:value-type="float" office:value="152100" calcext:value-type="float">
            <text:p>152100</text:p>
          </table:table-cell>
          <table:table-cell office:value-type="float" office:value="116276" calcext:value-type="float">
            <text:p>116276</text:p>
          </table:table-cell>
          <table:table-cell office:value-type="float" office:value="35824" calcext:value-type="float">
            <text:p>35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480" calcext:value-type="float">
            <text:p>20480</text:p>
          </table:table-cell>
          <table:table-cell office:value-type="float" office:value="5363" calcext:value-type="float">
            <text:p>5363</text:p>
          </table:table-cell>
          <table:table-cell office:value-type="float" office:value="13760" calcext:value-type="float">
            <text:p>13760</text:p>
          </table:table-cell>
          <table:table-cell office:value-type="float" office:value="13436" calcext:value-type="float">
            <text:p>13436</text:p>
          </table:table-cell>
          <table:table-cell office:value-type="float" office:value="1536" calcext:value-type="float">
            <text:p>1536</text:p>
          </table:table-cell>
          <table:table-cell office:value-type="float" office:value="1367" calcext:value-type="float">
            <text:p>1367</text:p>
          </table:table-cell>
          <table:table-cell office:value-type="float" office:value="22976" calcext:value-type="float">
            <text:p>229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692" calcext:value-type="float">
            <text:p>26692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56" calcext:value-type="float">
            <text:p>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47</text:p>
          </table:table-cell>
          <table:table-cell office:value-type="float" office:value="14260200" calcext:value-type="float">
            <text:p>14260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66000" calcext:value-type="float">
            <text:p>3366000</text:p>
          </table:table-cell>
          <table:table-cell office:value-type="float" office:value="152100" calcext:value-type="float">
            <text:p>152100</text:p>
          </table:table-cell>
          <table:table-cell office:value-type="float" office:value="116276" calcext:value-type="float">
            <text:p>116276</text:p>
          </table:table-cell>
          <table:table-cell office:value-type="float" office:value="35824" calcext:value-type="float">
            <text:p>35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480" calcext:value-type="float">
            <text:p>20480</text:p>
          </table:table-cell>
          <table:table-cell office:value-type="float" office:value="5363" calcext:value-type="float">
            <text:p>5363</text:p>
          </table:table-cell>
          <table:table-cell office:value-type="float" office:value="13760" calcext:value-type="float">
            <text:p>13760</text:p>
          </table:table-cell>
          <table:table-cell office:value-type="float" office:value="13436" calcext:value-type="float">
            <text:p>13436</text:p>
          </table:table-cell>
          <table:table-cell office:value-type="float" office:value="1536" calcext:value-type="float">
            <text:p>1536</text:p>
          </table:table-cell>
          <table:table-cell office:value-type="float" office:value="1367" calcext:value-type="float">
            <text:p>1367</text:p>
          </table:table-cell>
          <table:table-cell office:value-type="float" office:value="22976" calcext:value-type="float">
            <text:p>229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692" calcext:value-type="float">
            <text:p>26692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56" calcext:value-type="float">
            <text:p>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48</text:p>
          </table:table-cell>
          <table:table-cell office:value-type="float" office:value="14236652" calcext:value-type="float">
            <text:p>14236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31588" calcext:value-type="float">
            <text:p>3731588</text:p>
          </table:table-cell>
          <table:table-cell office:value-type="float" office:value="176580" calcext:value-type="float">
            <text:p>176580</text:p>
          </table:table-cell>
          <table:table-cell office:value-type="float" office:value="140784" calcext:value-type="float">
            <text:p>140784</text:p>
          </table:table-cell>
          <table:table-cell office:value-type="float" office:value="35796" calcext:value-type="float">
            <text:p>35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480" calcext:value-type="float">
            <text:p>20480</text:p>
          </table:table-cell>
          <table:table-cell office:value-type="float" office:value="11487" calcext:value-type="float">
            <text:p>11487</text:p>
          </table:table-cell>
          <table:table-cell office:value-type="float" office:value="50496" calcext:value-type="float">
            <text:p>50496</text:p>
          </table:table-cell>
          <table:table-cell office:value-type="float" office:value="49548" calcext:value-type="float">
            <text:p>49548</text:p>
          </table:table-cell>
          <table:table-cell office:value-type="float" office:value="4544" calcext:value-type="float">
            <text:p>4544</text:p>
          </table:table-cell>
          <table:table-cell office:value-type="float" office:value="4061" calcext:value-type="float">
            <text:p>4061</text:p>
          </table:table-cell>
          <table:table-cell office:value-type="float" office:value="64576" calcext:value-type="float">
            <text:p>645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804" calcext:value-type="float">
            <text:p>31804</text:p>
          </table:table-cell>
          <table:table-cell office:value-type="float" office:value="255" calcext:value-type="float">
            <text:p>255</text:p>
          </table:table-cell>
          <table:table-cell office:value-type="float" office:value="217" calcext:value-type="float">
            <text:p>217</text:p>
          </table:table-cell>
          <table:table-cell office:value-type="float" office:value="6391" calcext:value-type="float">
            <text:p>63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49</text:p>
          </table:table-cell>
          <table:table-cell office:value-type="float" office:value="13833160" calcext:value-type="float">
            <text:p>13833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2216" calcext:value-type="float">
            <text:p>4142216</text:p>
          </table:table-cell>
          <table:table-cell office:value-type="float" office:value="578632" calcext:value-type="float">
            <text:p>578632</text:p>
          </table:table-cell>
          <table:table-cell office:value-type="float" office:value="542836" calcext:value-type="float">
            <text:p>542836</text:p>
          </table:table-cell>
          <table:table-cell office:value-type="float" office:value="35796" calcext:value-type="float">
            <text:p>35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7648" calcext:value-type="float">
            <text:p>27648</text:p>
          </table:table-cell>
          <table:table-cell office:value-type="float" office:value="18163" calcext:value-type="float">
            <text:p>18163</text:p>
          </table:table-cell>
          <table:table-cell office:value-type="float" office:value="424384" calcext:value-type="float">
            <text:p>424384</text:p>
          </table:table-cell>
          <table:table-cell office:value-type="float" office:value="417486" calcext:value-type="float">
            <text:p>417486</text:p>
          </table:table-cell>
          <table:table-cell office:value-type="float" office:value="34240" calcext:value-type="float">
            <text:p>34240</text:p>
          </table:table-cell>
          <table:table-cell office:value-type="float" office:value="31418" calcext:value-type="float">
            <text:p>31418</text:p>
          </table:table-cell>
          <table:table-cell office:value-type="float" office:value="664640" calcext:value-type="float">
            <text:p>6646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776" calcext:value-type="float">
            <text:p>30776</text:p>
          </table:table-cell>
          <table:table-cell office:value-type="float" office:value="596" calcext:value-type="float">
            <text:p>596</text:p>
          </table:table-cell>
          <table:table-cell office:value-type="float" office:value="217" calcext:value-type="float">
            <text:p>217</text:p>
          </table:table-cell>
          <table:table-cell office:value-type="float" office:value="40404" calcext:value-type="float">
            <text:p>404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50</text:p>
          </table:table-cell>
          <table:table-cell office:value-type="float" office:value="13802408" calcext:value-type="float">
            <text:p>13802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609160" calcext:value-type="float">
            <text:p>609160</text:p>
          </table:table-cell>
          <table:table-cell office:value-type="float" office:value="573364" calcext:value-type="float">
            <text:p>573364</text:p>
          </table:table-cell>
          <table:table-cell office:value-type="float" office:value="35796" calcext:value-type="float">
            <text:p>35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1481" calcext:value-type="float">
            <text:p>11481</text:p>
          </table:table-cell>
          <table:table-cell office:value-type="float" office:value="453440" calcext:value-type="float">
            <text:p>453440</text:p>
          </table:table-cell>
          <table:table-cell office:value-type="float" office:value="446188" calcext:value-type="float">
            <text:p>446188</text:p>
          </table:table-cell>
          <table:table-cell office:value-type="float" office:value="36544" calcext:value-type="float">
            <text:p>36544</text:p>
          </table:table-cell>
          <table:table-cell office:value-type="float" office:value="33556" calcext:value-type="float">
            <text:p>33556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56" calcext:value-type="float">
            <text:p>4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51</text:p>
          </table:table-cell>
          <table:table-cell office:value-type="float" office:value="13802408" calcext:value-type="float">
            <text:p>13802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609160" calcext:value-type="float">
            <text:p>609160</text:p>
          </table:table-cell>
          <table:table-cell office:value-type="float" office:value="573364" calcext:value-type="float">
            <text:p>573364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1481" calcext:value-type="float">
            <text:p>11481</text:p>
          </table:table-cell>
          <table:table-cell office:value-type="float" office:value="453440" calcext:value-type="float">
            <text:p>453440</text:p>
          </table:table-cell>
          <table:table-cell office:value-type="float" office:value="446188" calcext:value-type="float">
            <text:p>446188</text:p>
          </table:table-cell>
          <table:table-cell office:value-type="float" office:value="36544" calcext:value-type="float">
            <text:p>36544</text:p>
          </table:table-cell>
          <table:table-cell office:value-type="float" office:value="33556" calcext:value-type="float">
            <text:p>33556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56" calcext:value-type="float">
            <text:p>4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52</text:p>
          </table:table-cell>
          <table:table-cell office:value-type="float" office:value="13802408" calcext:value-type="float">
            <text:p>13802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609160" calcext:value-type="float">
            <text:p>609160</text:p>
          </table:table-cell>
          <table:table-cell office:value-type="float" office:value="573364" calcext:value-type="float">
            <text:p>573364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1481" calcext:value-type="float">
            <text:p>11481</text:p>
          </table:table-cell>
          <table:table-cell office:value-type="float" office:value="453440" calcext:value-type="float">
            <text:p>453440</text:p>
          </table:table-cell>
          <table:table-cell office:value-type="float" office:value="446188" calcext:value-type="float">
            <text:p>446188</text:p>
          </table:table-cell>
          <table:table-cell office:value-type="float" office:value="36544" calcext:value-type="float">
            <text:p>36544</text:p>
          </table:table-cell>
          <table:table-cell office:value-type="float" office:value="33556" calcext:value-type="float">
            <text:p>33556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56" calcext:value-type="float">
            <text:p>4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53</text:p>
          </table:table-cell>
          <table:table-cell office:value-type="float" office:value="13802408" calcext:value-type="float">
            <text:p>13802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609160" calcext:value-type="float">
            <text:p>609160</text:p>
          </table:table-cell>
          <table:table-cell office:value-type="float" office:value="573364" calcext:value-type="float">
            <text:p>573364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1481" calcext:value-type="float">
            <text:p>11481</text:p>
          </table:table-cell>
          <table:table-cell office:value-type="float" office:value="453440" calcext:value-type="float">
            <text:p>453440</text:p>
          </table:table-cell>
          <table:table-cell office:value-type="float" office:value="446188" calcext:value-type="float">
            <text:p>446188</text:p>
          </table:table-cell>
          <table:table-cell office:value-type="float" office:value="36544" calcext:value-type="float">
            <text:p>36544</text:p>
          </table:table-cell>
          <table:table-cell office:value-type="float" office:value="33556" calcext:value-type="float">
            <text:p>33556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56" calcext:value-type="float">
            <text:p>4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54</text:p>
          </table:table-cell>
          <table:table-cell office:value-type="float" office:value="13802408" calcext:value-type="float">
            <text:p>13802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609160" calcext:value-type="float">
            <text:p>609160</text:p>
          </table:table-cell>
          <table:table-cell office:value-type="float" office:value="573364" calcext:value-type="float">
            <text:p>573364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1481" calcext:value-type="float">
            <text:p>11481</text:p>
          </table:table-cell>
          <table:table-cell office:value-type="float" office:value="453440" calcext:value-type="float">
            <text:p>453440</text:p>
          </table:table-cell>
          <table:table-cell office:value-type="float" office:value="446188" calcext:value-type="float">
            <text:p>446188</text:p>
          </table:table-cell>
          <table:table-cell office:value-type="float" office:value="36544" calcext:value-type="float">
            <text:p>36544</text:p>
          </table:table-cell>
          <table:table-cell office:value-type="float" office:value="33556" calcext:value-type="float">
            <text:p>33556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56" calcext:value-type="float">
            <text:p>4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55</text:p>
          </table:table-cell>
          <table:table-cell office:value-type="float" office:value="13802408" calcext:value-type="float">
            <text:p>13802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609160" calcext:value-type="float">
            <text:p>609160</text:p>
          </table:table-cell>
          <table:table-cell office:value-type="float" office:value="573364" calcext:value-type="float">
            <text:p>573364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1481" calcext:value-type="float">
            <text:p>11481</text:p>
          </table:table-cell>
          <table:table-cell office:value-type="float" office:value="453440" calcext:value-type="float">
            <text:p>453440</text:p>
          </table:table-cell>
          <table:table-cell office:value-type="float" office:value="446188" calcext:value-type="float">
            <text:p>446188</text:p>
          </table:table-cell>
          <table:table-cell office:value-type="float" office:value="36544" calcext:value-type="float">
            <text:p>36544</text:p>
          </table:table-cell>
          <table:table-cell office:value-type="float" office:value="33556" calcext:value-type="float">
            <text:p>33556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56" calcext:value-type="float">
            <text:p>4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56</text:p>
          </table:table-cell>
          <table:table-cell office:value-type="float" office:value="13802408" calcext:value-type="float">
            <text:p>13802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609160" calcext:value-type="float">
            <text:p>609160</text:p>
          </table:table-cell>
          <table:table-cell office:value-type="float" office:value="573364" calcext:value-type="float">
            <text:p>573364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1481" calcext:value-type="float">
            <text:p>11481</text:p>
          </table:table-cell>
          <table:table-cell office:value-type="float" office:value="453440" calcext:value-type="float">
            <text:p>453440</text:p>
          </table:table-cell>
          <table:table-cell office:value-type="float" office:value="446188" calcext:value-type="float">
            <text:p>446188</text:p>
          </table:table-cell>
          <table:table-cell office:value-type="float" office:value="36544" calcext:value-type="float">
            <text:p>36544</text:p>
          </table:table-cell>
          <table:table-cell office:value-type="float" office:value="33556" calcext:value-type="float">
            <text:p>33556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56" calcext:value-type="float">
            <text:p>4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57</text:p>
          </table:table-cell>
          <table:table-cell office:value-type="float" office:value="13802408" calcext:value-type="float">
            <text:p>13802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609160" calcext:value-type="float">
            <text:p>609160</text:p>
          </table:table-cell>
          <table:table-cell office:value-type="float" office:value="573364" calcext:value-type="float">
            <text:p>573364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1481" calcext:value-type="float">
            <text:p>11481</text:p>
          </table:table-cell>
          <table:table-cell office:value-type="float" office:value="453440" calcext:value-type="float">
            <text:p>453440</text:p>
          </table:table-cell>
          <table:table-cell office:value-type="float" office:value="446188" calcext:value-type="float">
            <text:p>446188</text:p>
          </table:table-cell>
          <table:table-cell office:value-type="float" office:value="36544" calcext:value-type="float">
            <text:p>36544</text:p>
          </table:table-cell>
          <table:table-cell office:value-type="float" office:value="33556" calcext:value-type="float">
            <text:p>33556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56" calcext:value-type="float">
            <text:p>4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58</text:p>
          </table:table-cell>
          <table:table-cell office:value-type="float" office:value="13802420" calcext:value-type="float">
            <text:p>13802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609008" calcext:value-type="float">
            <text:p>609008</text:p>
          </table:table-cell>
          <table:table-cell office:value-type="float" office:value="573212" calcext:value-type="float">
            <text:p>573212</text:p>
          </table:table-cell>
          <table:table-cell office:value-type="float" office:value="35796" calcext:value-type="float">
            <text:p>35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0140" calcext:value-type="float">
            <text:p>10140</text:p>
          </table:table-cell>
          <table:table-cell office:value-type="float" office:value="453440" calcext:value-type="float">
            <text:p>453440</text:p>
          </table:table-cell>
          <table:table-cell office:value-type="float" office:value="359650" calcext:value-type="float">
            <text:p>359650</text:p>
          </table:table-cell>
          <table:table-cell office:value-type="float" office:value="36544" calcext:value-type="float">
            <text:p>36544</text:p>
          </table:table-cell>
          <table:table-cell office:value-type="float" office:value="27126" calcext:value-type="float">
            <text:p>27126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56" calcext:value-type="float">
            <text:p>35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4:59</text:p>
          </table:table-cell>
          <table:table-cell office:value-type="float" office:value="13802420" calcext:value-type="float">
            <text:p>13802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609008" calcext:value-type="float">
            <text:p>609008</text:p>
          </table:table-cell>
          <table:table-cell office:value-type="float" office:value="573212" calcext:value-type="float">
            <text:p>573212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0140" calcext:value-type="float">
            <text:p>10140</text:p>
          </table:table-cell>
          <table:table-cell office:value-type="float" office:value="453440" calcext:value-type="float">
            <text:p>453440</text:p>
          </table:table-cell>
          <table:table-cell office:value-type="float" office:value="359650" calcext:value-type="float">
            <text:p>359650</text:p>
          </table:table-cell>
          <table:table-cell office:value-type="float" office:value="36544" calcext:value-type="float">
            <text:p>36544</text:p>
          </table:table-cell>
          <table:table-cell office:value-type="float" office:value="27126" calcext:value-type="float">
            <text:p>27126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56" calcext:value-type="float">
            <text:p>35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00</text:p>
          </table:table-cell>
          <table:table-cell office:value-type="float" office:value="13802420" calcext:value-type="float">
            <text:p>13802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609008" calcext:value-type="float">
            <text:p>609008</text:p>
          </table:table-cell>
          <table:table-cell office:value-type="float" office:value="573212" calcext:value-type="float">
            <text:p>573212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0140" calcext:value-type="float">
            <text:p>10140</text:p>
          </table:table-cell>
          <table:table-cell office:value-type="float" office:value="453440" calcext:value-type="float">
            <text:p>453440</text:p>
          </table:table-cell>
          <table:table-cell office:value-type="float" office:value="359650" calcext:value-type="float">
            <text:p>359650</text:p>
          </table:table-cell>
          <table:table-cell office:value-type="float" office:value="36544" calcext:value-type="float">
            <text:p>36544</text:p>
          </table:table-cell>
          <table:table-cell office:value-type="float" office:value="27126" calcext:value-type="float">
            <text:p>27126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56" calcext:value-type="float">
            <text:p>35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01</text:p>
          </table:table-cell>
          <table:table-cell office:value-type="float" office:value="13802052" calcext:value-type="float">
            <text:p>13802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609008" calcext:value-type="float">
            <text:p>609008</text:p>
          </table:table-cell>
          <table:table-cell office:value-type="float" office:value="573212" calcext:value-type="float">
            <text:p>573212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0140" calcext:value-type="float">
            <text:p>10140</text:p>
          </table:table-cell>
          <table:table-cell office:value-type="float" office:value="453440" calcext:value-type="float">
            <text:p>453440</text:p>
          </table:table-cell>
          <table:table-cell office:value-type="float" office:value="359650" calcext:value-type="float">
            <text:p>359650</text:p>
          </table:table-cell>
          <table:table-cell office:value-type="float" office:value="36544" calcext:value-type="float">
            <text:p>36544</text:p>
          </table:table-cell>
          <table:table-cell office:value-type="float" office:value="27126" calcext:value-type="float">
            <text:p>27126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56" calcext:value-type="float">
            <text:p>35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02</text:p>
          </table:table-cell>
          <table:table-cell office:value-type="float" office:value="13801308" calcext:value-type="float">
            <text:p>13801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609008" calcext:value-type="float">
            <text:p>609008</text:p>
          </table:table-cell>
          <table:table-cell office:value-type="float" office:value="573212" calcext:value-type="float">
            <text:p>573212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0140" calcext:value-type="float">
            <text:p>10140</text:p>
          </table:table-cell>
          <table:table-cell office:value-type="float" office:value="453440" calcext:value-type="float">
            <text:p>453440</text:p>
          </table:table-cell>
          <table:table-cell office:value-type="float" office:value="359650" calcext:value-type="float">
            <text:p>359650</text:p>
          </table:table-cell>
          <table:table-cell office:value-type="float" office:value="36544" calcext:value-type="float">
            <text:p>36544</text:p>
          </table:table-cell>
          <table:table-cell office:value-type="float" office:value="27126" calcext:value-type="float">
            <text:p>27126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56" calcext:value-type="float">
            <text:p>35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03</text:p>
          </table:table-cell>
          <table:table-cell office:value-type="float" office:value="13801308" calcext:value-type="float">
            <text:p>13801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609008" calcext:value-type="float">
            <text:p>609008</text:p>
          </table:table-cell>
          <table:table-cell office:value-type="float" office:value="573212" calcext:value-type="float">
            <text:p>573212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0140" calcext:value-type="float">
            <text:p>10140</text:p>
          </table:table-cell>
          <table:table-cell office:value-type="float" office:value="453440" calcext:value-type="float">
            <text:p>453440</text:p>
          </table:table-cell>
          <table:table-cell office:value-type="float" office:value="359650" calcext:value-type="float">
            <text:p>359650</text:p>
          </table:table-cell>
          <table:table-cell office:value-type="float" office:value="36544" calcext:value-type="float">
            <text:p>36544</text:p>
          </table:table-cell>
          <table:table-cell office:value-type="float" office:value="27126" calcext:value-type="float">
            <text:p>27126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56" calcext:value-type="float">
            <text:p>35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04</text:p>
          </table:table-cell>
          <table:table-cell office:value-type="float" office:value="13801308" calcext:value-type="float">
            <text:p>13801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609008" calcext:value-type="float">
            <text:p>609008</text:p>
          </table:table-cell>
          <table:table-cell office:value-type="float" office:value="573212" calcext:value-type="float">
            <text:p>573212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0140" calcext:value-type="float">
            <text:p>10140</text:p>
          </table:table-cell>
          <table:table-cell office:value-type="float" office:value="453440" calcext:value-type="float">
            <text:p>453440</text:p>
          </table:table-cell>
          <table:table-cell office:value-type="float" office:value="359650" calcext:value-type="float">
            <text:p>359650</text:p>
          </table:table-cell>
          <table:table-cell office:value-type="float" office:value="36544" calcext:value-type="float">
            <text:p>36544</text:p>
          </table:table-cell>
          <table:table-cell office:value-type="float" office:value="27126" calcext:value-type="float">
            <text:p>27126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56" calcext:value-type="float">
            <text:p>35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05</text:p>
          </table:table-cell>
          <table:table-cell office:value-type="float" office:value="13801308" calcext:value-type="float">
            <text:p>13801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609008" calcext:value-type="float">
            <text:p>609008</text:p>
          </table:table-cell>
          <table:table-cell office:value-type="float" office:value="573212" calcext:value-type="float">
            <text:p>573212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0140" calcext:value-type="float">
            <text:p>10140</text:p>
          </table:table-cell>
          <table:table-cell office:value-type="float" office:value="453440" calcext:value-type="float">
            <text:p>453440</text:p>
          </table:table-cell>
          <table:table-cell office:value-type="float" office:value="359650" calcext:value-type="float">
            <text:p>359650</text:p>
          </table:table-cell>
          <table:table-cell office:value-type="float" office:value="36544" calcext:value-type="float">
            <text:p>36544</text:p>
          </table:table-cell>
          <table:table-cell office:value-type="float" office:value="27126" calcext:value-type="float">
            <text:p>27126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56" calcext:value-type="float">
            <text:p>35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06</text:p>
          </table:table-cell>
          <table:table-cell office:value-type="float" office:value="13801308" calcext:value-type="float">
            <text:p>13801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609184" calcext:value-type="float">
            <text:p>609184</text:p>
          </table:table-cell>
          <table:table-cell office:value-type="float" office:value="573388" calcext:value-type="float">
            <text:p>573388</text:p>
          </table:table-cell>
          <table:table-cell office:value-type="float" office:value="35796" calcext:value-type="float">
            <text:p>35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8787" calcext:value-type="float">
            <text:p>8787</text:p>
          </table:table-cell>
          <table:table-cell office:value-type="float" office:value="453248" calcext:value-type="float">
            <text:p>453248</text:p>
          </table:table-cell>
          <table:table-cell office:value-type="float" office:value="273098" calcext:value-type="float">
            <text:p>273098</text:p>
          </table:table-cell>
          <table:table-cell office:value-type="float" office:value="36480" calcext:value-type="float">
            <text:p>36480</text:p>
          </table:table-cell>
          <table:table-cell office:value-type="float" office:value="20680" calcext:value-type="float">
            <text:p>20680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56" calcext:value-type="float">
            <text:p>27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07</text:p>
          </table:table-cell>
          <table:table-cell office:value-type="float" office:value="13801184" calcext:value-type="float">
            <text:p>13801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609184" calcext:value-type="float">
            <text:p>609184</text:p>
          </table:table-cell>
          <table:table-cell office:value-type="float" office:value="573388" calcext:value-type="float">
            <text:p>573388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8787" calcext:value-type="float">
            <text:p>8787</text:p>
          </table:table-cell>
          <table:table-cell office:value-type="float" office:value="453248" calcext:value-type="float">
            <text:p>453248</text:p>
          </table:table-cell>
          <table:table-cell office:value-type="float" office:value="273098" calcext:value-type="float">
            <text:p>273098</text:p>
          </table:table-cell>
          <table:table-cell office:value-type="float" office:value="36480" calcext:value-type="float">
            <text:p>36480</text:p>
          </table:table-cell>
          <table:table-cell office:value-type="float" office:value="20680" calcext:value-type="float">
            <text:p>20680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56" calcext:value-type="float">
            <text:p>27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08</text:p>
          </table:table-cell>
          <table:table-cell office:value-type="float" office:value="13801184" calcext:value-type="float">
            <text:p>13801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609184" calcext:value-type="float">
            <text:p>609184</text:p>
          </table:table-cell>
          <table:table-cell office:value-type="float" office:value="573388" calcext:value-type="float">
            <text:p>573388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8787" calcext:value-type="float">
            <text:p>8787</text:p>
          </table:table-cell>
          <table:table-cell office:value-type="float" office:value="453248" calcext:value-type="float">
            <text:p>453248</text:p>
          </table:table-cell>
          <table:table-cell office:value-type="float" office:value="273098" calcext:value-type="float">
            <text:p>273098</text:p>
          </table:table-cell>
          <table:table-cell office:value-type="float" office:value="36480" calcext:value-type="float">
            <text:p>36480</text:p>
          </table:table-cell>
          <table:table-cell office:value-type="float" office:value="20680" calcext:value-type="float">
            <text:p>20680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56" calcext:value-type="float">
            <text:p>27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09</text:p>
          </table:table-cell>
          <table:table-cell office:value-type="float" office:value="13801184" calcext:value-type="float">
            <text:p>13801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609184" calcext:value-type="float">
            <text:p>609184</text:p>
          </table:table-cell>
          <table:table-cell office:value-type="float" office:value="573388" calcext:value-type="float">
            <text:p>573388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8787" calcext:value-type="float">
            <text:p>8787</text:p>
          </table:table-cell>
          <table:table-cell office:value-type="float" office:value="453248" calcext:value-type="float">
            <text:p>453248</text:p>
          </table:table-cell>
          <table:table-cell office:value-type="float" office:value="273098" calcext:value-type="float">
            <text:p>273098</text:p>
          </table:table-cell>
          <table:table-cell office:value-type="float" office:value="36480" calcext:value-type="float">
            <text:p>36480</text:p>
          </table:table-cell>
          <table:table-cell office:value-type="float" office:value="20680" calcext:value-type="float">
            <text:p>20680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56" calcext:value-type="float">
            <text:p>27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10</text:p>
          </table:table-cell>
          <table:table-cell office:value-type="float" office:value="13801184" calcext:value-type="float">
            <text:p>13801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609184" calcext:value-type="float">
            <text:p>609184</text:p>
          </table:table-cell>
          <table:table-cell office:value-type="float" office:value="573388" calcext:value-type="float">
            <text:p>573388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8787" calcext:value-type="float">
            <text:p>8787</text:p>
          </table:table-cell>
          <table:table-cell office:value-type="float" office:value="453248" calcext:value-type="float">
            <text:p>453248</text:p>
          </table:table-cell>
          <table:table-cell office:value-type="float" office:value="273098" calcext:value-type="float">
            <text:p>273098</text:p>
          </table:table-cell>
          <table:table-cell office:value-type="float" office:value="36480" calcext:value-type="float">
            <text:p>36480</text:p>
          </table:table-cell>
          <table:table-cell office:value-type="float" office:value="20680" calcext:value-type="float">
            <text:p>20680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56" calcext:value-type="float">
            <text:p>27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11</text:p>
          </table:table-cell>
          <table:table-cell office:value-type="float" office:value="13801184" calcext:value-type="float">
            <text:p>13801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609184" calcext:value-type="float">
            <text:p>609184</text:p>
          </table:table-cell>
          <table:table-cell office:value-type="float" office:value="573388" calcext:value-type="float">
            <text:p>573388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8787" calcext:value-type="float">
            <text:p>8787</text:p>
          </table:table-cell>
          <table:table-cell office:value-type="float" office:value="453248" calcext:value-type="float">
            <text:p>453248</text:p>
          </table:table-cell>
          <table:table-cell office:value-type="float" office:value="273098" calcext:value-type="float">
            <text:p>273098</text:p>
          </table:table-cell>
          <table:table-cell office:value-type="float" office:value="36480" calcext:value-type="float">
            <text:p>36480</text:p>
          </table:table-cell>
          <table:table-cell office:value-type="float" office:value="20680" calcext:value-type="float">
            <text:p>20680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56" calcext:value-type="float">
            <text:p>27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12</text:p>
          </table:table-cell>
          <table:table-cell office:value-type="float" office:value="13801184" calcext:value-type="float">
            <text:p>13801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609184" calcext:value-type="float">
            <text:p>609184</text:p>
          </table:table-cell>
          <table:table-cell office:value-type="float" office:value="573388" calcext:value-type="float">
            <text:p>573388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8787" calcext:value-type="float">
            <text:p>8787</text:p>
          </table:table-cell>
          <table:table-cell office:value-type="float" office:value="453248" calcext:value-type="float">
            <text:p>453248</text:p>
          </table:table-cell>
          <table:table-cell office:value-type="float" office:value="273098" calcext:value-type="float">
            <text:p>273098</text:p>
          </table:table-cell>
          <table:table-cell office:value-type="float" office:value="36480" calcext:value-type="float">
            <text:p>36480</text:p>
          </table:table-cell>
          <table:table-cell office:value-type="float" office:value="20680" calcext:value-type="float">
            <text:p>20680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56" calcext:value-type="float">
            <text:p>27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13</text:p>
          </table:table-cell>
          <table:table-cell office:value-type="float" office:value="13801184" calcext:value-type="float">
            <text:p>13801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609184" calcext:value-type="float">
            <text:p>609184</text:p>
          </table:table-cell>
          <table:table-cell office:value-type="float" office:value="573388" calcext:value-type="float">
            <text:p>573388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8787" calcext:value-type="float">
            <text:p>8787</text:p>
          </table:table-cell>
          <table:table-cell office:value-type="float" office:value="453248" calcext:value-type="float">
            <text:p>453248</text:p>
          </table:table-cell>
          <table:table-cell office:value-type="float" office:value="273098" calcext:value-type="float">
            <text:p>273098</text:p>
          </table:table-cell>
          <table:table-cell office:value-type="float" office:value="36480" calcext:value-type="float">
            <text:p>36480</text:p>
          </table:table-cell>
          <table:table-cell office:value-type="float" office:value="20680" calcext:value-type="float">
            <text:p>20680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56" calcext:value-type="float">
            <text:p>27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14</text:p>
          </table:table-cell>
          <table:table-cell office:value-type="float" office:value="13808468" calcext:value-type="float">
            <text:p>13808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601456" calcext:value-type="float">
            <text:p>601456</text:p>
          </table:table-cell>
          <table:table-cell office:value-type="float" office:value="565660" calcext:value-type="float">
            <text:p>565660</text:p>
          </table:table-cell>
          <table:table-cell office:value-type="float" office:value="35796" calcext:value-type="float">
            <text:p>35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7461" calcext:value-type="float">
            <text:p>7461</text:p>
          </table:table-cell>
          <table:table-cell office:value-type="float" office:value="445632" calcext:value-type="float">
            <text:p>445632</text:p>
          </table:table-cell>
          <table:table-cell office:value-type="float" office:value="186564" calcext:value-type="float">
            <text:p>186564</text:p>
          </table:table-cell>
          <table:table-cell office:value-type="float" office:value="36032" calcext:value-type="float">
            <text:p>36032</text:p>
          </table:table-cell>
          <table:table-cell office:value-type="float" office:value="14254" calcext:value-type="float">
            <text:p>14254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56" calcext:value-type="float">
            <text:p>19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15</text:p>
          </table:table-cell>
          <table:table-cell office:value-type="float" office:value="13808476" calcext:value-type="float">
            <text:p>13808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601456" calcext:value-type="float">
            <text:p>601456</text:p>
          </table:table-cell>
          <table:table-cell office:value-type="float" office:value="565660" calcext:value-type="float">
            <text:p>56566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7461" calcext:value-type="float">
            <text:p>7461</text:p>
          </table:table-cell>
          <table:table-cell office:value-type="float" office:value="445632" calcext:value-type="float">
            <text:p>445632</text:p>
          </table:table-cell>
          <table:table-cell office:value-type="float" office:value="186564" calcext:value-type="float">
            <text:p>186564</text:p>
          </table:table-cell>
          <table:table-cell office:value-type="float" office:value="36032" calcext:value-type="float">
            <text:p>36032</text:p>
          </table:table-cell>
          <table:table-cell office:value-type="float" office:value="14254" calcext:value-type="float">
            <text:p>14254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56" calcext:value-type="float">
            <text:p>19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16</text:p>
          </table:table-cell>
          <table:table-cell office:value-type="float" office:value="13808512" calcext:value-type="float">
            <text:p>13808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601456" calcext:value-type="float">
            <text:p>601456</text:p>
          </table:table-cell>
          <table:table-cell office:value-type="float" office:value="565660" calcext:value-type="float">
            <text:p>56566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7461" calcext:value-type="float">
            <text:p>7461</text:p>
          </table:table-cell>
          <table:table-cell office:value-type="float" office:value="445632" calcext:value-type="float">
            <text:p>445632</text:p>
          </table:table-cell>
          <table:table-cell office:value-type="float" office:value="186564" calcext:value-type="float">
            <text:p>186564</text:p>
          </table:table-cell>
          <table:table-cell office:value-type="float" office:value="36032" calcext:value-type="float">
            <text:p>36032</text:p>
          </table:table-cell>
          <table:table-cell office:value-type="float" office:value="14254" calcext:value-type="float">
            <text:p>14254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56" calcext:value-type="float">
            <text:p>19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17</text:p>
          </table:table-cell>
          <table:table-cell office:value-type="float" office:value="13808512" calcext:value-type="float">
            <text:p>13808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601456" calcext:value-type="float">
            <text:p>601456</text:p>
          </table:table-cell>
          <table:table-cell office:value-type="float" office:value="565660" calcext:value-type="float">
            <text:p>56566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7461" calcext:value-type="float">
            <text:p>7461</text:p>
          </table:table-cell>
          <table:table-cell office:value-type="float" office:value="445632" calcext:value-type="float">
            <text:p>445632</text:p>
          </table:table-cell>
          <table:table-cell office:value-type="float" office:value="186564" calcext:value-type="float">
            <text:p>186564</text:p>
          </table:table-cell>
          <table:table-cell office:value-type="float" office:value="36032" calcext:value-type="float">
            <text:p>36032</text:p>
          </table:table-cell>
          <table:table-cell office:value-type="float" office:value="14254" calcext:value-type="float">
            <text:p>14254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56" calcext:value-type="float">
            <text:p>19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18</text:p>
          </table:table-cell>
          <table:table-cell office:value-type="float" office:value="13808512" calcext:value-type="float">
            <text:p>13808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601456" calcext:value-type="float">
            <text:p>601456</text:p>
          </table:table-cell>
          <table:table-cell office:value-type="float" office:value="565660" calcext:value-type="float">
            <text:p>56566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7461" calcext:value-type="float">
            <text:p>7461</text:p>
          </table:table-cell>
          <table:table-cell office:value-type="float" office:value="445632" calcext:value-type="float">
            <text:p>445632</text:p>
          </table:table-cell>
          <table:table-cell office:value-type="float" office:value="186565" calcext:value-type="float">
            <text:p>186565</text:p>
          </table:table-cell>
          <table:table-cell office:value-type="float" office:value="36032" calcext:value-type="float">
            <text:p>36032</text:p>
          </table:table-cell>
          <table:table-cell office:value-type="float" office:value="14254" calcext:value-type="float">
            <text:p>14254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56" calcext:value-type="float">
            <text:p>19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19</text:p>
          </table:table-cell>
          <table:table-cell office:value-type="float" office:value="13808544" calcext:value-type="float">
            <text:p>13808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601456" calcext:value-type="float">
            <text:p>601456</text:p>
          </table:table-cell>
          <table:table-cell office:value-type="float" office:value="565660" calcext:value-type="float">
            <text:p>56566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7461" calcext:value-type="float">
            <text:p>7461</text:p>
          </table:table-cell>
          <table:table-cell office:value-type="float" office:value="445632" calcext:value-type="float">
            <text:p>445632</text:p>
          </table:table-cell>
          <table:table-cell office:value-type="float" office:value="186565" calcext:value-type="float">
            <text:p>186565</text:p>
          </table:table-cell>
          <table:table-cell office:value-type="float" office:value="36032" calcext:value-type="float">
            <text:p>36032</text:p>
          </table:table-cell>
          <table:table-cell office:value-type="float" office:value="14254" calcext:value-type="float">
            <text:p>14254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56" calcext:value-type="float">
            <text:p>19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20</text:p>
          </table:table-cell>
          <table:table-cell office:value-type="float" office:value="13808544" calcext:value-type="float">
            <text:p>13808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601456" calcext:value-type="float">
            <text:p>601456</text:p>
          </table:table-cell>
          <table:table-cell office:value-type="float" office:value="565660" calcext:value-type="float">
            <text:p>56566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7461" calcext:value-type="float">
            <text:p>7461</text:p>
          </table:table-cell>
          <table:table-cell office:value-type="float" office:value="445632" calcext:value-type="float">
            <text:p>445632</text:p>
          </table:table-cell>
          <table:table-cell office:value-type="float" office:value="186565" calcext:value-type="float">
            <text:p>186565</text:p>
          </table:table-cell>
          <table:table-cell office:value-type="float" office:value="36032" calcext:value-type="float">
            <text:p>36032</text:p>
          </table:table-cell>
          <table:table-cell office:value-type="float" office:value="14254" calcext:value-type="float">
            <text:p>14254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56" calcext:value-type="float">
            <text:p>19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21</text:p>
          </table:table-cell>
          <table:table-cell office:value-type="float" office:value="13808544" calcext:value-type="float">
            <text:p>13808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601456" calcext:value-type="float">
            <text:p>601456</text:p>
          </table:table-cell>
          <table:table-cell office:value-type="float" office:value="565660" calcext:value-type="float">
            <text:p>56566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7461" calcext:value-type="float">
            <text:p>7461</text:p>
          </table:table-cell>
          <table:table-cell office:value-type="float" office:value="445632" calcext:value-type="float">
            <text:p>445632</text:p>
          </table:table-cell>
          <table:table-cell office:value-type="float" office:value="186565" calcext:value-type="float">
            <text:p>186565</text:p>
          </table:table-cell>
          <table:table-cell office:value-type="float" office:value="36032" calcext:value-type="float">
            <text:p>36032</text:p>
          </table:table-cell>
          <table:table-cell office:value-type="float" office:value="14254" calcext:value-type="float">
            <text:p>14254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56" calcext:value-type="float">
            <text:p>19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22</text:p>
          </table:table-cell>
          <table:table-cell office:value-type="float" office:value="13909980" calcext:value-type="float">
            <text:p>13909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23</text:p>
          </table:table-cell>
          <table:table-cell office:value-type="float" office:value="13910012" calcext:value-type="float">
            <text:p>13910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24</text:p>
          </table:table-cell>
          <table:table-cell office:value-type="float" office:value="13910012" calcext:value-type="float">
            <text:p>13910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25</text:p>
          </table:table-cell>
          <table:table-cell office:value-type="float" office:value="13910072" calcext:value-type="float">
            <text:p>13910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26</text:p>
          </table:table-cell>
          <table:table-cell office:value-type="float" office:value="13910012" calcext:value-type="float">
            <text:p>13910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27</text:p>
          </table:table-cell>
          <table:table-cell office:value-type="float" office:value="13910012" calcext:value-type="float">
            <text:p>13910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28</text:p>
          </table:table-cell>
          <table:table-cell office:value-type="float" office:value="13910012" calcext:value-type="float">
            <text:p>13910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29</text:p>
          </table:table-cell>
          <table:table-cell office:value-type="float" office:value="13910012" calcext:value-type="float">
            <text:p>13910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30</text:p>
          </table:table-cell>
          <table:table-cell office:value-type="float" office:value="13910012" calcext:value-type="float">
            <text:p>13910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31</text:p>
          </table:table-cell>
          <table:table-cell office:value-type="float" office:value="13910012" calcext:value-type="float">
            <text:p>13910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32</text:p>
          </table:table-cell>
          <table:table-cell office:value-type="float" office:value="13910012" calcext:value-type="float">
            <text:p>13910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33</text:p>
          </table:table-cell>
          <table:table-cell office:value-type="float" office:value="13910012" calcext:value-type="float">
            <text:p>13910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34</text:p>
          </table:table-cell>
          <table:table-cell office:value-type="float" office:value="13910012" calcext:value-type="float">
            <text:p>13910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35</text:p>
          </table:table-cell>
          <table:table-cell office:value-type="float" office:value="13910020" calcext:value-type="float">
            <text:p>13910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36</text:p>
          </table:table-cell>
          <table:table-cell office:value-type="float" office:value="13910020" calcext:value-type="float">
            <text:p>13910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37</text:p>
          </table:table-cell>
          <table:table-cell office:value-type="float" office:value="13910020" calcext:value-type="float">
            <text:p>13910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38</text:p>
          </table:table-cell>
          <table:table-cell office:value-type="float" office:value="13910020" calcext:value-type="float">
            <text:p>13910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39</text:p>
          </table:table-cell>
          <table:table-cell office:value-type="float" office:value="13910020" calcext:value-type="float">
            <text:p>13910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40</text:p>
          </table:table-cell>
          <table:table-cell office:value-type="float" office:value="13910024" calcext:value-type="float">
            <text:p>1391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41</text:p>
          </table:table-cell>
          <table:table-cell office:value-type="float" office:value="13910024" calcext:value-type="float">
            <text:p>1391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42</text:p>
          </table:table-cell>
          <table:table-cell office:value-type="float" office:value="13910024" calcext:value-type="float">
            <text:p>1391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43</text:p>
          </table:table-cell>
          <table:table-cell office:value-type="float" office:value="13910024" calcext:value-type="float">
            <text:p>1391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44</text:p>
          </table:table-cell>
          <table:table-cell office:value-type="float" office:value="13910024" calcext:value-type="float">
            <text:p>1391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45</text:p>
          </table:table-cell>
          <table:table-cell office:value-type="float" office:value="13910024" calcext:value-type="float">
            <text:p>1391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46</text:p>
          </table:table-cell>
          <table:table-cell office:value-type="float" office:value="13910024" calcext:value-type="float">
            <text:p>1391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47</text:p>
          </table:table-cell>
          <table:table-cell office:value-type="float" office:value="13910024" calcext:value-type="float">
            <text:p>1391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48</text:p>
          </table:table-cell>
          <table:table-cell office:value-type="float" office:value="13910024" calcext:value-type="float">
            <text:p>1391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49</text:p>
          </table:table-cell>
          <table:table-cell office:value-type="float" office:value="13910024" calcext:value-type="float">
            <text:p>1391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50</text:p>
          </table:table-cell>
          <table:table-cell office:value-type="float" office:value="13910024" calcext:value-type="float">
            <text:p>1391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51</text:p>
          </table:table-cell>
          <table:table-cell office:value-type="float" office:value="13910024" calcext:value-type="float">
            <text:p>1391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52</text:p>
          </table:table-cell>
          <table:table-cell office:value-type="float" office:value="13910024" calcext:value-type="float">
            <text:p>1391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53</text:p>
          </table:table-cell>
          <table:table-cell office:value-type="float" office:value="13910024" calcext:value-type="float">
            <text:p>1391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54</text:p>
          </table:table-cell>
          <table:table-cell office:value-type="float" office:value="13910024" calcext:value-type="float">
            <text:p>1391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55</text:p>
          </table:table-cell>
          <table:table-cell office:value-type="float" office:value="13910024" calcext:value-type="float">
            <text:p>1391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56</text:p>
          </table:table-cell>
          <table:table-cell office:value-type="float" office:value="13910028" calcext:value-type="float">
            <text:p>1391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57</text:p>
          </table:table-cell>
          <table:table-cell office:value-type="float" office:value="13910028" calcext:value-type="float">
            <text:p>1391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58</text:p>
          </table:table-cell>
          <table:table-cell office:value-type="float" office:value="13909904" calcext:value-type="float">
            <text:p>13909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5:59</text:p>
          </table:table-cell>
          <table:table-cell office:value-type="float" office:value="13909904" calcext:value-type="float">
            <text:p>13909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00</text:p>
          </table:table-cell>
          <table:table-cell office:value-type="float" office:value="13909904" calcext:value-type="float">
            <text:p>13909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01</text:p>
          </table:table-cell>
          <table:table-cell office:value-type="float" office:value="13909904" calcext:value-type="float">
            <text:p>13909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02</text:p>
          </table:table-cell>
          <table:table-cell office:value-type="float" office:value="13909904" calcext:value-type="float">
            <text:p>13909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03</text:p>
          </table:table-cell>
          <table:table-cell office:value-type="float" office:value="13909904" calcext:value-type="float">
            <text:p>13909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04</text:p>
          </table:table-cell>
          <table:table-cell office:value-type="float" office:value="13909904" calcext:value-type="float">
            <text:p>13909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05</text:p>
          </table:table-cell>
          <table:table-cell office:value-type="float" office:value="13909904" calcext:value-type="float">
            <text:p>13909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06</text:p>
          </table:table-cell>
          <table:table-cell office:value-type="float" office:value="13909780" calcext:value-type="float">
            <text:p>13909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07</text:p>
          </table:table-cell>
          <table:table-cell office:value-type="float" office:value="13909780" calcext:value-type="float">
            <text:p>13909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08</text:p>
          </table:table-cell>
          <table:table-cell office:value-type="float" office:value="13909780" calcext:value-type="float">
            <text:p>13909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09</text:p>
          </table:table-cell>
          <table:table-cell office:value-type="float" office:value="13909780" calcext:value-type="float">
            <text:p>13909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10</text:p>
          </table:table-cell>
          <table:table-cell office:value-type="float" office:value="13909780" calcext:value-type="float">
            <text:p>13909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11</text:p>
          </table:table-cell>
          <table:table-cell office:value-type="float" office:value="13909780" calcext:value-type="float">
            <text:p>13909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12</text:p>
          </table:table-cell>
          <table:table-cell office:value-type="float" office:value="13909780" calcext:value-type="float">
            <text:p>13909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13</text:p>
          </table:table-cell>
          <table:table-cell office:value-type="float" office:value="13909780" calcext:value-type="float">
            <text:p>13909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14</text:p>
          </table:table-cell>
          <table:table-cell office:value-type="float" office:value="13909780" calcext:value-type="float">
            <text:p>13909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15</text:p>
          </table:table-cell>
          <table:table-cell office:value-type="float" office:value="13909780" calcext:value-type="float">
            <text:p>13909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16</text:p>
          </table:table-cell>
          <table:table-cell office:value-type="float" office:value="13909780" calcext:value-type="float">
            <text:p>13909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17</text:p>
          </table:table-cell>
          <table:table-cell office:value-type="float" office:value="13909780" calcext:value-type="float">
            <text:p>13909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18</text:p>
          </table:table-cell>
          <table:table-cell office:value-type="float" office:value="13909780" calcext:value-type="float">
            <text:p>13909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19</text:p>
          </table:table-cell>
          <table:table-cell office:value-type="float" office:value="13909780" calcext:value-type="float">
            <text:p>13909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20</text:p>
          </table:table-cell>
          <table:table-cell office:value-type="float" office:value="13909780" calcext:value-type="float">
            <text:p>13909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21</text:p>
          </table:table-cell>
          <table:table-cell office:value-type="float" office:value="13909780" calcext:value-type="float">
            <text:p>13909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22</text:p>
          </table:table-cell>
          <table:table-cell office:value-type="float" office:value="13909656" calcext:value-type="float">
            <text:p>13909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23</text:p>
          </table:table-cell>
          <table:table-cell office:value-type="float" office:value="13909664" calcext:value-type="float">
            <text:p>13909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24</text:p>
          </table:table-cell>
          <table:table-cell office:value-type="float" office:value="13909664" calcext:value-type="float">
            <text:p>13909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25</text:p>
          </table:table-cell>
          <table:table-cell office:value-type="float" office:value="13909668" calcext:value-type="float">
            <text:p>13909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2" calcext:value-type="float">
            <text:p>612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26</text:p>
          </table:table-cell>
          <table:table-cell office:value-type="float" office:value="13909668" calcext:value-type="float">
            <text:p>13909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648" calcext:value-type="float">
            <text:p>27648</text:p>
          </table:table-cell>
          <table:table-cell office:value-type="float" office:value="7249" calcext:value-type="float">
            <text:p>7249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1804" calcext:value-type="float">
            <text:p>3180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27</text:p>
          </table:table-cell>
          <table:table-cell office:value-type="float" office:value="13909668" calcext:value-type="float">
            <text:p>13909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648" calcext:value-type="float">
            <text:p>27648</text:p>
          </table:table-cell>
          <table:table-cell office:value-type="float" office:value="7249" calcext:value-type="float">
            <text:p>7249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804" calcext:value-type="float">
            <text:p>3180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28</text:p>
          </table:table-cell>
          <table:table-cell office:value-type="float" office:value="13909792" calcext:value-type="float">
            <text:p>13909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648" calcext:value-type="float">
            <text:p>27648</text:p>
          </table:table-cell>
          <table:table-cell office:value-type="float" office:value="7249" calcext:value-type="float">
            <text:p>7249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804" calcext:value-type="float">
            <text:p>3180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29</text:p>
          </table:table-cell>
          <table:table-cell office:value-type="float" office:value="13909792" calcext:value-type="float">
            <text:p>13909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499776" calcext:value-type="float">
            <text:p>499776</text:p>
          </table:table-cell>
          <table:table-cell office:value-type="float" office:value="463980" calcext:value-type="float">
            <text:p>463980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648" calcext:value-type="float">
            <text:p>27648</text:p>
          </table:table-cell>
          <table:table-cell office:value-type="float" office:value="7249" calcext:value-type="float">
            <text:p>7249</text:p>
          </table:table-cell>
          <table:table-cell office:value-type="float" office:value="344064" calcext:value-type="float">
            <text:p>34406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9952" calcext:value-type="float">
            <text:p>29952</text:p>
          </table:table-cell>
          <table:table-cell office:value-type="float" office:value="7815" calcext:value-type="float">
            <text:p>7815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804" calcext:value-type="float">
            <text:p>3180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30</text:p>
          </table:table-cell>
          <table:table-cell office:value-type="float" office:value="13890944" calcext:value-type="float">
            <text:p>13890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4984" calcext:value-type="float">
            <text:p>4174984</text:p>
          </table:table-cell>
          <table:table-cell office:value-type="float" office:value="520000" calcext:value-type="float">
            <text:p>520000</text:p>
          </table:table-cell>
          <table:table-cell office:value-type="float" office:value="484204" calcext:value-type="float">
            <text:p>484204</text:p>
          </table:table-cell>
          <table:table-cell office:value-type="float" office:value="35796" calcext:value-type="float">
            <text:p>35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648" calcext:value-type="float">
            <text:p>27648</text:p>
          </table:table-cell>
          <table:table-cell office:value-type="float" office:value="15992" calcext:value-type="float">
            <text:p>15992</text:p>
          </table:table-cell>
          <table:table-cell office:value-type="float" office:value="363584" calcext:value-type="float">
            <text:p>363584</text:p>
          </table:table-cell>
          <table:table-cell office:value-type="float" office:value="357348" calcext:value-type="float">
            <text:p>357348</text:p>
          </table:table-cell>
          <table:table-cell office:value-type="float" office:value="29952" calcext:value-type="float">
            <text:p>29952</text:p>
          </table:table-cell>
          <table:table-cell office:value-type="float" office:value="26979" calcext:value-type="float">
            <text:p>26979</text:p>
          </table:table-cell>
          <table:table-cell office:value-type="float" office:value="755776" calcext:value-type="float">
            <text:p>7557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804" calcext:value-type="float">
            <text:p>31804</text:p>
          </table:table-cell>
          <table:table-cell office:value-type="float" office:value="541" calcext:value-type="float">
            <text:p>541</text:p>
          </table:table-cell>
          <table:table-cell office:value-type="float" office:value="217" calcext:value-type="float">
            <text:p>217</text:p>
          </table:table-cell>
          <table:table-cell office:value-type="float" office:value="34842" calcext:value-type="float">
            <text:p>348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31</text:p>
          </table:table-cell>
          <table:table-cell office:value-type="float" office:value="13707056" calcext:value-type="float">
            <text:p>13707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702984" calcext:value-type="float">
            <text:p>702984</text:p>
          </table:table-cell>
          <table:table-cell office:value-type="float" office:value="667188" calcext:value-type="float">
            <text:p>667188</text:p>
          </table:table-cell>
          <table:table-cell office:value-type="float" office:value="35796" calcext:value-type="float">
            <text:p>35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12269" calcext:value-type="float">
            <text:p>12269</text:p>
          </table:table-cell>
          <table:table-cell office:value-type="float" office:value="541056" calcext:value-type="float">
            <text:p>541056</text:p>
          </table:table-cell>
          <table:table-cell office:value-type="float" office:value="532771" calcext:value-type="float">
            <text:p>532771</text:p>
          </table:table-cell>
          <table:table-cell office:value-type="float" office:value="43520" calcext:value-type="float">
            <text:p>43520</text:p>
          </table:table-cell>
          <table:table-cell office:value-type="float" office:value="40041" calcext:value-type="float">
            <text:p>40041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32</text:p>
          </table:table-cell>
          <table:table-cell office:value-type="float" office:value="13706808" calcext:value-type="float">
            <text:p>13706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702984" calcext:value-type="float">
            <text:p>702984</text:p>
          </table:table-cell>
          <table:table-cell office:value-type="float" office:value="667188" calcext:value-type="float">
            <text:p>667188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12269" calcext:value-type="float">
            <text:p>12269</text:p>
          </table:table-cell>
          <table:table-cell office:value-type="float" office:value="541056" calcext:value-type="float">
            <text:p>541056</text:p>
          </table:table-cell>
          <table:table-cell office:value-type="float" office:value="532771" calcext:value-type="float">
            <text:p>532771</text:p>
          </table:table-cell>
          <table:table-cell office:value-type="float" office:value="43520" calcext:value-type="float">
            <text:p>43520</text:p>
          </table:table-cell>
          <table:table-cell office:value-type="float" office:value="40041" calcext:value-type="float">
            <text:p>40041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33</text:p>
          </table:table-cell>
          <table:table-cell office:value-type="float" office:value="13706808" calcext:value-type="float">
            <text:p>13706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702984" calcext:value-type="float">
            <text:p>702984</text:p>
          </table:table-cell>
          <table:table-cell office:value-type="float" office:value="667188" calcext:value-type="float">
            <text:p>667188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12269" calcext:value-type="float">
            <text:p>12269</text:p>
          </table:table-cell>
          <table:table-cell office:value-type="float" office:value="541056" calcext:value-type="float">
            <text:p>541056</text:p>
          </table:table-cell>
          <table:table-cell office:value-type="float" office:value="532771" calcext:value-type="float">
            <text:p>532771</text:p>
          </table:table-cell>
          <table:table-cell office:value-type="float" office:value="43520" calcext:value-type="float">
            <text:p>43520</text:p>
          </table:table-cell>
          <table:table-cell office:value-type="float" office:value="40041" calcext:value-type="float">
            <text:p>40041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34</text:p>
          </table:table-cell>
          <table:table-cell office:value-type="float" office:value="13706840" calcext:value-type="float">
            <text:p>13706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702984" calcext:value-type="float">
            <text:p>702984</text:p>
          </table:table-cell>
          <table:table-cell office:value-type="float" office:value="667188" calcext:value-type="float">
            <text:p>667188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12269" calcext:value-type="float">
            <text:p>12269</text:p>
          </table:table-cell>
          <table:table-cell office:value-type="float" office:value="541056" calcext:value-type="float">
            <text:p>541056</text:p>
          </table:table-cell>
          <table:table-cell office:value-type="float" office:value="532771" calcext:value-type="float">
            <text:p>532771</text:p>
          </table:table-cell>
          <table:table-cell office:value-type="float" office:value="43520" calcext:value-type="float">
            <text:p>43520</text:p>
          </table:table-cell>
          <table:table-cell office:value-type="float" office:value="40041" calcext:value-type="float">
            <text:p>40041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35</text:p>
          </table:table-cell>
          <table:table-cell office:value-type="float" office:value="13706840" calcext:value-type="float">
            <text:p>13706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702984" calcext:value-type="float">
            <text:p>702984</text:p>
          </table:table-cell>
          <table:table-cell office:value-type="float" office:value="667188" calcext:value-type="float">
            <text:p>667188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12269" calcext:value-type="float">
            <text:p>12269</text:p>
          </table:table-cell>
          <table:table-cell office:value-type="float" office:value="541056" calcext:value-type="float">
            <text:p>541056</text:p>
          </table:table-cell>
          <table:table-cell office:value-type="float" office:value="532771" calcext:value-type="float">
            <text:p>532771</text:p>
          </table:table-cell>
          <table:table-cell office:value-type="float" office:value="43520" calcext:value-type="float">
            <text:p>43520</text:p>
          </table:table-cell>
          <table:table-cell office:value-type="float" office:value="40041" calcext:value-type="float">
            <text:p>40041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36</text:p>
          </table:table-cell>
          <table:table-cell office:value-type="float" office:value="13706840" calcext:value-type="float">
            <text:p>13706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702984" calcext:value-type="float">
            <text:p>702984</text:p>
          </table:table-cell>
          <table:table-cell office:value-type="float" office:value="667188" calcext:value-type="float">
            <text:p>667188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12269" calcext:value-type="float">
            <text:p>12269</text:p>
          </table:table-cell>
          <table:table-cell office:value-type="float" office:value="541056" calcext:value-type="float">
            <text:p>541056</text:p>
          </table:table-cell>
          <table:table-cell office:value-type="float" office:value="532771" calcext:value-type="float">
            <text:p>532771</text:p>
          </table:table-cell>
          <table:table-cell office:value-type="float" office:value="43520" calcext:value-type="float">
            <text:p>43520</text:p>
          </table:table-cell>
          <table:table-cell office:value-type="float" office:value="40041" calcext:value-type="float">
            <text:p>40041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37</text:p>
          </table:table-cell>
          <table:table-cell office:value-type="float" office:value="13706692" calcext:value-type="float">
            <text:p>13706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702984" calcext:value-type="float">
            <text:p>702984</text:p>
          </table:table-cell>
          <table:table-cell office:value-type="float" office:value="667188" calcext:value-type="float">
            <text:p>667188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12269" calcext:value-type="float">
            <text:p>12269</text:p>
          </table:table-cell>
          <table:table-cell office:value-type="float" office:value="541056" calcext:value-type="float">
            <text:p>541056</text:p>
          </table:table-cell>
          <table:table-cell office:value-type="float" office:value="532771" calcext:value-type="float">
            <text:p>532771</text:p>
          </table:table-cell>
          <table:table-cell office:value-type="float" office:value="43520" calcext:value-type="float">
            <text:p>43520</text:p>
          </table:table-cell>
          <table:table-cell office:value-type="float" office:value="40041" calcext:value-type="float">
            <text:p>40041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38</text:p>
          </table:table-cell>
          <table:table-cell office:value-type="float" office:value="13706348" calcext:value-type="float">
            <text:p>13706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702984" calcext:value-type="float">
            <text:p>702984</text:p>
          </table:table-cell>
          <table:table-cell office:value-type="float" office:value="667188" calcext:value-type="float">
            <text:p>667188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12269" calcext:value-type="float">
            <text:p>12269</text:p>
          </table:table-cell>
          <table:table-cell office:value-type="float" office:value="541056" calcext:value-type="float">
            <text:p>541056</text:p>
          </table:table-cell>
          <table:table-cell office:value-type="float" office:value="532771" calcext:value-type="float">
            <text:p>532771</text:p>
          </table:table-cell>
          <table:table-cell office:value-type="float" office:value="43520" calcext:value-type="float">
            <text:p>43520</text:p>
          </table:table-cell>
          <table:table-cell office:value-type="float" office:value="40041" calcext:value-type="float">
            <text:p>40041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39</text:p>
          </table:table-cell>
          <table:table-cell office:value-type="float" office:value="13706348" calcext:value-type="float">
            <text:p>13706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702984" calcext:value-type="float">
            <text:p>702984</text:p>
          </table:table-cell>
          <table:table-cell office:value-type="float" office:value="667188" calcext:value-type="float">
            <text:p>667188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12269" calcext:value-type="float">
            <text:p>12269</text:p>
          </table:table-cell>
          <table:table-cell office:value-type="float" office:value="541056" calcext:value-type="float">
            <text:p>541056</text:p>
          </table:table-cell>
          <table:table-cell office:value-type="float" office:value="532771" calcext:value-type="float">
            <text:p>532771</text:p>
          </table:table-cell>
          <table:table-cell office:value-type="float" office:value="43520" calcext:value-type="float">
            <text:p>43520</text:p>
          </table:table-cell>
          <table:table-cell office:value-type="float" office:value="40041" calcext:value-type="float">
            <text:p>40041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40</text:p>
          </table:table-cell>
          <table:table-cell office:value-type="float" office:value="13706352" calcext:value-type="float">
            <text:p>13706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702984" calcext:value-type="float">
            <text:p>702984</text:p>
          </table:table-cell>
          <table:table-cell office:value-type="float" office:value="667188" calcext:value-type="float">
            <text:p>667188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12269" calcext:value-type="float">
            <text:p>12269</text:p>
          </table:table-cell>
          <table:table-cell office:value-type="float" office:value="541056" calcext:value-type="float">
            <text:p>541056</text:p>
          </table:table-cell>
          <table:table-cell office:value-type="float" office:value="532771" calcext:value-type="float">
            <text:p>532771</text:p>
          </table:table-cell>
          <table:table-cell office:value-type="float" office:value="43520" calcext:value-type="float">
            <text:p>43520</text:p>
          </table:table-cell>
          <table:table-cell office:value-type="float" office:value="40041" calcext:value-type="float">
            <text:p>40041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41</text:p>
          </table:table-cell>
          <table:table-cell office:value-type="float" office:value="13706352" calcext:value-type="float">
            <text:p>13706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702984" calcext:value-type="float">
            <text:p>702984</text:p>
          </table:table-cell>
          <table:table-cell office:value-type="float" office:value="667188" calcext:value-type="float">
            <text:p>667188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12269" calcext:value-type="float">
            <text:p>12269</text:p>
          </table:table-cell>
          <table:table-cell office:value-type="float" office:value="541056" calcext:value-type="float">
            <text:p>541056</text:p>
          </table:table-cell>
          <table:table-cell office:value-type="float" office:value="532771" calcext:value-type="float">
            <text:p>532771</text:p>
          </table:table-cell>
          <table:table-cell office:value-type="float" office:value="43520" calcext:value-type="float">
            <text:p>43520</text:p>
          </table:table-cell>
          <table:table-cell office:value-type="float" office:value="40041" calcext:value-type="float">
            <text:p>40041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42</text:p>
          </table:table-cell>
          <table:table-cell office:value-type="float" office:value="13706352" calcext:value-type="float">
            <text:p>13706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702984" calcext:value-type="float">
            <text:p>702984</text:p>
          </table:table-cell>
          <table:table-cell office:value-type="float" office:value="667188" calcext:value-type="float">
            <text:p>667188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12269" calcext:value-type="float">
            <text:p>12269</text:p>
          </table:table-cell>
          <table:table-cell office:value-type="float" office:value="541056" calcext:value-type="float">
            <text:p>541056</text:p>
          </table:table-cell>
          <table:table-cell office:value-type="float" office:value="532771" calcext:value-type="float">
            <text:p>532771</text:p>
          </table:table-cell>
          <table:table-cell office:value-type="float" office:value="43520" calcext:value-type="float">
            <text:p>43520</text:p>
          </table:table-cell>
          <table:table-cell office:value-type="float" office:value="40041" calcext:value-type="float">
            <text:p>40041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43</text:p>
          </table:table-cell>
          <table:table-cell office:value-type="float" office:value="13706632" calcext:value-type="float">
            <text:p>13706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703024" calcext:value-type="float">
            <text:p>703024</text:p>
          </table:table-cell>
          <table:table-cell office:value-type="float" office:value="667228" calcext:value-type="float">
            <text:p>667228</text:p>
          </table:table-cell>
          <table:table-cell office:value-type="float" office:value="35796" calcext:value-type="float">
            <text:p>35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10923" calcext:value-type="float">
            <text:p>10923</text:p>
          </table:table-cell>
          <table:table-cell office:value-type="float" office:value="540800" calcext:value-type="float">
            <text:p>540800</text:p>
          </table:table-cell>
          <table:table-cell office:value-type="float" office:value="446228" calcext:value-type="float">
            <text:p>446228</text:p>
          </table:table-cell>
          <table:table-cell office:value-type="float" office:value="43520" calcext:value-type="float">
            <text:p>43520</text:p>
          </table:table-cell>
          <table:table-cell office:value-type="float" office:value="33600" calcext:value-type="float">
            <text:p>33600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52" calcext:value-type="float">
            <text:p>4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44</text:p>
          </table:table-cell>
          <table:table-cell office:value-type="float" office:value="13706732" calcext:value-type="float">
            <text:p>13706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703024" calcext:value-type="float">
            <text:p>703024</text:p>
          </table:table-cell>
          <table:table-cell office:value-type="float" office:value="667228" calcext:value-type="float">
            <text:p>667228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10923" calcext:value-type="float">
            <text:p>10923</text:p>
          </table:table-cell>
          <table:table-cell office:value-type="float" office:value="540800" calcext:value-type="float">
            <text:p>540800</text:p>
          </table:table-cell>
          <table:table-cell office:value-type="float" office:value="446228" calcext:value-type="float">
            <text:p>446228</text:p>
          </table:table-cell>
          <table:table-cell office:value-type="float" office:value="43520" calcext:value-type="float">
            <text:p>43520</text:p>
          </table:table-cell>
          <table:table-cell office:value-type="float" office:value="33600" calcext:value-type="float">
            <text:p>33600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52" calcext:value-type="float">
            <text:p>4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45</text:p>
          </table:table-cell>
          <table:table-cell office:value-type="float" office:value="13706732" calcext:value-type="float">
            <text:p>13706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703024" calcext:value-type="float">
            <text:p>703024</text:p>
          </table:table-cell>
          <table:table-cell office:value-type="float" office:value="667228" calcext:value-type="float">
            <text:p>667228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10923" calcext:value-type="float">
            <text:p>10923</text:p>
          </table:table-cell>
          <table:table-cell office:value-type="float" office:value="540800" calcext:value-type="float">
            <text:p>540800</text:p>
          </table:table-cell>
          <table:table-cell office:value-type="float" office:value="446228" calcext:value-type="float">
            <text:p>446228</text:p>
          </table:table-cell>
          <table:table-cell office:value-type="float" office:value="43520" calcext:value-type="float">
            <text:p>43520</text:p>
          </table:table-cell>
          <table:table-cell office:value-type="float" office:value="33600" calcext:value-type="float">
            <text:p>33600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52" calcext:value-type="float">
            <text:p>4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46</text:p>
          </table:table-cell>
          <table:table-cell office:value-type="float" office:value="13706732" calcext:value-type="float">
            <text:p>13706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703024" calcext:value-type="float">
            <text:p>703024</text:p>
          </table:table-cell>
          <table:table-cell office:value-type="float" office:value="667228" calcext:value-type="float">
            <text:p>667228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10923" calcext:value-type="float">
            <text:p>10923</text:p>
          </table:table-cell>
          <table:table-cell office:value-type="float" office:value="540800" calcext:value-type="float">
            <text:p>540800</text:p>
          </table:table-cell>
          <table:table-cell office:value-type="float" office:value="446228" calcext:value-type="float">
            <text:p>446228</text:p>
          </table:table-cell>
          <table:table-cell office:value-type="float" office:value="43520" calcext:value-type="float">
            <text:p>43520</text:p>
          </table:table-cell>
          <table:table-cell office:value-type="float" office:value="33600" calcext:value-type="float">
            <text:p>33600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52" calcext:value-type="float">
            <text:p>4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47</text:p>
          </table:table-cell>
          <table:table-cell office:value-type="float" office:value="13706732" calcext:value-type="float">
            <text:p>13706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703024" calcext:value-type="float">
            <text:p>703024</text:p>
          </table:table-cell>
          <table:table-cell office:value-type="float" office:value="667228" calcext:value-type="float">
            <text:p>667228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10923" calcext:value-type="float">
            <text:p>10923</text:p>
          </table:table-cell>
          <table:table-cell office:value-type="float" office:value="540800" calcext:value-type="float">
            <text:p>540800</text:p>
          </table:table-cell>
          <table:table-cell office:value-type="float" office:value="446228" calcext:value-type="float">
            <text:p>446228</text:p>
          </table:table-cell>
          <table:table-cell office:value-type="float" office:value="43520" calcext:value-type="float">
            <text:p>43520</text:p>
          </table:table-cell>
          <table:table-cell office:value-type="float" office:value="33600" calcext:value-type="float">
            <text:p>33600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52" calcext:value-type="float">
            <text:p>4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48</text:p>
          </table:table-cell>
          <table:table-cell office:value-type="float" office:value="13706608" calcext:value-type="float">
            <text:p>13706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703024" calcext:value-type="float">
            <text:p>703024</text:p>
          </table:table-cell>
          <table:table-cell office:value-type="float" office:value="667228" calcext:value-type="float">
            <text:p>667228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10923" calcext:value-type="float">
            <text:p>10923</text:p>
          </table:table-cell>
          <table:table-cell office:value-type="float" office:value="540800" calcext:value-type="float">
            <text:p>540800</text:p>
          </table:table-cell>
          <table:table-cell office:value-type="float" office:value="446228" calcext:value-type="float">
            <text:p>446228</text:p>
          </table:table-cell>
          <table:table-cell office:value-type="float" office:value="43520" calcext:value-type="float">
            <text:p>43520</text:p>
          </table:table-cell>
          <table:table-cell office:value-type="float" office:value="33600" calcext:value-type="float">
            <text:p>33600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52" calcext:value-type="float">
            <text:p>4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49</text:p>
          </table:table-cell>
          <table:table-cell office:value-type="float" office:value="13706608" calcext:value-type="float">
            <text:p>13706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703024" calcext:value-type="float">
            <text:p>703024</text:p>
          </table:table-cell>
          <table:table-cell office:value-type="float" office:value="667228" calcext:value-type="float">
            <text:p>667228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10923" calcext:value-type="float">
            <text:p>10923</text:p>
          </table:table-cell>
          <table:table-cell office:value-type="float" office:value="540800" calcext:value-type="float">
            <text:p>540800</text:p>
          </table:table-cell>
          <table:table-cell office:value-type="float" office:value="446228" calcext:value-type="float">
            <text:p>446228</text:p>
          </table:table-cell>
          <table:table-cell office:value-type="float" office:value="43520" calcext:value-type="float">
            <text:p>43520</text:p>
          </table:table-cell>
          <table:table-cell office:value-type="float" office:value="33600" calcext:value-type="float">
            <text:p>33600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52" calcext:value-type="float">
            <text:p>4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50</text:p>
          </table:table-cell>
          <table:table-cell office:value-type="float" office:value="13706608" calcext:value-type="float">
            <text:p>13706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703024" calcext:value-type="float">
            <text:p>703024</text:p>
          </table:table-cell>
          <table:table-cell office:value-type="float" office:value="667228" calcext:value-type="float">
            <text:p>667228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10923" calcext:value-type="float">
            <text:p>10923</text:p>
          </table:table-cell>
          <table:table-cell office:value-type="float" office:value="540800" calcext:value-type="float">
            <text:p>540800</text:p>
          </table:table-cell>
          <table:table-cell office:value-type="float" office:value="446228" calcext:value-type="float">
            <text:p>446228</text:p>
          </table:table-cell>
          <table:table-cell office:value-type="float" office:value="43520" calcext:value-type="float">
            <text:p>43520</text:p>
          </table:table-cell>
          <table:table-cell office:value-type="float" office:value="33600" calcext:value-type="float">
            <text:p>33600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52" calcext:value-type="float">
            <text:p>4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51</text:p>
          </table:table-cell>
          <table:table-cell office:value-type="float" office:value="13706868" calcext:value-type="float">
            <text:p>13706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702632" calcext:value-type="float">
            <text:p>702632</text:p>
          </table:table-cell>
          <table:table-cell office:value-type="float" office:value="666836" calcext:value-type="float">
            <text:p>666836</text:p>
          </table:table-cell>
          <table:table-cell office:value-type="float" office:value="35796" calcext:value-type="float">
            <text:p>35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9588" calcext:value-type="float">
            <text:p>9588</text:p>
          </table:table-cell>
          <table:table-cell office:value-type="float" office:value="540544" calcext:value-type="float">
            <text:p>540544</text:p>
          </table:table-cell>
          <table:table-cell office:value-type="float" office:value="359679" calcext:value-type="float">
            <text:p>359679</text:p>
          </table:table-cell>
          <table:table-cell office:value-type="float" office:value="43520" calcext:value-type="float">
            <text:p>43520</text:p>
          </table:table-cell>
          <table:table-cell office:value-type="float" office:value="27158" calcext:value-type="float">
            <text:p>27158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52" calcext:value-type="float">
            <text:p>35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52</text:p>
          </table:table-cell>
          <table:table-cell office:value-type="float" office:value="13706856" calcext:value-type="float">
            <text:p>13706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702632" calcext:value-type="float">
            <text:p>702632</text:p>
          </table:table-cell>
          <table:table-cell office:value-type="float" office:value="666836" calcext:value-type="float">
            <text:p>666836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9588" calcext:value-type="float">
            <text:p>9588</text:p>
          </table:table-cell>
          <table:table-cell office:value-type="float" office:value="540544" calcext:value-type="float">
            <text:p>540544</text:p>
          </table:table-cell>
          <table:table-cell office:value-type="float" office:value="359679" calcext:value-type="float">
            <text:p>359679</text:p>
          </table:table-cell>
          <table:table-cell office:value-type="float" office:value="43520" calcext:value-type="float">
            <text:p>43520</text:p>
          </table:table-cell>
          <table:table-cell office:value-type="float" office:value="27158" calcext:value-type="float">
            <text:p>27158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52" calcext:value-type="float">
            <text:p>35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53</text:p>
          </table:table-cell>
          <table:table-cell office:value-type="float" office:value="13706856" calcext:value-type="float">
            <text:p>13706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702632" calcext:value-type="float">
            <text:p>702632</text:p>
          </table:table-cell>
          <table:table-cell office:value-type="float" office:value="666836" calcext:value-type="float">
            <text:p>666836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9588" calcext:value-type="float">
            <text:p>9588</text:p>
          </table:table-cell>
          <table:table-cell office:value-type="float" office:value="540544" calcext:value-type="float">
            <text:p>540544</text:p>
          </table:table-cell>
          <table:table-cell office:value-type="float" office:value="359679" calcext:value-type="float">
            <text:p>359679</text:p>
          </table:table-cell>
          <table:table-cell office:value-type="float" office:value="43520" calcext:value-type="float">
            <text:p>43520</text:p>
          </table:table-cell>
          <table:table-cell office:value-type="float" office:value="27158" calcext:value-type="float">
            <text:p>27158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52" calcext:value-type="float">
            <text:p>35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54</text:p>
          </table:table-cell>
          <table:table-cell office:value-type="float" office:value="13706856" calcext:value-type="float">
            <text:p>13706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702632" calcext:value-type="float">
            <text:p>702632</text:p>
          </table:table-cell>
          <table:table-cell office:value-type="float" office:value="666836" calcext:value-type="float">
            <text:p>666836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9588" calcext:value-type="float">
            <text:p>9588</text:p>
          </table:table-cell>
          <table:table-cell office:value-type="float" office:value="540544" calcext:value-type="float">
            <text:p>540544</text:p>
          </table:table-cell>
          <table:table-cell office:value-type="float" office:value="359679" calcext:value-type="float">
            <text:p>359679</text:p>
          </table:table-cell>
          <table:table-cell office:value-type="float" office:value="43520" calcext:value-type="float">
            <text:p>43520</text:p>
          </table:table-cell>
          <table:table-cell office:value-type="float" office:value="27158" calcext:value-type="float">
            <text:p>27158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52" calcext:value-type="float">
            <text:p>35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55</text:p>
          </table:table-cell>
          <table:table-cell office:value-type="float" office:value="13706856" calcext:value-type="float">
            <text:p>13706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702632" calcext:value-type="float">
            <text:p>702632</text:p>
          </table:table-cell>
          <table:table-cell office:value-type="float" office:value="666836" calcext:value-type="float">
            <text:p>666836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9588" calcext:value-type="float">
            <text:p>9588</text:p>
          </table:table-cell>
          <table:table-cell office:value-type="float" office:value="540544" calcext:value-type="float">
            <text:p>540544</text:p>
          </table:table-cell>
          <table:table-cell office:value-type="float" office:value="359679" calcext:value-type="float">
            <text:p>359679</text:p>
          </table:table-cell>
          <table:table-cell office:value-type="float" office:value="43520" calcext:value-type="float">
            <text:p>43520</text:p>
          </table:table-cell>
          <table:table-cell office:value-type="float" office:value="27158" calcext:value-type="float">
            <text:p>27158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52" calcext:value-type="float">
            <text:p>35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56</text:p>
          </table:table-cell>
          <table:table-cell office:value-type="float" office:value="13706856" calcext:value-type="float">
            <text:p>13706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702632" calcext:value-type="float">
            <text:p>702632</text:p>
          </table:table-cell>
          <table:table-cell office:value-type="float" office:value="666836" calcext:value-type="float">
            <text:p>666836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9588" calcext:value-type="float">
            <text:p>9588</text:p>
          </table:table-cell>
          <table:table-cell office:value-type="float" office:value="540544" calcext:value-type="float">
            <text:p>540544</text:p>
          </table:table-cell>
          <table:table-cell office:value-type="float" office:value="359679" calcext:value-type="float">
            <text:p>359679</text:p>
          </table:table-cell>
          <table:table-cell office:value-type="float" office:value="43520" calcext:value-type="float">
            <text:p>43520</text:p>
          </table:table-cell>
          <table:table-cell office:value-type="float" office:value="27158" calcext:value-type="float">
            <text:p>27158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52" calcext:value-type="float">
            <text:p>35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57</text:p>
          </table:table-cell>
          <table:table-cell office:value-type="float" office:value="13706856" calcext:value-type="float">
            <text:p>13706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702632" calcext:value-type="float">
            <text:p>702632</text:p>
          </table:table-cell>
          <table:table-cell office:value-type="float" office:value="666836" calcext:value-type="float">
            <text:p>666836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9588" calcext:value-type="float">
            <text:p>9588</text:p>
          </table:table-cell>
          <table:table-cell office:value-type="float" office:value="540544" calcext:value-type="float">
            <text:p>540544</text:p>
          </table:table-cell>
          <table:table-cell office:value-type="float" office:value="359679" calcext:value-type="float">
            <text:p>359679</text:p>
          </table:table-cell>
          <table:table-cell office:value-type="float" office:value="43520" calcext:value-type="float">
            <text:p>43520</text:p>
          </table:table-cell>
          <table:table-cell office:value-type="float" office:value="27158" calcext:value-type="float">
            <text:p>27158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52" calcext:value-type="float">
            <text:p>35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58</text:p>
          </table:table-cell>
          <table:table-cell office:value-type="float" office:value="13706856" calcext:value-type="float">
            <text:p>13706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702632" calcext:value-type="float">
            <text:p>702632</text:p>
          </table:table-cell>
          <table:table-cell office:value-type="float" office:value="666836" calcext:value-type="float">
            <text:p>666836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9588" calcext:value-type="float">
            <text:p>9588</text:p>
          </table:table-cell>
          <table:table-cell office:value-type="float" office:value="540544" calcext:value-type="float">
            <text:p>540544</text:p>
          </table:table-cell>
          <table:table-cell office:value-type="float" office:value="359679" calcext:value-type="float">
            <text:p>359679</text:p>
          </table:table-cell>
          <table:table-cell office:value-type="float" office:value="43520" calcext:value-type="float">
            <text:p>43520</text:p>
          </table:table-cell>
          <table:table-cell office:value-type="float" office:value="27158" calcext:value-type="float">
            <text:p>27158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52" calcext:value-type="float">
            <text:p>35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6:59</text:p>
          </table:table-cell>
          <table:table-cell office:value-type="float" office:value="13712320" calcext:value-type="float">
            <text:p>13712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697380" calcext:value-type="float">
            <text:p>697380</text:p>
          </table:table-cell>
          <table:table-cell office:value-type="float" office:value="661584" calcext:value-type="float">
            <text:p>661584</text:p>
          </table:table-cell>
          <table:table-cell office:value-type="float" office:value="35796" calcext:value-type="float">
            <text:p>35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8244" calcext:value-type="float">
            <text:p>8244</text:p>
          </table:table-cell>
          <table:table-cell office:value-type="float" office:value="535168" calcext:value-type="float">
            <text:p>535168</text:p>
          </table:table-cell>
          <table:table-cell office:value-type="float" office:value="273130" calcext:value-type="float">
            <text:p>273130</text:p>
          </table:table-cell>
          <table:table-cell office:value-type="float" office:value="43328" calcext:value-type="float">
            <text:p>43328</text:p>
          </table:table-cell>
          <table:table-cell office:value-type="float" office:value="20712" calcext:value-type="float">
            <text:p>20712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52" calcext:value-type="float">
            <text:p>27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7:00</text:p>
          </table:table-cell>
          <table:table-cell office:value-type="float" office:value="13712192" calcext:value-type="float">
            <text:p>13712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697380" calcext:value-type="float">
            <text:p>697380</text:p>
          </table:table-cell>
          <table:table-cell office:value-type="float" office:value="661584" calcext:value-type="float">
            <text:p>661584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8244" calcext:value-type="float">
            <text:p>8244</text:p>
          </table:table-cell>
          <table:table-cell office:value-type="float" office:value="535168" calcext:value-type="float">
            <text:p>535168</text:p>
          </table:table-cell>
          <table:table-cell office:value-type="float" office:value="273130" calcext:value-type="float">
            <text:p>273130</text:p>
          </table:table-cell>
          <table:table-cell office:value-type="float" office:value="43328" calcext:value-type="float">
            <text:p>43328</text:p>
          </table:table-cell>
          <table:table-cell office:value-type="float" office:value="20712" calcext:value-type="float">
            <text:p>20712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52" calcext:value-type="float">
            <text:p>27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7:01</text:p>
          </table:table-cell>
          <table:table-cell office:value-type="float" office:value="13712192" calcext:value-type="float">
            <text:p>13712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697380" calcext:value-type="float">
            <text:p>697380</text:p>
          </table:table-cell>
          <table:table-cell office:value-type="float" office:value="661584" calcext:value-type="float">
            <text:p>661584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8244" calcext:value-type="float">
            <text:p>8244</text:p>
          </table:table-cell>
          <table:table-cell office:value-type="float" office:value="535168" calcext:value-type="float">
            <text:p>535168</text:p>
          </table:table-cell>
          <table:table-cell office:value-type="float" office:value="273130" calcext:value-type="float">
            <text:p>273130</text:p>
          </table:table-cell>
          <table:table-cell office:value-type="float" office:value="43328" calcext:value-type="float">
            <text:p>43328</text:p>
          </table:table-cell>
          <table:table-cell office:value-type="float" office:value="20712" calcext:value-type="float">
            <text:p>20712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52" calcext:value-type="float">
            <text:p>27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7:02</text:p>
          </table:table-cell>
          <table:table-cell office:value-type="float" office:value="13712192" calcext:value-type="float">
            <text:p>13712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697380" calcext:value-type="float">
            <text:p>697380</text:p>
          </table:table-cell>
          <table:table-cell office:value-type="float" office:value="661584" calcext:value-type="float">
            <text:p>661584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8244" calcext:value-type="float">
            <text:p>8244</text:p>
          </table:table-cell>
          <table:table-cell office:value-type="float" office:value="535168" calcext:value-type="float">
            <text:p>535168</text:p>
          </table:table-cell>
          <table:table-cell office:value-type="float" office:value="273130" calcext:value-type="float">
            <text:p>273130</text:p>
          </table:table-cell>
          <table:table-cell office:value-type="float" office:value="43328" calcext:value-type="float">
            <text:p>43328</text:p>
          </table:table-cell>
          <table:table-cell office:value-type="float" office:value="20712" calcext:value-type="float">
            <text:p>20712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52" calcext:value-type="float">
            <text:p>27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7:03</text:p>
          </table:table-cell>
          <table:table-cell office:value-type="float" office:value="13712192" calcext:value-type="float">
            <text:p>13712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697380" calcext:value-type="float">
            <text:p>697380</text:p>
          </table:table-cell>
          <table:table-cell office:value-type="float" office:value="661584" calcext:value-type="float">
            <text:p>661584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8244" calcext:value-type="float">
            <text:p>8244</text:p>
          </table:table-cell>
          <table:table-cell office:value-type="float" office:value="535168" calcext:value-type="float">
            <text:p>535168</text:p>
          </table:table-cell>
          <table:table-cell office:value-type="float" office:value="273130" calcext:value-type="float">
            <text:p>273130</text:p>
          </table:table-cell>
          <table:table-cell office:value-type="float" office:value="43328" calcext:value-type="float">
            <text:p>43328</text:p>
          </table:table-cell>
          <table:table-cell office:value-type="float" office:value="20712" calcext:value-type="float">
            <text:p>20712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52" calcext:value-type="float">
            <text:p>27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7:04</text:p>
          </table:table-cell>
          <table:table-cell office:value-type="float" office:value="13712192" calcext:value-type="float">
            <text:p>13712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697380" calcext:value-type="float">
            <text:p>697380</text:p>
          </table:table-cell>
          <table:table-cell office:value-type="float" office:value="661584" calcext:value-type="float">
            <text:p>661584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8244" calcext:value-type="float">
            <text:p>8244</text:p>
          </table:table-cell>
          <table:table-cell office:value-type="float" office:value="535168" calcext:value-type="float">
            <text:p>535168</text:p>
          </table:table-cell>
          <table:table-cell office:value-type="float" office:value="273130" calcext:value-type="float">
            <text:p>273130</text:p>
          </table:table-cell>
          <table:table-cell office:value-type="float" office:value="43328" calcext:value-type="float">
            <text:p>43328</text:p>
          </table:table-cell>
          <table:table-cell office:value-type="float" office:value="20712" calcext:value-type="float">
            <text:p>20712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52" calcext:value-type="float">
            <text:p>27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7:05</text:p>
          </table:table-cell>
          <table:table-cell office:value-type="float" office:value="13712192" calcext:value-type="float">
            <text:p>13712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697380" calcext:value-type="float">
            <text:p>697380</text:p>
          </table:table-cell>
          <table:table-cell office:value-type="float" office:value="661584" calcext:value-type="float">
            <text:p>661584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8244" calcext:value-type="float">
            <text:p>8244</text:p>
          </table:table-cell>
          <table:table-cell office:value-type="float" office:value="535168" calcext:value-type="float">
            <text:p>535168</text:p>
          </table:table-cell>
          <table:table-cell office:value-type="float" office:value="273130" calcext:value-type="float">
            <text:p>273130</text:p>
          </table:table-cell>
          <table:table-cell office:value-type="float" office:value="43328" calcext:value-type="float">
            <text:p>43328</text:p>
          </table:table-cell>
          <table:table-cell office:value-type="float" office:value="20712" calcext:value-type="float">
            <text:p>20712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52" calcext:value-type="float">
            <text:p>27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7:06</text:p>
          </table:table-cell>
          <table:table-cell office:value-type="float" office:value="13712192" calcext:value-type="float">
            <text:p>13712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697380" calcext:value-type="float">
            <text:p>697380</text:p>
          </table:table-cell>
          <table:table-cell office:value-type="float" office:value="661584" calcext:value-type="float">
            <text:p>661584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68" calcext:value-type="float">
            <text:p>32768</text:p>
          </table:table-cell>
          <table:table-cell office:value-type="float" office:value="8244" calcext:value-type="float">
            <text:p>8244</text:p>
          </table:table-cell>
          <table:table-cell office:value-type="float" office:value="535168" calcext:value-type="float">
            <text:p>535168</text:p>
          </table:table-cell>
          <table:table-cell office:value-type="float" office:value="273130" calcext:value-type="float">
            <text:p>273130</text:p>
          </table:table-cell>
          <table:table-cell office:value-type="float" office:value="43328" calcext:value-type="float">
            <text:p>43328</text:p>
          </table:table-cell>
          <table:table-cell office:value-type="float" office:value="20712" calcext:value-type="float">
            <text:p>20712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52" calcext:value-type="float">
            <text:p>27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7:07</text:p>
          </table:table-cell>
          <table:table-cell office:value-type="float" office:value="13738920" calcext:value-type="float">
            <text:p>13738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670488" calcext:value-type="float">
            <text:p>670488</text:p>
          </table:table-cell>
          <table:table-cell office:value-type="float" office:value="634692" calcext:value-type="float">
            <text:p>634692</text:p>
          </table:table-cell>
          <table:table-cell office:value-type="float" office:value="35796" calcext:value-type="float">
            <text:p>35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720" calcext:value-type="float">
            <text:p>30720</text:p>
          </table:table-cell>
          <table:table-cell office:value-type="float" office:value="6891" calcext:value-type="float">
            <text:p>6891</text:p>
          </table:table-cell>
          <table:table-cell office:value-type="float" office:value="510080" calcext:value-type="float">
            <text:p>510080</text:p>
          </table:table-cell>
          <table:table-cell office:value-type="float" office:value="186586" calcext:value-type="float">
            <text:p>186586</text:p>
          </table:table-cell>
          <table:table-cell office:value-type="float" office:value="41728" calcext:value-type="float">
            <text:p>41728</text:p>
          </table:table-cell>
          <table:table-cell office:value-type="float" office:value="14272" calcext:value-type="float">
            <text:p>14272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52" calcext:value-type="float">
            <text:p>19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7:08</text:p>
          </table:table-cell>
          <table:table-cell office:value-type="float" office:value="13738920" calcext:value-type="float">
            <text:p>13738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670488" calcext:value-type="float">
            <text:p>670488</text:p>
          </table:table-cell>
          <table:table-cell office:value-type="float" office:value="634692" calcext:value-type="float">
            <text:p>634692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720" calcext:value-type="float">
            <text:p>30720</text:p>
          </table:table-cell>
          <table:table-cell office:value-type="float" office:value="6891" calcext:value-type="float">
            <text:p>6891</text:p>
          </table:table-cell>
          <table:table-cell office:value-type="float" office:value="510080" calcext:value-type="float">
            <text:p>510080</text:p>
          </table:table-cell>
          <table:table-cell office:value-type="float" office:value="186586" calcext:value-type="float">
            <text:p>186586</text:p>
          </table:table-cell>
          <table:table-cell office:value-type="float" office:value="41728" calcext:value-type="float">
            <text:p>41728</text:p>
          </table:table-cell>
          <table:table-cell office:value-type="float" office:value="14272" calcext:value-type="float">
            <text:p>14272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52" calcext:value-type="float">
            <text:p>19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7:09</text:p>
          </table:table-cell>
          <table:table-cell office:value-type="float" office:value="13738696" calcext:value-type="float">
            <text:p>13738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670488" calcext:value-type="float">
            <text:p>670488</text:p>
          </table:table-cell>
          <table:table-cell office:value-type="float" office:value="634692" calcext:value-type="float">
            <text:p>634692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720" calcext:value-type="float">
            <text:p>30720</text:p>
          </table:table-cell>
          <table:table-cell office:value-type="float" office:value="6891" calcext:value-type="float">
            <text:p>6891</text:p>
          </table:table-cell>
          <table:table-cell office:value-type="float" office:value="510080" calcext:value-type="float">
            <text:p>510080</text:p>
          </table:table-cell>
          <table:table-cell office:value-type="float" office:value="186586" calcext:value-type="float">
            <text:p>186586</text:p>
          </table:table-cell>
          <table:table-cell office:value-type="float" office:value="41728" calcext:value-type="float">
            <text:p>41728</text:p>
          </table:table-cell>
          <table:table-cell office:value-type="float" office:value="14272" calcext:value-type="float">
            <text:p>14272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52" calcext:value-type="float">
            <text:p>19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7:10</text:p>
          </table:table-cell>
          <table:table-cell office:value-type="float" office:value="13737160" calcext:value-type="float">
            <text:p>13737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670488" calcext:value-type="float">
            <text:p>670488</text:p>
          </table:table-cell>
          <table:table-cell office:value-type="float" office:value="634692" calcext:value-type="float">
            <text:p>634692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720" calcext:value-type="float">
            <text:p>30720</text:p>
          </table:table-cell>
          <table:table-cell office:value-type="float" office:value="6891" calcext:value-type="float">
            <text:p>6891</text:p>
          </table:table-cell>
          <table:table-cell office:value-type="float" office:value="510080" calcext:value-type="float">
            <text:p>510080</text:p>
          </table:table-cell>
          <table:table-cell office:value-type="float" office:value="186586" calcext:value-type="float">
            <text:p>186586</text:p>
          </table:table-cell>
          <table:table-cell office:value-type="float" office:value="41728" calcext:value-type="float">
            <text:p>41728</text:p>
          </table:table-cell>
          <table:table-cell office:value-type="float" office:value="14272" calcext:value-type="float">
            <text:p>14272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52" calcext:value-type="float">
            <text:p>19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7:11</text:p>
          </table:table-cell>
          <table:table-cell office:value-type="float" office:value="13737260" calcext:value-type="float">
            <text:p>13737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670488" calcext:value-type="float">
            <text:p>670488</text:p>
          </table:table-cell>
          <table:table-cell office:value-type="float" office:value="634692" calcext:value-type="float">
            <text:p>634692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720" calcext:value-type="float">
            <text:p>30720</text:p>
          </table:table-cell>
          <table:table-cell office:value-type="float" office:value="6891" calcext:value-type="float">
            <text:p>6891</text:p>
          </table:table-cell>
          <table:table-cell office:value-type="float" office:value="510080" calcext:value-type="float">
            <text:p>510080</text:p>
          </table:table-cell>
          <table:table-cell office:value-type="float" office:value="186586" calcext:value-type="float">
            <text:p>186586</text:p>
          </table:table-cell>
          <table:table-cell office:value-type="float" office:value="41728" calcext:value-type="float">
            <text:p>41728</text:p>
          </table:table-cell>
          <table:table-cell office:value-type="float" office:value="14272" calcext:value-type="float">
            <text:p>14272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52" calcext:value-type="float">
            <text:p>19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7:12</text:p>
          </table:table-cell>
          <table:table-cell office:value-type="float" office:value="13737260" calcext:value-type="float">
            <text:p>13737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670488" calcext:value-type="float">
            <text:p>670488</text:p>
          </table:table-cell>
          <table:table-cell office:value-type="float" office:value="634692" calcext:value-type="float">
            <text:p>634692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720" calcext:value-type="float">
            <text:p>30720</text:p>
          </table:table-cell>
          <table:table-cell office:value-type="float" office:value="6891" calcext:value-type="float">
            <text:p>6891</text:p>
          </table:table-cell>
          <table:table-cell office:value-type="float" office:value="510080" calcext:value-type="float">
            <text:p>510080</text:p>
          </table:table-cell>
          <table:table-cell office:value-type="float" office:value="186586" calcext:value-type="float">
            <text:p>186586</text:p>
          </table:table-cell>
          <table:table-cell office:value-type="float" office:value="41728" calcext:value-type="float">
            <text:p>41728</text:p>
          </table:table-cell>
          <table:table-cell office:value-type="float" office:value="14272" calcext:value-type="float">
            <text:p>14272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52" calcext:value-type="float">
            <text:p>19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7:13</text:p>
          </table:table-cell>
          <table:table-cell office:value-type="float" office:value="13737260" calcext:value-type="float">
            <text:p>13737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670488" calcext:value-type="float">
            <text:p>670488</text:p>
          </table:table-cell>
          <table:table-cell office:value-type="float" office:value="634692" calcext:value-type="float">
            <text:p>634692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720" calcext:value-type="float">
            <text:p>30720</text:p>
          </table:table-cell>
          <table:table-cell office:value-type="float" office:value="6891" calcext:value-type="float">
            <text:p>6891</text:p>
          </table:table-cell>
          <table:table-cell office:value-type="float" office:value="510080" calcext:value-type="float">
            <text:p>510080</text:p>
          </table:table-cell>
          <table:table-cell office:value-type="float" office:value="186586" calcext:value-type="float">
            <text:p>186586</text:p>
          </table:table-cell>
          <table:table-cell office:value-type="float" office:value="41728" calcext:value-type="float">
            <text:p>41728</text:p>
          </table:table-cell>
          <table:table-cell office:value-type="float" office:value="14272" calcext:value-type="float">
            <text:p>14272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52" calcext:value-type="float">
            <text:p>19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2:47:14</text:p>
          </table:table-cell>
          <table:table-cell office:value-type="float" office:value="13739120" calcext:value-type="float">
            <text:p>13739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712" calcext:value-type="float">
            <text:p>4248712</text:p>
          </table:table-cell>
          <table:table-cell office:value-type="float" office:value="670488" calcext:value-type="float">
            <text:p>670488</text:p>
          </table:table-cell>
          <table:table-cell office:value-type="float" office:value="634692" calcext:value-type="float">
            <text:p>634692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720" calcext:value-type="float">
            <text:p>30720</text:p>
          </table:table-cell>
          <table:table-cell office:value-type="float" office:value="6891" calcext:value-type="float">
            <text:p>6891</text:p>
          </table:table-cell>
          <table:table-cell office:value-type="float" office:value="510080" calcext:value-type="float">
            <text:p>510080</text:p>
          </table:table-cell>
          <table:table-cell office:value-type="float" office:value="186586" calcext:value-type="float">
            <text:p>186586</text:p>
          </table:table-cell>
          <table:table-cell office:value-type="float" office:value="41728" calcext:value-type="float">
            <text:p>41728</text:p>
          </table:table-cell>
          <table:table-cell office:value-type="float" office:value="14272" calcext:value-type="float">
            <text:p>14272</text:p>
          </table:table-cell>
          <table:table-cell office:value-type="float" office:value="901760" calcext:value-type="float">
            <text:p>90176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52" calcext:value-type="float">
            <text:p>19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15" calcext:value-type="date">
            <text:p>04/15/20 12:47 PM</text:p>
          </table:table-cell>
          <table:table-cell office:value-type="float" office:value="14246380" calcext:value-type="float">
            <text:p>142463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65384" calcext:value-type="float">
            <text:p>3765384</text:p>
          </table:table-cell>
          <table:table-cell office:value-type="float" office:value="163544" calcext:value-type="float">
            <text:p>163544</text:p>
          </table:table-cell>
          <table:table-cell office:value-type="float" office:value="127748" calcext:value-type="float">
            <text:p>127748</text:p>
          </table:table-cell>
          <table:table-cell office:value-type="float" office:value="35796" calcext:value-type="float">
            <text:p>357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480" calcext:value-type="float">
            <text:p>20480</text:p>
          </table:table-cell>
          <table:table-cell office:value-type="float" office:value="4138" calcext:value-type="float">
            <text:p>4138</text:p>
          </table:table-cell>
          <table:table-cell office:value-type="float" office:value="13824" calcext:value-type="float">
            <text:p>13824</text:p>
          </table:table-cell>
          <table:table-cell office:value-type="float" office:value="13468" calcext:value-type="float">
            <text:p>13468</text:p>
          </table:table-cell>
          <table:table-cell office:value-type="float" office:value="1536" calcext:value-type="float">
            <text:p>1536</text:p>
          </table:table-cell>
          <table:table-cell office:value-type="float" office:value="1365" calcext:value-type="float">
            <text:p>1365</text:p>
          </table:table-cell>
          <table:table-cell office:value-type="float" office:value="816256" calcext:value-type="float">
            <text:p>81625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52" calcext:value-type="float">
            <text:p>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16" calcext:value-type="date">
            <text:p>04/15/20 12:47 PM</text:p>
          </table:table-cell>
          <table:table-cell office:value-type="float" office:value="14218196" calcext:value-type="float">
            <text:p>14218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65384" calcext:value-type="float">
            <text:p>3765384</text:p>
          </table:table-cell>
          <table:table-cell office:value-type="float" office:value="163544" calcext:value-type="float">
            <text:p>163544</text:p>
          </table:table-cell>
          <table:table-cell office:value-type="float" office:value="127748" calcext:value-type="float">
            <text:p>127748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480" calcext:value-type="float">
            <text:p>20480</text:p>
          </table:table-cell>
          <table:table-cell office:value-type="float" office:value="4138" calcext:value-type="float">
            <text:p>4138</text:p>
          </table:table-cell>
          <table:table-cell office:value-type="float" office:value="13824" calcext:value-type="float">
            <text:p>13824</text:p>
          </table:table-cell>
          <table:table-cell office:value-type="float" office:value="13468" calcext:value-type="float">
            <text:p>13468</text:p>
          </table:table-cell>
          <table:table-cell office:value-type="float" office:value="1536" calcext:value-type="float">
            <text:p>1536</text:p>
          </table:table-cell>
          <table:table-cell office:value-type="float" office:value="1365" calcext:value-type="float">
            <text:p>1365</text:p>
          </table:table-cell>
          <table:table-cell office:value-type="float" office:value="816256" calcext:value-type="float">
            <text:p>81625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52" calcext:value-type="float">
            <text:p>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17" calcext:value-type="date">
            <text:p>04/15/20 12:47 PM</text:p>
          </table:table-cell>
          <table:table-cell office:value-type="float" office:value="14218196" calcext:value-type="float">
            <text:p>14218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65384" calcext:value-type="float">
            <text:p>3765384</text:p>
          </table:table-cell>
          <table:table-cell office:value-type="float" office:value="163544" calcext:value-type="float">
            <text:p>163544</text:p>
          </table:table-cell>
          <table:table-cell office:value-type="float" office:value="127748" calcext:value-type="float">
            <text:p>127748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480" calcext:value-type="float">
            <text:p>20480</text:p>
          </table:table-cell>
          <table:table-cell office:value-type="float" office:value="4138" calcext:value-type="float">
            <text:p>4138</text:p>
          </table:table-cell>
          <table:table-cell office:value-type="float" office:value="13824" calcext:value-type="float">
            <text:p>13824</text:p>
          </table:table-cell>
          <table:table-cell office:value-type="float" office:value="13468" calcext:value-type="float">
            <text:p>13468</text:p>
          </table:table-cell>
          <table:table-cell office:value-type="float" office:value="1536" calcext:value-type="float">
            <text:p>1536</text:p>
          </table:table-cell>
          <table:table-cell office:value-type="float" office:value="1365" calcext:value-type="float">
            <text:p>1365</text:p>
          </table:table-cell>
          <table:table-cell office:value-type="float" office:value="816256" calcext:value-type="float">
            <text:p>81625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52" calcext:value-type="float">
            <text:p>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18" calcext:value-type="date">
            <text:p>04/15/20 12:47 PM</text:p>
          </table:table-cell>
          <table:table-cell office:value-type="float" office:value="14218240" calcext:value-type="float">
            <text:p>14218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65384" calcext:value-type="float">
            <text:p>3765384</text:p>
          </table:table-cell>
          <table:table-cell office:value-type="float" office:value="163544" calcext:value-type="float">
            <text:p>163544</text:p>
          </table:table-cell>
          <table:table-cell office:value-type="float" office:value="127748" calcext:value-type="float">
            <text:p>127748</text:p>
          </table:table-cell>
          <table:table-cell office:value-type="float" office:value="35796" calcext:value-type="float">
            <text:p>35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480" calcext:value-type="float">
            <text:p>20480</text:p>
          </table:table-cell>
          <table:table-cell office:value-type="float" office:value="4138" calcext:value-type="float">
            <text:p>4138</text:p>
          </table:table-cell>
          <table:table-cell office:value-type="float" office:value="13824" calcext:value-type="float">
            <text:p>13824</text:p>
          </table:table-cell>
          <table:table-cell office:value-type="float" office:value="13468" calcext:value-type="float">
            <text:p>13468</text:p>
          </table:table-cell>
          <table:table-cell office:value-type="float" office:value="1536" calcext:value-type="float">
            <text:p>1536</text:p>
          </table:table-cell>
          <table:table-cell office:value-type="float" office:value="1365" calcext:value-type="float">
            <text:p>1365</text:p>
          </table:table-cell>
          <table:table-cell office:value-type="float" office:value="816256" calcext:value-type="float">
            <text:p>81625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52" calcext:value-type="float">
            <text:p>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number-columns-repeated="42"/>
        </table:table-row>
        <table:table-row table:style-name="ro1">
          <table:table-cell table:style-name="ce2"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style-name="ce2"/>
          <table:table-cell table:number-columns-repeated="42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08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patched-aggressive" table:style-name="ta1">
        <table:table-column table:style-name="co29" table:number-columns-repeated="27" table:default-cell-style-name="Default"/>
        <table:table-column table:style-name="co29" table:number-columns-repeated="2" table:default-cell-style-name="ce4"/>
        <table:table-column table:style-name="co29" table:number-columns-repeated="14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2" office:value-type="date" office:date-value="2020-04-15T12:47:19" calcext:value-type="date">
            <text:p>04/15/20 12:47 PM</text:p>
          </table:table-cell>
          <table:table-cell office:value-type="float" office:value="14283472" calcext:value-type="float">
            <text:p>142834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2752168" calcext:value-type="float">
            <text:p>2752168</text:p>
          </table:table-cell>
          <table:table-cell office:value-type="float" office:value="89592" calcext:value-type="float">
            <text:p>89592</text:p>
          </table:table-cell>
          <table:table-cell office:value-type="float" office:value="65672" calcext:value-type="float">
            <text:p>65672</text:p>
          </table:table-cell>
          <table:table-cell office:value-type="float" office:value="23920" calcext:value-type="float">
            <text:p>239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1200" calcext:value-type="float">
            <text:p>51200</text:p>
          </table:table-cell>
          <table:table-cell office:value-type="float" office:value="1762" calcext:value-type="float">
            <text:p>1762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1296" calcext:value-type="float">
            <text:p>21296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15T12:47:20" calcext:value-type="date">
            <text:p>04/15/20 12:47 PM</text:p>
          </table:table-cell>
          <table:table-cell office:value-type="float" office:value="14208524" calcext:value-type="float">
            <text:p>14208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3180" calcext:value-type="float">
            <text:p>3033180</text:p>
          </table:table-cell>
          <table:table-cell office:value-type="float" office:value="175720" calcext:value-type="float">
            <text:p>175720</text:p>
          </table:table-cell>
          <table:table-cell office:value-type="float" office:value="139872" calcext:value-type="float">
            <text:p>139872</text:p>
          </table:table-cell>
          <table:table-cell office:value-type="float" office:value="35848" calcext:value-type="float">
            <text:p>35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368" calcext:value-type="float">
            <text:p>236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1200" calcext:value-type="float">
            <text:p>51200</text:p>
          </table:table-cell>
          <table:table-cell office:value-type="float" office:value="26433" calcext:value-type="float">
            <text:p>26433</text:p>
          </table:table-cell>
          <table:table-cell office:value-type="float" office:value="13056" calcext:value-type="float">
            <text:p>13056</text:p>
          </table:table-cell>
          <table:table-cell office:value-type="float" office:value="12806" calcext:value-type="float">
            <text:p>12806</text:p>
          </table:table-cell>
          <table:table-cell office:value-type="float" office:value="1488" calcext:value-type="float">
            <text:p>1488</text:p>
          </table:table-cell>
          <table:table-cell office:value-type="float" office:value="1361" calcext:value-type="float">
            <text:p>1361</text:p>
          </table:table-cell>
          <table:table-cell office:value-type="float" office:value="21296" calcext:value-type="float">
            <text:p>21296</text:p>
          </table:table-cell>
          <table:table-cell office:value-type="float" office:value="10752" calcext:value-type="float">
            <text:p>1075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552" calcext:value-type="float">
            <text:p>21552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31" calcext:value-type="float">
            <text:p>3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21" calcext:value-type="date">
            <text:p>04/15/20 12:47 PM</text:p>
          </table:table-cell>
          <table:table-cell office:value-type="float" office:value="14232468" calcext:value-type="float">
            <text:p>14232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66000" calcext:value-type="float">
            <text:p>3366000</text:p>
          </table:table-cell>
          <table:table-cell office:value-type="float" office:value="151220" calcext:value-type="float">
            <text:p>151220</text:p>
          </table:table-cell>
          <table:table-cell office:value-type="float" office:value="115244" calcext:value-type="float">
            <text:p>115244</text:p>
          </table:table-cell>
          <table:table-cell office:value-type="float" office:value="35976" calcext:value-type="float">
            <text:p>35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53" calcext:value-type="float">
            <text:p>155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480" calcext:value-type="float">
            <text:p>20480</text:p>
          </table:table-cell>
          <table:table-cell office:value-type="float" office:value="5362" calcext:value-type="float">
            <text:p>5362</text:p>
          </table:table-cell>
          <table:table-cell office:value-type="float" office:value="13584" calcext:value-type="float">
            <text:p>13584</text:p>
          </table:table-cell>
          <table:table-cell office:value-type="float" office:value="13367" calcext:value-type="float">
            <text:p>13367</text:p>
          </table:table-cell>
          <table:table-cell office:value-type="float" office:value="1488" calcext:value-type="float">
            <text:p>1488</text:p>
          </table:table-cell>
          <table:table-cell office:value-type="float" office:value="1367" calcext:value-type="float">
            <text:p>1367</text:p>
          </table:table-cell>
          <table:table-cell office:value-type="float" office:value="22624" calcext:value-type="float">
            <text:p>2262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692" calcext:value-type="float">
            <text:p>26692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56" calcext:value-type="float">
            <text:p>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22" calcext:value-type="date">
            <text:p>04/15/20 12:47 PM</text:p>
          </table:table-cell>
          <table:table-cell office:value-type="float" office:value="14232088" calcext:value-type="float">
            <text:p>14232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66000" calcext:value-type="float">
            <text:p>3366000</text:p>
          </table:table-cell>
          <table:table-cell office:value-type="float" office:value="151220" calcext:value-type="float">
            <text:p>151220</text:p>
          </table:table-cell>
          <table:table-cell office:value-type="float" office:value="115244" calcext:value-type="float">
            <text:p>115244</text:p>
          </table:table-cell>
          <table:table-cell office:value-type="float" office:value="35976" calcext:value-type="float">
            <text:p>359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480" calcext:value-type="float">
            <text:p>20480</text:p>
          </table:table-cell>
          <table:table-cell office:value-type="float" office:value="5362" calcext:value-type="float">
            <text:p>5362</text:p>
          </table:table-cell>
          <table:table-cell office:value-type="float" office:value="13584" calcext:value-type="float">
            <text:p>13584</text:p>
          </table:table-cell>
          <table:table-cell office:value-type="float" office:value="13367" calcext:value-type="float">
            <text:p>13367</text:p>
          </table:table-cell>
          <table:table-cell office:value-type="float" office:value="1488" calcext:value-type="float">
            <text:p>1488</text:p>
          </table:table-cell>
          <table:table-cell office:value-type="float" office:value="1367" calcext:value-type="float">
            <text:p>1367</text:p>
          </table:table-cell>
          <table:table-cell office:value-type="float" office:value="22624" calcext:value-type="float">
            <text:p>2262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692" calcext:value-type="float">
            <text:p>26692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56" calcext:value-type="float">
            <text:p>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23" calcext:value-type="date">
            <text:p>04/15/20 12:47 PM</text:p>
          </table:table-cell>
          <table:table-cell office:value-type="float" office:value="14232088" calcext:value-type="float">
            <text:p>14232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66000" calcext:value-type="float">
            <text:p>3366000</text:p>
          </table:table-cell>
          <table:table-cell office:value-type="float" office:value="151220" calcext:value-type="float">
            <text:p>151220</text:p>
          </table:table-cell>
          <table:table-cell office:value-type="float" office:value="115244" calcext:value-type="float">
            <text:p>115244</text:p>
          </table:table-cell>
          <table:table-cell office:value-type="float" office:value="35976" calcext:value-type="float">
            <text:p>359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480" calcext:value-type="float">
            <text:p>20480</text:p>
          </table:table-cell>
          <table:table-cell office:value-type="float" office:value="5362" calcext:value-type="float">
            <text:p>5362</text:p>
          </table:table-cell>
          <table:table-cell office:value-type="float" office:value="13584" calcext:value-type="float">
            <text:p>13584</text:p>
          </table:table-cell>
          <table:table-cell office:value-type="float" office:value="13367" calcext:value-type="float">
            <text:p>13367</text:p>
          </table:table-cell>
          <table:table-cell office:value-type="float" office:value="1488" calcext:value-type="float">
            <text:p>1488</text:p>
          </table:table-cell>
          <table:table-cell office:value-type="float" office:value="1367" calcext:value-type="float">
            <text:p>1367</text:p>
          </table:table-cell>
          <table:table-cell office:value-type="float" office:value="22624" calcext:value-type="float">
            <text:p>2262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692" calcext:value-type="float">
            <text:p>26692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56" calcext:value-type="float">
            <text:p>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24" calcext:value-type="date">
            <text:p>04/15/20 12:47 PM</text:p>
          </table:table-cell>
          <table:table-cell office:value-type="float" office:value="14232088" calcext:value-type="float">
            <text:p>14232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66000" calcext:value-type="float">
            <text:p>3366000</text:p>
          </table:table-cell>
          <table:table-cell office:value-type="float" office:value="151220" calcext:value-type="float">
            <text:p>151220</text:p>
          </table:table-cell>
          <table:table-cell office:value-type="float" office:value="115244" calcext:value-type="float">
            <text:p>115244</text:p>
          </table:table-cell>
          <table:table-cell office:value-type="float" office:value="35976" calcext:value-type="float">
            <text:p>359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480" calcext:value-type="float">
            <text:p>20480</text:p>
          </table:table-cell>
          <table:table-cell office:value-type="float" office:value="5362" calcext:value-type="float">
            <text:p>5362</text:p>
          </table:table-cell>
          <table:table-cell office:value-type="float" office:value="13584" calcext:value-type="float">
            <text:p>13584</text:p>
          </table:table-cell>
          <table:table-cell office:value-type="float" office:value="13367" calcext:value-type="float">
            <text:p>13367</text:p>
          </table:table-cell>
          <table:table-cell office:value-type="float" office:value="1488" calcext:value-type="float">
            <text:p>1488</text:p>
          </table:table-cell>
          <table:table-cell office:value-type="float" office:value="1367" calcext:value-type="float">
            <text:p>1367</text:p>
          </table:table-cell>
          <table:table-cell office:value-type="float" office:value="22624" calcext:value-type="float">
            <text:p>2262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692" calcext:value-type="float">
            <text:p>26692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56" calcext:value-type="float">
            <text:p>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25" calcext:value-type="date">
            <text:p>04/15/20 12:47 PM</text:p>
          </table:table-cell>
          <table:table-cell office:value-type="float" office:value="14134756" calcext:value-type="float">
            <text:p>14134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0252" calcext:value-type="float">
            <text:p>3930252</text:p>
          </table:table-cell>
          <table:table-cell office:value-type="float" office:value="250576" calcext:value-type="float">
            <text:p>250576</text:p>
          </table:table-cell>
          <table:table-cell office:value-type="float" office:value="214632" calcext:value-type="float">
            <text:p>214632</text:p>
          </table:table-cell>
          <table:table-cell office:value-type="float" office:value="35944" calcext:value-type="float">
            <text:p>35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480" calcext:value-type="float">
            <text:p>20480</text:p>
          </table:table-cell>
          <table:table-cell office:value-type="float" office:value="7132" calcext:value-type="float">
            <text:p>7132</text:p>
          </table:table-cell>
          <table:table-cell office:value-type="float" office:value="115776" calcext:value-type="float">
            <text:p>115776</text:p>
          </table:table-cell>
          <table:table-cell office:value-type="float" office:value="113912" calcext:value-type="float">
            <text:p>113912</text:p>
          </table:table-cell>
          <table:table-cell office:value-type="float" office:value="9648" calcext:value-type="float">
            <text:p>9648</text:p>
          </table:table-cell>
          <table:table-cell office:value-type="float" office:value="8841" calcext:value-type="float">
            <text:p>8841</text:p>
          </table:table-cell>
          <table:table-cell office:value-type="float" office:value="143152" calcext:value-type="float">
            <text:p>14315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860" calcext:value-type="float">
            <text:p>33860</text:p>
          </table:table-cell>
          <table:table-cell office:value-type="float" office:value="315" calcext:value-type="float">
            <text:p>315</text:p>
          </table:table-cell>
          <table:table-cell office:value-type="float" office:value="217" calcext:value-type="float">
            <text:p>217</text:p>
          </table:table-cell>
          <table:table-cell office:value-type="float" office:value="12348" calcext:value-type="float">
            <text:p>12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26" calcext:value-type="date">
            <text:p>04/15/20 12:47 PM</text:p>
          </table:table-cell>
          <table:table-cell office:value-type="float" office:value="13777268" calcext:value-type="float">
            <text:p>13777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605516" calcext:value-type="float">
            <text:p>605516</text:p>
          </table:table-cell>
          <table:table-cell office:value-type="float" office:value="569572" calcext:value-type="float">
            <text:p>569572</text:p>
          </table:table-cell>
          <table:table-cell office:value-type="float" office:value="35944" calcext:value-type="float">
            <text:p>35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1347" calcext:value-type="float">
            <text:p>11347</text:p>
          </table:table-cell>
          <table:table-cell office:value-type="float" office:value="453184" calcext:value-type="float">
            <text:p>453184</text:p>
          </table:table-cell>
          <table:table-cell office:value-type="float" office:value="446108" calcext:value-type="float">
            <text:p>446108</text:p>
          </table:table-cell>
          <table:table-cell office:value-type="float" office:value="36416" calcext:value-type="float">
            <text:p>36416</text:p>
          </table:table-cell>
          <table:table-cell office:value-type="float" office:value="33550" calcext:value-type="float">
            <text:p>33550</text:p>
          </table:table-cell>
          <table:table-cell office:value-type="float" office:value="755312" calcext:value-type="float">
            <text:p>75531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56" calcext:value-type="float">
            <text:p>4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27" calcext:value-type="date">
            <text:p>04/15/20 12:47 PM</text:p>
          </table:table-cell>
          <table:table-cell office:value-type="float" office:value="13777268" calcext:value-type="float">
            <text:p>13777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605516" calcext:value-type="float">
            <text:p>605516</text:p>
          </table:table-cell>
          <table:table-cell office:value-type="float" office:value="569572" calcext:value-type="float">
            <text:p>569572</text:p>
          </table:table-cell>
          <table:table-cell office:value-type="float" office:value="35944" calcext:value-type="float">
            <text:p>359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1507" calcext:value-type="float">
            <text:p>11507</text:p>
          </table:table-cell>
          <table:table-cell office:value-type="float" office:value="453184" calcext:value-type="float">
            <text:p>453184</text:p>
          </table:table-cell>
          <table:table-cell office:value-type="float" office:value="446108" calcext:value-type="float">
            <text:p>446108</text:p>
          </table:table-cell>
          <table:table-cell office:value-type="float" office:value="36416" calcext:value-type="float">
            <text:p>36416</text:p>
          </table:table-cell>
          <table:table-cell office:value-type="float" office:value="33550" calcext:value-type="float">
            <text:p>33550</text:p>
          </table:table-cell>
          <table:table-cell office:value-type="float" office:value="755312" calcext:value-type="float">
            <text:p>75531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56" calcext:value-type="float">
            <text:p>4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28" calcext:value-type="date">
            <text:p>04/15/20 12:47 PM</text:p>
          </table:table-cell>
          <table:table-cell office:value-type="float" office:value="13777268" calcext:value-type="float">
            <text:p>13777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605516" calcext:value-type="float">
            <text:p>605516</text:p>
          </table:table-cell>
          <table:table-cell office:value-type="float" office:value="569572" calcext:value-type="float">
            <text:p>569572</text:p>
          </table:table-cell>
          <table:table-cell office:value-type="float" office:value="35944" calcext:value-type="float">
            <text:p>359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1507" calcext:value-type="float">
            <text:p>11507</text:p>
          </table:table-cell>
          <table:table-cell office:value-type="float" office:value="453184" calcext:value-type="float">
            <text:p>453184</text:p>
          </table:table-cell>
          <table:table-cell office:value-type="float" office:value="446108" calcext:value-type="float">
            <text:p>446108</text:p>
          </table:table-cell>
          <table:table-cell office:value-type="float" office:value="36416" calcext:value-type="float">
            <text:p>36416</text:p>
          </table:table-cell>
          <table:table-cell office:value-type="float" office:value="33550" calcext:value-type="float">
            <text:p>33550</text:p>
          </table:table-cell>
          <table:table-cell office:value-type="float" office:value="755312" calcext:value-type="float">
            <text:p>75531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56" calcext:value-type="float">
            <text:p>4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29" calcext:value-type="date">
            <text:p>04/15/20 12:47 PM</text:p>
          </table:table-cell>
          <table:table-cell office:value-type="float" office:value="13777268" calcext:value-type="float">
            <text:p>13777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605516" calcext:value-type="float">
            <text:p>605516</text:p>
          </table:table-cell>
          <table:table-cell office:value-type="float" office:value="569572" calcext:value-type="float">
            <text:p>569572</text:p>
          </table:table-cell>
          <table:table-cell office:value-type="float" office:value="35944" calcext:value-type="float">
            <text:p>359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1507" calcext:value-type="float">
            <text:p>11507</text:p>
          </table:table-cell>
          <table:table-cell office:value-type="float" office:value="453184" calcext:value-type="float">
            <text:p>453184</text:p>
          </table:table-cell>
          <table:table-cell office:value-type="float" office:value="446108" calcext:value-type="float">
            <text:p>446108</text:p>
          </table:table-cell>
          <table:table-cell office:value-type="float" office:value="36416" calcext:value-type="float">
            <text:p>36416</text:p>
          </table:table-cell>
          <table:table-cell office:value-type="float" office:value="33550" calcext:value-type="float">
            <text:p>33550</text:p>
          </table:table-cell>
          <table:table-cell office:value-type="float" office:value="755312" calcext:value-type="float">
            <text:p>75531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56" calcext:value-type="float">
            <text:p>4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30" calcext:value-type="date">
            <text:p>04/15/20 12:47 PM</text:p>
          </table:table-cell>
          <table:table-cell office:value-type="float" office:value="13777268" calcext:value-type="float">
            <text:p>13777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605516" calcext:value-type="float">
            <text:p>605516</text:p>
          </table:table-cell>
          <table:table-cell office:value-type="float" office:value="569572" calcext:value-type="float">
            <text:p>569572</text:p>
          </table:table-cell>
          <table:table-cell office:value-type="float" office:value="35944" calcext:value-type="float">
            <text:p>359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1507" calcext:value-type="float">
            <text:p>11507</text:p>
          </table:table-cell>
          <table:table-cell office:value-type="float" office:value="453184" calcext:value-type="float">
            <text:p>453184</text:p>
          </table:table-cell>
          <table:table-cell office:value-type="float" office:value="446108" calcext:value-type="float">
            <text:p>446108</text:p>
          </table:table-cell>
          <table:table-cell office:value-type="float" office:value="36416" calcext:value-type="float">
            <text:p>36416</text:p>
          </table:table-cell>
          <table:table-cell office:value-type="float" office:value="33550" calcext:value-type="float">
            <text:p>33550</text:p>
          </table:table-cell>
          <table:table-cell office:value-type="float" office:value="755312" calcext:value-type="float">
            <text:p>75531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56" calcext:value-type="float">
            <text:p>4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31" calcext:value-type="date">
            <text:p>04/15/20 12:47 PM</text:p>
          </table:table-cell>
          <table:table-cell office:value-type="float" office:value="13777268" calcext:value-type="float">
            <text:p>13777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605516" calcext:value-type="float">
            <text:p>605516</text:p>
          </table:table-cell>
          <table:table-cell office:value-type="float" office:value="569572" calcext:value-type="float">
            <text:p>569572</text:p>
          </table:table-cell>
          <table:table-cell office:value-type="float" office:value="35944" calcext:value-type="float">
            <text:p>359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1507" calcext:value-type="float">
            <text:p>11507</text:p>
          </table:table-cell>
          <table:table-cell office:value-type="float" office:value="453184" calcext:value-type="float">
            <text:p>453184</text:p>
          </table:table-cell>
          <table:table-cell office:value-type="float" office:value="446108" calcext:value-type="float">
            <text:p>446108</text:p>
          </table:table-cell>
          <table:table-cell office:value-type="float" office:value="36416" calcext:value-type="float">
            <text:p>36416</text:p>
          </table:table-cell>
          <table:table-cell office:value-type="float" office:value="33550" calcext:value-type="float">
            <text:p>33550</text:p>
          </table:table-cell>
          <table:table-cell office:value-type="float" office:value="755312" calcext:value-type="float">
            <text:p>75531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56" calcext:value-type="float">
            <text:p>4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32" calcext:value-type="date">
            <text:p>04/15/20 12:47 PM</text:p>
          </table:table-cell>
          <table:table-cell office:value-type="float" office:value="13777268" calcext:value-type="float">
            <text:p>13777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605516" calcext:value-type="float">
            <text:p>605516</text:p>
          </table:table-cell>
          <table:table-cell office:value-type="float" office:value="569572" calcext:value-type="float">
            <text:p>569572</text:p>
          </table:table-cell>
          <table:table-cell office:value-type="float" office:value="35944" calcext:value-type="float">
            <text:p>359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1507" calcext:value-type="float">
            <text:p>11507</text:p>
          </table:table-cell>
          <table:table-cell office:value-type="float" office:value="453184" calcext:value-type="float">
            <text:p>453184</text:p>
          </table:table-cell>
          <table:table-cell office:value-type="float" office:value="446108" calcext:value-type="float">
            <text:p>446108</text:p>
          </table:table-cell>
          <table:table-cell office:value-type="float" office:value="36416" calcext:value-type="float">
            <text:p>36416</text:p>
          </table:table-cell>
          <table:table-cell office:value-type="float" office:value="33550" calcext:value-type="float">
            <text:p>33550</text:p>
          </table:table-cell>
          <table:table-cell office:value-type="float" office:value="755312" calcext:value-type="float">
            <text:p>75531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56" calcext:value-type="float">
            <text:p>4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33" calcext:value-type="date">
            <text:p>04/15/20 12:47 PM</text:p>
          </table:table-cell>
          <table:table-cell office:value-type="float" office:value="13777268" calcext:value-type="float">
            <text:p>13777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605516" calcext:value-type="float">
            <text:p>605516</text:p>
          </table:table-cell>
          <table:table-cell office:value-type="float" office:value="569572" calcext:value-type="float">
            <text:p>569572</text:p>
          </table:table-cell>
          <table:table-cell office:value-type="float" office:value="35944" calcext:value-type="float">
            <text:p>359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1507" calcext:value-type="float">
            <text:p>11507</text:p>
          </table:table-cell>
          <table:table-cell office:value-type="float" office:value="453184" calcext:value-type="float">
            <text:p>453184</text:p>
          </table:table-cell>
          <table:table-cell office:value-type="float" office:value="446108" calcext:value-type="float">
            <text:p>446108</text:p>
          </table:table-cell>
          <table:table-cell office:value-type="float" office:value="36416" calcext:value-type="float">
            <text:p>36416</text:p>
          </table:table-cell>
          <table:table-cell office:value-type="float" office:value="33550" calcext:value-type="float">
            <text:p>33550</text:p>
          </table:table-cell>
          <table:table-cell office:value-type="float" office:value="755312" calcext:value-type="float">
            <text:p>75531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56" calcext:value-type="float">
            <text:p>4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34" calcext:value-type="date">
            <text:p>04/15/20 12:47 PM</text:p>
          </table:table-cell>
          <table:table-cell office:value-type="float" office:value="13859700" calcext:value-type="float">
            <text:p>13859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521580" calcext:value-type="float">
            <text:p>521580</text:p>
          </table:table-cell>
          <table:table-cell office:value-type="float" office:value="485636" calcext:value-type="float">
            <text:p>485636</text:p>
          </table:table-cell>
          <table:table-cell office:value-type="float" office:value="35944" calcext:value-type="float">
            <text:p>35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0152" calcext:value-type="float">
            <text:p>10152</text:p>
          </table:table-cell>
          <table:table-cell office:value-type="float" office:value="369216" calcext:value-type="float">
            <text:p>369216</text:p>
          </table:table-cell>
          <table:table-cell office:value-type="float" office:value="359560" calcext:value-type="float">
            <text:p>359560</text:p>
          </table:table-cell>
          <table:table-cell office:value-type="float" office:value="30784" calcext:value-type="float">
            <text:p>30784</text:p>
          </table:table-cell>
          <table:table-cell office:value-type="float" office:value="27107" calcext:value-type="float">
            <text:p>27107</text:p>
          </table:table-cell>
          <table:table-cell office:value-type="float" office:value="755312" calcext:value-type="float">
            <text:p>75531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56" calcext:value-type="float">
            <text:p>35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35" calcext:value-type="date">
            <text:p>04/15/20 12:47 PM</text:p>
          </table:table-cell>
          <table:table-cell office:value-type="float" office:value="13859700" calcext:value-type="float">
            <text:p>13859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521580" calcext:value-type="float">
            <text:p>521580</text:p>
          </table:table-cell>
          <table:table-cell office:value-type="float" office:value="485636" calcext:value-type="float">
            <text:p>485636</text:p>
          </table:table-cell>
          <table:table-cell office:value-type="float" office:value="35944" calcext:value-type="float">
            <text:p>359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0152" calcext:value-type="float">
            <text:p>10152</text:p>
          </table:table-cell>
          <table:table-cell office:value-type="float" office:value="369216" calcext:value-type="float">
            <text:p>369216</text:p>
          </table:table-cell>
          <table:table-cell office:value-type="float" office:value="359560" calcext:value-type="float">
            <text:p>359560</text:p>
          </table:table-cell>
          <table:table-cell office:value-type="float" office:value="30784" calcext:value-type="float">
            <text:p>30784</text:p>
          </table:table-cell>
          <table:table-cell office:value-type="float" office:value="27107" calcext:value-type="float">
            <text:p>27107</text:p>
          </table:table-cell>
          <table:table-cell office:value-type="float" office:value="755312" calcext:value-type="float">
            <text:p>75531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56" calcext:value-type="float">
            <text:p>35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36" calcext:value-type="date">
            <text:p>04/15/20 12:47 PM</text:p>
          </table:table-cell>
          <table:table-cell office:value-type="float" office:value="13859760" calcext:value-type="float">
            <text:p>138597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521580" calcext:value-type="float">
            <text:p>521580</text:p>
          </table:table-cell>
          <table:table-cell office:value-type="float" office:value="485636" calcext:value-type="float">
            <text:p>485636</text:p>
          </table:table-cell>
          <table:table-cell office:value-type="float" office:value="35944" calcext:value-type="float">
            <text:p>359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0152" calcext:value-type="float">
            <text:p>10152</text:p>
          </table:table-cell>
          <table:table-cell office:value-type="float" office:value="369216" calcext:value-type="float">
            <text:p>369216</text:p>
          </table:table-cell>
          <table:table-cell office:value-type="float" office:value="359560" calcext:value-type="float">
            <text:p>359560</text:p>
          </table:table-cell>
          <table:table-cell office:value-type="float" office:value="30784" calcext:value-type="float">
            <text:p>30784</text:p>
          </table:table-cell>
          <table:table-cell office:value-type="float" office:value="27107" calcext:value-type="float">
            <text:p>27107</text:p>
          </table:table-cell>
          <table:table-cell office:value-type="float" office:value="755312" calcext:value-type="float">
            <text:p>75531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56" calcext:value-type="float">
            <text:p>35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37" calcext:value-type="date">
            <text:p>04/15/20 12:47 PM</text:p>
          </table:table-cell>
          <table:table-cell office:value-type="float" office:value="13859760" calcext:value-type="float">
            <text:p>138597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521580" calcext:value-type="float">
            <text:p>521580</text:p>
          </table:table-cell>
          <table:table-cell office:value-type="float" office:value="485636" calcext:value-type="float">
            <text:p>485636</text:p>
          </table:table-cell>
          <table:table-cell office:value-type="float" office:value="35944" calcext:value-type="float">
            <text:p>359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0152" calcext:value-type="float">
            <text:p>10152</text:p>
          </table:table-cell>
          <table:table-cell office:value-type="float" office:value="369216" calcext:value-type="float">
            <text:p>369216</text:p>
          </table:table-cell>
          <table:table-cell office:value-type="float" office:value="359560" calcext:value-type="float">
            <text:p>359560</text:p>
          </table:table-cell>
          <table:table-cell office:value-type="float" office:value="30784" calcext:value-type="float">
            <text:p>30784</text:p>
          </table:table-cell>
          <table:table-cell office:value-type="float" office:value="27107" calcext:value-type="float">
            <text:p>27107</text:p>
          </table:table-cell>
          <table:table-cell office:value-type="float" office:value="755312" calcext:value-type="float">
            <text:p>75531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56" calcext:value-type="float">
            <text:p>35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38" calcext:value-type="date">
            <text:p>04/15/20 12:47 PM</text:p>
          </table:table-cell>
          <table:table-cell office:value-type="float" office:value="13859760" calcext:value-type="float">
            <text:p>138597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521580" calcext:value-type="float">
            <text:p>521580</text:p>
          </table:table-cell>
          <table:table-cell office:value-type="float" office:value="485636" calcext:value-type="float">
            <text:p>485636</text:p>
          </table:table-cell>
          <table:table-cell office:value-type="float" office:value="35944" calcext:value-type="float">
            <text:p>359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0152" calcext:value-type="float">
            <text:p>10152</text:p>
          </table:table-cell>
          <table:table-cell office:value-type="float" office:value="369216" calcext:value-type="float">
            <text:p>369216</text:p>
          </table:table-cell>
          <table:table-cell office:value-type="float" office:value="359560" calcext:value-type="float">
            <text:p>359560</text:p>
          </table:table-cell>
          <table:table-cell office:value-type="float" office:value="30784" calcext:value-type="float">
            <text:p>30784</text:p>
          </table:table-cell>
          <table:table-cell office:value-type="float" office:value="27107" calcext:value-type="float">
            <text:p>27107</text:p>
          </table:table-cell>
          <table:table-cell office:value-type="float" office:value="755312" calcext:value-type="float">
            <text:p>75531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56" calcext:value-type="float">
            <text:p>35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39" calcext:value-type="date">
            <text:p>04/15/20 12:47 PM</text:p>
          </table:table-cell>
          <table:table-cell office:value-type="float" office:value="13859760" calcext:value-type="float">
            <text:p>138597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521580" calcext:value-type="float">
            <text:p>521580</text:p>
          </table:table-cell>
          <table:table-cell office:value-type="float" office:value="485636" calcext:value-type="float">
            <text:p>485636</text:p>
          </table:table-cell>
          <table:table-cell office:value-type="float" office:value="35944" calcext:value-type="float">
            <text:p>359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0152" calcext:value-type="float">
            <text:p>10152</text:p>
          </table:table-cell>
          <table:table-cell office:value-type="float" office:value="369216" calcext:value-type="float">
            <text:p>369216</text:p>
          </table:table-cell>
          <table:table-cell office:value-type="float" office:value="359560" calcext:value-type="float">
            <text:p>359560</text:p>
          </table:table-cell>
          <table:table-cell office:value-type="float" office:value="30784" calcext:value-type="float">
            <text:p>30784</text:p>
          </table:table-cell>
          <table:table-cell office:value-type="float" office:value="27107" calcext:value-type="float">
            <text:p>27107</text:p>
          </table:table-cell>
          <table:table-cell office:value-type="float" office:value="755312" calcext:value-type="float">
            <text:p>75531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56" calcext:value-type="float">
            <text:p>35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40" calcext:value-type="date">
            <text:p>04/15/20 12:47 PM</text:p>
          </table:table-cell>
          <table:table-cell office:value-type="float" office:value="13859764" calcext:value-type="float">
            <text:p>13859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521580" calcext:value-type="float">
            <text:p>521580</text:p>
          </table:table-cell>
          <table:table-cell office:value-type="float" office:value="485636" calcext:value-type="float">
            <text:p>485636</text:p>
          </table:table-cell>
          <table:table-cell office:value-type="float" office:value="35944" calcext:value-type="float">
            <text:p>359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0152" calcext:value-type="float">
            <text:p>10152</text:p>
          </table:table-cell>
          <table:table-cell office:value-type="float" office:value="369216" calcext:value-type="float">
            <text:p>369216</text:p>
          </table:table-cell>
          <table:table-cell office:value-type="float" office:value="359560" calcext:value-type="float">
            <text:p>359560</text:p>
          </table:table-cell>
          <table:table-cell office:value-type="float" office:value="30784" calcext:value-type="float">
            <text:p>30784</text:p>
          </table:table-cell>
          <table:table-cell office:value-type="float" office:value="27107" calcext:value-type="float">
            <text:p>27107</text:p>
          </table:table-cell>
          <table:table-cell office:value-type="float" office:value="755312" calcext:value-type="float">
            <text:p>75531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56" calcext:value-type="float">
            <text:p>35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41" calcext:value-type="date">
            <text:p>04/15/20 12:47 PM</text:p>
          </table:table-cell>
          <table:table-cell office:value-type="float" office:value="13859764" calcext:value-type="float">
            <text:p>13859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521580" calcext:value-type="float">
            <text:p>521580</text:p>
          </table:table-cell>
          <table:table-cell office:value-type="float" office:value="485636" calcext:value-type="float">
            <text:p>485636</text:p>
          </table:table-cell>
          <table:table-cell office:value-type="float" office:value="35944" calcext:value-type="float">
            <text:p>359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10152" calcext:value-type="float">
            <text:p>10152</text:p>
          </table:table-cell>
          <table:table-cell office:value-type="float" office:value="369216" calcext:value-type="float">
            <text:p>369216</text:p>
          </table:table-cell>
          <table:table-cell office:value-type="float" office:value="359560" calcext:value-type="float">
            <text:p>359560</text:p>
          </table:table-cell>
          <table:table-cell office:value-type="float" office:value="30784" calcext:value-type="float">
            <text:p>30784</text:p>
          </table:table-cell>
          <table:table-cell office:value-type="float" office:value="27107" calcext:value-type="float">
            <text:p>27107</text:p>
          </table:table-cell>
          <table:table-cell office:value-type="float" office:value="755312" calcext:value-type="float">
            <text:p>75531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56" calcext:value-type="float">
            <text:p>35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42" calcext:value-type="date">
            <text:p>04/15/20 12:47 PM</text:p>
          </table:table-cell>
          <table:table-cell office:value-type="float" office:value="13943112" calcext:value-type="float">
            <text:p>13943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436928" calcext:value-type="float">
            <text:p>436928</text:p>
          </table:table-cell>
          <table:table-cell office:value-type="float" office:value="400924" calcext:value-type="float">
            <text:p>400924</text:p>
          </table:table-cell>
          <table:table-cell office:value-type="float" office:value="36004" calcext:value-type="float">
            <text:p>36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8826" calcext:value-type="float">
            <text:p>8826</text:p>
          </table:table-cell>
          <table:table-cell office:value-type="float" office:value="284128" calcext:value-type="float">
            <text:p>284128</text:p>
          </table:table-cell>
          <table:table-cell office:value-type="float" office:value="273010" calcext:value-type="float">
            <text:p>273010</text:p>
          </table:table-cell>
          <table:table-cell office:value-type="float" office:value="24992" calcext:value-type="float">
            <text:p>24992</text:p>
          </table:table-cell>
          <table:table-cell office:value-type="float" office:value="20664" calcext:value-type="float">
            <text:p>20664</text:p>
          </table:table-cell>
          <table:table-cell office:value-type="float" office:value="755312" calcext:value-type="float">
            <text:p>75531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56" calcext:value-type="float">
            <text:p>27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43" calcext:value-type="date">
            <text:p>04/15/20 12:47 PM</text:p>
          </table:table-cell>
          <table:table-cell office:value-type="float" office:value="13943112" calcext:value-type="float">
            <text:p>13943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436928" calcext:value-type="float">
            <text:p>436928</text:p>
          </table:table-cell>
          <table:table-cell office:value-type="float" office:value="400924" calcext:value-type="float">
            <text:p>400924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8826" calcext:value-type="float">
            <text:p>8826</text:p>
          </table:table-cell>
          <table:table-cell office:value-type="float" office:value="284128" calcext:value-type="float">
            <text:p>284128</text:p>
          </table:table-cell>
          <table:table-cell office:value-type="float" office:value="273010" calcext:value-type="float">
            <text:p>273010</text:p>
          </table:table-cell>
          <table:table-cell office:value-type="float" office:value="24992" calcext:value-type="float">
            <text:p>24992</text:p>
          </table:table-cell>
          <table:table-cell office:value-type="float" office:value="20664" calcext:value-type="float">
            <text:p>20664</text:p>
          </table:table-cell>
          <table:table-cell office:value-type="float" office:value="755312" calcext:value-type="float">
            <text:p>75531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56" calcext:value-type="float">
            <text:p>27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44" calcext:value-type="date">
            <text:p>04/15/20 12:47 PM</text:p>
          </table:table-cell>
          <table:table-cell office:value-type="float" office:value="13943024" calcext:value-type="float">
            <text:p>13943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436928" calcext:value-type="float">
            <text:p>436928</text:p>
          </table:table-cell>
          <table:table-cell office:value-type="float" office:value="400924" calcext:value-type="float">
            <text:p>400924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8826" calcext:value-type="float">
            <text:p>8826</text:p>
          </table:table-cell>
          <table:table-cell office:value-type="float" office:value="284128" calcext:value-type="float">
            <text:p>284128</text:p>
          </table:table-cell>
          <table:table-cell office:value-type="float" office:value="273010" calcext:value-type="float">
            <text:p>273010</text:p>
          </table:table-cell>
          <table:table-cell office:value-type="float" office:value="24992" calcext:value-type="float">
            <text:p>24992</text:p>
          </table:table-cell>
          <table:table-cell office:value-type="float" office:value="20664" calcext:value-type="float">
            <text:p>20664</text:p>
          </table:table-cell>
          <table:table-cell office:value-type="float" office:value="755312" calcext:value-type="float">
            <text:p>75531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56" calcext:value-type="float">
            <text:p>27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45" calcext:value-type="date">
            <text:p>04/15/20 12:47 PM</text:p>
          </table:table-cell>
          <table:table-cell office:value-type="float" office:value="13943024" calcext:value-type="float">
            <text:p>13943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436928" calcext:value-type="float">
            <text:p>436928</text:p>
          </table:table-cell>
          <table:table-cell office:value-type="float" office:value="400924" calcext:value-type="float">
            <text:p>400924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8826" calcext:value-type="float">
            <text:p>8826</text:p>
          </table:table-cell>
          <table:table-cell office:value-type="float" office:value="284128" calcext:value-type="float">
            <text:p>284128</text:p>
          </table:table-cell>
          <table:table-cell office:value-type="float" office:value="273010" calcext:value-type="float">
            <text:p>273010</text:p>
          </table:table-cell>
          <table:table-cell office:value-type="float" office:value="24992" calcext:value-type="float">
            <text:p>24992</text:p>
          </table:table-cell>
          <table:table-cell office:value-type="float" office:value="20664" calcext:value-type="float">
            <text:p>20664</text:p>
          </table:table-cell>
          <table:table-cell office:value-type="float" office:value="755312" calcext:value-type="float">
            <text:p>75531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56" calcext:value-type="float">
            <text:p>27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46" calcext:value-type="date">
            <text:p>04/15/20 12:47 PM</text:p>
          </table:table-cell>
          <table:table-cell office:value-type="float" office:value="13943024" calcext:value-type="float">
            <text:p>13943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436928" calcext:value-type="float">
            <text:p>436928</text:p>
          </table:table-cell>
          <table:table-cell office:value-type="float" office:value="400924" calcext:value-type="float">
            <text:p>400924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8826" calcext:value-type="float">
            <text:p>8826</text:p>
          </table:table-cell>
          <table:table-cell office:value-type="float" office:value="284128" calcext:value-type="float">
            <text:p>284128</text:p>
          </table:table-cell>
          <table:table-cell office:value-type="float" office:value="273010" calcext:value-type="float">
            <text:p>273010</text:p>
          </table:table-cell>
          <table:table-cell office:value-type="float" office:value="24992" calcext:value-type="float">
            <text:p>24992</text:p>
          </table:table-cell>
          <table:table-cell office:value-type="float" office:value="20664" calcext:value-type="float">
            <text:p>20664</text:p>
          </table:table-cell>
          <table:table-cell office:value-type="float" office:value="755312" calcext:value-type="float">
            <text:p>75531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56" calcext:value-type="float">
            <text:p>27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47" calcext:value-type="date">
            <text:p>04/15/20 12:47 PM</text:p>
          </table:table-cell>
          <table:table-cell office:value-type="float" office:value="13943024" calcext:value-type="float">
            <text:p>13943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436928" calcext:value-type="float">
            <text:p>436928</text:p>
          </table:table-cell>
          <table:table-cell office:value-type="float" office:value="400924" calcext:value-type="float">
            <text:p>400924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8826" calcext:value-type="float">
            <text:p>8826</text:p>
          </table:table-cell>
          <table:table-cell office:value-type="float" office:value="284128" calcext:value-type="float">
            <text:p>284128</text:p>
          </table:table-cell>
          <table:table-cell office:value-type="float" office:value="273010" calcext:value-type="float">
            <text:p>273010</text:p>
          </table:table-cell>
          <table:table-cell office:value-type="float" office:value="24992" calcext:value-type="float">
            <text:p>24992</text:p>
          </table:table-cell>
          <table:table-cell office:value-type="float" office:value="20664" calcext:value-type="float">
            <text:p>20664</text:p>
          </table:table-cell>
          <table:table-cell office:value-type="float" office:value="755312" calcext:value-type="float">
            <text:p>75531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56" calcext:value-type="float">
            <text:p>27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48" calcext:value-type="date">
            <text:p>04/15/20 12:47 PM</text:p>
          </table:table-cell>
          <table:table-cell office:value-type="float" office:value="13943024" calcext:value-type="float">
            <text:p>13943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436928" calcext:value-type="float">
            <text:p>436928</text:p>
          </table:table-cell>
          <table:table-cell office:value-type="float" office:value="400924" calcext:value-type="float">
            <text:p>400924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8826" calcext:value-type="float">
            <text:p>8826</text:p>
          </table:table-cell>
          <table:table-cell office:value-type="float" office:value="284128" calcext:value-type="float">
            <text:p>284128</text:p>
          </table:table-cell>
          <table:table-cell office:value-type="float" office:value="273010" calcext:value-type="float">
            <text:p>273010</text:p>
          </table:table-cell>
          <table:table-cell office:value-type="float" office:value="24992" calcext:value-type="float">
            <text:p>24992</text:p>
          </table:table-cell>
          <table:table-cell office:value-type="float" office:value="20664" calcext:value-type="float">
            <text:p>20664</text:p>
          </table:table-cell>
          <table:table-cell office:value-type="float" office:value="755312" calcext:value-type="float">
            <text:p>75531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56" calcext:value-type="float">
            <text:p>27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49" calcext:value-type="date">
            <text:p>04/15/20 12:47 PM</text:p>
          </table:table-cell>
          <table:table-cell office:value-type="float" office:value="13943024" calcext:value-type="float">
            <text:p>13943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436928" calcext:value-type="float">
            <text:p>436928</text:p>
          </table:table-cell>
          <table:table-cell office:value-type="float" office:value="400924" calcext:value-type="float">
            <text:p>400924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8826" calcext:value-type="float">
            <text:p>8826</text:p>
          </table:table-cell>
          <table:table-cell office:value-type="float" office:value="284128" calcext:value-type="float">
            <text:p>284128</text:p>
          </table:table-cell>
          <table:table-cell office:value-type="float" office:value="273010" calcext:value-type="float">
            <text:p>273010</text:p>
          </table:table-cell>
          <table:table-cell office:value-type="float" office:value="24992" calcext:value-type="float">
            <text:p>24992</text:p>
          </table:table-cell>
          <table:table-cell office:value-type="float" office:value="20664" calcext:value-type="float">
            <text:p>20664</text:p>
          </table:table-cell>
          <table:table-cell office:value-type="float" office:value="755312" calcext:value-type="float">
            <text:p>75531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56" calcext:value-type="float">
            <text:p>27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50" calcext:value-type="date">
            <text:p>04/15/20 12:47 PM</text:p>
          </table:table-cell>
          <table:table-cell office:value-type="float" office:value="14030644" calcext:value-type="float">
            <text:p>14030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349184" calcext:value-type="float">
            <text:p>349184</text:p>
          </table:table-cell>
          <table:table-cell office:value-type="float" office:value="313180" calcext:value-type="float">
            <text:p>313180</text:p>
          </table:table-cell>
          <table:table-cell office:value-type="float" office:value="36004" calcext:value-type="float">
            <text:p>36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7487" calcext:value-type="float">
            <text:p>7487</text:p>
          </table:table-cell>
          <table:table-cell office:value-type="float" office:value="195968" calcext:value-type="float">
            <text:p>195968</text:p>
          </table:table-cell>
          <table:table-cell office:value-type="float" office:value="186461" calcext:value-type="float">
            <text:p>186461</text:p>
          </table:table-cell>
          <table:table-cell office:value-type="float" office:value="18064" calcext:value-type="float">
            <text:p>18064</text:p>
          </table:table-cell>
          <table:table-cell office:value-type="float" office:value="14220" calcext:value-type="float">
            <text:p>14220</text:p>
          </table:table-cell>
          <table:table-cell office:value-type="float" office:value="745104" calcext:value-type="float">
            <text:p>74510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56" calcext:value-type="float">
            <text:p>19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51" calcext:value-type="date">
            <text:p>04/15/20 12:47 PM</text:p>
          </table:table-cell>
          <table:table-cell office:value-type="float" office:value="14030644" calcext:value-type="float">
            <text:p>14030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349184" calcext:value-type="float">
            <text:p>349184</text:p>
          </table:table-cell>
          <table:table-cell office:value-type="float" office:value="313180" calcext:value-type="float">
            <text:p>313180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7487" calcext:value-type="float">
            <text:p>7487</text:p>
          </table:table-cell>
          <table:table-cell office:value-type="float" office:value="195968" calcext:value-type="float">
            <text:p>195968</text:p>
          </table:table-cell>
          <table:table-cell office:value-type="float" office:value="186461" calcext:value-type="float">
            <text:p>186461</text:p>
          </table:table-cell>
          <table:table-cell office:value-type="float" office:value="18064" calcext:value-type="float">
            <text:p>18064</text:p>
          </table:table-cell>
          <table:table-cell office:value-type="float" office:value="14220" calcext:value-type="float">
            <text:p>14220</text:p>
          </table:table-cell>
          <table:table-cell office:value-type="float" office:value="745104" calcext:value-type="float">
            <text:p>74510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56" calcext:value-type="float">
            <text:p>19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52" calcext:value-type="date">
            <text:p>04/15/20 12:47 PM</text:p>
          </table:table-cell>
          <table:table-cell office:value-type="float" office:value="14030664" calcext:value-type="float">
            <text:p>14030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349184" calcext:value-type="float">
            <text:p>349184</text:p>
          </table:table-cell>
          <table:table-cell office:value-type="float" office:value="313180" calcext:value-type="float">
            <text:p>313180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7487" calcext:value-type="float">
            <text:p>7487</text:p>
          </table:table-cell>
          <table:table-cell office:value-type="float" office:value="195968" calcext:value-type="float">
            <text:p>195968</text:p>
          </table:table-cell>
          <table:table-cell office:value-type="float" office:value="186461" calcext:value-type="float">
            <text:p>186461</text:p>
          </table:table-cell>
          <table:table-cell office:value-type="float" office:value="18064" calcext:value-type="float">
            <text:p>18064</text:p>
          </table:table-cell>
          <table:table-cell office:value-type="float" office:value="14220" calcext:value-type="float">
            <text:p>14220</text:p>
          </table:table-cell>
          <table:table-cell office:value-type="float" office:value="745104" calcext:value-type="float">
            <text:p>74510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56" calcext:value-type="float">
            <text:p>19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53" calcext:value-type="date">
            <text:p>04/15/20 12:47 PM</text:p>
          </table:table-cell>
          <table:table-cell office:value-type="float" office:value="14030664" calcext:value-type="float">
            <text:p>14030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349184" calcext:value-type="float">
            <text:p>349184</text:p>
          </table:table-cell>
          <table:table-cell office:value-type="float" office:value="313180" calcext:value-type="float">
            <text:p>313180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7487" calcext:value-type="float">
            <text:p>7487</text:p>
          </table:table-cell>
          <table:table-cell office:value-type="float" office:value="195968" calcext:value-type="float">
            <text:p>195968</text:p>
          </table:table-cell>
          <table:table-cell office:value-type="float" office:value="186461" calcext:value-type="float">
            <text:p>186461</text:p>
          </table:table-cell>
          <table:table-cell office:value-type="float" office:value="18064" calcext:value-type="float">
            <text:p>18064</text:p>
          </table:table-cell>
          <table:table-cell office:value-type="float" office:value="14220" calcext:value-type="float">
            <text:p>14220</text:p>
          </table:table-cell>
          <table:table-cell office:value-type="float" office:value="745104" calcext:value-type="float">
            <text:p>74510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56" calcext:value-type="float">
            <text:p>19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54" calcext:value-type="date">
            <text:p>04/15/20 12:47 PM</text:p>
          </table:table-cell>
          <table:table-cell office:value-type="float" office:value="14030664" calcext:value-type="float">
            <text:p>14030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349184" calcext:value-type="float">
            <text:p>349184</text:p>
          </table:table-cell>
          <table:table-cell office:value-type="float" office:value="313180" calcext:value-type="float">
            <text:p>313180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7487" calcext:value-type="float">
            <text:p>7487</text:p>
          </table:table-cell>
          <table:table-cell office:value-type="float" office:value="195968" calcext:value-type="float">
            <text:p>195968</text:p>
          </table:table-cell>
          <table:table-cell office:value-type="float" office:value="186462" calcext:value-type="float">
            <text:p>186462</text:p>
          </table:table-cell>
          <table:table-cell office:value-type="float" office:value="18064" calcext:value-type="float">
            <text:p>18064</text:p>
          </table:table-cell>
          <table:table-cell office:value-type="float" office:value="14220" calcext:value-type="float">
            <text:p>14220</text:p>
          </table:table-cell>
          <table:table-cell office:value-type="float" office:value="745104" calcext:value-type="float">
            <text:p>74510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56" calcext:value-type="float">
            <text:p>19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55" calcext:value-type="date">
            <text:p>04/15/20 12:47 PM</text:p>
          </table:table-cell>
          <table:table-cell office:value-type="float" office:value="14030664" calcext:value-type="float">
            <text:p>14030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349184" calcext:value-type="float">
            <text:p>349184</text:p>
          </table:table-cell>
          <table:table-cell office:value-type="float" office:value="313180" calcext:value-type="float">
            <text:p>313180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7487" calcext:value-type="float">
            <text:p>7487</text:p>
          </table:table-cell>
          <table:table-cell office:value-type="float" office:value="195968" calcext:value-type="float">
            <text:p>195968</text:p>
          </table:table-cell>
          <table:table-cell office:value-type="float" office:value="186462" calcext:value-type="float">
            <text:p>186462</text:p>
          </table:table-cell>
          <table:table-cell office:value-type="float" office:value="18064" calcext:value-type="float">
            <text:p>18064</text:p>
          </table:table-cell>
          <table:table-cell office:value-type="float" office:value="14220" calcext:value-type="float">
            <text:p>14220</text:p>
          </table:table-cell>
          <table:table-cell office:value-type="float" office:value="745104" calcext:value-type="float">
            <text:p>74510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56" calcext:value-type="float">
            <text:p>19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56" calcext:value-type="date">
            <text:p>04/15/20 12:47 PM</text:p>
          </table:table-cell>
          <table:table-cell office:value-type="float" office:value="14030664" calcext:value-type="float">
            <text:p>14030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349184" calcext:value-type="float">
            <text:p>349184</text:p>
          </table:table-cell>
          <table:table-cell office:value-type="float" office:value="313180" calcext:value-type="float">
            <text:p>313180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7487" calcext:value-type="float">
            <text:p>7487</text:p>
          </table:table-cell>
          <table:table-cell office:value-type="float" office:value="195968" calcext:value-type="float">
            <text:p>195968</text:p>
          </table:table-cell>
          <table:table-cell office:value-type="float" office:value="186462" calcext:value-type="float">
            <text:p>186462</text:p>
          </table:table-cell>
          <table:table-cell office:value-type="float" office:value="18064" calcext:value-type="float">
            <text:p>18064</text:p>
          </table:table-cell>
          <table:table-cell office:value-type="float" office:value="14220" calcext:value-type="float">
            <text:p>14220</text:p>
          </table:table-cell>
          <table:table-cell office:value-type="float" office:value="745104" calcext:value-type="float">
            <text:p>74510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56" calcext:value-type="float">
            <text:p>19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57" calcext:value-type="date">
            <text:p>04/15/20 12:47 PM</text:p>
          </table:table-cell>
          <table:table-cell office:value-type="float" office:value="14030664" calcext:value-type="float">
            <text:p>14030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349184" calcext:value-type="float">
            <text:p>349184</text:p>
          </table:table-cell>
          <table:table-cell office:value-type="float" office:value="313180" calcext:value-type="float">
            <text:p>313180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696" calcext:value-type="float">
            <text:p>29696</text:p>
          </table:table-cell>
          <table:table-cell office:value-type="float" office:value="7487" calcext:value-type="float">
            <text:p>7487</text:p>
          </table:table-cell>
          <table:table-cell office:value-type="float" office:value="195968" calcext:value-type="float">
            <text:p>195968</text:p>
          </table:table-cell>
          <table:table-cell office:value-type="float" office:value="186462" calcext:value-type="float">
            <text:p>186462</text:p>
          </table:table-cell>
          <table:table-cell office:value-type="float" office:value="18064" calcext:value-type="float">
            <text:p>18064</text:p>
          </table:table-cell>
          <table:table-cell office:value-type="float" office:value="14220" calcext:value-type="float">
            <text:p>14220</text:p>
          </table:table-cell>
          <table:table-cell office:value-type="float" office:value="745104" calcext:value-type="float">
            <text:p>74510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56" calcext:value-type="float">
            <text:p>19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58" calcext:value-type="date">
            <text:p>04/15/20 12:47 PM</text:p>
          </table:table-cell>
          <table:table-cell office:value-type="float" office:value="14122428" calcext:value-type="float">
            <text:p>14122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7:59" calcext:value-type="date">
            <text:p>04/15/20 12:47 PM</text:p>
          </table:table-cell>
          <table:table-cell office:value-type="float" office:value="14122552" calcext:value-type="float">
            <text:p>14122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00" calcext:value-type="date">
            <text:p>04/15/20 12:48 PM</text:p>
          </table:table-cell>
          <table:table-cell office:value-type="float" office:value="14122552" calcext:value-type="float">
            <text:p>14122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01" calcext:value-type="date">
            <text:p>04/15/20 12:48 PM</text:p>
          </table:table-cell>
          <table:table-cell office:value-type="float" office:value="14122552" calcext:value-type="float">
            <text:p>14122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02" calcext:value-type="date">
            <text:p>04/15/20 12:48 PM</text:p>
          </table:table-cell>
          <table:table-cell office:value-type="float" office:value="14122552" calcext:value-type="float">
            <text:p>14122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03" calcext:value-type="date">
            <text:p>04/15/20 12:48 PM</text:p>
          </table:table-cell>
          <table:table-cell office:value-type="float" office:value="14122552" calcext:value-type="float">
            <text:p>14122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04" calcext:value-type="date">
            <text:p>04/15/20 12:48 PM</text:p>
          </table:table-cell>
          <table:table-cell office:value-type="float" office:value="14122552" calcext:value-type="float">
            <text:p>14122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05" calcext:value-type="date">
            <text:p>04/15/20 12:48 PM</text:p>
          </table:table-cell>
          <table:table-cell office:value-type="float" office:value="14101836" calcext:value-type="float">
            <text:p>14101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06" calcext:value-type="date">
            <text:p>04/15/20 12:48 PM</text:p>
          </table:table-cell>
          <table:table-cell office:value-type="float" office:value="14090912" calcext:value-type="float">
            <text:p>140909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07" calcext:value-type="date">
            <text:p>04/15/20 12:48 PM</text:p>
          </table:table-cell>
          <table:table-cell office:value-type="float" office:value="14090964" calcext:value-type="float">
            <text:p>140909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08" calcext:value-type="date">
            <text:p>04/15/20 12:48 PM</text:p>
          </table:table-cell>
          <table:table-cell office:value-type="float" office:value="14090964" calcext:value-type="float">
            <text:p>140909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09" calcext:value-type="date">
            <text:p>04/15/20 12:48 PM</text:p>
          </table:table-cell>
          <table:table-cell office:value-type="float" office:value="14090592" calcext:value-type="float">
            <text:p>14090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10" calcext:value-type="date">
            <text:p>04/15/20 12:48 PM</text:p>
          </table:table-cell>
          <table:table-cell office:value-type="float" office:value="14090592" calcext:value-type="float">
            <text:p>14090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11" calcext:value-type="date">
            <text:p>04/15/20 12:48 PM</text:p>
          </table:table-cell>
          <table:table-cell office:value-type="float" office:value="14090248" calcext:value-type="float">
            <text:p>14090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12" calcext:value-type="date">
            <text:p>04/15/20 12:48 PM</text:p>
          </table:table-cell>
          <table:table-cell office:value-type="float" office:value="14090248" calcext:value-type="float">
            <text:p>14090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13" calcext:value-type="date">
            <text:p>04/15/20 12:48 PM</text:p>
          </table:table-cell>
          <table:table-cell office:value-type="float" office:value="14089884" calcext:value-type="float">
            <text:p>14089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14" calcext:value-type="date">
            <text:p>04/15/20 12:48 PM</text:p>
          </table:table-cell>
          <table:table-cell office:value-type="float" office:value="14093676" calcext:value-type="float">
            <text:p>14093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15" calcext:value-type="date">
            <text:p>04/15/20 12:48 PM</text:p>
          </table:table-cell>
          <table:table-cell office:value-type="float" office:value="14093864" calcext:value-type="float">
            <text:p>14093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16" calcext:value-type="date">
            <text:p>04/15/20 12:48 PM</text:p>
          </table:table-cell>
          <table:table-cell office:value-type="float" office:value="14093740" calcext:value-type="float">
            <text:p>14093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17" calcext:value-type="date">
            <text:p>04/15/20 12:48 PM</text:p>
          </table:table-cell>
          <table:table-cell office:value-type="float" office:value="14093740" calcext:value-type="float">
            <text:p>14093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18" calcext:value-type="date">
            <text:p>04/15/20 12:48 PM</text:p>
          </table:table-cell>
          <table:table-cell office:value-type="float" office:value="14093740" calcext:value-type="float">
            <text:p>14093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19" calcext:value-type="date">
            <text:p>04/15/20 12:48 PM</text:p>
          </table:table-cell>
          <table:table-cell office:value-type="float" office:value="14093740" calcext:value-type="float">
            <text:p>14093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20" calcext:value-type="date">
            <text:p>04/15/20 12:48 PM</text:p>
          </table:table-cell>
          <table:table-cell office:value-type="float" office:value="14093740" calcext:value-type="float">
            <text:p>14093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21" calcext:value-type="date">
            <text:p>04/15/20 12:48 PM</text:p>
          </table:table-cell>
          <table:table-cell office:value-type="float" office:value="14102840" calcext:value-type="float">
            <text:p>14102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22" calcext:value-type="date">
            <text:p>04/15/20 12:48 PM</text:p>
          </table:table-cell>
          <table:table-cell office:value-type="float" office:value="14122404" calcext:value-type="float">
            <text:p>14122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23" calcext:value-type="date">
            <text:p>04/15/20 12:48 PM</text:p>
          </table:table-cell>
          <table:table-cell office:value-type="float" office:value="14122432" calcext:value-type="float">
            <text:p>14122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24" calcext:value-type="date">
            <text:p>04/15/20 12:48 PM</text:p>
          </table:table-cell>
          <table:table-cell office:value-type="float" office:value="14122456" calcext:value-type="float">
            <text:p>14122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25" calcext:value-type="date">
            <text:p>04/15/20 12:48 PM</text:p>
          </table:table-cell>
          <table:table-cell office:value-type="float" office:value="14121760" calcext:value-type="float">
            <text:p>141217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26" calcext:value-type="date">
            <text:p>04/15/20 12:48 PM</text:p>
          </table:table-cell>
          <table:table-cell office:value-type="float" office:value="14121984" calcext:value-type="float">
            <text:p>14121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27" calcext:value-type="date">
            <text:p>04/15/20 12:48 PM</text:p>
          </table:table-cell>
          <table:table-cell office:value-type="float" office:value="14122084" calcext:value-type="float">
            <text:p>14122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28" calcext:value-type="date">
            <text:p>04/15/20 12:48 PM</text:p>
          </table:table-cell>
          <table:table-cell office:value-type="float" office:value="14122084" calcext:value-type="float">
            <text:p>14122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29" calcext:value-type="date">
            <text:p>04/15/20 12:48 PM</text:p>
          </table:table-cell>
          <table:table-cell office:value-type="float" office:value="14122084" calcext:value-type="float">
            <text:p>14122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30" calcext:value-type="date">
            <text:p>04/15/20 12:48 PM</text:p>
          </table:table-cell>
          <table:table-cell office:value-type="float" office:value="14122084" calcext:value-type="float">
            <text:p>14122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31" calcext:value-type="date">
            <text:p>04/15/20 12:48 PM</text:p>
          </table:table-cell>
          <table:table-cell office:value-type="float" office:value="14122084" calcext:value-type="float">
            <text:p>14122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32" calcext:value-type="date">
            <text:p>04/15/20 12:48 PM</text:p>
          </table:table-cell>
          <table:table-cell office:value-type="float" office:value="14122084" calcext:value-type="float">
            <text:p>14122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33" calcext:value-type="date">
            <text:p>04/15/20 12:48 PM</text:p>
          </table:table-cell>
          <table:table-cell office:value-type="float" office:value="14122084" calcext:value-type="float">
            <text:p>14122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34" calcext:value-type="date">
            <text:p>04/15/20 12:48 PM</text:p>
          </table:table-cell>
          <table:table-cell office:value-type="float" office:value="14122088" calcext:value-type="float">
            <text:p>14122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35" calcext:value-type="date">
            <text:p>04/15/20 12:48 PM</text:p>
          </table:table-cell>
          <table:table-cell office:value-type="float" office:value="14122064" calcext:value-type="float">
            <text:p>14122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36" calcext:value-type="date">
            <text:p>04/15/20 12:48 PM</text:p>
          </table:table-cell>
          <table:table-cell office:value-type="float" office:value="14122128" calcext:value-type="float">
            <text:p>14122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37" calcext:value-type="date">
            <text:p>04/15/20 12:48 PM</text:p>
          </table:table-cell>
          <table:table-cell office:value-type="float" office:value="14122128" calcext:value-type="float">
            <text:p>14122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38" calcext:value-type="date">
            <text:p>04/15/20 12:48 PM</text:p>
          </table:table-cell>
          <table:table-cell office:value-type="float" office:value="14122256" calcext:value-type="float">
            <text:p>14122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39" calcext:value-type="date">
            <text:p>04/15/20 12:48 PM</text:p>
          </table:table-cell>
          <table:table-cell office:value-type="float" office:value="14122384" calcext:value-type="float">
            <text:p>14122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40" calcext:value-type="date">
            <text:p>04/15/20 12:48 PM</text:p>
          </table:table-cell>
          <table:table-cell office:value-type="float" office:value="14122384" calcext:value-type="float">
            <text:p>14122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41" calcext:value-type="date">
            <text:p>04/15/20 12:48 PM</text:p>
          </table:table-cell>
          <table:table-cell office:value-type="float" office:value="14122384" calcext:value-type="float">
            <text:p>14122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42" calcext:value-type="date">
            <text:p>04/15/20 12:48 PM</text:p>
          </table:table-cell>
          <table:table-cell office:value-type="float" office:value="14122256" calcext:value-type="float">
            <text:p>14122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43" calcext:value-type="date">
            <text:p>04/15/20 12:48 PM</text:p>
          </table:table-cell>
          <table:table-cell office:value-type="float" office:value="14122776" calcext:value-type="float">
            <text:p>14122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44" calcext:value-type="date">
            <text:p>04/15/20 12:48 PM</text:p>
          </table:table-cell>
          <table:table-cell office:value-type="float" office:value="14123000" calcext:value-type="float">
            <text:p>1412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45" calcext:value-type="date">
            <text:p>04/15/20 12:48 PM</text:p>
          </table:table-cell>
          <table:table-cell office:value-type="float" office:value="14123000" calcext:value-type="float">
            <text:p>1412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46" calcext:value-type="date">
            <text:p>04/15/20 12:48 PM</text:p>
          </table:table-cell>
          <table:table-cell office:value-type="float" office:value="14123000" calcext:value-type="float">
            <text:p>1412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47" calcext:value-type="date">
            <text:p>04/15/20 12:48 PM</text:p>
          </table:table-cell>
          <table:table-cell office:value-type="float" office:value="14123000" calcext:value-type="float">
            <text:p>1412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48" calcext:value-type="date">
            <text:p>04/15/20 12:48 PM</text:p>
          </table:table-cell>
          <table:table-cell office:value-type="float" office:value="14123004" calcext:value-type="float">
            <text:p>14123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49" calcext:value-type="date">
            <text:p>04/15/20 12:48 PM</text:p>
          </table:table-cell>
          <table:table-cell office:value-type="float" office:value="14123004" calcext:value-type="float">
            <text:p>14123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50" calcext:value-type="date">
            <text:p>04/15/20 12:48 PM</text:p>
          </table:table-cell>
          <table:table-cell office:value-type="float" office:value="14123004" calcext:value-type="float">
            <text:p>14123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51" calcext:value-type="date">
            <text:p>04/15/20 12:48 PM</text:p>
          </table:table-cell>
          <table:table-cell office:value-type="float" office:value="14123004" calcext:value-type="float">
            <text:p>14123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52" calcext:value-type="date">
            <text:p>04/15/20 12:48 PM</text:p>
          </table:table-cell>
          <table:table-cell office:value-type="float" office:value="14123004" calcext:value-type="float">
            <text:p>14123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53" calcext:value-type="date">
            <text:p>04/15/20 12:48 PM</text:p>
          </table:table-cell>
          <table:table-cell office:value-type="float" office:value="14123004" calcext:value-type="float">
            <text:p>14123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54" calcext:value-type="date">
            <text:p>04/15/20 12:48 PM</text:p>
          </table:table-cell>
          <table:table-cell office:value-type="float" office:value="14123004" calcext:value-type="float">
            <text:p>14123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55" calcext:value-type="date">
            <text:p>04/15/20 12:48 PM</text:p>
          </table:table-cell>
          <table:table-cell office:value-type="float" office:value="14123004" calcext:value-type="float">
            <text:p>14123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56" calcext:value-type="date">
            <text:p>04/15/20 12:48 PM</text:p>
          </table:table-cell>
          <table:table-cell office:value-type="float" office:value="14123004" calcext:value-type="float">
            <text:p>14123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57" calcext:value-type="date">
            <text:p>04/15/20 12:48 PM</text:p>
          </table:table-cell>
          <table:table-cell office:value-type="float" office:value="14123004" calcext:value-type="float">
            <text:p>14123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58" calcext:value-type="date">
            <text:p>04/15/20 12:48 PM</text:p>
          </table:table-cell>
          <table:table-cell office:value-type="float" office:value="14123004" calcext:value-type="float">
            <text:p>14123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8:59" calcext:value-type="date">
            <text:p>04/15/20 12:48 PM</text:p>
          </table:table-cell>
          <table:table-cell office:value-type="float" office:value="14123004" calcext:value-type="float">
            <text:p>14123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00" calcext:value-type="date">
            <text:p>04/15/20 12:49 PM</text:p>
          </table:table-cell>
          <table:table-cell office:value-type="float" office:value="14123004" calcext:value-type="float">
            <text:p>14123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01" calcext:value-type="date">
            <text:p>04/15/20 12:49 PM</text:p>
          </table:table-cell>
          <table:table-cell office:value-type="float" office:value="14123004" calcext:value-type="float">
            <text:p>14123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121" calcext:value-type="float">
            <text:p>6121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02" calcext:value-type="date">
            <text:p>04/15/20 12:49 PM</text:p>
          </table:table-cell>
          <table:table-cell office:value-type="float" office:value="14123004" calcext:value-type="float">
            <text:p>14123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648" calcext:value-type="float">
            <text:p>27648</text:p>
          </table:table-cell>
          <table:table-cell office:value-type="float" office:value="7248" calcext:value-type="float">
            <text:p>7248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1804" calcext:value-type="float">
            <text:p>3180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03" calcext:value-type="date">
            <text:p>04/15/20 12:49 PM</text:p>
          </table:table-cell>
          <table:table-cell office:value-type="float" office:value="14123008" calcext:value-type="float">
            <text:p>1412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648" calcext:value-type="float">
            <text:p>27648</text:p>
          </table:table-cell>
          <table:table-cell office:value-type="float" office:value="7248" calcext:value-type="float">
            <text:p>7248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804" calcext:value-type="float">
            <text:p>3180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04" calcext:value-type="date">
            <text:p>04/15/20 12:49 PM</text:p>
          </table:table-cell>
          <table:table-cell office:value-type="float" office:value="14123020" calcext:value-type="float">
            <text:p>14123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648" calcext:value-type="float">
            <text:p>27648</text:p>
          </table:table-cell>
          <table:table-cell office:value-type="float" office:value="7248" calcext:value-type="float">
            <text:p>7248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804" calcext:value-type="float">
            <text:p>3180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05" calcext:value-type="date">
            <text:p>04/15/20 12:49 PM</text:p>
          </table:table-cell>
          <table:table-cell office:value-type="float" office:value="14122900" calcext:value-type="float">
            <text:p>14122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56696" calcext:value-type="float">
            <text:p>256696</text:p>
          </table:table-cell>
          <table:table-cell office:value-type="float" office:value="220692" calcext:value-type="float">
            <text:p>2206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648" calcext:value-type="float">
            <text:p>27648</text:p>
          </table:table-cell>
          <table:table-cell office:value-type="float" office:value="7248" calcext:value-type="float">
            <text:p>7248</text:p>
          </table:table-cell>
          <table:table-cell office:value-type="float" office:value="105712" calcext:value-type="float">
            <text:p>105712</text:p>
          </table:table-cell>
          <table:table-cell office:value-type="float" office:value="99927" calcext:value-type="float">
            <text:p>99927</text:p>
          </table:table-cell>
          <table:table-cell office:value-type="float" office:value="10256" calcext:value-type="float">
            <text:p>10256</text:p>
          </table:table-cell>
          <table:table-cell office:value-type="float" office:value="7794" calcext:value-type="float">
            <text:p>779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804" calcext:value-type="float">
            <text:p>31804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06" calcext:value-type="date">
            <text:p>04/15/20 12:49 PM</text:p>
          </table:table-cell>
          <table:table-cell office:value-type="float" office:value="14115336" calcext:value-type="float">
            <text:p>14115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1548" calcext:value-type="float">
            <text:p>4241548</text:p>
          </table:table-cell>
          <table:table-cell office:value-type="float" office:value="267088" calcext:value-type="float">
            <text:p>267088</text:p>
          </table:table-cell>
          <table:table-cell office:value-type="float" office:value="231084" calcext:value-type="float">
            <text:p>231084</text:p>
          </table:table-cell>
          <table:table-cell office:value-type="float" office:value="36004" calcext:value-type="float">
            <text:p>36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648" calcext:value-type="float">
            <text:p>27648</text:p>
          </table:table-cell>
          <table:table-cell office:value-type="float" office:value="12079" calcext:value-type="float">
            <text:p>12079</text:p>
          </table:table-cell>
          <table:table-cell office:value-type="float" office:value="115744" calcext:value-type="float">
            <text:p>115744</text:p>
          </table:table-cell>
          <table:table-cell office:value-type="float" office:value="110120" calcext:value-type="float">
            <text:p>110120</text:p>
          </table:table-cell>
          <table:table-cell office:value-type="float" office:value="11024" calcext:value-type="float">
            <text:p>11024</text:p>
          </table:table-cell>
          <table:table-cell office:value-type="float" office:value="8564" calcext:value-type="float">
            <text:p>8564</text:p>
          </table:table-cell>
          <table:table-cell office:value-type="float" office:value="352384" calcext:value-type="float">
            <text:p>3523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804" calcext:value-type="float">
            <text:p>31804</text:p>
          </table:table-cell>
          <table:table-cell office:value-type="float" office:value="313" calcext:value-type="float">
            <text:p>313</text:p>
          </table:table-cell>
          <table:table-cell office:value-type="float" office:value="217" calcext:value-type="float">
            <text:p>217</text:p>
          </table:table-cell>
          <table:table-cell office:value-type="float" office:value="11997" calcext:value-type="float">
            <text:p>119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07" calcext:value-type="date">
            <text:p>04/15/20 12:49 PM</text:p>
          </table:table-cell>
          <table:table-cell office:value-type="float" office:value="13717368" calcext:value-type="float">
            <text:p>13717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90700" calcext:value-type="float">
            <text:p>4290700</text:p>
          </table:table-cell>
          <table:table-cell office:value-type="float" office:value="665212" calcext:value-type="float">
            <text:p>665212</text:p>
          </table:table-cell>
          <table:table-cell office:value-type="float" office:value="629208" calcext:value-type="float">
            <text:p>629208</text:p>
          </table:table-cell>
          <table:table-cell office:value-type="float" office:value="36004" calcext:value-type="float">
            <text:p>36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7648" calcext:value-type="float">
            <text:p>27648</text:p>
          </table:table-cell>
          <table:table-cell office:value-type="float" office:value="17058" calcext:value-type="float">
            <text:p>17058</text:p>
          </table:table-cell>
          <table:table-cell office:value-type="float" office:value="514096" calcext:value-type="float">
            <text:p>514096</text:p>
          </table:table-cell>
          <table:table-cell office:value-type="float" office:value="506155" calcext:value-type="float">
            <text:p>506155</text:p>
          </table:table-cell>
          <table:table-cell office:value-type="float" office:value="41472" calcext:value-type="float">
            <text:p>41472</text:p>
          </table:table-cell>
          <table:table-cell office:value-type="float" office:value="38071" calcext:value-type="float">
            <text:p>38071</text:p>
          </table:table-cell>
          <table:table-cell office:value-type="float" office:value="669984" calcext:value-type="float">
            <text:p>6699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720" calcext:value-type="float">
            <text:p>28720</text:p>
          </table:table-cell>
          <table:table-cell office:value-type="float" office:value="672" calcext:value-type="float">
            <text:p>672</text:p>
          </table:table-cell>
          <table:table-cell office:value-type="float" office:value="213" calcext:value-type="float">
            <text:p>213</text:p>
          </table:table-cell>
          <table:table-cell office:value-type="float" office:value="48603" calcext:value-type="float">
            <text:p>486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08" calcext:value-type="date">
            <text:p>04/15/20 12:49 PM</text:p>
          </table:table-cell>
          <table:table-cell office:value-type="float" office:value="13689080" calcext:value-type="float">
            <text:p>13689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692496" calcext:value-type="float">
            <text:p>692496</text:p>
          </table:table-cell>
          <table:table-cell office:value-type="float" office:value="656492" calcext:value-type="float">
            <text:p>656492</text:p>
          </table:table-cell>
          <table:table-cell office:value-type="float" office:value="36004" calcext:value-type="float">
            <text:p>36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2242" calcext:value-type="float">
            <text:p>12242</text:p>
          </table:table-cell>
          <table:table-cell office:value-type="float" office:value="540864" calcext:value-type="float">
            <text:p>540864</text:p>
          </table:table-cell>
          <table:table-cell office:value-type="float" office:value="532645" calcext:value-type="float">
            <text:p>532645</text:p>
          </table:table-cell>
          <table:table-cell office:value-type="float" office:value="43488" calcext:value-type="float">
            <text:p>43488</text:p>
          </table:table-cell>
          <table:table-cell office:value-type="float" office:value="40024" calcext:value-type="float">
            <text:p>40024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09" calcext:value-type="date">
            <text:p>04/15/20 12:49 PM</text:p>
          </table:table-cell>
          <table:table-cell office:value-type="float" office:value="13688972" calcext:value-type="float">
            <text:p>13688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692496" calcext:value-type="float">
            <text:p>692496</text:p>
          </table:table-cell>
          <table:table-cell office:value-type="float" office:value="656492" calcext:value-type="float">
            <text:p>6564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2242" calcext:value-type="float">
            <text:p>12242</text:p>
          </table:table-cell>
          <table:table-cell office:value-type="float" office:value="540864" calcext:value-type="float">
            <text:p>540864</text:p>
          </table:table-cell>
          <table:table-cell office:value-type="float" office:value="532645" calcext:value-type="float">
            <text:p>532645</text:p>
          </table:table-cell>
          <table:table-cell office:value-type="float" office:value="43488" calcext:value-type="float">
            <text:p>43488</text:p>
          </table:table-cell>
          <table:table-cell office:value-type="float" office:value="40024" calcext:value-type="float">
            <text:p>40024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10" calcext:value-type="date">
            <text:p>04/15/20 12:49 PM</text:p>
          </table:table-cell>
          <table:table-cell office:value-type="float" office:value="13688972" calcext:value-type="float">
            <text:p>13688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692496" calcext:value-type="float">
            <text:p>692496</text:p>
          </table:table-cell>
          <table:table-cell office:value-type="float" office:value="656492" calcext:value-type="float">
            <text:p>6564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2242" calcext:value-type="float">
            <text:p>12242</text:p>
          </table:table-cell>
          <table:table-cell office:value-type="float" office:value="540864" calcext:value-type="float">
            <text:p>540864</text:p>
          </table:table-cell>
          <table:table-cell office:value-type="float" office:value="532645" calcext:value-type="float">
            <text:p>532645</text:p>
          </table:table-cell>
          <table:table-cell office:value-type="float" office:value="43488" calcext:value-type="float">
            <text:p>43488</text:p>
          </table:table-cell>
          <table:table-cell office:value-type="float" office:value="40024" calcext:value-type="float">
            <text:p>40024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11" calcext:value-type="date">
            <text:p>04/15/20 12:49 PM</text:p>
          </table:table-cell>
          <table:table-cell office:value-type="float" office:value="13688976" calcext:value-type="float">
            <text:p>13688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692496" calcext:value-type="float">
            <text:p>692496</text:p>
          </table:table-cell>
          <table:table-cell office:value-type="float" office:value="656492" calcext:value-type="float">
            <text:p>6564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2242" calcext:value-type="float">
            <text:p>12242</text:p>
          </table:table-cell>
          <table:table-cell office:value-type="float" office:value="540864" calcext:value-type="float">
            <text:p>540864</text:p>
          </table:table-cell>
          <table:table-cell office:value-type="float" office:value="532645" calcext:value-type="float">
            <text:p>532645</text:p>
          </table:table-cell>
          <table:table-cell office:value-type="float" office:value="43488" calcext:value-type="float">
            <text:p>43488</text:p>
          </table:table-cell>
          <table:table-cell office:value-type="float" office:value="40024" calcext:value-type="float">
            <text:p>40024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12" calcext:value-type="date">
            <text:p>04/15/20 12:49 PM</text:p>
          </table:table-cell>
          <table:table-cell office:value-type="float" office:value="13688976" calcext:value-type="float">
            <text:p>13688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692496" calcext:value-type="float">
            <text:p>692496</text:p>
          </table:table-cell>
          <table:table-cell office:value-type="float" office:value="656492" calcext:value-type="float">
            <text:p>6564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2242" calcext:value-type="float">
            <text:p>12242</text:p>
          </table:table-cell>
          <table:table-cell office:value-type="float" office:value="540864" calcext:value-type="float">
            <text:p>540864</text:p>
          </table:table-cell>
          <table:table-cell office:value-type="float" office:value="532645" calcext:value-type="float">
            <text:p>532645</text:p>
          </table:table-cell>
          <table:table-cell office:value-type="float" office:value="43488" calcext:value-type="float">
            <text:p>43488</text:p>
          </table:table-cell>
          <table:table-cell office:value-type="float" office:value="40024" calcext:value-type="float">
            <text:p>40024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13" calcext:value-type="date">
            <text:p>04/15/20 12:49 PM</text:p>
          </table:table-cell>
          <table:table-cell office:value-type="float" office:value="13688976" calcext:value-type="float">
            <text:p>13688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692496" calcext:value-type="float">
            <text:p>692496</text:p>
          </table:table-cell>
          <table:table-cell office:value-type="float" office:value="656492" calcext:value-type="float">
            <text:p>6564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2242" calcext:value-type="float">
            <text:p>12242</text:p>
          </table:table-cell>
          <table:table-cell office:value-type="float" office:value="540864" calcext:value-type="float">
            <text:p>540864</text:p>
          </table:table-cell>
          <table:table-cell office:value-type="float" office:value="532645" calcext:value-type="float">
            <text:p>532645</text:p>
          </table:table-cell>
          <table:table-cell office:value-type="float" office:value="43488" calcext:value-type="float">
            <text:p>43488</text:p>
          </table:table-cell>
          <table:table-cell office:value-type="float" office:value="40024" calcext:value-type="float">
            <text:p>40024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14" calcext:value-type="date">
            <text:p>04/15/20 12:49 PM</text:p>
          </table:table-cell>
          <table:table-cell office:value-type="float" office:value="13688976" calcext:value-type="float">
            <text:p>13688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692496" calcext:value-type="float">
            <text:p>692496</text:p>
          </table:table-cell>
          <table:table-cell office:value-type="float" office:value="656492" calcext:value-type="float">
            <text:p>6564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2242" calcext:value-type="float">
            <text:p>12242</text:p>
          </table:table-cell>
          <table:table-cell office:value-type="float" office:value="540864" calcext:value-type="float">
            <text:p>540864</text:p>
          </table:table-cell>
          <table:table-cell office:value-type="float" office:value="532645" calcext:value-type="float">
            <text:p>532645</text:p>
          </table:table-cell>
          <table:table-cell office:value-type="float" office:value="43488" calcext:value-type="float">
            <text:p>43488</text:p>
          </table:table-cell>
          <table:table-cell office:value-type="float" office:value="40024" calcext:value-type="float">
            <text:p>40024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15" calcext:value-type="date">
            <text:p>04/15/20 12:49 PM</text:p>
          </table:table-cell>
          <table:table-cell office:value-type="float" office:value="13688976" calcext:value-type="float">
            <text:p>13688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692496" calcext:value-type="float">
            <text:p>692496</text:p>
          </table:table-cell>
          <table:table-cell office:value-type="float" office:value="656492" calcext:value-type="float">
            <text:p>6564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2242" calcext:value-type="float">
            <text:p>12242</text:p>
          </table:table-cell>
          <table:table-cell office:value-type="float" office:value="540864" calcext:value-type="float">
            <text:p>540864</text:p>
          </table:table-cell>
          <table:table-cell office:value-type="float" office:value="532645" calcext:value-type="float">
            <text:p>532645</text:p>
          </table:table-cell>
          <table:table-cell office:value-type="float" office:value="43488" calcext:value-type="float">
            <text:p>43488</text:p>
          </table:table-cell>
          <table:table-cell office:value-type="float" office:value="40024" calcext:value-type="float">
            <text:p>40024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16" calcext:value-type="date">
            <text:p>04/15/20 12:49 PM</text:p>
          </table:table-cell>
          <table:table-cell office:value-type="float" office:value="13688976" calcext:value-type="float">
            <text:p>13688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692496" calcext:value-type="float">
            <text:p>692496</text:p>
          </table:table-cell>
          <table:table-cell office:value-type="float" office:value="656492" calcext:value-type="float">
            <text:p>6564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2242" calcext:value-type="float">
            <text:p>12242</text:p>
          </table:table-cell>
          <table:table-cell office:value-type="float" office:value="540864" calcext:value-type="float">
            <text:p>540864</text:p>
          </table:table-cell>
          <table:table-cell office:value-type="float" office:value="532645" calcext:value-type="float">
            <text:p>532645</text:p>
          </table:table-cell>
          <table:table-cell office:value-type="float" office:value="43488" calcext:value-type="float">
            <text:p>43488</text:p>
          </table:table-cell>
          <table:table-cell office:value-type="float" office:value="40024" calcext:value-type="float">
            <text:p>40024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17" calcext:value-type="date">
            <text:p>04/15/20 12:49 PM</text:p>
          </table:table-cell>
          <table:table-cell office:value-type="float" office:value="13688976" calcext:value-type="float">
            <text:p>13688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692496" calcext:value-type="float">
            <text:p>692496</text:p>
          </table:table-cell>
          <table:table-cell office:value-type="float" office:value="656492" calcext:value-type="float">
            <text:p>6564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2242" calcext:value-type="float">
            <text:p>12242</text:p>
          </table:table-cell>
          <table:table-cell office:value-type="float" office:value="540864" calcext:value-type="float">
            <text:p>540864</text:p>
          </table:table-cell>
          <table:table-cell office:value-type="float" office:value="532645" calcext:value-type="float">
            <text:p>532645</text:p>
          </table:table-cell>
          <table:table-cell office:value-type="float" office:value="43488" calcext:value-type="float">
            <text:p>43488</text:p>
          </table:table-cell>
          <table:table-cell office:value-type="float" office:value="40024" calcext:value-type="float">
            <text:p>40024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18" calcext:value-type="date">
            <text:p>04/15/20 12:49 PM</text:p>
          </table:table-cell>
          <table:table-cell office:value-type="float" office:value="13688976" calcext:value-type="float">
            <text:p>13688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692496" calcext:value-type="float">
            <text:p>692496</text:p>
          </table:table-cell>
          <table:table-cell office:value-type="float" office:value="656492" calcext:value-type="float">
            <text:p>6564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2242" calcext:value-type="float">
            <text:p>12242</text:p>
          </table:table-cell>
          <table:table-cell office:value-type="float" office:value="540864" calcext:value-type="float">
            <text:p>540864</text:p>
          </table:table-cell>
          <table:table-cell office:value-type="float" office:value="532645" calcext:value-type="float">
            <text:p>532645</text:p>
          </table:table-cell>
          <table:table-cell office:value-type="float" office:value="43488" calcext:value-type="float">
            <text:p>43488</text:p>
          </table:table-cell>
          <table:table-cell office:value-type="float" office:value="40024" calcext:value-type="float">
            <text:p>40024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19" calcext:value-type="date">
            <text:p>04/15/20 12:49 PM</text:p>
          </table:table-cell>
          <table:table-cell office:value-type="float" office:value="13688976" calcext:value-type="float">
            <text:p>13688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692496" calcext:value-type="float">
            <text:p>692496</text:p>
          </table:table-cell>
          <table:table-cell office:value-type="float" office:value="656492" calcext:value-type="float">
            <text:p>6564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2242" calcext:value-type="float">
            <text:p>12242</text:p>
          </table:table-cell>
          <table:table-cell office:value-type="float" office:value="540864" calcext:value-type="float">
            <text:p>540864</text:p>
          </table:table-cell>
          <table:table-cell office:value-type="float" office:value="532645" calcext:value-type="float">
            <text:p>532645</text:p>
          </table:table-cell>
          <table:table-cell office:value-type="float" office:value="43488" calcext:value-type="float">
            <text:p>43488</text:p>
          </table:table-cell>
          <table:table-cell office:value-type="float" office:value="40024" calcext:value-type="float">
            <text:p>40024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52" calcext:value-type="float">
            <text:p>5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20" calcext:value-type="date">
            <text:p>04/15/20 12:49 PM</text:p>
          </table:table-cell>
          <table:table-cell office:value-type="float" office:value="13772304" calcext:value-type="float">
            <text:p>13772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608896" calcext:value-type="float">
            <text:p>608896</text:p>
          </table:table-cell>
          <table:table-cell office:value-type="float" office:value="572892" calcext:value-type="float">
            <text:p>572892</text:p>
          </table:table-cell>
          <table:table-cell office:value-type="float" office:value="36004" calcext:value-type="float">
            <text:p>36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0905" calcext:value-type="float">
            <text:p>10905</text:p>
          </table:table-cell>
          <table:table-cell office:value-type="float" office:value="456880" calcext:value-type="float">
            <text:p>456880</text:p>
          </table:table-cell>
          <table:table-cell office:value-type="float" office:value="446096" calcext:value-type="float">
            <text:p>446096</text:p>
          </table:table-cell>
          <table:table-cell office:value-type="float" office:value="37808" calcext:value-type="float">
            <text:p>37808</text:p>
          </table:table-cell>
          <table:table-cell office:value-type="float" office:value="33574" calcext:value-type="float">
            <text:p>33574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52" calcext:value-type="float">
            <text:p>4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21" calcext:value-type="date">
            <text:p>04/15/20 12:49 PM</text:p>
          </table:table-cell>
          <table:table-cell office:value-type="float" office:value="13772060" calcext:value-type="float">
            <text:p>13772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608896" calcext:value-type="float">
            <text:p>608896</text:p>
          </table:table-cell>
          <table:table-cell office:value-type="float" office:value="572892" calcext:value-type="float">
            <text:p>5728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0905" calcext:value-type="float">
            <text:p>10905</text:p>
          </table:table-cell>
          <table:table-cell office:value-type="float" office:value="456880" calcext:value-type="float">
            <text:p>456880</text:p>
          </table:table-cell>
          <table:table-cell office:value-type="float" office:value="446096" calcext:value-type="float">
            <text:p>446096</text:p>
          </table:table-cell>
          <table:table-cell office:value-type="float" office:value="37808" calcext:value-type="float">
            <text:p>37808</text:p>
          </table:table-cell>
          <table:table-cell office:value-type="float" office:value="33574" calcext:value-type="float">
            <text:p>33574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52" calcext:value-type="float">
            <text:p>4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22" calcext:value-type="date">
            <text:p>04/15/20 12:49 PM</text:p>
          </table:table-cell>
          <table:table-cell office:value-type="float" office:value="13772060" calcext:value-type="float">
            <text:p>13772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608896" calcext:value-type="float">
            <text:p>608896</text:p>
          </table:table-cell>
          <table:table-cell office:value-type="float" office:value="572892" calcext:value-type="float">
            <text:p>5728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0905" calcext:value-type="float">
            <text:p>10905</text:p>
          </table:table-cell>
          <table:table-cell office:value-type="float" office:value="456880" calcext:value-type="float">
            <text:p>456880</text:p>
          </table:table-cell>
          <table:table-cell office:value-type="float" office:value="446096" calcext:value-type="float">
            <text:p>446096</text:p>
          </table:table-cell>
          <table:table-cell office:value-type="float" office:value="37808" calcext:value-type="float">
            <text:p>37808</text:p>
          </table:table-cell>
          <table:table-cell office:value-type="float" office:value="33574" calcext:value-type="float">
            <text:p>33574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52" calcext:value-type="float">
            <text:p>4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23" calcext:value-type="date">
            <text:p>04/15/20 12:49 PM</text:p>
          </table:table-cell>
          <table:table-cell office:value-type="float" office:value="13772060" calcext:value-type="float">
            <text:p>13772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608896" calcext:value-type="float">
            <text:p>608896</text:p>
          </table:table-cell>
          <table:table-cell office:value-type="float" office:value="572892" calcext:value-type="float">
            <text:p>5728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0905" calcext:value-type="float">
            <text:p>10905</text:p>
          </table:table-cell>
          <table:table-cell office:value-type="float" office:value="456880" calcext:value-type="float">
            <text:p>456880</text:p>
          </table:table-cell>
          <table:table-cell office:value-type="float" office:value="446096" calcext:value-type="float">
            <text:p>446096</text:p>
          </table:table-cell>
          <table:table-cell office:value-type="float" office:value="37808" calcext:value-type="float">
            <text:p>37808</text:p>
          </table:table-cell>
          <table:table-cell office:value-type="float" office:value="33574" calcext:value-type="float">
            <text:p>33574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52" calcext:value-type="float">
            <text:p>4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24" calcext:value-type="date">
            <text:p>04/15/20 12:49 PM</text:p>
          </table:table-cell>
          <table:table-cell office:value-type="float" office:value="13772060" calcext:value-type="float">
            <text:p>13772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608896" calcext:value-type="float">
            <text:p>608896</text:p>
          </table:table-cell>
          <table:table-cell office:value-type="float" office:value="572892" calcext:value-type="float">
            <text:p>5728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0905" calcext:value-type="float">
            <text:p>10905</text:p>
          </table:table-cell>
          <table:table-cell office:value-type="float" office:value="456880" calcext:value-type="float">
            <text:p>456880</text:p>
          </table:table-cell>
          <table:table-cell office:value-type="float" office:value="446096" calcext:value-type="float">
            <text:p>446096</text:p>
          </table:table-cell>
          <table:table-cell office:value-type="float" office:value="37808" calcext:value-type="float">
            <text:p>37808</text:p>
          </table:table-cell>
          <table:table-cell office:value-type="float" office:value="33574" calcext:value-type="float">
            <text:p>33574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52" calcext:value-type="float">
            <text:p>4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25" calcext:value-type="date">
            <text:p>04/15/20 12:49 PM</text:p>
          </table:table-cell>
          <table:table-cell office:value-type="float" office:value="13772060" calcext:value-type="float">
            <text:p>13772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608896" calcext:value-type="float">
            <text:p>608896</text:p>
          </table:table-cell>
          <table:table-cell office:value-type="float" office:value="572892" calcext:value-type="float">
            <text:p>5728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0905" calcext:value-type="float">
            <text:p>10905</text:p>
          </table:table-cell>
          <table:table-cell office:value-type="float" office:value="456880" calcext:value-type="float">
            <text:p>456880</text:p>
          </table:table-cell>
          <table:table-cell office:value-type="float" office:value="446096" calcext:value-type="float">
            <text:p>446096</text:p>
          </table:table-cell>
          <table:table-cell office:value-type="float" office:value="37808" calcext:value-type="float">
            <text:p>37808</text:p>
          </table:table-cell>
          <table:table-cell office:value-type="float" office:value="33574" calcext:value-type="float">
            <text:p>33574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52" calcext:value-type="float">
            <text:p>4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26" calcext:value-type="date">
            <text:p>04/15/20 12:49 PM</text:p>
          </table:table-cell>
          <table:table-cell office:value-type="float" office:value="13772060" calcext:value-type="float">
            <text:p>13772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608896" calcext:value-type="float">
            <text:p>608896</text:p>
          </table:table-cell>
          <table:table-cell office:value-type="float" office:value="572892" calcext:value-type="float">
            <text:p>5728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0905" calcext:value-type="float">
            <text:p>10905</text:p>
          </table:table-cell>
          <table:table-cell office:value-type="float" office:value="456880" calcext:value-type="float">
            <text:p>456880</text:p>
          </table:table-cell>
          <table:table-cell office:value-type="float" office:value="446096" calcext:value-type="float">
            <text:p>446096</text:p>
          </table:table-cell>
          <table:table-cell office:value-type="float" office:value="37808" calcext:value-type="float">
            <text:p>37808</text:p>
          </table:table-cell>
          <table:table-cell office:value-type="float" office:value="33574" calcext:value-type="float">
            <text:p>33574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52" calcext:value-type="float">
            <text:p>4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27" calcext:value-type="date">
            <text:p>04/15/20 12:49 PM</text:p>
          </table:table-cell>
          <table:table-cell office:value-type="float" office:value="13772060" calcext:value-type="float">
            <text:p>13772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608896" calcext:value-type="float">
            <text:p>608896</text:p>
          </table:table-cell>
          <table:table-cell office:value-type="float" office:value="572892" calcext:value-type="float">
            <text:p>5728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0905" calcext:value-type="float">
            <text:p>10905</text:p>
          </table:table-cell>
          <table:table-cell office:value-type="float" office:value="456880" calcext:value-type="float">
            <text:p>456880</text:p>
          </table:table-cell>
          <table:table-cell office:value-type="float" office:value="446096" calcext:value-type="float">
            <text:p>446096</text:p>
          </table:table-cell>
          <table:table-cell office:value-type="float" office:value="37808" calcext:value-type="float">
            <text:p>37808</text:p>
          </table:table-cell>
          <table:table-cell office:value-type="float" office:value="33574" calcext:value-type="float">
            <text:p>33574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52" calcext:value-type="float">
            <text:p>4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28" calcext:value-type="date">
            <text:p>04/15/20 12:49 PM</text:p>
          </table:table-cell>
          <table:table-cell office:value-type="float" office:value="13855668" calcext:value-type="float">
            <text:p>13855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524296" calcext:value-type="float">
            <text:p>524296</text:p>
          </table:table-cell>
          <table:table-cell office:value-type="float" office:value="488292" calcext:value-type="float">
            <text:p>488292</text:p>
          </table:table-cell>
          <table:table-cell office:value-type="float" office:value="36004" calcext:value-type="float">
            <text:p>36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9561" calcext:value-type="float">
            <text:p>9561</text:p>
          </table:table-cell>
          <table:table-cell office:value-type="float" office:value="371888" calcext:value-type="float">
            <text:p>371888</text:p>
          </table:table-cell>
          <table:table-cell office:value-type="float" office:value="359551" calcext:value-type="float">
            <text:p>359551</text:p>
          </table:table-cell>
          <table:table-cell office:value-type="float" office:value="31952" calcext:value-type="float">
            <text:p>31952</text:p>
          </table:table-cell>
          <table:table-cell office:value-type="float" office:value="27127" calcext:value-type="float">
            <text:p>27127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52" calcext:value-type="float">
            <text:p>35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29" calcext:value-type="date">
            <text:p>04/15/20 12:49 PM</text:p>
          </table:table-cell>
          <table:table-cell office:value-type="float" office:value="13855508" calcext:value-type="float">
            <text:p>13855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524296" calcext:value-type="float">
            <text:p>524296</text:p>
          </table:table-cell>
          <table:table-cell office:value-type="float" office:value="488292" calcext:value-type="float">
            <text:p>4882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9561" calcext:value-type="float">
            <text:p>9561</text:p>
          </table:table-cell>
          <table:table-cell office:value-type="float" office:value="371888" calcext:value-type="float">
            <text:p>371888</text:p>
          </table:table-cell>
          <table:table-cell office:value-type="float" office:value="359551" calcext:value-type="float">
            <text:p>359551</text:p>
          </table:table-cell>
          <table:table-cell office:value-type="float" office:value="31952" calcext:value-type="float">
            <text:p>31952</text:p>
          </table:table-cell>
          <table:table-cell office:value-type="float" office:value="27127" calcext:value-type="float">
            <text:p>27127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52" calcext:value-type="float">
            <text:p>35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30" calcext:value-type="date">
            <text:p>04/15/20 12:49 PM</text:p>
          </table:table-cell>
          <table:table-cell office:value-type="float" office:value="13855508" calcext:value-type="float">
            <text:p>13855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524296" calcext:value-type="float">
            <text:p>524296</text:p>
          </table:table-cell>
          <table:table-cell office:value-type="float" office:value="488292" calcext:value-type="float">
            <text:p>4882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9561" calcext:value-type="float">
            <text:p>9561</text:p>
          </table:table-cell>
          <table:table-cell office:value-type="float" office:value="371888" calcext:value-type="float">
            <text:p>371888</text:p>
          </table:table-cell>
          <table:table-cell office:value-type="float" office:value="359551" calcext:value-type="float">
            <text:p>359551</text:p>
          </table:table-cell>
          <table:table-cell office:value-type="float" office:value="31952" calcext:value-type="float">
            <text:p>31952</text:p>
          </table:table-cell>
          <table:table-cell office:value-type="float" office:value="27127" calcext:value-type="float">
            <text:p>27127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52" calcext:value-type="float">
            <text:p>35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31" calcext:value-type="date">
            <text:p>04/15/20 12:49 PM</text:p>
          </table:table-cell>
          <table:table-cell office:value-type="float" office:value="13855508" calcext:value-type="float">
            <text:p>13855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524296" calcext:value-type="float">
            <text:p>524296</text:p>
          </table:table-cell>
          <table:table-cell office:value-type="float" office:value="488292" calcext:value-type="float">
            <text:p>4882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9561" calcext:value-type="float">
            <text:p>9561</text:p>
          </table:table-cell>
          <table:table-cell office:value-type="float" office:value="371888" calcext:value-type="float">
            <text:p>371888</text:p>
          </table:table-cell>
          <table:table-cell office:value-type="float" office:value="359551" calcext:value-type="float">
            <text:p>359551</text:p>
          </table:table-cell>
          <table:table-cell office:value-type="float" office:value="31952" calcext:value-type="float">
            <text:p>31952</text:p>
          </table:table-cell>
          <table:table-cell office:value-type="float" office:value="27127" calcext:value-type="float">
            <text:p>27127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52" calcext:value-type="float">
            <text:p>35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32" calcext:value-type="date">
            <text:p>04/15/20 12:49 PM</text:p>
          </table:table-cell>
          <table:table-cell office:value-type="float" office:value="13855508" calcext:value-type="float">
            <text:p>13855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524296" calcext:value-type="float">
            <text:p>524296</text:p>
          </table:table-cell>
          <table:table-cell office:value-type="float" office:value="488292" calcext:value-type="float">
            <text:p>4882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9561" calcext:value-type="float">
            <text:p>9561</text:p>
          </table:table-cell>
          <table:table-cell office:value-type="float" office:value="371888" calcext:value-type="float">
            <text:p>371888</text:p>
          </table:table-cell>
          <table:table-cell office:value-type="float" office:value="359551" calcext:value-type="float">
            <text:p>359551</text:p>
          </table:table-cell>
          <table:table-cell office:value-type="float" office:value="31952" calcext:value-type="float">
            <text:p>31952</text:p>
          </table:table-cell>
          <table:table-cell office:value-type="float" office:value="27127" calcext:value-type="float">
            <text:p>27127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52" calcext:value-type="float">
            <text:p>35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33" calcext:value-type="date">
            <text:p>04/15/20 12:49 PM</text:p>
          </table:table-cell>
          <table:table-cell office:value-type="float" office:value="13855508" calcext:value-type="float">
            <text:p>13855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524296" calcext:value-type="float">
            <text:p>524296</text:p>
          </table:table-cell>
          <table:table-cell office:value-type="float" office:value="488292" calcext:value-type="float">
            <text:p>4882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9561" calcext:value-type="float">
            <text:p>9561</text:p>
          </table:table-cell>
          <table:table-cell office:value-type="float" office:value="371888" calcext:value-type="float">
            <text:p>371888</text:p>
          </table:table-cell>
          <table:table-cell office:value-type="float" office:value="359551" calcext:value-type="float">
            <text:p>359551</text:p>
          </table:table-cell>
          <table:table-cell office:value-type="float" office:value="31952" calcext:value-type="float">
            <text:p>31952</text:p>
          </table:table-cell>
          <table:table-cell office:value-type="float" office:value="27127" calcext:value-type="float">
            <text:p>27127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52" calcext:value-type="float">
            <text:p>35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34" calcext:value-type="date">
            <text:p>04/15/20 12:49 PM</text:p>
          </table:table-cell>
          <table:table-cell office:value-type="float" office:value="13855632" calcext:value-type="float">
            <text:p>13855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524296" calcext:value-type="float">
            <text:p>524296</text:p>
          </table:table-cell>
          <table:table-cell office:value-type="float" office:value="488292" calcext:value-type="float">
            <text:p>4882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9561" calcext:value-type="float">
            <text:p>9561</text:p>
          </table:table-cell>
          <table:table-cell office:value-type="float" office:value="371888" calcext:value-type="float">
            <text:p>371888</text:p>
          </table:table-cell>
          <table:table-cell office:value-type="float" office:value="359551" calcext:value-type="float">
            <text:p>359551</text:p>
          </table:table-cell>
          <table:table-cell office:value-type="float" office:value="31952" calcext:value-type="float">
            <text:p>31952</text:p>
          </table:table-cell>
          <table:table-cell office:value-type="float" office:value="27127" calcext:value-type="float">
            <text:p>27127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52" calcext:value-type="float">
            <text:p>35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35" calcext:value-type="date">
            <text:p>04/15/20 12:49 PM</text:p>
          </table:table-cell>
          <table:table-cell office:value-type="float" office:value="13855632" calcext:value-type="float">
            <text:p>13855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524296" calcext:value-type="float">
            <text:p>524296</text:p>
          </table:table-cell>
          <table:table-cell office:value-type="float" office:value="488292" calcext:value-type="float">
            <text:p>48829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9561" calcext:value-type="float">
            <text:p>9561</text:p>
          </table:table-cell>
          <table:table-cell office:value-type="float" office:value="371888" calcext:value-type="float">
            <text:p>371888</text:p>
          </table:table-cell>
          <table:table-cell office:value-type="float" office:value="359551" calcext:value-type="float">
            <text:p>359551</text:p>
          </table:table-cell>
          <table:table-cell office:value-type="float" office:value="31952" calcext:value-type="float">
            <text:p>31952</text:p>
          </table:table-cell>
          <table:table-cell office:value-type="float" office:value="27127" calcext:value-type="float">
            <text:p>27127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52" calcext:value-type="float">
            <text:p>35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36" calcext:value-type="date">
            <text:p>04/15/20 12:49 PM</text:p>
          </table:table-cell>
          <table:table-cell office:value-type="float" office:value="13941824" calcext:value-type="float">
            <text:p>13941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437712" calcext:value-type="float">
            <text:p>437712</text:p>
          </table:table-cell>
          <table:table-cell office:value-type="float" office:value="401708" calcext:value-type="float">
            <text:p>401708</text:p>
          </table:table-cell>
          <table:table-cell office:value-type="float" office:value="36004" calcext:value-type="float">
            <text:p>36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8208" calcext:value-type="float">
            <text:p>8208</text:p>
          </table:table-cell>
          <table:table-cell office:value-type="float" office:value="284912" calcext:value-type="float">
            <text:p>284912</text:p>
          </table:table-cell>
          <table:table-cell office:value-type="float" office:value="273000" calcext:value-type="float">
            <text:p>273000</text:p>
          </table:table-cell>
          <table:table-cell office:value-type="float" office:value="25568" calcext:value-type="float">
            <text:p>25568</text:p>
          </table:table-cell>
          <table:table-cell office:value-type="float" office:value="20677" calcext:value-type="float">
            <text:p>20677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52" calcext:value-type="float">
            <text:p>27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37" calcext:value-type="date">
            <text:p>04/15/20 12:49 PM</text:p>
          </table:table-cell>
          <table:table-cell office:value-type="float" office:value="13941704" calcext:value-type="float">
            <text:p>13941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437712" calcext:value-type="float">
            <text:p>437712</text:p>
          </table:table-cell>
          <table:table-cell office:value-type="float" office:value="401708" calcext:value-type="float">
            <text:p>401708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8208" calcext:value-type="float">
            <text:p>8208</text:p>
          </table:table-cell>
          <table:table-cell office:value-type="float" office:value="284912" calcext:value-type="float">
            <text:p>284912</text:p>
          </table:table-cell>
          <table:table-cell office:value-type="float" office:value="273000" calcext:value-type="float">
            <text:p>273000</text:p>
          </table:table-cell>
          <table:table-cell office:value-type="float" office:value="25568" calcext:value-type="float">
            <text:p>25568</text:p>
          </table:table-cell>
          <table:table-cell office:value-type="float" office:value="20677" calcext:value-type="float">
            <text:p>20677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52" calcext:value-type="float">
            <text:p>27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38" calcext:value-type="date">
            <text:p>04/15/20 12:49 PM</text:p>
          </table:table-cell>
          <table:table-cell office:value-type="float" office:value="13941704" calcext:value-type="float">
            <text:p>13941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437712" calcext:value-type="float">
            <text:p>437712</text:p>
          </table:table-cell>
          <table:table-cell office:value-type="float" office:value="401708" calcext:value-type="float">
            <text:p>401708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8208" calcext:value-type="float">
            <text:p>8208</text:p>
          </table:table-cell>
          <table:table-cell office:value-type="float" office:value="284912" calcext:value-type="float">
            <text:p>284912</text:p>
          </table:table-cell>
          <table:table-cell office:value-type="float" office:value="273000" calcext:value-type="float">
            <text:p>273000</text:p>
          </table:table-cell>
          <table:table-cell office:value-type="float" office:value="25568" calcext:value-type="float">
            <text:p>25568</text:p>
          </table:table-cell>
          <table:table-cell office:value-type="float" office:value="20677" calcext:value-type="float">
            <text:p>20677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52" calcext:value-type="float">
            <text:p>27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39" calcext:value-type="date">
            <text:p>04/15/20 12:49 PM</text:p>
          </table:table-cell>
          <table:table-cell office:value-type="float" office:value="13941704" calcext:value-type="float">
            <text:p>13941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437712" calcext:value-type="float">
            <text:p>437712</text:p>
          </table:table-cell>
          <table:table-cell office:value-type="float" office:value="401708" calcext:value-type="float">
            <text:p>401708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8208" calcext:value-type="float">
            <text:p>8208</text:p>
          </table:table-cell>
          <table:table-cell office:value-type="float" office:value="284912" calcext:value-type="float">
            <text:p>284912</text:p>
          </table:table-cell>
          <table:table-cell office:value-type="float" office:value="273000" calcext:value-type="float">
            <text:p>273000</text:p>
          </table:table-cell>
          <table:table-cell office:value-type="float" office:value="25568" calcext:value-type="float">
            <text:p>25568</text:p>
          </table:table-cell>
          <table:table-cell office:value-type="float" office:value="20677" calcext:value-type="float">
            <text:p>20677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52" calcext:value-type="float">
            <text:p>27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40" calcext:value-type="date">
            <text:p>04/15/20 12:49 PM</text:p>
          </table:table-cell>
          <table:table-cell office:value-type="float" office:value="13941704" calcext:value-type="float">
            <text:p>13941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437712" calcext:value-type="float">
            <text:p>437712</text:p>
          </table:table-cell>
          <table:table-cell office:value-type="float" office:value="401708" calcext:value-type="float">
            <text:p>401708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8208" calcext:value-type="float">
            <text:p>8208</text:p>
          </table:table-cell>
          <table:table-cell office:value-type="float" office:value="284912" calcext:value-type="float">
            <text:p>284912</text:p>
          </table:table-cell>
          <table:table-cell office:value-type="float" office:value="273000" calcext:value-type="float">
            <text:p>273000</text:p>
          </table:table-cell>
          <table:table-cell office:value-type="float" office:value="25568" calcext:value-type="float">
            <text:p>25568</text:p>
          </table:table-cell>
          <table:table-cell office:value-type="float" office:value="20677" calcext:value-type="float">
            <text:p>20677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52" calcext:value-type="float">
            <text:p>27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41" calcext:value-type="date">
            <text:p>04/15/20 12:49 PM</text:p>
          </table:table-cell>
          <table:table-cell office:value-type="float" office:value="13941704" calcext:value-type="float">
            <text:p>13941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437712" calcext:value-type="float">
            <text:p>437712</text:p>
          </table:table-cell>
          <table:table-cell office:value-type="float" office:value="401708" calcext:value-type="float">
            <text:p>401708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8208" calcext:value-type="float">
            <text:p>8208</text:p>
          </table:table-cell>
          <table:table-cell office:value-type="float" office:value="284912" calcext:value-type="float">
            <text:p>284912</text:p>
          </table:table-cell>
          <table:table-cell office:value-type="float" office:value="273000" calcext:value-type="float">
            <text:p>273000</text:p>
          </table:table-cell>
          <table:table-cell office:value-type="float" office:value="25568" calcext:value-type="float">
            <text:p>25568</text:p>
          </table:table-cell>
          <table:table-cell office:value-type="float" office:value="20677" calcext:value-type="float">
            <text:p>20677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52" calcext:value-type="float">
            <text:p>27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42" calcext:value-type="date">
            <text:p>04/15/20 12:49 PM</text:p>
          </table:table-cell>
          <table:table-cell office:value-type="float" office:value="13941740" calcext:value-type="float">
            <text:p>13941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437712" calcext:value-type="float">
            <text:p>437712</text:p>
          </table:table-cell>
          <table:table-cell office:value-type="float" office:value="401708" calcext:value-type="float">
            <text:p>401708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8208" calcext:value-type="float">
            <text:p>8208</text:p>
          </table:table-cell>
          <table:table-cell office:value-type="float" office:value="284912" calcext:value-type="float">
            <text:p>284912</text:p>
          </table:table-cell>
          <table:table-cell office:value-type="float" office:value="273000" calcext:value-type="float">
            <text:p>273000</text:p>
          </table:table-cell>
          <table:table-cell office:value-type="float" office:value="25568" calcext:value-type="float">
            <text:p>25568</text:p>
          </table:table-cell>
          <table:table-cell office:value-type="float" office:value="20677" calcext:value-type="float">
            <text:p>20677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52" calcext:value-type="float">
            <text:p>27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43" calcext:value-type="date">
            <text:p>04/15/20 12:49 PM</text:p>
          </table:table-cell>
          <table:table-cell office:value-type="float" office:value="13941740" calcext:value-type="float">
            <text:p>13941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437712" calcext:value-type="float">
            <text:p>437712</text:p>
          </table:table-cell>
          <table:table-cell office:value-type="float" office:value="401708" calcext:value-type="float">
            <text:p>401708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8208" calcext:value-type="float">
            <text:p>8208</text:p>
          </table:table-cell>
          <table:table-cell office:value-type="float" office:value="284912" calcext:value-type="float">
            <text:p>284912</text:p>
          </table:table-cell>
          <table:table-cell office:value-type="float" office:value="273000" calcext:value-type="float">
            <text:p>273000</text:p>
          </table:table-cell>
          <table:table-cell office:value-type="float" office:value="25568" calcext:value-type="float">
            <text:p>25568</text:p>
          </table:table-cell>
          <table:table-cell office:value-type="float" office:value="20677" calcext:value-type="float">
            <text:p>20677</text:p>
          </table:table-cell>
          <table:table-cell office:value-type="float" office:value="901440" calcext:value-type="float">
            <text:p>901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52" calcext:value-type="float">
            <text:p>27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44" calcext:value-type="date">
            <text:p>04/15/20 12:49 PM</text:p>
          </table:table-cell>
          <table:table-cell office:value-type="float" office:value="14029496" calcext:value-type="float">
            <text:p>14029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348780" calcext:value-type="float">
            <text:p>348780</text:p>
          </table:table-cell>
          <table:table-cell office:value-type="float" office:value="312776" calcext:value-type="float">
            <text:p>312776</text:p>
          </table:table-cell>
          <table:table-cell office:value-type="float" office:value="36004" calcext:value-type="float">
            <text:p>36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873" calcext:value-type="float">
            <text:p>6873</text:p>
          </table:table-cell>
          <table:table-cell office:value-type="float" office:value="196320" calcext:value-type="float">
            <text:p>196320</text:p>
          </table:table-cell>
          <table:table-cell office:value-type="float" office:value="186452" calcext:value-type="float">
            <text:p>186452</text:p>
          </table:table-cell>
          <table:table-cell office:value-type="float" office:value="18224" calcext:value-type="float">
            <text:p>18224</text:p>
          </table:table-cell>
          <table:table-cell office:value-type="float" office:value="14220" calcext:value-type="float">
            <text:p>14220</text:p>
          </table:table-cell>
          <table:table-cell office:value-type="float" office:value="876752" calcext:value-type="float">
            <text:p>87675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52" calcext:value-type="float">
            <text:p>19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45" calcext:value-type="date">
            <text:p>04/15/20 12:49 PM</text:p>
          </table:table-cell>
          <table:table-cell office:value-type="float" office:value="14029628" calcext:value-type="float">
            <text:p>14029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348780" calcext:value-type="float">
            <text:p>348780</text:p>
          </table:table-cell>
          <table:table-cell office:value-type="float" office:value="312776" calcext:value-type="float">
            <text:p>312776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873" calcext:value-type="float">
            <text:p>6873</text:p>
          </table:table-cell>
          <table:table-cell office:value-type="float" office:value="196320" calcext:value-type="float">
            <text:p>196320</text:p>
          </table:table-cell>
          <table:table-cell office:value-type="float" office:value="186452" calcext:value-type="float">
            <text:p>186452</text:p>
          </table:table-cell>
          <table:table-cell office:value-type="float" office:value="18224" calcext:value-type="float">
            <text:p>18224</text:p>
          </table:table-cell>
          <table:table-cell office:value-type="float" office:value="14220" calcext:value-type="float">
            <text:p>14220</text:p>
          </table:table-cell>
          <table:table-cell office:value-type="float" office:value="876752" calcext:value-type="float">
            <text:p>87675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52" calcext:value-type="float">
            <text:p>19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46" calcext:value-type="date">
            <text:p>04/15/20 12:49 PM</text:p>
          </table:table-cell>
          <table:table-cell office:value-type="float" office:value="14029628" calcext:value-type="float">
            <text:p>14029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348780" calcext:value-type="float">
            <text:p>348780</text:p>
          </table:table-cell>
          <table:table-cell office:value-type="float" office:value="312776" calcext:value-type="float">
            <text:p>312776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873" calcext:value-type="float">
            <text:p>6873</text:p>
          </table:table-cell>
          <table:table-cell office:value-type="float" office:value="196320" calcext:value-type="float">
            <text:p>196320</text:p>
          </table:table-cell>
          <table:table-cell office:value-type="float" office:value="186452" calcext:value-type="float">
            <text:p>186452</text:p>
          </table:table-cell>
          <table:table-cell office:value-type="float" office:value="18224" calcext:value-type="float">
            <text:p>18224</text:p>
          </table:table-cell>
          <table:table-cell office:value-type="float" office:value="14220" calcext:value-type="float">
            <text:p>14220</text:p>
          </table:table-cell>
          <table:table-cell office:value-type="float" office:value="876752" calcext:value-type="float">
            <text:p>87675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52" calcext:value-type="float">
            <text:p>19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47" calcext:value-type="date">
            <text:p>04/15/20 12:49 PM</text:p>
          </table:table-cell>
          <table:table-cell office:value-type="float" office:value="14029628" calcext:value-type="float">
            <text:p>14029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348780" calcext:value-type="float">
            <text:p>348780</text:p>
          </table:table-cell>
          <table:table-cell office:value-type="float" office:value="312776" calcext:value-type="float">
            <text:p>312776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873" calcext:value-type="float">
            <text:p>6873</text:p>
          </table:table-cell>
          <table:table-cell office:value-type="float" office:value="196320" calcext:value-type="float">
            <text:p>196320</text:p>
          </table:table-cell>
          <table:table-cell office:value-type="float" office:value="186452" calcext:value-type="float">
            <text:p>186452</text:p>
          </table:table-cell>
          <table:table-cell office:value-type="float" office:value="18224" calcext:value-type="float">
            <text:p>18224</text:p>
          </table:table-cell>
          <table:table-cell office:value-type="float" office:value="14220" calcext:value-type="float">
            <text:p>14220</text:p>
          </table:table-cell>
          <table:table-cell office:value-type="float" office:value="876752" calcext:value-type="float">
            <text:p>87675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52" calcext:value-type="float">
            <text:p>19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48" calcext:value-type="date">
            <text:p>04/15/20 12:49 PM</text:p>
          </table:table-cell>
          <table:table-cell office:value-type="float" office:value="14029628" calcext:value-type="float">
            <text:p>14029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348780" calcext:value-type="float">
            <text:p>348780</text:p>
          </table:table-cell>
          <table:table-cell office:value-type="float" office:value="312776" calcext:value-type="float">
            <text:p>312776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873" calcext:value-type="float">
            <text:p>6873</text:p>
          </table:table-cell>
          <table:table-cell office:value-type="float" office:value="196320" calcext:value-type="float">
            <text:p>196320</text:p>
          </table:table-cell>
          <table:table-cell office:value-type="float" office:value="186452" calcext:value-type="float">
            <text:p>186452</text:p>
          </table:table-cell>
          <table:table-cell office:value-type="float" office:value="18224" calcext:value-type="float">
            <text:p>18224</text:p>
          </table:table-cell>
          <table:table-cell office:value-type="float" office:value="14220" calcext:value-type="float">
            <text:p>14220</text:p>
          </table:table-cell>
          <table:table-cell office:value-type="float" office:value="876752" calcext:value-type="float">
            <text:p>87675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52" calcext:value-type="float">
            <text:p>19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49" calcext:value-type="date">
            <text:p>04/15/20 12:49 PM</text:p>
          </table:table-cell>
          <table:table-cell office:value-type="float" office:value="14029628" calcext:value-type="float">
            <text:p>14029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348780" calcext:value-type="float">
            <text:p>348780</text:p>
          </table:table-cell>
          <table:table-cell office:value-type="float" office:value="312776" calcext:value-type="float">
            <text:p>312776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873" calcext:value-type="float">
            <text:p>6873</text:p>
          </table:table-cell>
          <table:table-cell office:value-type="float" office:value="196320" calcext:value-type="float">
            <text:p>196320</text:p>
          </table:table-cell>
          <table:table-cell office:value-type="float" office:value="186452" calcext:value-type="float">
            <text:p>186452</text:p>
          </table:table-cell>
          <table:table-cell office:value-type="float" office:value="18224" calcext:value-type="float">
            <text:p>18224</text:p>
          </table:table-cell>
          <table:table-cell office:value-type="float" office:value="14220" calcext:value-type="float">
            <text:p>14220</text:p>
          </table:table-cell>
          <table:table-cell office:value-type="float" office:value="876752" calcext:value-type="float">
            <text:p>87675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52" calcext:value-type="float">
            <text:p>19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50" calcext:value-type="date">
            <text:p>04/15/20 12:49 PM</text:p>
          </table:table-cell>
          <table:table-cell office:value-type="float" office:value="14029628" calcext:value-type="float">
            <text:p>14029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348780" calcext:value-type="float">
            <text:p>348780</text:p>
          </table:table-cell>
          <table:table-cell office:value-type="float" office:value="312776" calcext:value-type="float">
            <text:p>312776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873" calcext:value-type="float">
            <text:p>6873</text:p>
          </table:table-cell>
          <table:table-cell office:value-type="float" office:value="196320" calcext:value-type="float">
            <text:p>196320</text:p>
          </table:table-cell>
          <table:table-cell office:value-type="float" office:value="186452" calcext:value-type="float">
            <text:p>186452</text:p>
          </table:table-cell>
          <table:table-cell office:value-type="float" office:value="18224" calcext:value-type="float">
            <text:p>18224</text:p>
          </table:table-cell>
          <table:table-cell office:value-type="float" office:value="14220" calcext:value-type="float">
            <text:p>14220</text:p>
          </table:table-cell>
          <table:table-cell office:value-type="float" office:value="876752" calcext:value-type="float">
            <text:p>87675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52" calcext:value-type="float">
            <text:p>19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51" calcext:value-type="date">
            <text:p>04/15/20 12:49 PM</text:p>
          </table:table-cell>
          <table:table-cell office:value-type="float" office:value="14029628" calcext:value-type="float">
            <text:p>14029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276" calcext:value-type="float">
            <text:p>4315276</text:p>
          </table:table-cell>
          <table:table-cell office:value-type="float" office:value="348780" calcext:value-type="float">
            <text:p>348780</text:p>
          </table:table-cell>
          <table:table-cell office:value-type="float" office:value="312776" calcext:value-type="float">
            <text:p>312776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873" calcext:value-type="float">
            <text:p>6873</text:p>
          </table:table-cell>
          <table:table-cell office:value-type="float" office:value="196320" calcext:value-type="float">
            <text:p>196320</text:p>
          </table:table-cell>
          <table:table-cell office:value-type="float" office:value="186452" calcext:value-type="float">
            <text:p>186452</text:p>
          </table:table-cell>
          <table:table-cell office:value-type="float" office:value="18224" calcext:value-type="float">
            <text:p>18224</text:p>
          </table:table-cell>
          <table:table-cell office:value-type="float" office:value="14220" calcext:value-type="float">
            <text:p>14220</text:p>
          </table:table-cell>
          <table:table-cell office:value-type="float" office:value="876752" calcext:value-type="float">
            <text:p>87675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52" calcext:value-type="float">
            <text:p>19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52" calcext:value-type="date">
            <text:p>04/15/20 12:49 PM</text:p>
          </table:table-cell>
          <table:table-cell office:value-type="float" office:value="14223612" calcext:value-type="float">
            <text:p>14223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31948" calcext:value-type="float">
            <text:p>3831948</text:p>
          </table:table-cell>
          <table:table-cell office:value-type="float" office:value="158636" calcext:value-type="float">
            <text:p>158636</text:p>
          </table:table-cell>
          <table:table-cell office:value-type="float" office:value="122632" calcext:value-type="float">
            <text:p>122632</text:p>
          </table:table-cell>
          <table:table-cell office:value-type="float" office:value="36004" calcext:value-type="float">
            <text:p>36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480" calcext:value-type="float">
            <text:p>20480</text:p>
          </table:table-cell>
          <table:table-cell office:value-type="float" office:value="4137" calcext:value-type="float">
            <text:p>4137</text:p>
          </table:table-cell>
          <table:table-cell office:value-type="float" office:value="13616" calcext:value-type="float">
            <text:p>13616</text:p>
          </table:table-cell>
          <table:table-cell office:value-type="float" office:value="13399" calcext:value-type="float">
            <text:p>13399</text:p>
          </table:table-cell>
          <table:table-cell office:value-type="float" office:value="1488" calcext:value-type="float">
            <text:p>1488</text:p>
          </table:table-cell>
          <table:table-cell office:value-type="float" office:value="1365" calcext:value-type="float">
            <text:p>1365</text:p>
          </table:table-cell>
          <table:table-cell office:value-type="float" office:value="45392" calcext:value-type="float">
            <text:p>4539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52" calcext:value-type="float">
            <text:p>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53" calcext:value-type="date">
            <text:p>04/15/20 12:49 PM</text:p>
          </table:table-cell>
          <table:table-cell office:value-type="float" office:value="14223492" calcext:value-type="float">
            <text:p>14223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31948" calcext:value-type="float">
            <text:p>3831948</text:p>
          </table:table-cell>
          <table:table-cell office:value-type="float" office:value="158636" calcext:value-type="float">
            <text:p>158636</text:p>
          </table:table-cell>
          <table:table-cell office:value-type="float" office:value="122632" calcext:value-type="float">
            <text:p>12263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480" calcext:value-type="float">
            <text:p>20480</text:p>
          </table:table-cell>
          <table:table-cell office:value-type="float" office:value="4137" calcext:value-type="float">
            <text:p>4137</text:p>
          </table:table-cell>
          <table:table-cell office:value-type="float" office:value="13616" calcext:value-type="float">
            <text:p>13616</text:p>
          </table:table-cell>
          <table:table-cell office:value-type="float" office:value="13399" calcext:value-type="float">
            <text:p>13399</text:p>
          </table:table-cell>
          <table:table-cell office:value-type="float" office:value="1488" calcext:value-type="float">
            <text:p>1488</text:p>
          </table:table-cell>
          <table:table-cell office:value-type="float" office:value="1365" calcext:value-type="float">
            <text:p>1365</text:p>
          </table:table-cell>
          <table:table-cell office:value-type="float" office:value="45392" calcext:value-type="float">
            <text:p>4539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52" calcext:value-type="float">
            <text:p>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54" calcext:value-type="date">
            <text:p>04/15/20 12:49 PM</text:p>
          </table:table-cell>
          <table:table-cell office:value-type="float" office:value="14223492" calcext:value-type="float">
            <text:p>14223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31948" calcext:value-type="float">
            <text:p>3831948</text:p>
          </table:table-cell>
          <table:table-cell office:value-type="float" office:value="158636" calcext:value-type="float">
            <text:p>158636</text:p>
          </table:table-cell>
          <table:table-cell office:value-type="float" office:value="122632" calcext:value-type="float">
            <text:p>12263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480" calcext:value-type="float">
            <text:p>20480</text:p>
          </table:table-cell>
          <table:table-cell office:value-type="float" office:value="4137" calcext:value-type="float">
            <text:p>4137</text:p>
          </table:table-cell>
          <table:table-cell office:value-type="float" office:value="13616" calcext:value-type="float">
            <text:p>13616</text:p>
          </table:table-cell>
          <table:table-cell office:value-type="float" office:value="13399" calcext:value-type="float">
            <text:p>13399</text:p>
          </table:table-cell>
          <table:table-cell office:value-type="float" office:value="1488" calcext:value-type="float">
            <text:p>1488</text:p>
          </table:table-cell>
          <table:table-cell office:value-type="float" office:value="1365" calcext:value-type="float">
            <text:p>1365</text:p>
          </table:table-cell>
          <table:table-cell office:value-type="float" office:value="45392" calcext:value-type="float">
            <text:p>4539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52" calcext:value-type="float">
            <text:p>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2:49:55" calcext:value-type="date">
            <text:p>04/15/20 12:49 PM</text:p>
          </table:table-cell>
          <table:table-cell office:value-type="float" office:value="14223492" calcext:value-type="float">
            <text:p>14223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31948" calcext:value-type="float">
            <text:p>3831948</text:p>
          </table:table-cell>
          <table:table-cell office:value-type="float" office:value="158636" calcext:value-type="float">
            <text:p>158636</text:p>
          </table:table-cell>
          <table:table-cell office:value-type="float" office:value="122632" calcext:value-type="float">
            <text:p>122632</text:p>
          </table:table-cell>
          <table:table-cell office:value-type="float" office:value="36004" calcext:value-type="float">
            <text:p>3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480" calcext:value-type="float">
            <text:p>20480</text:p>
          </table:table-cell>
          <table:table-cell office:value-type="float" office:value="4137" calcext:value-type="float">
            <text:p>4137</text:p>
          </table:table-cell>
          <table:table-cell office:value-type="float" office:value="13616" calcext:value-type="float">
            <text:p>13616</text:p>
          </table:table-cell>
          <table:table-cell office:value-type="float" office:value="13399" calcext:value-type="float">
            <text:p>13399</text:p>
          </table:table-cell>
          <table:table-cell office:value-type="float" office:value="1488" calcext:value-type="float">
            <text:p>1488</text:p>
          </table:table-cell>
          <table:table-cell office:value-type="float" office:value="1365" calcext:value-type="float">
            <text:p>1365</text:p>
          </table:table-cell>
          <table:table-cell office:value-type="float" office:value="45392" calcext:value-type="float">
            <text:p>45392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52" calcext:value-type="float">
            <text:p>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number-columns-repeated="42"/>
        </table:table-row>
        <table:table-row table:style-name="ro1">
          <table:table-cell table:style-name="ce2"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style-name="ce2"/>
          <table:table-cell table:number-columns-repeated="42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08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heet3" table:style-name="ta1">
        <table:shapes>
          <draw:frame draw:z-index="0" draw:style-name="gr1" draw:text-style-name="P1" svg:width="453.51pt" svg:height="255.09pt" svg:x="685.84pt" svg:y="2.83pt">
            <loext:p draw:notify-on-update-of-ranges="Sheet3.C2:Sheet3.C3 Sheet3.C4:Sheet3.C180 Sheet3.F2:Sheet3.F3 Sheet3.F4:Sheet3.F1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0" table:number-columns-repeated="2" table:default-cell-style-name="Default"/>
        <table:table-column table:style-name="co30" table:default-cell-style-name="ce5"/>
        <table:table-column table:style-name="co30" table:number-columns-repeated="2" table:default-cell-style-name="Default"/>
        <table:table-column table:style-name="co31" table:number-columns-repeated="3" table:default-cell-style-name="ce5"/>
        <table:table-column table:style-name="co29" table:default-cell-style-name="ce5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original</text:p>
          </table:table-cell>
          <table:table-cell table:style-name="Default" office:value-type="string" calcext:value-type="string">
            <text:p>original</text:p>
          </table:table-cell>
          <table:table-cell table:number-columns-repeated="2" office:value-type="string" calcext:value-type="string">
            <text:p>patched</text:p>
          </table:table-cell>
          <table:table-cell table:style-name="Default" office:value-type="string" calcext:value-type="string">
            <text:p>patched</text:p>
          </table:table-cell>
          <table:table-cell table:style-name="Default" office:value-type="string" calcext:value-type="string">
            <text:p>patched-aggr</text:p>
          </table:table-cell>
          <table:table-cell table:number-columns-repeated="2" office:value-type="string" calcext:value-type="string">
            <text:p>patched-aggr</text:p>
          </table:table-cell>
        </table:table-row>
        <table:table-row table:style-name="ro1">
          <table:table-cell table:formula="of:=[original.AB3]" office:value-type="string" office:string-value="meta-comm" calcext:value-type="string">
            <text:p>meta-comm</text:p>
          </table:table-cell>
          <table:table-cell table:formula="of:=[original.AC3]" office:value-type="string" office:string-value="meta-used" calcext:value-type="string">
            <text:p>meta-used</text:p>
          </table:table-cell>
          <table:table-cell table:formula="of:=[original.O3]" office:value-type="string" office:string-value="rss-all" calcext:value-type="string">
            <text:p>rss-all</text:p>
          </table:table-cell>
          <table:table-cell table:formula="of:=['patched-standard'.AB3]" office:value-type="string" office:string-value="meta-comm" calcext:value-type="string">
            <text:p>meta-comm</text:p>
          </table:table-cell>
          <table:table-cell table:formula="of:=['patched-standard'.AC3]" office:value-type="string" office:string-value="meta-used" calcext:value-type="string">
            <text:p>meta-used</text:p>
          </table:table-cell>
          <table:table-cell table:formula="of:=['patched-standard'.O3]" office:value-type="string" office:string-value="rss-all" calcext:value-type="string">
            <text:p>rss-all</text:p>
          </table:table-cell>
          <table:table-cell table:formula="of:=['patched-aggressive'.AB3]" office:value-type="string" office:string-value="meta-comm" calcext:value-type="string">
            <text:p>meta-comm</text:p>
          </table:table-cell>
          <table:table-cell table:formula="of:=['patched-aggressive'.AC3]" office:value-type="string" office:string-value="meta-used" calcext:value-type="string">
            <text:p>meta-used</text:p>
          </table:table-cell>
          <table:table-cell table:formula="of:=['patched-aggressive'.O3]" office:value-type="string" office:string-value="rss-all" calcext:value-type="string">
            <text:p>rss-all</text:p>
          </table:table-cell>
        </table:table-row>
        <table:table-row table:style-name="ro1">
          <table:table-cell table:formula="of:=[original.AB4]" office:value-type="float" office:value="0" calcext:value-type="float">
            <text:p>0</text:p>
          </table:table-cell>
          <table:table-cell table:formula="of:=[original.AC4]" office:value-type="float" office:value="0" calcext:value-type="float">
            <text:p>0</text:p>
          </table:table-cell>
          <table:table-cell table:formula="of:=[original.O4]" office:value-type="float" office:value="0" calcext:value-type="float">
            <text:p>0</text:p>
          </table:table-cell>
          <table:table-cell table:formula="of:=['patched-standard'.AB4]" office:value-type="float" office:value="0" calcext:value-type="float">
            <text:p>0</text:p>
          </table:table-cell>
          <table:table-cell table:formula="of:=['patched-standard'.AC4]" office:value-type="float" office:value="0" calcext:value-type="float">
            <text:p>0</text:p>
          </table:table-cell>
          <table:table-cell table:formula="of:=['patched-standard'.O4]" office:value-type="float" office:value="0" calcext:value-type="float">
            <text:p>0</text:p>
          </table:table-cell>
          <table:table-cell table:formula="of:=['patched-aggressive'.AB4]" office:value-type="float" office:value="0" calcext:value-type="float">
            <text:p>0</text:p>
          </table:table-cell>
          <table:table-cell table:formula="of:=['patched-aggressive'.AC4]" office:value-type="float" office:value="0" calcext:value-type="float">
            <text:p>0</text:p>
          </table:table-cell>
          <table:table-cell table:formula="of:=['patched-aggressive'.O4]" office:value-type="float" office:value="0" calcext:value-type="float">
            <text:p>0</text:p>
          </table:table-cell>
        </table:table-row>
        <table:table-row table:style-name="ro1">
          <table:table-cell table:formula="of:=[original.AB5]" office:value-type="float" office:value="4480" calcext:value-type="float">
            <text:p>4480</text:p>
          </table:table-cell>
          <table:table-cell table:formula="of:=[original.AC5]" office:value-type="float" office:value="105" calcext:value-type="float">
            <text:p>105</text:p>
          </table:table-cell>
          <table:table-cell table:formula="of:=[original.O5]" office:value-type="float" office:value="93884" calcext:value-type="float">
            <text:p>93884</text:p>
          </table:table-cell>
          <table:table-cell table:formula="of:=['patched-standard'.AB5]" office:value-type="float" office:value="192" calcext:value-type="float">
            <text:p>192</text:p>
          </table:table-cell>
          <table:table-cell table:formula="of:=['patched-standard'.AC5]" office:value-type="float" office:value="105" calcext:value-type="float">
            <text:p>105</text:p>
          </table:table-cell>
          <table:table-cell table:formula="of:=['patched-standard'.O5]" office:value-type="float" office:value="89920" calcext:value-type="float">
            <text:p>89920</text:p>
          </table:table-cell>
          <table:table-cell table:formula="of:=['patched-aggressive'.AB5]" office:value-type="float" office:value="128" calcext:value-type="float">
            <text:p>128</text:p>
          </table:table-cell>
          <table:table-cell table:formula="of:=['patched-aggressive'.AC5]" office:value-type="float" office:value="107" calcext:value-type="float">
            <text:p>107</text:p>
          </table:table-cell>
          <table:table-cell table:formula="of:=['patched-aggressive'.O5]" office:value-type="float" office:value="89592" calcext:value-type="float">
            <text:p>89592</text:p>
          </table:table-cell>
        </table:table-row>
        <table:table-row table:style-name="ro1">
          <table:table-cell table:formula="of:=[original.AB6]" office:value-type="float" office:value="14976" calcext:value-type="float">
            <text:p>14976</text:p>
          </table:table-cell>
          <table:table-cell table:formula="of:=[original.AC6]" office:value-type="float" office:value="12901" calcext:value-type="float">
            <text:p>12901</text:p>
          </table:table-cell>
          <table:table-cell table:formula="of:=[original.O6]" office:value-type="float" office:value="176636" calcext:value-type="float">
            <text:p>176636</text:p>
          </table:table-cell>
          <table:table-cell table:formula="of:=['patched-standard'.AB6]" office:value-type="float" office:value="13248" calcext:value-type="float">
            <text:p>13248</text:p>
          </table:table-cell>
          <table:table-cell table:formula="of:=['patched-standard'.AC6]" office:value-type="float" office:value="12903" calcext:value-type="float">
            <text:p>12903</text:p>
          </table:table-cell>
          <table:table-cell table:formula="of:=['patched-standard'.O6]" office:value-type="float" office:value="175268" calcext:value-type="float">
            <text:p>175268</text:p>
          </table:table-cell>
          <table:table-cell table:formula="of:=['patched-aggressive'.AB6]" office:value-type="float" office:value="13056" calcext:value-type="float">
            <text:p>13056</text:p>
          </table:table-cell>
          <table:table-cell table:formula="of:=['patched-aggressive'.AC6]" office:value-type="float" office:value="12806" calcext:value-type="float">
            <text:p>12806</text:p>
          </table:table-cell>
          <table:table-cell table:formula="of:=['patched-aggressive'.O6]" office:value-type="float" office:value="175720" calcext:value-type="float">
            <text:p>175720</text:p>
          </table:table-cell>
        </table:table-row>
        <table:table-row table:style-name="ro1">
          <table:table-cell table:formula="of:=[original.AB7]" office:value-type="float" office:value="14976" calcext:value-type="float">
            <text:p>14976</text:p>
          </table:table-cell>
          <table:table-cell table:formula="of:=[original.AC7]" office:value-type="float" office:value="13381" calcext:value-type="float">
            <text:p>13381</text:p>
          </table:table-cell>
          <table:table-cell table:formula="of:=[original.O7]" office:value-type="float" office:value="155800" calcext:value-type="float">
            <text:p>155800</text:p>
          </table:table-cell>
          <table:table-cell table:formula="of:=['patched-standard'.AB7]" office:value-type="float" office:value="13760" calcext:value-type="float">
            <text:p>13760</text:p>
          </table:table-cell>
          <table:table-cell table:formula="of:=['patched-standard'.AC7]" office:value-type="float" office:value="13436" calcext:value-type="float">
            <text:p>13436</text:p>
          </table:table-cell>
          <table:table-cell table:formula="of:=['patched-standard'.O7]" office:value-type="float" office:value="152100" calcext:value-type="float">
            <text:p>152100</text:p>
          </table:table-cell>
          <table:table-cell table:formula="of:=['patched-aggressive'.AB7]" office:value-type="float" office:value="13584" calcext:value-type="float">
            <text:p>13584</text:p>
          </table:table-cell>
          <table:table-cell table:formula="of:=['patched-aggressive'.AC7]" office:value-type="float" office:value="13367" calcext:value-type="float">
            <text:p>13367</text:p>
          </table:table-cell>
          <table:table-cell table:formula="of:=['patched-aggressive'.O7]" office:value-type="float" office:value="151220" calcext:value-type="float">
            <text:p>151220</text:p>
          </table:table-cell>
        </table:table-row>
        <table:table-row table:style-name="ro1">
          <table:table-cell table:formula="of:=[original.AB8]" office:value-type="float" office:value="14976" calcext:value-type="float">
            <text:p>14976</text:p>
          </table:table-cell>
          <table:table-cell table:formula="of:=[original.AC8]" office:value-type="float" office:value="13381" calcext:value-type="float">
            <text:p>13381</text:p>
          </table:table-cell>
          <table:table-cell table:formula="of:=[original.O8]" office:value-type="float" office:value="155800" calcext:value-type="float">
            <text:p>155800</text:p>
          </table:table-cell>
          <table:table-cell table:formula="of:=['patched-standard'.AB8]" office:value-type="float" office:value="13760" calcext:value-type="float">
            <text:p>13760</text:p>
          </table:table-cell>
          <table:table-cell table:formula="of:=['patched-standard'.AC8]" office:value-type="float" office:value="13436" calcext:value-type="float">
            <text:p>13436</text:p>
          </table:table-cell>
          <table:table-cell table:formula="of:=['patched-standard'.O8]" office:value-type="float" office:value="152100" calcext:value-type="float">
            <text:p>152100</text:p>
          </table:table-cell>
          <table:table-cell table:formula="of:=['patched-aggressive'.AB8]" office:value-type="float" office:value="13584" calcext:value-type="float">
            <text:p>13584</text:p>
          </table:table-cell>
          <table:table-cell table:formula="of:=['patched-aggressive'.AC8]" office:value-type="float" office:value="13367" calcext:value-type="float">
            <text:p>13367</text:p>
          </table:table-cell>
          <table:table-cell table:formula="of:=['patched-aggressive'.O8]" office:value-type="float" office:value="151220" calcext:value-type="float">
            <text:p>151220</text:p>
          </table:table-cell>
        </table:table-row>
        <table:table-row table:style-name="ro1">
          <table:table-cell table:formula="of:=[original.AB9]" office:value-type="float" office:value="14976" calcext:value-type="float">
            <text:p>14976</text:p>
          </table:table-cell>
          <table:table-cell table:formula="of:=[original.AC9]" office:value-type="float" office:value="13381" calcext:value-type="float">
            <text:p>13381</text:p>
          </table:table-cell>
          <table:table-cell table:formula="of:=[original.O9]" office:value-type="float" office:value="155800" calcext:value-type="float">
            <text:p>155800</text:p>
          </table:table-cell>
          <table:table-cell table:formula="of:=['patched-standard'.AB9]" office:value-type="float" office:value="13760" calcext:value-type="float">
            <text:p>13760</text:p>
          </table:table-cell>
          <table:table-cell table:formula="of:=['patched-standard'.AC9]" office:value-type="float" office:value="13436" calcext:value-type="float">
            <text:p>13436</text:p>
          </table:table-cell>
          <table:table-cell table:formula="of:=['patched-standard'.O9]" office:value-type="float" office:value="152100" calcext:value-type="float">
            <text:p>152100</text:p>
          </table:table-cell>
          <table:table-cell table:formula="of:=['patched-aggressive'.AB9]" office:value-type="float" office:value="13584" calcext:value-type="float">
            <text:p>13584</text:p>
          </table:table-cell>
          <table:table-cell table:formula="of:=['patched-aggressive'.AC9]" office:value-type="float" office:value="13367" calcext:value-type="float">
            <text:p>13367</text:p>
          </table:table-cell>
          <table:table-cell table:formula="of:=['patched-aggressive'.O9]" office:value-type="float" office:value="151220" calcext:value-type="float">
            <text:p>151220</text:p>
          </table:table-cell>
        </table:table-row>
        <table:table-row table:style-name="ro1">
          <table:table-cell table:formula="of:=[original.AB10]" office:value-type="float" office:value="14976" calcext:value-type="float">
            <text:p>14976</text:p>
          </table:table-cell>
          <table:table-cell table:formula="of:=[original.AC10]" office:value-type="float" office:value="13381" calcext:value-type="float">
            <text:p>13381</text:p>
          </table:table-cell>
          <table:table-cell table:formula="of:=[original.O10]" office:value-type="float" office:value="155800" calcext:value-type="float">
            <text:p>155800</text:p>
          </table:table-cell>
          <table:table-cell table:formula="of:=['patched-standard'.AB10]" office:value-type="float" office:value="13760" calcext:value-type="float">
            <text:p>13760</text:p>
          </table:table-cell>
          <table:table-cell table:formula="of:=['patched-standard'.AC10]" office:value-type="float" office:value="13436" calcext:value-type="float">
            <text:p>13436</text:p>
          </table:table-cell>
          <table:table-cell table:formula="of:=['patched-standard'.O10]" office:value-type="float" office:value="152100" calcext:value-type="float">
            <text:p>152100</text:p>
          </table:table-cell>
          <table:table-cell table:formula="of:=['patched-aggressive'.AB10]" office:value-type="float" office:value="13584" calcext:value-type="float">
            <text:p>13584</text:p>
          </table:table-cell>
          <table:table-cell table:formula="of:=['patched-aggressive'.AC10]" office:value-type="float" office:value="13367" calcext:value-type="float">
            <text:p>13367</text:p>
          </table:table-cell>
          <table:table-cell table:formula="of:=['patched-aggressive'.O10]" office:value-type="float" office:value="151220" calcext:value-type="float">
            <text:p>151220</text:p>
          </table:table-cell>
        </table:table-row>
        <table:table-row table:style-name="ro1">
          <table:table-cell table:formula="of:=[original.AB11]" office:value-type="float" office:value="63052" calcext:value-type="float">
            <text:p>63052</text:p>
          </table:table-cell>
          <table:table-cell table:formula="of:=[original.AC11]" office:value-type="float" office:value="58181" calcext:value-type="float">
            <text:p>58181</text:p>
          </table:table-cell>
          <table:table-cell table:formula="of:=[original.O11]" office:value-type="float" office:value="193972" calcext:value-type="float">
            <text:p>193972</text:p>
          </table:table-cell>
          <table:table-cell table:formula="of:=['patched-standard'.AB11]" office:value-type="float" office:value="50496" calcext:value-type="float">
            <text:p>50496</text:p>
          </table:table-cell>
          <table:table-cell table:formula="of:=['patched-standard'.AC11]" office:value-type="float" office:value="49548" calcext:value-type="float">
            <text:p>49548</text:p>
          </table:table-cell>
          <table:table-cell table:formula="of:=['patched-standard'.O11]" office:value-type="float" office:value="176580" calcext:value-type="float">
            <text:p>176580</text:p>
          </table:table-cell>
          <table:table-cell table:formula="of:=['patched-aggressive'.AB11]" office:value-type="float" office:value="115776" calcext:value-type="float">
            <text:p>115776</text:p>
          </table:table-cell>
          <table:table-cell table:formula="of:=['patched-aggressive'.AC11]" office:value-type="float" office:value="113912" calcext:value-type="float">
            <text:p>113912</text:p>
          </table:table-cell>
          <table:table-cell table:formula="of:=['patched-aggressive'.O11]" office:value-type="float" office:value="250576" calcext:value-type="float">
            <text:p>250576</text:p>
          </table:table-cell>
        </table:table-row>
        <table:table-row table:style-name="ro1">
          <table:table-cell table:formula="of:=[original.AB12]" office:value-type="float" office:value="457528" calcext:value-type="float">
            <text:p>457528</text:p>
          </table:table-cell>
          <table:table-cell table:formula="of:=[original.AC12]" office:value-type="float" office:value="431635" calcext:value-type="float">
            <text:p>431635</text:p>
          </table:table-cell>
          <table:table-cell table:formula="of:=[original.O12]" office:value-type="float" office:value="621408" calcext:value-type="float">
            <text:p>621408</text:p>
          </table:table-cell>
          <table:table-cell table:formula="of:=['patched-standard'.AB12]" office:value-type="float" office:value="424384" calcext:value-type="float">
            <text:p>424384</text:p>
          </table:table-cell>
          <table:table-cell table:formula="of:=['patched-standard'.AC12]" office:value-type="float" office:value="417486" calcext:value-type="float">
            <text:p>417486</text:p>
          </table:table-cell>
          <table:table-cell table:formula="of:=['patched-standard'.O12]" office:value-type="float" office:value="578632" calcext:value-type="float">
            <text:p>578632</text:p>
          </table:table-cell>
          <table:table-cell table:formula="of:=['patched-aggressive'.AB12]" office:value-type="float" office:value="453184" calcext:value-type="float">
            <text:p>453184</text:p>
          </table:table-cell>
          <table:table-cell table:formula="of:=['patched-aggressive'.AC12]" office:value-type="float" office:value="446108" calcext:value-type="float">
            <text:p>446108</text:p>
          </table:table-cell>
          <table:table-cell table:formula="of:=['patched-aggressive'.O12]" office:value-type="float" office:value="605516" calcext:value-type="float">
            <text:p>605516</text:p>
          </table:table-cell>
        </table:table-row>
        <table:table-row table:style-name="ro1">
          <table:table-cell table:formula="of:=[original.AB13]" office:value-type="float" office:value="472760" calcext:value-type="float">
            <text:p>472760</text:p>
          </table:table-cell>
          <table:table-cell table:formula="of:=[original.AC13]" office:value-type="float" office:value="446146" calcext:value-type="float">
            <text:p>446146</text:p>
          </table:table-cell>
          <table:table-cell table:formula="of:=[original.O13]" office:value-type="float" office:value="637948" calcext:value-type="float">
            <text:p>637948</text:p>
          </table:table-cell>
          <table:table-cell table:formula="of:=['patched-standard'.AB13]" office:value-type="float" office:value="453440" calcext:value-type="float">
            <text:p>453440</text:p>
          </table:table-cell>
          <table:table-cell table:formula="of:=['patched-standard'.AC13]" office:value-type="float" office:value="446188" calcext:value-type="float">
            <text:p>446188</text:p>
          </table:table-cell>
          <table:table-cell table:formula="of:=['patched-standard'.O13]" office:value-type="float" office:value="609160" calcext:value-type="float">
            <text:p>609160</text:p>
          </table:table-cell>
          <table:table-cell table:formula="of:=['patched-aggressive'.AB13]" office:value-type="float" office:value="453184" calcext:value-type="float">
            <text:p>453184</text:p>
          </table:table-cell>
          <table:table-cell table:formula="of:=['patched-aggressive'.AC13]" office:value-type="float" office:value="446108" calcext:value-type="float">
            <text:p>446108</text:p>
          </table:table-cell>
          <table:table-cell table:formula="of:=['patched-aggressive'.O13]" office:value-type="float" office:value="605516" calcext:value-type="float">
            <text:p>605516</text:p>
          </table:table-cell>
        </table:table-row>
        <table:table-row table:style-name="ro1">
          <table:table-cell table:formula="of:=[original.AB14]" office:value-type="float" office:value="472760" calcext:value-type="float">
            <text:p>472760</text:p>
          </table:table-cell>
          <table:table-cell table:formula="of:=[original.AC14]" office:value-type="float" office:value="446146" calcext:value-type="float">
            <text:p>446146</text:p>
          </table:table-cell>
          <table:table-cell table:formula="of:=[original.O14]" office:value-type="float" office:value="637948" calcext:value-type="float">
            <text:p>637948</text:p>
          </table:table-cell>
          <table:table-cell table:formula="of:=['patched-standard'.AB14]" office:value-type="float" office:value="453440" calcext:value-type="float">
            <text:p>453440</text:p>
          </table:table-cell>
          <table:table-cell table:formula="of:=['patched-standard'.AC14]" office:value-type="float" office:value="446188" calcext:value-type="float">
            <text:p>446188</text:p>
          </table:table-cell>
          <table:table-cell table:formula="of:=['patched-standard'.O14]" office:value-type="float" office:value="609160" calcext:value-type="float">
            <text:p>609160</text:p>
          </table:table-cell>
          <table:table-cell table:formula="of:=['patched-aggressive'.AB14]" office:value-type="float" office:value="453184" calcext:value-type="float">
            <text:p>453184</text:p>
          </table:table-cell>
          <table:table-cell table:formula="of:=['patched-aggressive'.AC14]" office:value-type="float" office:value="446108" calcext:value-type="float">
            <text:p>446108</text:p>
          </table:table-cell>
          <table:table-cell table:formula="of:=['patched-aggressive'.O14]" office:value-type="float" office:value="605516" calcext:value-type="float">
            <text:p>605516</text:p>
          </table:table-cell>
        </table:table-row>
        <table:table-row table:style-name="ro1">
          <table:table-cell table:formula="of:=[original.AB15]" office:value-type="float" office:value="472760" calcext:value-type="float">
            <text:p>472760</text:p>
          </table:table-cell>
          <table:table-cell table:formula="of:=[original.AC15]" office:value-type="float" office:value="446146" calcext:value-type="float">
            <text:p>446146</text:p>
          </table:table-cell>
          <table:table-cell table:formula="of:=[original.O15]" office:value-type="float" office:value="637948" calcext:value-type="float">
            <text:p>637948</text:p>
          </table:table-cell>
          <table:table-cell table:formula="of:=['patched-standard'.AB15]" office:value-type="float" office:value="453440" calcext:value-type="float">
            <text:p>453440</text:p>
          </table:table-cell>
          <table:table-cell table:formula="of:=['patched-standard'.AC15]" office:value-type="float" office:value="446188" calcext:value-type="float">
            <text:p>446188</text:p>
          </table:table-cell>
          <table:table-cell table:formula="of:=['patched-standard'.O15]" office:value-type="float" office:value="609160" calcext:value-type="float">
            <text:p>609160</text:p>
          </table:table-cell>
          <table:table-cell table:formula="of:=['patched-aggressive'.AB15]" office:value-type="float" office:value="453184" calcext:value-type="float">
            <text:p>453184</text:p>
          </table:table-cell>
          <table:table-cell table:formula="of:=['patched-aggressive'.AC15]" office:value-type="float" office:value="446108" calcext:value-type="float">
            <text:p>446108</text:p>
          </table:table-cell>
          <table:table-cell table:formula="of:=['patched-aggressive'.O15]" office:value-type="float" office:value="605516" calcext:value-type="float">
            <text:p>605516</text:p>
          </table:table-cell>
        </table:table-row>
        <table:table-row table:style-name="ro1">
          <table:table-cell table:formula="of:=[original.AB16]" office:value-type="float" office:value="472760" calcext:value-type="float">
            <text:p>472760</text:p>
          </table:table-cell>
          <table:table-cell table:formula="of:=[original.AC16]" office:value-type="float" office:value="446146" calcext:value-type="float">
            <text:p>446146</text:p>
          </table:table-cell>
          <table:table-cell table:formula="of:=[original.O16]" office:value-type="float" office:value="637948" calcext:value-type="float">
            <text:p>637948</text:p>
          </table:table-cell>
          <table:table-cell table:formula="of:=['patched-standard'.AB16]" office:value-type="float" office:value="453440" calcext:value-type="float">
            <text:p>453440</text:p>
          </table:table-cell>
          <table:table-cell table:formula="of:=['patched-standard'.AC16]" office:value-type="float" office:value="446188" calcext:value-type="float">
            <text:p>446188</text:p>
          </table:table-cell>
          <table:table-cell table:formula="of:=['patched-standard'.O16]" office:value-type="float" office:value="609160" calcext:value-type="float">
            <text:p>609160</text:p>
          </table:table-cell>
          <table:table-cell table:formula="of:=['patched-aggressive'.AB16]" office:value-type="float" office:value="453184" calcext:value-type="float">
            <text:p>453184</text:p>
          </table:table-cell>
          <table:table-cell table:formula="of:=['patched-aggressive'.AC16]" office:value-type="float" office:value="446108" calcext:value-type="float">
            <text:p>446108</text:p>
          </table:table-cell>
          <table:table-cell table:formula="of:=['patched-aggressive'.O16]" office:value-type="float" office:value="605516" calcext:value-type="float">
            <text:p>605516</text:p>
          </table:table-cell>
        </table:table-row>
        <table:table-row table:style-name="ro1">
          <table:table-cell table:formula="of:=[original.AB17]" office:value-type="float" office:value="472760" calcext:value-type="float">
            <text:p>472760</text:p>
          </table:table-cell>
          <table:table-cell table:formula="of:=[original.AC17]" office:value-type="float" office:value="446146" calcext:value-type="float">
            <text:p>446146</text:p>
          </table:table-cell>
          <table:table-cell table:formula="of:=[original.O17]" office:value-type="float" office:value="637948" calcext:value-type="float">
            <text:p>637948</text:p>
          </table:table-cell>
          <table:table-cell table:formula="of:=['patched-standard'.AB17]" office:value-type="float" office:value="453440" calcext:value-type="float">
            <text:p>453440</text:p>
          </table:table-cell>
          <table:table-cell table:formula="of:=['patched-standard'.AC17]" office:value-type="float" office:value="446188" calcext:value-type="float">
            <text:p>446188</text:p>
          </table:table-cell>
          <table:table-cell table:formula="of:=['patched-standard'.O17]" office:value-type="float" office:value="609160" calcext:value-type="float">
            <text:p>609160</text:p>
          </table:table-cell>
          <table:table-cell table:formula="of:=['patched-aggressive'.AB17]" office:value-type="float" office:value="453184" calcext:value-type="float">
            <text:p>453184</text:p>
          </table:table-cell>
          <table:table-cell table:formula="of:=['patched-aggressive'.AC17]" office:value-type="float" office:value="446108" calcext:value-type="float">
            <text:p>446108</text:p>
          </table:table-cell>
          <table:table-cell table:formula="of:=['patched-aggressive'.O17]" office:value-type="float" office:value="605516" calcext:value-type="float">
            <text:p>605516</text:p>
          </table:table-cell>
        </table:table-row>
        <table:table-row table:style-name="ro1">
          <table:table-cell table:formula="of:=[original.AB18]" office:value-type="float" office:value="472760" calcext:value-type="float">
            <text:p>472760</text:p>
          </table:table-cell>
          <table:table-cell table:formula="of:=[original.AC18]" office:value-type="float" office:value="446146" calcext:value-type="float">
            <text:p>446146</text:p>
          </table:table-cell>
          <table:table-cell table:formula="of:=[original.O18]" office:value-type="float" office:value="637948" calcext:value-type="float">
            <text:p>637948</text:p>
          </table:table-cell>
          <table:table-cell table:formula="of:=['patched-standard'.AB18]" office:value-type="float" office:value="453440" calcext:value-type="float">
            <text:p>453440</text:p>
          </table:table-cell>
          <table:table-cell table:formula="of:=['patched-standard'.AC18]" office:value-type="float" office:value="446188" calcext:value-type="float">
            <text:p>446188</text:p>
          </table:table-cell>
          <table:table-cell table:formula="of:=['patched-standard'.O18]" office:value-type="float" office:value="609160" calcext:value-type="float">
            <text:p>609160</text:p>
          </table:table-cell>
          <table:table-cell table:formula="of:=['patched-aggressive'.AB18]" office:value-type="float" office:value="453184" calcext:value-type="float">
            <text:p>453184</text:p>
          </table:table-cell>
          <table:table-cell table:formula="of:=['patched-aggressive'.AC18]" office:value-type="float" office:value="446108" calcext:value-type="float">
            <text:p>446108</text:p>
          </table:table-cell>
          <table:table-cell table:formula="of:=['patched-aggressive'.O18]" office:value-type="float" office:value="605516" calcext:value-type="float">
            <text:p>605516</text:p>
          </table:table-cell>
        </table:table-row>
        <table:table-row table:style-name="ro1">
          <table:table-cell table:formula="of:=[original.AB19]" office:value-type="float" office:value="472760" calcext:value-type="float">
            <text:p>472760</text:p>
          </table:table-cell>
          <table:table-cell table:formula="of:=[original.AC19]" office:value-type="float" office:value="446146" calcext:value-type="float">
            <text:p>446146</text:p>
          </table:table-cell>
          <table:table-cell table:formula="of:=[original.O19]" office:value-type="float" office:value="637948" calcext:value-type="float">
            <text:p>637948</text:p>
          </table:table-cell>
          <table:table-cell table:formula="of:=['patched-standard'.AB19]" office:value-type="float" office:value="453440" calcext:value-type="float">
            <text:p>453440</text:p>
          </table:table-cell>
          <table:table-cell table:formula="of:=['patched-standard'.AC19]" office:value-type="float" office:value="446188" calcext:value-type="float">
            <text:p>446188</text:p>
          </table:table-cell>
          <table:table-cell table:formula="of:=['patched-standard'.O19]" office:value-type="float" office:value="609160" calcext:value-type="float">
            <text:p>609160</text:p>
          </table:table-cell>
          <table:table-cell table:formula="of:=['patched-aggressive'.AB19]" office:value-type="float" office:value="453184" calcext:value-type="float">
            <text:p>453184</text:p>
          </table:table-cell>
          <table:table-cell table:formula="of:=['patched-aggressive'.AC19]" office:value-type="float" office:value="446108" calcext:value-type="float">
            <text:p>446108</text:p>
          </table:table-cell>
          <table:table-cell table:formula="of:=['patched-aggressive'.O19]" office:value-type="float" office:value="605516" calcext:value-type="float">
            <text:p>605516</text:p>
          </table:table-cell>
        </table:table-row>
        <table:table-row table:style-name="ro1">
          <table:table-cell table:formula="of:=[original.AB20]" office:value-type="float" office:value="472760" calcext:value-type="float">
            <text:p>472760</text:p>
          </table:table-cell>
          <table:table-cell table:formula="of:=[original.AC20]" office:value-type="float" office:value="446146" calcext:value-type="float">
            <text:p>446146</text:p>
          </table:table-cell>
          <table:table-cell table:formula="of:=[original.O20]" office:value-type="float" office:value="637948" calcext:value-type="float">
            <text:p>637948</text:p>
          </table:table-cell>
          <table:table-cell table:formula="of:=['patched-standard'.AB20]" office:value-type="float" office:value="453440" calcext:value-type="float">
            <text:p>453440</text:p>
          </table:table-cell>
          <table:table-cell table:formula="of:=['patched-standard'.AC20]" office:value-type="float" office:value="446188" calcext:value-type="float">
            <text:p>446188</text:p>
          </table:table-cell>
          <table:table-cell table:formula="of:=['patched-standard'.O20]" office:value-type="float" office:value="609160" calcext:value-type="float">
            <text:p>609160</text:p>
          </table:table-cell>
          <table:table-cell table:formula="of:=['patched-aggressive'.AB20]" office:value-type="float" office:value="369216" calcext:value-type="float">
            <text:p>369216</text:p>
          </table:table-cell>
          <table:table-cell table:formula="of:=['patched-aggressive'.AC20]" office:value-type="float" office:value="359560" calcext:value-type="float">
            <text:p>359560</text:p>
          </table:table-cell>
          <table:table-cell table:formula="of:=['patched-aggressive'.O20]" office:value-type="float" office:value="521580" calcext:value-type="float">
            <text:p>521580</text:p>
          </table:table-cell>
        </table:table-row>
        <table:table-row table:style-name="ro1">
          <table:table-cell table:formula="of:=[original.AB21]" office:value-type="float" office:value="472760" calcext:value-type="float">
            <text:p>472760</text:p>
          </table:table-cell>
          <table:table-cell table:formula="of:=[original.AC21]" office:value-type="float" office:value="359600" calcext:value-type="float">
            <text:p>359600</text:p>
          </table:table-cell>
          <table:table-cell table:formula="of:=[original.O21]" office:value-type="float" office:value="637948" calcext:value-type="float">
            <text:p>637948</text:p>
          </table:table-cell>
          <table:table-cell table:formula="of:=['patched-standard'.AB21]" office:value-type="float" office:value="453440" calcext:value-type="float">
            <text:p>453440</text:p>
          </table:table-cell>
          <table:table-cell table:formula="of:=['patched-standard'.AC21]" office:value-type="float" office:value="359650" calcext:value-type="float">
            <text:p>359650</text:p>
          </table:table-cell>
          <table:table-cell table:formula="of:=['patched-standard'.O21]" office:value-type="float" office:value="609008" calcext:value-type="float">
            <text:p>609008</text:p>
          </table:table-cell>
          <table:table-cell table:formula="of:=['patched-aggressive'.AB21]" office:value-type="float" office:value="369216" calcext:value-type="float">
            <text:p>369216</text:p>
          </table:table-cell>
          <table:table-cell table:formula="of:=['patched-aggressive'.AC21]" office:value-type="float" office:value="359560" calcext:value-type="float">
            <text:p>359560</text:p>
          </table:table-cell>
          <table:table-cell table:formula="of:=['patched-aggressive'.O21]" office:value-type="float" office:value="521580" calcext:value-type="float">
            <text:p>521580</text:p>
          </table:table-cell>
        </table:table-row>
        <table:table-row table:style-name="ro1">
          <table:table-cell table:formula="of:=[original.AB22]" office:value-type="float" office:value="472760" calcext:value-type="float">
            <text:p>472760</text:p>
          </table:table-cell>
          <table:table-cell table:formula="of:=[original.AC22]" office:value-type="float" office:value="359600" calcext:value-type="float">
            <text:p>359600</text:p>
          </table:table-cell>
          <table:table-cell table:formula="of:=[original.O22]" office:value-type="float" office:value="637948" calcext:value-type="float">
            <text:p>637948</text:p>
          </table:table-cell>
          <table:table-cell table:formula="of:=['patched-standard'.AB22]" office:value-type="float" office:value="453440" calcext:value-type="float">
            <text:p>453440</text:p>
          </table:table-cell>
          <table:table-cell table:formula="of:=['patched-standard'.AC22]" office:value-type="float" office:value="359650" calcext:value-type="float">
            <text:p>359650</text:p>
          </table:table-cell>
          <table:table-cell table:formula="of:=['patched-standard'.O22]" office:value-type="float" office:value="609008" calcext:value-type="float">
            <text:p>609008</text:p>
          </table:table-cell>
          <table:table-cell table:formula="of:=['patched-aggressive'.AB22]" office:value-type="float" office:value="369216" calcext:value-type="float">
            <text:p>369216</text:p>
          </table:table-cell>
          <table:table-cell table:formula="of:=['patched-aggressive'.AC22]" office:value-type="float" office:value="359560" calcext:value-type="float">
            <text:p>359560</text:p>
          </table:table-cell>
          <table:table-cell table:formula="of:=['patched-aggressive'.O22]" office:value-type="float" office:value="521580" calcext:value-type="float">
            <text:p>521580</text:p>
          </table:table-cell>
        </table:table-row>
        <table:table-row table:style-name="ro1">
          <table:table-cell table:formula="of:=[original.AB23]" office:value-type="float" office:value="472760" calcext:value-type="float">
            <text:p>472760</text:p>
          </table:table-cell>
          <table:table-cell table:formula="of:=[original.AC23]" office:value-type="float" office:value="359600" calcext:value-type="float">
            <text:p>359600</text:p>
          </table:table-cell>
          <table:table-cell table:formula="of:=[original.O23]" office:value-type="float" office:value="637948" calcext:value-type="float">
            <text:p>637948</text:p>
          </table:table-cell>
          <table:table-cell table:formula="of:=['patched-standard'.AB23]" office:value-type="float" office:value="453440" calcext:value-type="float">
            <text:p>453440</text:p>
          </table:table-cell>
          <table:table-cell table:formula="of:=['patched-standard'.AC23]" office:value-type="float" office:value="359650" calcext:value-type="float">
            <text:p>359650</text:p>
          </table:table-cell>
          <table:table-cell table:formula="of:=['patched-standard'.O23]" office:value-type="float" office:value="609008" calcext:value-type="float">
            <text:p>609008</text:p>
          </table:table-cell>
          <table:table-cell table:formula="of:=['patched-aggressive'.AB23]" office:value-type="float" office:value="369216" calcext:value-type="float">
            <text:p>369216</text:p>
          </table:table-cell>
          <table:table-cell table:formula="of:=['patched-aggressive'.AC23]" office:value-type="float" office:value="359560" calcext:value-type="float">
            <text:p>359560</text:p>
          </table:table-cell>
          <table:table-cell table:formula="of:=['patched-aggressive'.O23]" office:value-type="float" office:value="521580" calcext:value-type="float">
            <text:p>521580</text:p>
          </table:table-cell>
        </table:table-row>
        <table:table-row table:style-name="ro1">
          <table:table-cell table:formula="of:=[original.AB24]" office:value-type="float" office:value="472760" calcext:value-type="float">
            <text:p>472760</text:p>
          </table:table-cell>
          <table:table-cell table:formula="of:=[original.AC24]" office:value-type="float" office:value="359600" calcext:value-type="float">
            <text:p>359600</text:p>
          </table:table-cell>
          <table:table-cell table:formula="of:=[original.O24]" office:value-type="float" office:value="637948" calcext:value-type="float">
            <text:p>637948</text:p>
          </table:table-cell>
          <table:table-cell table:formula="of:=['patched-standard'.AB24]" office:value-type="float" office:value="453440" calcext:value-type="float">
            <text:p>453440</text:p>
          </table:table-cell>
          <table:table-cell table:formula="of:=['patched-standard'.AC24]" office:value-type="float" office:value="359650" calcext:value-type="float">
            <text:p>359650</text:p>
          </table:table-cell>
          <table:table-cell table:formula="of:=['patched-standard'.O24]" office:value-type="float" office:value="609008" calcext:value-type="float">
            <text:p>609008</text:p>
          </table:table-cell>
          <table:table-cell table:formula="of:=['patched-aggressive'.AB24]" office:value-type="float" office:value="369216" calcext:value-type="float">
            <text:p>369216</text:p>
          </table:table-cell>
          <table:table-cell table:formula="of:=['patched-aggressive'.AC24]" office:value-type="float" office:value="359560" calcext:value-type="float">
            <text:p>359560</text:p>
          </table:table-cell>
          <table:table-cell table:formula="of:=['patched-aggressive'.O24]" office:value-type="float" office:value="521580" calcext:value-type="float">
            <text:p>521580</text:p>
          </table:table-cell>
        </table:table-row>
        <table:table-row table:style-name="ro1">
          <table:table-cell table:formula="of:=[original.AB25]" office:value-type="float" office:value="472760" calcext:value-type="float">
            <text:p>472760</text:p>
          </table:table-cell>
          <table:table-cell table:formula="of:=[original.AC25]" office:value-type="float" office:value="359600" calcext:value-type="float">
            <text:p>359600</text:p>
          </table:table-cell>
          <table:table-cell table:formula="of:=[original.O25]" office:value-type="float" office:value="637948" calcext:value-type="float">
            <text:p>637948</text:p>
          </table:table-cell>
          <table:table-cell table:formula="of:=['patched-standard'.AB25]" office:value-type="float" office:value="453440" calcext:value-type="float">
            <text:p>453440</text:p>
          </table:table-cell>
          <table:table-cell table:formula="of:=['patched-standard'.AC25]" office:value-type="float" office:value="359650" calcext:value-type="float">
            <text:p>359650</text:p>
          </table:table-cell>
          <table:table-cell table:formula="of:=['patched-standard'.O25]" office:value-type="float" office:value="609008" calcext:value-type="float">
            <text:p>609008</text:p>
          </table:table-cell>
          <table:table-cell table:formula="of:=['patched-aggressive'.AB25]" office:value-type="float" office:value="369216" calcext:value-type="float">
            <text:p>369216</text:p>
          </table:table-cell>
          <table:table-cell table:formula="of:=['patched-aggressive'.AC25]" office:value-type="float" office:value="359560" calcext:value-type="float">
            <text:p>359560</text:p>
          </table:table-cell>
          <table:table-cell table:formula="of:=['patched-aggressive'.O25]" office:value-type="float" office:value="521580" calcext:value-type="float">
            <text:p>521580</text:p>
          </table:table-cell>
        </table:table-row>
        <table:table-row table:style-name="ro1">
          <table:table-cell table:formula="of:=[original.AB26]" office:value-type="float" office:value="472760" calcext:value-type="float">
            <text:p>472760</text:p>
          </table:table-cell>
          <table:table-cell table:formula="of:=[original.AC26]" office:value-type="float" office:value="359600" calcext:value-type="float">
            <text:p>359600</text:p>
          </table:table-cell>
          <table:table-cell table:formula="of:=[original.O26]" office:value-type="float" office:value="637948" calcext:value-type="float">
            <text:p>637948</text:p>
          </table:table-cell>
          <table:table-cell table:formula="of:=['patched-standard'.AB26]" office:value-type="float" office:value="453440" calcext:value-type="float">
            <text:p>453440</text:p>
          </table:table-cell>
          <table:table-cell table:formula="of:=['patched-standard'.AC26]" office:value-type="float" office:value="359650" calcext:value-type="float">
            <text:p>359650</text:p>
          </table:table-cell>
          <table:table-cell table:formula="of:=['patched-standard'.O26]" office:value-type="float" office:value="609008" calcext:value-type="float">
            <text:p>609008</text:p>
          </table:table-cell>
          <table:table-cell table:formula="of:=['patched-aggressive'.AB26]" office:value-type="float" office:value="369216" calcext:value-type="float">
            <text:p>369216</text:p>
          </table:table-cell>
          <table:table-cell table:formula="of:=['patched-aggressive'.AC26]" office:value-type="float" office:value="359560" calcext:value-type="float">
            <text:p>359560</text:p>
          </table:table-cell>
          <table:table-cell table:formula="of:=['patched-aggressive'.O26]" office:value-type="float" office:value="521580" calcext:value-type="float">
            <text:p>521580</text:p>
          </table:table-cell>
        </table:table-row>
        <table:table-row table:style-name="ro1">
          <table:table-cell table:formula="of:=[original.AB27]" office:value-type="float" office:value="472760" calcext:value-type="float">
            <text:p>472760</text:p>
          </table:table-cell>
          <table:table-cell table:formula="of:=[original.AC27]" office:value-type="float" office:value="359600" calcext:value-type="float">
            <text:p>359600</text:p>
          </table:table-cell>
          <table:table-cell table:formula="of:=[original.O27]" office:value-type="float" office:value="637948" calcext:value-type="float">
            <text:p>637948</text:p>
          </table:table-cell>
          <table:table-cell table:formula="of:=['patched-standard'.AB27]" office:value-type="float" office:value="453440" calcext:value-type="float">
            <text:p>453440</text:p>
          </table:table-cell>
          <table:table-cell table:formula="of:=['patched-standard'.AC27]" office:value-type="float" office:value="359650" calcext:value-type="float">
            <text:p>359650</text:p>
          </table:table-cell>
          <table:table-cell table:formula="of:=['patched-standard'.O27]" office:value-type="float" office:value="609008" calcext:value-type="float">
            <text:p>609008</text:p>
          </table:table-cell>
          <table:table-cell table:formula="of:=['patched-aggressive'.AB27]" office:value-type="float" office:value="369216" calcext:value-type="float">
            <text:p>369216</text:p>
          </table:table-cell>
          <table:table-cell table:formula="of:=['patched-aggressive'.AC27]" office:value-type="float" office:value="359560" calcext:value-type="float">
            <text:p>359560</text:p>
          </table:table-cell>
          <table:table-cell table:formula="of:=['patched-aggressive'.O27]" office:value-type="float" office:value="521580" calcext:value-type="float">
            <text:p>521580</text:p>
          </table:table-cell>
        </table:table-row>
        <table:table-row table:style-name="ro1">
          <table:table-cell table:formula="of:=[original.AB28]" office:value-type="float" office:value="472760" calcext:value-type="float">
            <text:p>472760</text:p>
          </table:table-cell>
          <table:table-cell table:formula="of:=[original.AC28]" office:value-type="float" office:value="359600" calcext:value-type="float">
            <text:p>359600</text:p>
          </table:table-cell>
          <table:table-cell table:formula="of:=[original.O28]" office:value-type="float" office:value="637948" calcext:value-type="float">
            <text:p>637948</text:p>
          </table:table-cell>
          <table:table-cell table:formula="of:=['patched-standard'.AB28]" office:value-type="float" office:value="453440" calcext:value-type="float">
            <text:p>453440</text:p>
          </table:table-cell>
          <table:table-cell table:formula="of:=['patched-standard'.AC28]" office:value-type="float" office:value="359650" calcext:value-type="float">
            <text:p>359650</text:p>
          </table:table-cell>
          <table:table-cell table:formula="of:=['patched-standard'.O28]" office:value-type="float" office:value="609008" calcext:value-type="float">
            <text:p>609008</text:p>
          </table:table-cell>
          <table:table-cell table:formula="of:=['patched-aggressive'.AB28]" office:value-type="float" office:value="284128" calcext:value-type="float">
            <text:p>284128</text:p>
          </table:table-cell>
          <table:table-cell table:formula="of:=['patched-aggressive'.AC28]" office:value-type="float" office:value="273010" calcext:value-type="float">
            <text:p>273010</text:p>
          </table:table-cell>
          <table:table-cell table:formula="of:=['patched-aggressive'.O28]" office:value-type="float" office:value="436928" calcext:value-type="float">
            <text:p>436928</text:p>
          </table:table-cell>
        </table:table-row>
        <table:table-row table:style-name="ro1">
          <table:table-cell table:formula="of:=[original.AB29]" office:value-type="float" office:value="460472" calcext:value-type="float">
            <text:p>460472</text:p>
          </table:table-cell>
          <table:table-cell table:formula="of:=[original.AC29]" office:value-type="float" office:value="273053" calcext:value-type="float">
            <text:p>273053</text:p>
          </table:table-cell>
          <table:table-cell table:formula="of:=[original.O29]" office:value-type="float" office:value="625960" calcext:value-type="float">
            <text:p>625960</text:p>
          </table:table-cell>
          <table:table-cell table:formula="of:=['patched-standard'.AB29]" office:value-type="float" office:value="453248" calcext:value-type="float">
            <text:p>453248</text:p>
          </table:table-cell>
          <table:table-cell table:formula="of:=['patched-standard'.AC29]" office:value-type="float" office:value="273098" calcext:value-type="float">
            <text:p>273098</text:p>
          </table:table-cell>
          <table:table-cell table:formula="of:=['patched-standard'.O29]" office:value-type="float" office:value="609184" calcext:value-type="float">
            <text:p>609184</text:p>
          </table:table-cell>
          <table:table-cell table:formula="of:=['patched-aggressive'.AB29]" office:value-type="float" office:value="284128" calcext:value-type="float">
            <text:p>284128</text:p>
          </table:table-cell>
          <table:table-cell table:formula="of:=['patched-aggressive'.AC29]" office:value-type="float" office:value="273010" calcext:value-type="float">
            <text:p>273010</text:p>
          </table:table-cell>
          <table:table-cell table:formula="of:=['patched-aggressive'.O29]" office:value-type="float" office:value="436928" calcext:value-type="float">
            <text:p>436928</text:p>
          </table:table-cell>
        </table:table-row>
        <table:table-row table:style-name="ro1">
          <table:table-cell table:formula="of:=[original.AB30]" office:value-type="float" office:value="460472" calcext:value-type="float">
            <text:p>460472</text:p>
          </table:table-cell>
          <table:table-cell table:formula="of:=[original.AC30]" office:value-type="float" office:value="273053" calcext:value-type="float">
            <text:p>273053</text:p>
          </table:table-cell>
          <table:table-cell table:formula="of:=[original.O30]" office:value-type="float" office:value="625960" calcext:value-type="float">
            <text:p>625960</text:p>
          </table:table-cell>
          <table:table-cell table:formula="of:=['patched-standard'.AB30]" office:value-type="float" office:value="453248" calcext:value-type="float">
            <text:p>453248</text:p>
          </table:table-cell>
          <table:table-cell table:formula="of:=['patched-standard'.AC30]" office:value-type="float" office:value="273098" calcext:value-type="float">
            <text:p>273098</text:p>
          </table:table-cell>
          <table:table-cell table:formula="of:=['patched-standard'.O30]" office:value-type="float" office:value="609184" calcext:value-type="float">
            <text:p>609184</text:p>
          </table:table-cell>
          <table:table-cell table:formula="of:=['patched-aggressive'.AB30]" office:value-type="float" office:value="284128" calcext:value-type="float">
            <text:p>284128</text:p>
          </table:table-cell>
          <table:table-cell table:formula="of:=['patched-aggressive'.AC30]" office:value-type="float" office:value="273010" calcext:value-type="float">
            <text:p>273010</text:p>
          </table:table-cell>
          <table:table-cell table:formula="of:=['patched-aggressive'.O30]" office:value-type="float" office:value="436928" calcext:value-type="float">
            <text:p>436928</text:p>
          </table:table-cell>
        </table:table-row>
        <table:table-row table:style-name="ro1">
          <table:table-cell table:formula="of:=[original.AB31]" office:value-type="float" office:value="460472" calcext:value-type="float">
            <text:p>460472</text:p>
          </table:table-cell>
          <table:table-cell table:formula="of:=[original.AC31]" office:value-type="float" office:value="273053" calcext:value-type="float">
            <text:p>273053</text:p>
          </table:table-cell>
          <table:table-cell table:formula="of:=[original.O31]" office:value-type="float" office:value="625960" calcext:value-type="float">
            <text:p>625960</text:p>
          </table:table-cell>
          <table:table-cell table:formula="of:=['patched-standard'.AB31]" office:value-type="float" office:value="453248" calcext:value-type="float">
            <text:p>453248</text:p>
          </table:table-cell>
          <table:table-cell table:formula="of:=['patched-standard'.AC31]" office:value-type="float" office:value="273098" calcext:value-type="float">
            <text:p>273098</text:p>
          </table:table-cell>
          <table:table-cell table:formula="of:=['patched-standard'.O31]" office:value-type="float" office:value="609184" calcext:value-type="float">
            <text:p>609184</text:p>
          </table:table-cell>
          <table:table-cell table:formula="of:=['patched-aggressive'.AB31]" office:value-type="float" office:value="284128" calcext:value-type="float">
            <text:p>284128</text:p>
          </table:table-cell>
          <table:table-cell table:formula="of:=['patched-aggressive'.AC31]" office:value-type="float" office:value="273010" calcext:value-type="float">
            <text:p>273010</text:p>
          </table:table-cell>
          <table:table-cell table:formula="of:=['patched-aggressive'.O31]" office:value-type="float" office:value="436928" calcext:value-type="float">
            <text:p>436928</text:p>
          </table:table-cell>
        </table:table-row>
        <table:table-row table:style-name="ro1">
          <table:table-cell table:formula="of:=[original.AB32]" office:value-type="float" office:value="460472" calcext:value-type="float">
            <text:p>460472</text:p>
          </table:table-cell>
          <table:table-cell table:formula="of:=[original.AC32]" office:value-type="float" office:value="273053" calcext:value-type="float">
            <text:p>273053</text:p>
          </table:table-cell>
          <table:table-cell table:formula="of:=[original.O32]" office:value-type="float" office:value="625960" calcext:value-type="float">
            <text:p>625960</text:p>
          </table:table-cell>
          <table:table-cell table:formula="of:=['patched-standard'.AB32]" office:value-type="float" office:value="453248" calcext:value-type="float">
            <text:p>453248</text:p>
          </table:table-cell>
          <table:table-cell table:formula="of:=['patched-standard'.AC32]" office:value-type="float" office:value="273098" calcext:value-type="float">
            <text:p>273098</text:p>
          </table:table-cell>
          <table:table-cell table:formula="of:=['patched-standard'.O32]" office:value-type="float" office:value="609184" calcext:value-type="float">
            <text:p>609184</text:p>
          </table:table-cell>
          <table:table-cell table:formula="of:=['patched-aggressive'.AB32]" office:value-type="float" office:value="284128" calcext:value-type="float">
            <text:p>284128</text:p>
          </table:table-cell>
          <table:table-cell table:formula="of:=['patched-aggressive'.AC32]" office:value-type="float" office:value="273010" calcext:value-type="float">
            <text:p>273010</text:p>
          </table:table-cell>
          <table:table-cell table:formula="of:=['patched-aggressive'.O32]" office:value-type="float" office:value="436928" calcext:value-type="float">
            <text:p>436928</text:p>
          </table:table-cell>
        </table:table-row>
        <table:table-row table:style-name="ro1">
          <table:table-cell table:formula="of:=[original.AB33]" office:value-type="float" office:value="460472" calcext:value-type="float">
            <text:p>460472</text:p>
          </table:table-cell>
          <table:table-cell table:formula="of:=[original.AC33]" office:value-type="float" office:value="273053" calcext:value-type="float">
            <text:p>273053</text:p>
          </table:table-cell>
          <table:table-cell table:formula="of:=[original.O33]" office:value-type="float" office:value="625960" calcext:value-type="float">
            <text:p>625960</text:p>
          </table:table-cell>
          <table:table-cell table:formula="of:=['patched-standard'.AB33]" office:value-type="float" office:value="453248" calcext:value-type="float">
            <text:p>453248</text:p>
          </table:table-cell>
          <table:table-cell table:formula="of:=['patched-standard'.AC33]" office:value-type="float" office:value="273098" calcext:value-type="float">
            <text:p>273098</text:p>
          </table:table-cell>
          <table:table-cell table:formula="of:=['patched-standard'.O33]" office:value-type="float" office:value="609184" calcext:value-type="float">
            <text:p>609184</text:p>
          </table:table-cell>
          <table:table-cell table:formula="of:=['patched-aggressive'.AB33]" office:value-type="float" office:value="284128" calcext:value-type="float">
            <text:p>284128</text:p>
          </table:table-cell>
          <table:table-cell table:formula="of:=['patched-aggressive'.AC33]" office:value-type="float" office:value="273010" calcext:value-type="float">
            <text:p>273010</text:p>
          </table:table-cell>
          <table:table-cell table:formula="of:=['patched-aggressive'.O33]" office:value-type="float" office:value="436928" calcext:value-type="float">
            <text:p>436928</text:p>
          </table:table-cell>
        </table:table-row>
        <table:table-row table:style-name="ro1">
          <table:table-cell table:formula="of:=[original.AB34]" office:value-type="float" office:value="460472" calcext:value-type="float">
            <text:p>460472</text:p>
          </table:table-cell>
          <table:table-cell table:formula="of:=[original.AC34]" office:value-type="float" office:value="273053" calcext:value-type="float">
            <text:p>273053</text:p>
          </table:table-cell>
          <table:table-cell table:formula="of:=[original.O34]" office:value-type="float" office:value="625960" calcext:value-type="float">
            <text:p>625960</text:p>
          </table:table-cell>
          <table:table-cell table:formula="of:=['patched-standard'.AB34]" office:value-type="float" office:value="453248" calcext:value-type="float">
            <text:p>453248</text:p>
          </table:table-cell>
          <table:table-cell table:formula="of:=['patched-standard'.AC34]" office:value-type="float" office:value="273098" calcext:value-type="float">
            <text:p>273098</text:p>
          </table:table-cell>
          <table:table-cell table:formula="of:=['patched-standard'.O34]" office:value-type="float" office:value="609184" calcext:value-type="float">
            <text:p>609184</text:p>
          </table:table-cell>
          <table:table-cell table:formula="of:=['patched-aggressive'.AB34]" office:value-type="float" office:value="284128" calcext:value-type="float">
            <text:p>284128</text:p>
          </table:table-cell>
          <table:table-cell table:formula="of:=['patched-aggressive'.AC34]" office:value-type="float" office:value="273010" calcext:value-type="float">
            <text:p>273010</text:p>
          </table:table-cell>
          <table:table-cell table:formula="of:=['patched-aggressive'.O34]" office:value-type="float" office:value="436928" calcext:value-type="float">
            <text:p>436928</text:p>
          </table:table-cell>
        </table:table-row>
        <table:table-row table:style-name="ro1">
          <table:table-cell table:formula="of:=[original.AB35]" office:value-type="float" office:value="460472" calcext:value-type="float">
            <text:p>460472</text:p>
          </table:table-cell>
          <table:table-cell table:formula="of:=[original.AC35]" office:value-type="float" office:value="273053" calcext:value-type="float">
            <text:p>273053</text:p>
          </table:table-cell>
          <table:table-cell table:formula="of:=[original.O35]" office:value-type="float" office:value="625960" calcext:value-type="float">
            <text:p>625960</text:p>
          </table:table-cell>
          <table:table-cell table:formula="of:=['patched-standard'.AB35]" office:value-type="float" office:value="453248" calcext:value-type="float">
            <text:p>453248</text:p>
          </table:table-cell>
          <table:table-cell table:formula="of:=['patched-standard'.AC35]" office:value-type="float" office:value="273098" calcext:value-type="float">
            <text:p>273098</text:p>
          </table:table-cell>
          <table:table-cell table:formula="of:=['patched-standard'.O35]" office:value-type="float" office:value="609184" calcext:value-type="float">
            <text:p>609184</text:p>
          </table:table-cell>
          <table:table-cell table:formula="of:=['patched-aggressive'.AB35]" office:value-type="float" office:value="284128" calcext:value-type="float">
            <text:p>284128</text:p>
          </table:table-cell>
          <table:table-cell table:formula="of:=['patched-aggressive'.AC35]" office:value-type="float" office:value="273010" calcext:value-type="float">
            <text:p>273010</text:p>
          </table:table-cell>
          <table:table-cell table:formula="of:=['patched-aggressive'.O35]" office:value-type="float" office:value="436928" calcext:value-type="float">
            <text:p>436928</text:p>
          </table:table-cell>
        </table:table-row>
        <table:table-row table:style-name="ro1">
          <table:table-cell table:formula="of:=[original.AB36]" office:value-type="float" office:value="460472" calcext:value-type="float">
            <text:p>460472</text:p>
          </table:table-cell>
          <table:table-cell table:formula="of:=[original.AC36]" office:value-type="float" office:value="273053" calcext:value-type="float">
            <text:p>273053</text:p>
          </table:table-cell>
          <table:table-cell table:formula="of:=[original.O36]" office:value-type="float" office:value="625960" calcext:value-type="float">
            <text:p>625960</text:p>
          </table:table-cell>
          <table:table-cell table:formula="of:=['patched-standard'.AB36]" office:value-type="float" office:value="453248" calcext:value-type="float">
            <text:p>453248</text:p>
          </table:table-cell>
          <table:table-cell table:formula="of:=['patched-standard'.AC36]" office:value-type="float" office:value="273098" calcext:value-type="float">
            <text:p>273098</text:p>
          </table:table-cell>
          <table:table-cell table:formula="of:=['patched-standard'.O36]" office:value-type="float" office:value="609184" calcext:value-type="float">
            <text:p>609184</text:p>
          </table:table-cell>
          <table:table-cell table:formula="of:=['patched-aggressive'.AB36]" office:value-type="float" office:value="195968" calcext:value-type="float">
            <text:p>195968</text:p>
          </table:table-cell>
          <table:table-cell table:formula="of:=['patched-aggressive'.AC36]" office:value-type="float" office:value="186461" calcext:value-type="float">
            <text:p>186461</text:p>
          </table:table-cell>
          <table:table-cell table:formula="of:=['patched-aggressive'.O36]" office:value-type="float" office:value="349184" calcext:value-type="float">
            <text:p>349184</text:p>
          </table:table-cell>
        </table:table-row>
        <table:table-row table:style-name="ro1">
          <table:table-cell table:formula="of:=[original.AB37]" office:value-type="float" office:value="458424" calcext:value-type="float">
            <text:p>458424</text:p>
          </table:table-cell>
          <table:table-cell table:formula="of:=[original.AC37]" office:value-type="float" office:value="186506" calcext:value-type="float">
            <text:p>186506</text:p>
          </table:table-cell>
          <table:table-cell table:formula="of:=[original.O37]" office:value-type="float" office:value="623912" calcext:value-type="float">
            <text:p>623912</text:p>
          </table:table-cell>
          <table:table-cell table:formula="of:=['patched-standard'.AB37]" office:value-type="float" office:value="445632" calcext:value-type="float">
            <text:p>445632</text:p>
          </table:table-cell>
          <table:table-cell table:formula="of:=['patched-standard'.AC37]" office:value-type="float" office:value="186564" calcext:value-type="float">
            <text:p>186564</text:p>
          </table:table-cell>
          <table:table-cell table:formula="of:=['patched-standard'.O37]" office:value-type="float" office:value="601456" calcext:value-type="float">
            <text:p>601456</text:p>
          </table:table-cell>
          <table:table-cell table:formula="of:=['patched-aggressive'.AB37]" office:value-type="float" office:value="195968" calcext:value-type="float">
            <text:p>195968</text:p>
          </table:table-cell>
          <table:table-cell table:formula="of:=['patched-aggressive'.AC37]" office:value-type="float" office:value="186461" calcext:value-type="float">
            <text:p>186461</text:p>
          </table:table-cell>
          <table:table-cell table:formula="of:=['patched-aggressive'.O37]" office:value-type="float" office:value="349184" calcext:value-type="float">
            <text:p>349184</text:p>
          </table:table-cell>
        </table:table-row>
        <table:table-row table:style-name="ro1">
          <table:table-cell table:formula="of:=[original.AB38]" office:value-type="float" office:value="458424" calcext:value-type="float">
            <text:p>458424</text:p>
          </table:table-cell>
          <table:table-cell table:formula="of:=[original.AC38]" office:value-type="float" office:value="186506" calcext:value-type="float">
            <text:p>186506</text:p>
          </table:table-cell>
          <table:table-cell table:formula="of:=[original.O38]" office:value-type="float" office:value="623912" calcext:value-type="float">
            <text:p>623912</text:p>
          </table:table-cell>
          <table:table-cell table:formula="of:=['patched-standard'.AB38]" office:value-type="float" office:value="445632" calcext:value-type="float">
            <text:p>445632</text:p>
          </table:table-cell>
          <table:table-cell table:formula="of:=['patched-standard'.AC38]" office:value-type="float" office:value="186564" calcext:value-type="float">
            <text:p>186564</text:p>
          </table:table-cell>
          <table:table-cell table:formula="of:=['patched-standard'.O38]" office:value-type="float" office:value="601456" calcext:value-type="float">
            <text:p>601456</text:p>
          </table:table-cell>
          <table:table-cell table:formula="of:=['patched-aggressive'.AB38]" office:value-type="float" office:value="195968" calcext:value-type="float">
            <text:p>195968</text:p>
          </table:table-cell>
          <table:table-cell table:formula="of:=['patched-aggressive'.AC38]" office:value-type="float" office:value="186461" calcext:value-type="float">
            <text:p>186461</text:p>
          </table:table-cell>
          <table:table-cell table:formula="of:=['patched-aggressive'.O38]" office:value-type="float" office:value="349184" calcext:value-type="float">
            <text:p>349184</text:p>
          </table:table-cell>
        </table:table-row>
        <table:table-row table:style-name="ro1">
          <table:table-cell table:formula="of:=[original.AB39]" office:value-type="float" office:value="458424" calcext:value-type="float">
            <text:p>458424</text:p>
          </table:table-cell>
          <table:table-cell table:formula="of:=[original.AC39]" office:value-type="float" office:value="186506" calcext:value-type="float">
            <text:p>186506</text:p>
          </table:table-cell>
          <table:table-cell table:formula="of:=[original.O39]" office:value-type="float" office:value="623912" calcext:value-type="float">
            <text:p>623912</text:p>
          </table:table-cell>
          <table:table-cell table:formula="of:=['patched-standard'.AB39]" office:value-type="float" office:value="445632" calcext:value-type="float">
            <text:p>445632</text:p>
          </table:table-cell>
          <table:table-cell table:formula="of:=['patched-standard'.AC39]" office:value-type="float" office:value="186564" calcext:value-type="float">
            <text:p>186564</text:p>
          </table:table-cell>
          <table:table-cell table:formula="of:=['patched-standard'.O39]" office:value-type="float" office:value="601456" calcext:value-type="float">
            <text:p>601456</text:p>
          </table:table-cell>
          <table:table-cell table:formula="of:=['patched-aggressive'.AB39]" office:value-type="float" office:value="195968" calcext:value-type="float">
            <text:p>195968</text:p>
          </table:table-cell>
          <table:table-cell table:formula="of:=['patched-aggressive'.AC39]" office:value-type="float" office:value="186461" calcext:value-type="float">
            <text:p>186461</text:p>
          </table:table-cell>
          <table:table-cell table:formula="of:=['patched-aggressive'.O39]" office:value-type="float" office:value="349184" calcext:value-type="float">
            <text:p>349184</text:p>
          </table:table-cell>
        </table:table-row>
        <table:table-row table:style-name="ro1">
          <table:table-cell table:formula="of:=[original.AB40]" office:value-type="float" office:value="458424" calcext:value-type="float">
            <text:p>458424</text:p>
          </table:table-cell>
          <table:table-cell table:formula="of:=[original.AC40]" office:value-type="float" office:value="186506" calcext:value-type="float">
            <text:p>186506</text:p>
          </table:table-cell>
          <table:table-cell table:formula="of:=[original.O40]" office:value-type="float" office:value="623912" calcext:value-type="float">
            <text:p>623912</text:p>
          </table:table-cell>
          <table:table-cell table:formula="of:=['patched-standard'.AB40]" office:value-type="float" office:value="445632" calcext:value-type="float">
            <text:p>445632</text:p>
          </table:table-cell>
          <table:table-cell table:formula="of:=['patched-standard'.AC40]" office:value-type="float" office:value="186564" calcext:value-type="float">
            <text:p>186564</text:p>
          </table:table-cell>
          <table:table-cell table:formula="of:=['patched-standard'.O40]" office:value-type="float" office:value="601456" calcext:value-type="float">
            <text:p>601456</text:p>
          </table:table-cell>
          <table:table-cell table:formula="of:=['patched-aggressive'.AB40]" office:value-type="float" office:value="195968" calcext:value-type="float">
            <text:p>195968</text:p>
          </table:table-cell>
          <table:table-cell table:formula="of:=['patched-aggressive'.AC40]" office:value-type="float" office:value="186462" calcext:value-type="float">
            <text:p>186462</text:p>
          </table:table-cell>
          <table:table-cell table:formula="of:=['patched-aggressive'.O40]" office:value-type="float" office:value="349184" calcext:value-type="float">
            <text:p>349184</text:p>
          </table:table-cell>
        </table:table-row>
        <table:table-row table:style-name="ro1">
          <table:table-cell table:formula="of:=[original.AB41]" office:value-type="float" office:value="458424" calcext:value-type="float">
            <text:p>458424</text:p>
          </table:table-cell>
          <table:table-cell table:formula="of:=[original.AC41]" office:value-type="float" office:value="186507" calcext:value-type="float">
            <text:p>186507</text:p>
          </table:table-cell>
          <table:table-cell table:formula="of:=[original.O41]" office:value-type="float" office:value="623912" calcext:value-type="float">
            <text:p>623912</text:p>
          </table:table-cell>
          <table:table-cell table:formula="of:=['patched-standard'.AB41]" office:value-type="float" office:value="445632" calcext:value-type="float">
            <text:p>445632</text:p>
          </table:table-cell>
          <table:table-cell table:formula="of:=['patched-standard'.AC41]" office:value-type="float" office:value="186565" calcext:value-type="float">
            <text:p>186565</text:p>
          </table:table-cell>
          <table:table-cell table:formula="of:=['patched-standard'.O41]" office:value-type="float" office:value="601456" calcext:value-type="float">
            <text:p>601456</text:p>
          </table:table-cell>
          <table:table-cell table:formula="of:=['patched-aggressive'.AB41]" office:value-type="float" office:value="195968" calcext:value-type="float">
            <text:p>195968</text:p>
          </table:table-cell>
          <table:table-cell table:formula="of:=['patched-aggressive'.AC41]" office:value-type="float" office:value="186462" calcext:value-type="float">
            <text:p>186462</text:p>
          </table:table-cell>
          <table:table-cell table:formula="of:=['patched-aggressive'.O41]" office:value-type="float" office:value="349184" calcext:value-type="float">
            <text:p>349184</text:p>
          </table:table-cell>
        </table:table-row>
        <table:table-row table:style-name="ro1">
          <table:table-cell table:formula="of:=[original.AB42]" office:value-type="float" office:value="458424" calcext:value-type="float">
            <text:p>458424</text:p>
          </table:table-cell>
          <table:table-cell table:formula="of:=[original.AC42]" office:value-type="float" office:value="186507" calcext:value-type="float">
            <text:p>186507</text:p>
          </table:table-cell>
          <table:table-cell table:formula="of:=[original.O42]" office:value-type="float" office:value="623912" calcext:value-type="float">
            <text:p>623912</text:p>
          </table:table-cell>
          <table:table-cell table:formula="of:=['patched-standard'.AB42]" office:value-type="float" office:value="445632" calcext:value-type="float">
            <text:p>445632</text:p>
          </table:table-cell>
          <table:table-cell table:formula="of:=['patched-standard'.AC42]" office:value-type="float" office:value="186565" calcext:value-type="float">
            <text:p>186565</text:p>
          </table:table-cell>
          <table:table-cell table:formula="of:=['patched-standard'.O42]" office:value-type="float" office:value="601456" calcext:value-type="float">
            <text:p>601456</text:p>
          </table:table-cell>
          <table:table-cell table:formula="of:=['patched-aggressive'.AB42]" office:value-type="float" office:value="195968" calcext:value-type="float">
            <text:p>195968</text:p>
          </table:table-cell>
          <table:table-cell table:formula="of:=['patched-aggressive'.AC42]" office:value-type="float" office:value="186462" calcext:value-type="float">
            <text:p>186462</text:p>
          </table:table-cell>
          <table:table-cell table:formula="of:=['patched-aggressive'.O42]" office:value-type="float" office:value="349184" calcext:value-type="float">
            <text:p>349184</text:p>
          </table:table-cell>
        </table:table-row>
        <table:table-row table:style-name="ro1">
          <table:table-cell table:formula="of:=[original.AB43]" office:value-type="float" office:value="458424" calcext:value-type="float">
            <text:p>458424</text:p>
          </table:table-cell>
          <table:table-cell table:formula="of:=[original.AC43]" office:value-type="float" office:value="186507" calcext:value-type="float">
            <text:p>186507</text:p>
          </table:table-cell>
          <table:table-cell table:formula="of:=[original.O43]" office:value-type="float" office:value="623912" calcext:value-type="float">
            <text:p>623912</text:p>
          </table:table-cell>
          <table:table-cell table:formula="of:=['patched-standard'.AB43]" office:value-type="float" office:value="445632" calcext:value-type="float">
            <text:p>445632</text:p>
          </table:table-cell>
          <table:table-cell table:formula="of:=['patched-standard'.AC43]" office:value-type="float" office:value="186565" calcext:value-type="float">
            <text:p>186565</text:p>
          </table:table-cell>
          <table:table-cell table:formula="of:=['patched-standard'.O43]" office:value-type="float" office:value="601456" calcext:value-type="float">
            <text:p>601456</text:p>
          </table:table-cell>
          <table:table-cell table:formula="of:=['patched-aggressive'.AB43]" office:value-type="float" office:value="195968" calcext:value-type="float">
            <text:p>195968</text:p>
          </table:table-cell>
          <table:table-cell table:formula="of:=['patched-aggressive'.AC43]" office:value-type="float" office:value="186462" calcext:value-type="float">
            <text:p>186462</text:p>
          </table:table-cell>
          <table:table-cell table:formula="of:=['patched-aggressive'.O43]" office:value-type="float" office:value="349184" calcext:value-type="float">
            <text:p>349184</text:p>
          </table:table-cell>
        </table:table-row>
        <table:table-row table:style-name="ro1">
          <table:table-cell table:formula="of:=[original.AB44]" office:value-type="float" office:value="458424" calcext:value-type="float">
            <text:p>458424</text:p>
          </table:table-cell>
          <table:table-cell table:formula="of:=[original.AC44]" office:value-type="float" office:value="186507" calcext:value-type="float">
            <text:p>186507</text:p>
          </table:table-cell>
          <table:table-cell table:formula="of:=[original.O44]" office:value-type="float" office:value="623912" calcext:value-type="float">
            <text:p>623912</text:p>
          </table:table-cell>
          <table:table-cell table:formula="of:=['patched-standard'.AB44]" office:value-type="float" office:value="445632" calcext:value-type="float">
            <text:p>445632</text:p>
          </table:table-cell>
          <table:table-cell table:formula="of:=['patched-standard'.AC44]" office:value-type="float" office:value="186565" calcext:value-type="float">
            <text:p>186565</text:p>
          </table:table-cell>
          <table:table-cell table:formula="of:=['patched-standard'.O44]" office:value-type="float" office:value="601456" calcext:value-type="float">
            <text:p>601456</text:p>
          </table:table-cell>
          <table:table-cell table:formula="of:=['patched-aggressive'.AB44]" office:value-type="float" office:value="105712" calcext:value-type="float">
            <text:p>105712</text:p>
          </table:table-cell>
          <table:table-cell table:formula="of:=['patched-aggressive'.AC44]" office:value-type="float" office:value="99927" calcext:value-type="float">
            <text:p>99927</text:p>
          </table:table-cell>
          <table:table-cell table:formula="of:=['patched-aggressive'.O44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45]" office:value-type="float" office:value="458424" calcext:value-type="float">
            <text:p>458424</text:p>
          </table:table-cell>
          <table:table-cell table:formula="of:=[original.AC45]" office:value-type="float" office:value="99960" calcext:value-type="float">
            <text:p>99960</text:p>
          </table:table-cell>
          <table:table-cell table:formula="of:=[original.O45]" office:value-type="float" office:value="623912" calcext:value-type="float">
            <text:p>623912</text:p>
          </table:table-cell>
          <table:table-cell table:formula="of:=['patched-standard'.AB45]" office:value-type="float" office:value="344064" calcext:value-type="float">
            <text:p>344064</text:p>
          </table:table-cell>
          <table:table-cell table:formula="of:=['patched-standard'.AC45]" office:value-type="float" office:value="100021" calcext:value-type="float">
            <text:p>100021</text:p>
          </table:table-cell>
          <table:table-cell table:formula="of:=['patched-standard'.O45]" office:value-type="float" office:value="499776" calcext:value-type="float">
            <text:p>499776</text:p>
          </table:table-cell>
          <table:table-cell table:formula="of:=['patched-aggressive'.AB45]" office:value-type="float" office:value="105712" calcext:value-type="float">
            <text:p>105712</text:p>
          </table:table-cell>
          <table:table-cell table:formula="of:=['patched-aggressive'.AC45]" office:value-type="float" office:value="99927" calcext:value-type="float">
            <text:p>99927</text:p>
          </table:table-cell>
          <table:table-cell table:formula="of:=['patched-aggressive'.O45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46]" office:value-type="float" office:value="458424" calcext:value-type="float">
            <text:p>458424</text:p>
          </table:table-cell>
          <table:table-cell table:formula="of:=[original.AC46]" office:value-type="float" office:value="99960" calcext:value-type="float">
            <text:p>99960</text:p>
          </table:table-cell>
          <table:table-cell table:formula="of:=[original.O46]" office:value-type="float" office:value="623912" calcext:value-type="float">
            <text:p>623912</text:p>
          </table:table-cell>
          <table:table-cell table:formula="of:=['patched-standard'.AB46]" office:value-type="float" office:value="344064" calcext:value-type="float">
            <text:p>344064</text:p>
          </table:table-cell>
          <table:table-cell table:formula="of:=['patched-standard'.AC46]" office:value-type="float" office:value="100021" calcext:value-type="float">
            <text:p>100021</text:p>
          </table:table-cell>
          <table:table-cell table:formula="of:=['patched-standard'.O46]" office:value-type="float" office:value="499776" calcext:value-type="float">
            <text:p>499776</text:p>
          </table:table-cell>
          <table:table-cell table:formula="of:=['patched-aggressive'.AB46]" office:value-type="float" office:value="105712" calcext:value-type="float">
            <text:p>105712</text:p>
          </table:table-cell>
          <table:table-cell table:formula="of:=['patched-aggressive'.AC46]" office:value-type="float" office:value="99927" calcext:value-type="float">
            <text:p>99927</text:p>
          </table:table-cell>
          <table:table-cell table:formula="of:=['patched-aggressive'.O46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47]" office:value-type="float" office:value="458424" calcext:value-type="float">
            <text:p>458424</text:p>
          </table:table-cell>
          <table:table-cell table:formula="of:=[original.AC47]" office:value-type="float" office:value="99960" calcext:value-type="float">
            <text:p>99960</text:p>
          </table:table-cell>
          <table:table-cell table:formula="of:=[original.O47]" office:value-type="float" office:value="623912" calcext:value-type="float">
            <text:p>623912</text:p>
          </table:table-cell>
          <table:table-cell table:formula="of:=['patched-standard'.AB47]" office:value-type="float" office:value="344064" calcext:value-type="float">
            <text:p>344064</text:p>
          </table:table-cell>
          <table:table-cell table:formula="of:=['patched-standard'.AC47]" office:value-type="float" office:value="100021" calcext:value-type="float">
            <text:p>100021</text:p>
          </table:table-cell>
          <table:table-cell table:formula="of:=['patched-standard'.O47]" office:value-type="float" office:value="499776" calcext:value-type="float">
            <text:p>499776</text:p>
          </table:table-cell>
          <table:table-cell table:formula="of:=['patched-aggressive'.AB47]" office:value-type="float" office:value="105712" calcext:value-type="float">
            <text:p>105712</text:p>
          </table:table-cell>
          <table:table-cell table:formula="of:=['patched-aggressive'.AC47]" office:value-type="float" office:value="99927" calcext:value-type="float">
            <text:p>99927</text:p>
          </table:table-cell>
          <table:table-cell table:formula="of:=['patched-aggressive'.O47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48]" office:value-type="float" office:value="458424" calcext:value-type="float">
            <text:p>458424</text:p>
          </table:table-cell>
          <table:table-cell table:formula="of:=[original.AC48]" office:value-type="float" office:value="99960" calcext:value-type="float">
            <text:p>99960</text:p>
          </table:table-cell>
          <table:table-cell table:formula="of:=[original.O48]" office:value-type="float" office:value="623912" calcext:value-type="float">
            <text:p>623912</text:p>
          </table:table-cell>
          <table:table-cell table:formula="of:=['patched-standard'.AB48]" office:value-type="float" office:value="344064" calcext:value-type="float">
            <text:p>344064</text:p>
          </table:table-cell>
          <table:table-cell table:formula="of:=['patched-standard'.AC48]" office:value-type="float" office:value="100021" calcext:value-type="float">
            <text:p>100021</text:p>
          </table:table-cell>
          <table:table-cell table:formula="of:=['patched-standard'.O48]" office:value-type="float" office:value="499776" calcext:value-type="float">
            <text:p>499776</text:p>
          </table:table-cell>
          <table:table-cell table:formula="of:=['patched-aggressive'.AB48]" office:value-type="float" office:value="105712" calcext:value-type="float">
            <text:p>105712</text:p>
          </table:table-cell>
          <table:table-cell table:formula="of:=['patched-aggressive'.AC48]" office:value-type="float" office:value="99927" calcext:value-type="float">
            <text:p>99927</text:p>
          </table:table-cell>
          <table:table-cell table:formula="of:=['patched-aggressive'.O48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49]" office:value-type="float" office:value="458424" calcext:value-type="float">
            <text:p>458424</text:p>
          </table:table-cell>
          <table:table-cell table:formula="of:=[original.AC49]" office:value-type="float" office:value="99960" calcext:value-type="float">
            <text:p>99960</text:p>
          </table:table-cell>
          <table:table-cell table:formula="of:=[original.O49]" office:value-type="float" office:value="623912" calcext:value-type="float">
            <text:p>623912</text:p>
          </table:table-cell>
          <table:table-cell table:formula="of:=['patched-standard'.AB49]" office:value-type="float" office:value="344064" calcext:value-type="float">
            <text:p>344064</text:p>
          </table:table-cell>
          <table:table-cell table:formula="of:=['patched-standard'.AC49]" office:value-type="float" office:value="100021" calcext:value-type="float">
            <text:p>100021</text:p>
          </table:table-cell>
          <table:table-cell table:formula="of:=['patched-standard'.O49]" office:value-type="float" office:value="499776" calcext:value-type="float">
            <text:p>499776</text:p>
          </table:table-cell>
          <table:table-cell table:formula="of:=['patched-aggressive'.AB49]" office:value-type="float" office:value="105712" calcext:value-type="float">
            <text:p>105712</text:p>
          </table:table-cell>
          <table:table-cell table:formula="of:=['patched-aggressive'.AC49]" office:value-type="float" office:value="99927" calcext:value-type="float">
            <text:p>99927</text:p>
          </table:table-cell>
          <table:table-cell table:formula="of:=['patched-aggressive'.O49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50]" office:value-type="float" office:value="458424" calcext:value-type="float">
            <text:p>458424</text:p>
          </table:table-cell>
          <table:table-cell table:formula="of:=[original.AC50]" office:value-type="float" office:value="99960" calcext:value-type="float">
            <text:p>99960</text:p>
          </table:table-cell>
          <table:table-cell table:formula="of:=[original.O50]" office:value-type="float" office:value="623912" calcext:value-type="float">
            <text:p>623912</text:p>
          </table:table-cell>
          <table:table-cell table:formula="of:=['patched-standard'.AB50]" office:value-type="float" office:value="344064" calcext:value-type="float">
            <text:p>344064</text:p>
          </table:table-cell>
          <table:table-cell table:formula="of:=['patched-standard'.AC50]" office:value-type="float" office:value="100021" calcext:value-type="float">
            <text:p>100021</text:p>
          </table:table-cell>
          <table:table-cell table:formula="of:=['patched-standard'.O50]" office:value-type="float" office:value="499776" calcext:value-type="float">
            <text:p>499776</text:p>
          </table:table-cell>
          <table:table-cell table:formula="of:=['patched-aggressive'.AB50]" office:value-type="float" office:value="105712" calcext:value-type="float">
            <text:p>105712</text:p>
          </table:table-cell>
          <table:table-cell table:formula="of:=['patched-aggressive'.AC50]" office:value-type="float" office:value="99927" calcext:value-type="float">
            <text:p>99927</text:p>
          </table:table-cell>
          <table:table-cell table:formula="of:=['patched-aggressive'.O50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51]" office:value-type="float" office:value="458424" calcext:value-type="float">
            <text:p>458424</text:p>
          </table:table-cell>
          <table:table-cell table:formula="of:=[original.AC51]" office:value-type="float" office:value="99960" calcext:value-type="float">
            <text:p>99960</text:p>
          </table:table-cell>
          <table:table-cell table:formula="of:=[original.O51]" office:value-type="float" office:value="623912" calcext:value-type="float">
            <text:p>623912</text:p>
          </table:table-cell>
          <table:table-cell table:formula="of:=['patched-standard'.AB51]" office:value-type="float" office:value="344064" calcext:value-type="float">
            <text:p>344064</text:p>
          </table:table-cell>
          <table:table-cell table:formula="of:=['patched-standard'.AC51]" office:value-type="float" office:value="100021" calcext:value-type="float">
            <text:p>100021</text:p>
          </table:table-cell>
          <table:table-cell table:formula="of:=['patched-standard'.O51]" office:value-type="float" office:value="499776" calcext:value-type="float">
            <text:p>499776</text:p>
          </table:table-cell>
          <table:table-cell table:formula="of:=['patched-aggressive'.AB51]" office:value-type="float" office:value="105712" calcext:value-type="float">
            <text:p>105712</text:p>
          </table:table-cell>
          <table:table-cell table:formula="of:=['patched-aggressive'.AC51]" office:value-type="float" office:value="99927" calcext:value-type="float">
            <text:p>99927</text:p>
          </table:table-cell>
          <table:table-cell table:formula="of:=['patched-aggressive'.O51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52]" office:value-type="float" office:value="458424" calcext:value-type="float">
            <text:p>458424</text:p>
          </table:table-cell>
          <table:table-cell table:formula="of:=[original.AC52]" office:value-type="float" office:value="99960" calcext:value-type="float">
            <text:p>99960</text:p>
          </table:table-cell>
          <table:table-cell table:formula="of:=[original.O52]" office:value-type="float" office:value="623912" calcext:value-type="float">
            <text:p>623912</text:p>
          </table:table-cell>
          <table:table-cell table:formula="of:=['patched-standard'.AB52]" office:value-type="float" office:value="344064" calcext:value-type="float">
            <text:p>344064</text:p>
          </table:table-cell>
          <table:table-cell table:formula="of:=['patched-standard'.AC52]" office:value-type="float" office:value="100021" calcext:value-type="float">
            <text:p>100021</text:p>
          </table:table-cell>
          <table:table-cell table:formula="of:=['patched-standard'.O52]" office:value-type="float" office:value="499776" calcext:value-type="float">
            <text:p>499776</text:p>
          </table:table-cell>
          <table:table-cell table:formula="of:=['patched-aggressive'.AB52]" office:value-type="float" office:value="105712" calcext:value-type="float">
            <text:p>105712</text:p>
          </table:table-cell>
          <table:table-cell table:formula="of:=['patched-aggressive'.AC52]" office:value-type="float" office:value="99927" calcext:value-type="float">
            <text:p>99927</text:p>
          </table:table-cell>
          <table:table-cell table:formula="of:=['patched-aggressive'.O52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53]" office:value-type="float" office:value="458424" calcext:value-type="float">
            <text:p>458424</text:p>
          </table:table-cell>
          <table:table-cell table:formula="of:=[original.AC53]" office:value-type="float" office:value="99960" calcext:value-type="float">
            <text:p>99960</text:p>
          </table:table-cell>
          <table:table-cell table:formula="of:=[original.O53]" office:value-type="float" office:value="623912" calcext:value-type="float">
            <text:p>623912</text:p>
          </table:table-cell>
          <table:table-cell table:formula="of:=['patched-standard'.AB53]" office:value-type="float" office:value="344064" calcext:value-type="float">
            <text:p>344064</text:p>
          </table:table-cell>
          <table:table-cell table:formula="of:=['patched-standard'.AC53]" office:value-type="float" office:value="100021" calcext:value-type="float">
            <text:p>100021</text:p>
          </table:table-cell>
          <table:table-cell table:formula="of:=['patched-standard'.O53]" office:value-type="float" office:value="499776" calcext:value-type="float">
            <text:p>499776</text:p>
          </table:table-cell>
          <table:table-cell table:formula="of:=['patched-aggressive'.AB53]" office:value-type="float" office:value="105712" calcext:value-type="float">
            <text:p>105712</text:p>
          </table:table-cell>
          <table:table-cell table:formula="of:=['patched-aggressive'.AC53]" office:value-type="float" office:value="99927" calcext:value-type="float">
            <text:p>99927</text:p>
          </table:table-cell>
          <table:table-cell table:formula="of:=['patched-aggressive'.O53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54]" office:value-type="float" office:value="458424" calcext:value-type="float">
            <text:p>458424</text:p>
          </table:table-cell>
          <table:table-cell table:formula="of:=[original.AC54]" office:value-type="float" office:value="99960" calcext:value-type="float">
            <text:p>99960</text:p>
          </table:table-cell>
          <table:table-cell table:formula="of:=[original.O54]" office:value-type="float" office:value="623912" calcext:value-type="float">
            <text:p>623912</text:p>
          </table:table-cell>
          <table:table-cell table:formula="of:=['patched-standard'.AB54]" office:value-type="float" office:value="344064" calcext:value-type="float">
            <text:p>344064</text:p>
          </table:table-cell>
          <table:table-cell table:formula="of:=['patched-standard'.AC54]" office:value-type="float" office:value="100021" calcext:value-type="float">
            <text:p>100021</text:p>
          </table:table-cell>
          <table:table-cell table:formula="of:=['patched-standard'.O54]" office:value-type="float" office:value="499776" calcext:value-type="float">
            <text:p>499776</text:p>
          </table:table-cell>
          <table:table-cell table:formula="of:=['patched-aggressive'.AB54]" office:value-type="float" office:value="105712" calcext:value-type="float">
            <text:p>105712</text:p>
          </table:table-cell>
          <table:table-cell table:formula="of:=['patched-aggressive'.AC54]" office:value-type="float" office:value="99927" calcext:value-type="float">
            <text:p>99927</text:p>
          </table:table-cell>
          <table:table-cell table:formula="of:=['patched-aggressive'.O54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55]" office:value-type="float" office:value="458424" calcext:value-type="float">
            <text:p>458424</text:p>
          </table:table-cell>
          <table:table-cell table:formula="of:=[original.AC55]" office:value-type="float" office:value="99960" calcext:value-type="float">
            <text:p>99960</text:p>
          </table:table-cell>
          <table:table-cell table:formula="of:=[original.O55]" office:value-type="float" office:value="623912" calcext:value-type="float">
            <text:p>623912</text:p>
          </table:table-cell>
          <table:table-cell table:formula="of:=['patched-standard'.AB55]" office:value-type="float" office:value="344064" calcext:value-type="float">
            <text:p>344064</text:p>
          </table:table-cell>
          <table:table-cell table:formula="of:=['patched-standard'.AC55]" office:value-type="float" office:value="100021" calcext:value-type="float">
            <text:p>100021</text:p>
          </table:table-cell>
          <table:table-cell table:formula="of:=['patched-standard'.O55]" office:value-type="float" office:value="499776" calcext:value-type="float">
            <text:p>499776</text:p>
          </table:table-cell>
          <table:table-cell table:formula="of:=['patched-aggressive'.AB55]" office:value-type="float" office:value="105712" calcext:value-type="float">
            <text:p>105712</text:p>
          </table:table-cell>
          <table:table-cell table:formula="of:=['patched-aggressive'.AC55]" office:value-type="float" office:value="99927" calcext:value-type="float">
            <text:p>99927</text:p>
          </table:table-cell>
          <table:table-cell table:formula="of:=['patched-aggressive'.O55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56]" office:value-type="float" office:value="458424" calcext:value-type="float">
            <text:p>458424</text:p>
          </table:table-cell>
          <table:table-cell table:formula="of:=[original.AC56]" office:value-type="float" office:value="99960" calcext:value-type="float">
            <text:p>99960</text:p>
          </table:table-cell>
          <table:table-cell table:formula="of:=[original.O56]" office:value-type="float" office:value="623912" calcext:value-type="float">
            <text:p>623912</text:p>
          </table:table-cell>
          <table:table-cell table:formula="of:=['patched-standard'.AB56]" office:value-type="float" office:value="344064" calcext:value-type="float">
            <text:p>344064</text:p>
          </table:table-cell>
          <table:table-cell table:formula="of:=['patched-standard'.AC56]" office:value-type="float" office:value="100021" calcext:value-type="float">
            <text:p>100021</text:p>
          </table:table-cell>
          <table:table-cell table:formula="of:=['patched-standard'.O56]" office:value-type="float" office:value="499776" calcext:value-type="float">
            <text:p>499776</text:p>
          </table:table-cell>
          <table:table-cell table:formula="of:=['patched-aggressive'.AB56]" office:value-type="float" office:value="105712" calcext:value-type="float">
            <text:p>105712</text:p>
          </table:table-cell>
          <table:table-cell table:formula="of:=['patched-aggressive'.AC56]" office:value-type="float" office:value="99927" calcext:value-type="float">
            <text:p>99927</text:p>
          </table:table-cell>
          <table:table-cell table:formula="of:=['patched-aggressive'.O56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57]" office:value-type="float" office:value="458424" calcext:value-type="float">
            <text:p>458424</text:p>
          </table:table-cell>
          <table:table-cell table:formula="of:=[original.AC57]" office:value-type="float" office:value="99960" calcext:value-type="float">
            <text:p>99960</text:p>
          </table:table-cell>
          <table:table-cell table:formula="of:=[original.O57]" office:value-type="float" office:value="623912" calcext:value-type="float">
            <text:p>623912</text:p>
          </table:table-cell>
          <table:table-cell table:formula="of:=['patched-standard'.AB57]" office:value-type="float" office:value="344064" calcext:value-type="float">
            <text:p>344064</text:p>
          </table:table-cell>
          <table:table-cell table:formula="of:=['patched-standard'.AC57]" office:value-type="float" office:value="100021" calcext:value-type="float">
            <text:p>100021</text:p>
          </table:table-cell>
          <table:table-cell table:formula="of:=['patched-standard'.O57]" office:value-type="float" office:value="499776" calcext:value-type="float">
            <text:p>499776</text:p>
          </table:table-cell>
          <table:table-cell table:formula="of:=['patched-aggressive'.AB57]" office:value-type="float" office:value="105712" calcext:value-type="float">
            <text:p>105712</text:p>
          </table:table-cell>
          <table:table-cell table:formula="of:=['patched-aggressive'.AC57]" office:value-type="float" office:value="99927" calcext:value-type="float">
            <text:p>99927</text:p>
          </table:table-cell>
          <table:table-cell table:formula="of:=['patched-aggressive'.O57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58]" office:value-type="float" office:value="458424" calcext:value-type="float">
            <text:p>458424</text:p>
          </table:table-cell>
          <table:table-cell table:formula="of:=[original.AC58]" office:value-type="float" office:value="99960" calcext:value-type="float">
            <text:p>99960</text:p>
          </table:table-cell>
          <table:table-cell table:formula="of:=[original.O58]" office:value-type="float" office:value="623912" calcext:value-type="float">
            <text:p>623912</text:p>
          </table:table-cell>
          <table:table-cell table:formula="of:=['patched-standard'.AB58]" office:value-type="float" office:value="344064" calcext:value-type="float">
            <text:p>344064</text:p>
          </table:table-cell>
          <table:table-cell table:formula="of:=['patched-standard'.AC58]" office:value-type="float" office:value="100021" calcext:value-type="float">
            <text:p>100021</text:p>
          </table:table-cell>
          <table:table-cell table:formula="of:=['patched-standard'.O58]" office:value-type="float" office:value="499776" calcext:value-type="float">
            <text:p>499776</text:p>
          </table:table-cell>
          <table:table-cell table:formula="of:=['patched-aggressive'.AB58]" office:value-type="float" office:value="105712" calcext:value-type="float">
            <text:p>105712</text:p>
          </table:table-cell>
          <table:table-cell table:formula="of:=['patched-aggressive'.AC58]" office:value-type="float" office:value="99927" calcext:value-type="float">
            <text:p>99927</text:p>
          </table:table-cell>
          <table:table-cell table:formula="of:=['patched-aggressive'.O58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59]" office:value-type="float" office:value="458424" calcext:value-type="float">
            <text:p>458424</text:p>
          </table:table-cell>
          <table:table-cell table:formula="of:=[original.AC59]" office:value-type="float" office:value="99960" calcext:value-type="float">
            <text:p>99960</text:p>
          </table:table-cell>
          <table:table-cell table:formula="of:=[original.O59]" office:value-type="float" office:value="623912" calcext:value-type="float">
            <text:p>623912</text:p>
          </table:table-cell>
          <table:table-cell table:formula="of:=['patched-standard'.AB59]" office:value-type="float" office:value="344064" calcext:value-type="float">
            <text:p>344064</text:p>
          </table:table-cell>
          <table:table-cell table:formula="of:=['patched-standard'.AC59]" office:value-type="float" office:value="100021" calcext:value-type="float">
            <text:p>100021</text:p>
          </table:table-cell>
          <table:table-cell table:formula="of:=['patched-standard'.O59]" office:value-type="float" office:value="499776" calcext:value-type="float">
            <text:p>499776</text:p>
          </table:table-cell>
          <table:table-cell table:formula="of:=['patched-aggressive'.AB59]" office:value-type="float" office:value="105712" calcext:value-type="float">
            <text:p>105712</text:p>
          </table:table-cell>
          <table:table-cell table:formula="of:=['patched-aggressive'.AC59]" office:value-type="float" office:value="99927" calcext:value-type="float">
            <text:p>99927</text:p>
          </table:table-cell>
          <table:table-cell table:formula="of:=['patched-aggressive'.O59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60]" office:value-type="float" office:value="458424" calcext:value-type="float">
            <text:p>458424</text:p>
          </table:table-cell>
          <table:table-cell table:formula="of:=[original.AC60]" office:value-type="float" office:value="99960" calcext:value-type="float">
            <text:p>99960</text:p>
          </table:table-cell>
          <table:table-cell table:formula="of:=[original.O60]" office:value-type="float" office:value="623912" calcext:value-type="float">
            <text:p>623912</text:p>
          </table:table-cell>
          <table:table-cell table:formula="of:=['patched-standard'.AB60]" office:value-type="float" office:value="344064" calcext:value-type="float">
            <text:p>344064</text:p>
          </table:table-cell>
          <table:table-cell table:formula="of:=['patched-standard'.AC60]" office:value-type="float" office:value="100021" calcext:value-type="float">
            <text:p>100021</text:p>
          </table:table-cell>
          <table:table-cell table:formula="of:=['patched-standard'.O60]" office:value-type="float" office:value="499776" calcext:value-type="float">
            <text:p>499776</text:p>
          </table:table-cell>
          <table:table-cell table:formula="of:=['patched-aggressive'.AB60]" office:value-type="float" office:value="105712" calcext:value-type="float">
            <text:p>105712</text:p>
          </table:table-cell>
          <table:table-cell table:formula="of:=['patched-aggressive'.AC60]" office:value-type="float" office:value="99927" calcext:value-type="float">
            <text:p>99927</text:p>
          </table:table-cell>
          <table:table-cell table:formula="of:=['patched-aggressive'.O60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61]" office:value-type="float" office:value="458424" calcext:value-type="float">
            <text:p>458424</text:p>
          </table:table-cell>
          <table:table-cell table:formula="of:=[original.AC61]" office:value-type="float" office:value="99960" calcext:value-type="float">
            <text:p>99960</text:p>
          </table:table-cell>
          <table:table-cell table:formula="of:=[original.O61]" office:value-type="float" office:value="623912" calcext:value-type="float">
            <text:p>623912</text:p>
          </table:table-cell>
          <table:table-cell table:formula="of:=['patched-standard'.AB61]" office:value-type="float" office:value="344064" calcext:value-type="float">
            <text:p>344064</text:p>
          </table:table-cell>
          <table:table-cell table:formula="of:=['patched-standard'.AC61]" office:value-type="float" office:value="100021" calcext:value-type="float">
            <text:p>100021</text:p>
          </table:table-cell>
          <table:table-cell table:formula="of:=['patched-standard'.O61]" office:value-type="float" office:value="499776" calcext:value-type="float">
            <text:p>499776</text:p>
          </table:table-cell>
          <table:table-cell table:formula="of:=['patched-aggressive'.AB61]" office:value-type="float" office:value="105712" calcext:value-type="float">
            <text:p>105712</text:p>
          </table:table-cell>
          <table:table-cell table:formula="of:=['patched-aggressive'.AC61]" office:value-type="float" office:value="99927" calcext:value-type="float">
            <text:p>99927</text:p>
          </table:table-cell>
          <table:table-cell table:formula="of:=['patched-aggressive'.O61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62]" office:value-type="float" office:value="458424" calcext:value-type="float">
            <text:p>458424</text:p>
          </table:table-cell>
          <table:table-cell table:formula="of:=[original.AC62]" office:value-type="float" office:value="99960" calcext:value-type="float">
            <text:p>99960</text:p>
          </table:table-cell>
          <table:table-cell table:formula="of:=[original.O62]" office:value-type="float" office:value="623912" calcext:value-type="float">
            <text:p>623912</text:p>
          </table:table-cell>
          <table:table-cell table:formula="of:=['patched-standard'.AB62]" office:value-type="float" office:value="344064" calcext:value-type="float">
            <text:p>344064</text:p>
          </table:table-cell>
          <table:table-cell table:formula="of:=['patched-standard'.AC62]" office:value-type="float" office:value="100021" calcext:value-type="float">
            <text:p>100021</text:p>
          </table:table-cell>
          <table:table-cell table:formula="of:=['patched-standard'.O62]" office:value-type="float" office:value="499776" calcext:value-type="float">
            <text:p>499776</text:p>
          </table:table-cell>
          <table:table-cell table:formula="of:=['patched-aggressive'.AB62]" office:value-type="float" office:value="105712" calcext:value-type="float">
            <text:p>105712</text:p>
          </table:table-cell>
          <table:table-cell table:formula="of:=['patched-aggressive'.AC62]" office:value-type="float" office:value="99927" calcext:value-type="float">
            <text:p>99927</text:p>
          </table:table-cell>
          <table:table-cell table:formula="of:=['patched-aggressive'.O62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63]" office:value-type="float" office:value="458424" calcext:value-type="float">
            <text:p>458424</text:p>
          </table:table-cell>
          <table:table-cell table:formula="of:=[original.AC63]" office:value-type="float" office:value="99960" calcext:value-type="float">
            <text:p>99960</text:p>
          </table:table-cell>
          <table:table-cell table:formula="of:=[original.O63]" office:value-type="float" office:value="623912" calcext:value-type="float">
            <text:p>623912</text:p>
          </table:table-cell>
          <table:table-cell table:formula="of:=['patched-standard'.AB63]" office:value-type="float" office:value="344064" calcext:value-type="float">
            <text:p>344064</text:p>
          </table:table-cell>
          <table:table-cell table:formula="of:=['patched-standard'.AC63]" office:value-type="float" office:value="100021" calcext:value-type="float">
            <text:p>100021</text:p>
          </table:table-cell>
          <table:table-cell table:formula="of:=['patched-standard'.O63]" office:value-type="float" office:value="499776" calcext:value-type="float">
            <text:p>499776</text:p>
          </table:table-cell>
          <table:table-cell table:formula="of:=['patched-aggressive'.AB63]" office:value-type="float" office:value="105712" calcext:value-type="float">
            <text:p>105712</text:p>
          </table:table-cell>
          <table:table-cell table:formula="of:=['patched-aggressive'.AC63]" office:value-type="float" office:value="99927" calcext:value-type="float">
            <text:p>99927</text:p>
          </table:table-cell>
          <table:table-cell table:formula="of:=['patched-aggressive'.O63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64]" office:value-type="float" office:value="458424" calcext:value-type="float">
            <text:p>458424</text:p>
          </table:table-cell>
          <table:table-cell table:formula="of:=[original.AC64]" office:value-type="float" office:value="99960" calcext:value-type="float">
            <text:p>99960</text:p>
          </table:table-cell>
          <table:table-cell table:formula="of:=[original.O64]" office:value-type="float" office:value="623912" calcext:value-type="float">
            <text:p>623912</text:p>
          </table:table-cell>
          <table:table-cell table:formula="of:=['patched-standard'.AB64]" office:value-type="float" office:value="344064" calcext:value-type="float">
            <text:p>344064</text:p>
          </table:table-cell>
          <table:table-cell table:formula="of:=['patched-standard'.AC64]" office:value-type="float" office:value="100021" calcext:value-type="float">
            <text:p>100021</text:p>
          </table:table-cell>
          <table:table-cell table:formula="of:=['patched-standard'.O64]" office:value-type="float" office:value="499776" calcext:value-type="float">
            <text:p>499776</text:p>
          </table:table-cell>
          <table:table-cell table:formula="of:=['patched-aggressive'.AB64]" office:value-type="float" office:value="105712" calcext:value-type="float">
            <text:p>105712</text:p>
          </table:table-cell>
          <table:table-cell table:formula="of:=['patched-aggressive'.AC64]" office:value-type="float" office:value="99927" calcext:value-type="float">
            <text:p>99927</text:p>
          </table:table-cell>
          <table:table-cell table:formula="of:=['patched-aggressive'.O64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65]" office:value-type="float" office:value="458424" calcext:value-type="float">
            <text:p>458424</text:p>
          </table:table-cell>
          <table:table-cell table:formula="of:=[original.AC65]" office:value-type="float" office:value="99960" calcext:value-type="float">
            <text:p>99960</text:p>
          </table:table-cell>
          <table:table-cell table:formula="of:=[original.O65]" office:value-type="float" office:value="623912" calcext:value-type="float">
            <text:p>623912</text:p>
          </table:table-cell>
          <table:table-cell table:formula="of:=['patched-standard'.AB65]" office:value-type="float" office:value="344064" calcext:value-type="float">
            <text:p>344064</text:p>
          </table:table-cell>
          <table:table-cell table:formula="of:=['patched-standard'.AC65]" office:value-type="float" office:value="100021" calcext:value-type="float">
            <text:p>100021</text:p>
          </table:table-cell>
          <table:table-cell table:formula="of:=['patched-standard'.O65]" office:value-type="float" office:value="499776" calcext:value-type="float">
            <text:p>499776</text:p>
          </table:table-cell>
          <table:table-cell table:formula="of:=['patched-aggressive'.AB65]" office:value-type="float" office:value="105712" calcext:value-type="float">
            <text:p>105712</text:p>
          </table:table-cell>
          <table:table-cell table:formula="of:=['patched-aggressive'.AC65]" office:value-type="float" office:value="99927" calcext:value-type="float">
            <text:p>99927</text:p>
          </table:table-cell>
          <table:table-cell table:formula="of:=['patched-aggressive'.O65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66]" office:value-type="float" office:value="458424" calcext:value-type="float">
            <text:p>458424</text:p>
          </table:table-cell>
          <table:table-cell table:formula="of:=[original.AC66]" office:value-type="float" office:value="99960" calcext:value-type="float">
            <text:p>99960</text:p>
          </table:table-cell>
          <table:table-cell table:formula="of:=[original.O66]" office:value-type="float" office:value="623912" calcext:value-type="float">
            <text:p>623912</text:p>
          </table:table-cell>
          <table:table-cell table:formula="of:=['patched-standard'.AB66]" office:value-type="float" office:value="344064" calcext:value-type="float">
            <text:p>344064</text:p>
          </table:table-cell>
          <table:table-cell table:formula="of:=['patched-standard'.AC66]" office:value-type="float" office:value="100021" calcext:value-type="float">
            <text:p>100021</text:p>
          </table:table-cell>
          <table:table-cell table:formula="of:=['patched-standard'.O66]" office:value-type="float" office:value="499776" calcext:value-type="float">
            <text:p>499776</text:p>
          </table:table-cell>
          <table:table-cell table:formula="of:=['patched-aggressive'.AB66]" office:value-type="float" office:value="105712" calcext:value-type="float">
            <text:p>105712</text:p>
          </table:table-cell>
          <table:table-cell table:formula="of:=['patched-aggressive'.AC66]" office:value-type="float" office:value="99927" calcext:value-type="float">
            <text:p>99927</text:p>
          </table:table-cell>
          <table:table-cell table:formula="of:=['patched-aggressive'.O66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67]" office:value-type="float" office:value="458424" calcext:value-type="float">
            <text:p>458424</text:p>
          </table:table-cell>
          <table:table-cell table:formula="of:=[original.AC67]" office:value-type="float" office:value="99960" calcext:value-type="float">
            <text:p>99960</text:p>
          </table:table-cell>
          <table:table-cell table:formula="of:=[original.O67]" office:value-type="float" office:value="623912" calcext:value-type="float">
            <text:p>623912</text:p>
          </table:table-cell>
          <table:table-cell table:formula="of:=['patched-standard'.AB67]" office:value-type="float" office:value="344064" calcext:value-type="float">
            <text:p>344064</text:p>
          </table:table-cell>
          <table:table-cell table:formula="of:=['patched-standard'.AC67]" office:value-type="float" office:value="100021" calcext:value-type="float">
            <text:p>100021</text:p>
          </table:table-cell>
          <table:table-cell table:formula="of:=['patched-standard'.O67]" office:value-type="float" office:value="499776" calcext:value-type="float">
            <text:p>499776</text:p>
          </table:table-cell>
          <table:table-cell table:formula="of:=['patched-aggressive'.AB67]" office:value-type="float" office:value="105712" calcext:value-type="float">
            <text:p>105712</text:p>
          </table:table-cell>
          <table:table-cell table:formula="of:=['patched-aggressive'.AC67]" office:value-type="float" office:value="99927" calcext:value-type="float">
            <text:p>99927</text:p>
          </table:table-cell>
          <table:table-cell table:formula="of:=['patched-aggressive'.O67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68]" office:value-type="float" office:value="458424" calcext:value-type="float">
            <text:p>458424</text:p>
          </table:table-cell>
          <table:table-cell table:formula="of:=[original.AC68]" office:value-type="float" office:value="99960" calcext:value-type="float">
            <text:p>99960</text:p>
          </table:table-cell>
          <table:table-cell table:formula="of:=[original.O68]" office:value-type="float" office:value="623912" calcext:value-type="float">
            <text:p>623912</text:p>
          </table:table-cell>
          <table:table-cell table:formula="of:=['patched-standard'.AB68]" office:value-type="float" office:value="344064" calcext:value-type="float">
            <text:p>344064</text:p>
          </table:table-cell>
          <table:table-cell table:formula="of:=['patched-standard'.AC68]" office:value-type="float" office:value="100021" calcext:value-type="float">
            <text:p>100021</text:p>
          </table:table-cell>
          <table:table-cell table:formula="of:=['patched-standard'.O68]" office:value-type="float" office:value="499776" calcext:value-type="float">
            <text:p>499776</text:p>
          </table:table-cell>
          <table:table-cell table:formula="of:=['patched-aggressive'.AB68]" office:value-type="float" office:value="105712" calcext:value-type="float">
            <text:p>105712</text:p>
          </table:table-cell>
          <table:table-cell table:formula="of:=['patched-aggressive'.AC68]" office:value-type="float" office:value="99927" calcext:value-type="float">
            <text:p>99927</text:p>
          </table:table-cell>
          <table:table-cell table:formula="of:=['patched-aggressive'.O68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69]" office:value-type="float" office:value="458424" calcext:value-type="float">
            <text:p>458424</text:p>
          </table:table-cell>
          <table:table-cell table:formula="of:=[original.AC69]" office:value-type="float" office:value="99960" calcext:value-type="float">
            <text:p>99960</text:p>
          </table:table-cell>
          <table:table-cell table:formula="of:=[original.O69]" office:value-type="float" office:value="623912" calcext:value-type="float">
            <text:p>623912</text:p>
          </table:table-cell>
          <table:table-cell table:formula="of:=['patched-standard'.AB69]" office:value-type="float" office:value="344064" calcext:value-type="float">
            <text:p>344064</text:p>
          </table:table-cell>
          <table:table-cell table:formula="of:=['patched-standard'.AC69]" office:value-type="float" office:value="100021" calcext:value-type="float">
            <text:p>100021</text:p>
          </table:table-cell>
          <table:table-cell table:formula="of:=['patched-standard'.O69]" office:value-type="float" office:value="499776" calcext:value-type="float">
            <text:p>499776</text:p>
          </table:table-cell>
          <table:table-cell table:formula="of:=['patched-aggressive'.AB69]" office:value-type="float" office:value="105712" calcext:value-type="float">
            <text:p>105712</text:p>
          </table:table-cell>
          <table:table-cell table:formula="of:=['patched-aggressive'.AC69]" office:value-type="float" office:value="99927" calcext:value-type="float">
            <text:p>99927</text:p>
          </table:table-cell>
          <table:table-cell table:formula="of:=['patched-aggressive'.O69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70]" office:value-type="float" office:value="458424" calcext:value-type="float">
            <text:p>458424</text:p>
          </table:table-cell>
          <table:table-cell table:formula="of:=[original.AC70]" office:value-type="float" office:value="99960" calcext:value-type="float">
            <text:p>99960</text:p>
          </table:table-cell>
          <table:table-cell table:formula="of:=[original.O70]" office:value-type="float" office:value="623912" calcext:value-type="float">
            <text:p>623912</text:p>
          </table:table-cell>
          <table:table-cell table:formula="of:=['patched-standard'.AB70]" office:value-type="float" office:value="344064" calcext:value-type="float">
            <text:p>344064</text:p>
          </table:table-cell>
          <table:table-cell table:formula="of:=['patched-standard'.AC70]" office:value-type="float" office:value="100021" calcext:value-type="float">
            <text:p>100021</text:p>
          </table:table-cell>
          <table:table-cell table:formula="of:=['patched-standard'.O70]" office:value-type="float" office:value="499776" calcext:value-type="float">
            <text:p>499776</text:p>
          </table:table-cell>
          <table:table-cell table:formula="of:=['patched-aggressive'.AB70]" office:value-type="float" office:value="105712" calcext:value-type="float">
            <text:p>105712</text:p>
          </table:table-cell>
          <table:table-cell table:formula="of:=['patched-aggressive'.AC70]" office:value-type="float" office:value="99927" calcext:value-type="float">
            <text:p>99927</text:p>
          </table:table-cell>
          <table:table-cell table:formula="of:=['patched-aggressive'.O70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71]" office:value-type="float" office:value="458424" calcext:value-type="float">
            <text:p>458424</text:p>
          </table:table-cell>
          <table:table-cell table:formula="of:=[original.AC71]" office:value-type="float" office:value="99960" calcext:value-type="float">
            <text:p>99960</text:p>
          </table:table-cell>
          <table:table-cell table:formula="of:=[original.O71]" office:value-type="float" office:value="623912" calcext:value-type="float">
            <text:p>623912</text:p>
          </table:table-cell>
          <table:table-cell table:formula="of:=['patched-standard'.AB71]" office:value-type="float" office:value="344064" calcext:value-type="float">
            <text:p>344064</text:p>
          </table:table-cell>
          <table:table-cell table:formula="of:=['patched-standard'.AC71]" office:value-type="float" office:value="100021" calcext:value-type="float">
            <text:p>100021</text:p>
          </table:table-cell>
          <table:table-cell table:formula="of:=['patched-standard'.O71]" office:value-type="float" office:value="499776" calcext:value-type="float">
            <text:p>499776</text:p>
          </table:table-cell>
          <table:table-cell table:formula="of:=['patched-aggressive'.AB71]" office:value-type="float" office:value="105712" calcext:value-type="float">
            <text:p>105712</text:p>
          </table:table-cell>
          <table:table-cell table:formula="of:=['patched-aggressive'.AC71]" office:value-type="float" office:value="99927" calcext:value-type="float">
            <text:p>99927</text:p>
          </table:table-cell>
          <table:table-cell table:formula="of:=['patched-aggressive'.O71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72]" office:value-type="float" office:value="458424" calcext:value-type="float">
            <text:p>458424</text:p>
          </table:table-cell>
          <table:table-cell table:formula="of:=[original.AC72]" office:value-type="float" office:value="99960" calcext:value-type="float">
            <text:p>99960</text:p>
          </table:table-cell>
          <table:table-cell table:formula="of:=[original.O72]" office:value-type="float" office:value="623912" calcext:value-type="float">
            <text:p>623912</text:p>
          </table:table-cell>
          <table:table-cell table:formula="of:=['patched-standard'.AB72]" office:value-type="float" office:value="344064" calcext:value-type="float">
            <text:p>344064</text:p>
          </table:table-cell>
          <table:table-cell table:formula="of:=['patched-standard'.AC72]" office:value-type="float" office:value="100021" calcext:value-type="float">
            <text:p>100021</text:p>
          </table:table-cell>
          <table:table-cell table:formula="of:=['patched-standard'.O72]" office:value-type="float" office:value="499776" calcext:value-type="float">
            <text:p>499776</text:p>
          </table:table-cell>
          <table:table-cell table:formula="of:=['patched-aggressive'.AB72]" office:value-type="float" office:value="105712" calcext:value-type="float">
            <text:p>105712</text:p>
          </table:table-cell>
          <table:table-cell table:formula="of:=['patched-aggressive'.AC72]" office:value-type="float" office:value="99927" calcext:value-type="float">
            <text:p>99927</text:p>
          </table:table-cell>
          <table:table-cell table:formula="of:=['patched-aggressive'.O72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73]" office:value-type="float" office:value="458424" calcext:value-type="float">
            <text:p>458424</text:p>
          </table:table-cell>
          <table:table-cell table:formula="of:=[original.AC73]" office:value-type="float" office:value="99960" calcext:value-type="float">
            <text:p>99960</text:p>
          </table:table-cell>
          <table:table-cell table:formula="of:=[original.O73]" office:value-type="float" office:value="623912" calcext:value-type="float">
            <text:p>623912</text:p>
          </table:table-cell>
          <table:table-cell table:formula="of:=['patched-standard'.AB73]" office:value-type="float" office:value="344064" calcext:value-type="float">
            <text:p>344064</text:p>
          </table:table-cell>
          <table:table-cell table:formula="of:=['patched-standard'.AC73]" office:value-type="float" office:value="100021" calcext:value-type="float">
            <text:p>100021</text:p>
          </table:table-cell>
          <table:table-cell table:formula="of:=['patched-standard'.O73]" office:value-type="float" office:value="499776" calcext:value-type="float">
            <text:p>499776</text:p>
          </table:table-cell>
          <table:table-cell table:formula="of:=['patched-aggressive'.AB73]" office:value-type="float" office:value="105712" calcext:value-type="float">
            <text:p>105712</text:p>
          </table:table-cell>
          <table:table-cell table:formula="of:=['patched-aggressive'.AC73]" office:value-type="float" office:value="99927" calcext:value-type="float">
            <text:p>99927</text:p>
          </table:table-cell>
          <table:table-cell table:formula="of:=['patched-aggressive'.O73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74]" office:value-type="float" office:value="458424" calcext:value-type="float">
            <text:p>458424</text:p>
          </table:table-cell>
          <table:table-cell table:formula="of:=[original.AC74]" office:value-type="float" office:value="99960" calcext:value-type="float">
            <text:p>99960</text:p>
          </table:table-cell>
          <table:table-cell table:formula="of:=[original.O74]" office:value-type="float" office:value="623912" calcext:value-type="float">
            <text:p>623912</text:p>
          </table:table-cell>
          <table:table-cell table:formula="of:=['patched-standard'.AB74]" office:value-type="float" office:value="344064" calcext:value-type="float">
            <text:p>344064</text:p>
          </table:table-cell>
          <table:table-cell table:formula="of:=['patched-standard'.AC74]" office:value-type="float" office:value="100021" calcext:value-type="float">
            <text:p>100021</text:p>
          </table:table-cell>
          <table:table-cell table:formula="of:=['patched-standard'.O74]" office:value-type="float" office:value="499776" calcext:value-type="float">
            <text:p>499776</text:p>
          </table:table-cell>
          <table:table-cell table:formula="of:=['patched-aggressive'.AB74]" office:value-type="float" office:value="105712" calcext:value-type="float">
            <text:p>105712</text:p>
          </table:table-cell>
          <table:table-cell table:formula="of:=['patched-aggressive'.AC74]" office:value-type="float" office:value="99927" calcext:value-type="float">
            <text:p>99927</text:p>
          </table:table-cell>
          <table:table-cell table:formula="of:=['patched-aggressive'.O74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75]" office:value-type="float" office:value="458424" calcext:value-type="float">
            <text:p>458424</text:p>
          </table:table-cell>
          <table:table-cell table:formula="of:=[original.AC75]" office:value-type="float" office:value="99960" calcext:value-type="float">
            <text:p>99960</text:p>
          </table:table-cell>
          <table:table-cell table:formula="of:=[original.O75]" office:value-type="float" office:value="623912" calcext:value-type="float">
            <text:p>623912</text:p>
          </table:table-cell>
          <table:table-cell table:formula="of:=['patched-standard'.AB75]" office:value-type="float" office:value="344064" calcext:value-type="float">
            <text:p>344064</text:p>
          </table:table-cell>
          <table:table-cell table:formula="of:=['patched-standard'.AC75]" office:value-type="float" office:value="100021" calcext:value-type="float">
            <text:p>100021</text:p>
          </table:table-cell>
          <table:table-cell table:formula="of:=['patched-standard'.O75]" office:value-type="float" office:value="499776" calcext:value-type="float">
            <text:p>499776</text:p>
          </table:table-cell>
          <table:table-cell table:formula="of:=['patched-aggressive'.AB75]" office:value-type="float" office:value="105712" calcext:value-type="float">
            <text:p>105712</text:p>
          </table:table-cell>
          <table:table-cell table:formula="of:=['patched-aggressive'.AC75]" office:value-type="float" office:value="99927" calcext:value-type="float">
            <text:p>99927</text:p>
          </table:table-cell>
          <table:table-cell table:formula="of:=['patched-aggressive'.O75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76]" office:value-type="float" office:value="458424" calcext:value-type="float">
            <text:p>458424</text:p>
          </table:table-cell>
          <table:table-cell table:formula="of:=[original.AC76]" office:value-type="float" office:value="99960" calcext:value-type="float">
            <text:p>99960</text:p>
          </table:table-cell>
          <table:table-cell table:formula="of:=[original.O76]" office:value-type="float" office:value="623912" calcext:value-type="float">
            <text:p>623912</text:p>
          </table:table-cell>
          <table:table-cell table:formula="of:=['patched-standard'.AB76]" office:value-type="float" office:value="344064" calcext:value-type="float">
            <text:p>344064</text:p>
          </table:table-cell>
          <table:table-cell table:formula="of:=['patched-standard'.AC76]" office:value-type="float" office:value="100021" calcext:value-type="float">
            <text:p>100021</text:p>
          </table:table-cell>
          <table:table-cell table:formula="of:=['patched-standard'.O76]" office:value-type="float" office:value="499776" calcext:value-type="float">
            <text:p>499776</text:p>
          </table:table-cell>
          <table:table-cell table:formula="of:=['patched-aggressive'.AB76]" office:value-type="float" office:value="105712" calcext:value-type="float">
            <text:p>105712</text:p>
          </table:table-cell>
          <table:table-cell table:formula="of:=['patched-aggressive'.AC76]" office:value-type="float" office:value="99927" calcext:value-type="float">
            <text:p>99927</text:p>
          </table:table-cell>
          <table:table-cell table:formula="of:=['patched-aggressive'.O76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77]" office:value-type="float" office:value="458424" calcext:value-type="float">
            <text:p>458424</text:p>
          </table:table-cell>
          <table:table-cell table:formula="of:=[original.AC77]" office:value-type="float" office:value="99960" calcext:value-type="float">
            <text:p>99960</text:p>
          </table:table-cell>
          <table:table-cell table:formula="of:=[original.O77]" office:value-type="float" office:value="623912" calcext:value-type="float">
            <text:p>623912</text:p>
          </table:table-cell>
          <table:table-cell table:formula="of:=['patched-standard'.AB77]" office:value-type="float" office:value="344064" calcext:value-type="float">
            <text:p>344064</text:p>
          </table:table-cell>
          <table:table-cell table:formula="of:=['patched-standard'.AC77]" office:value-type="float" office:value="100021" calcext:value-type="float">
            <text:p>100021</text:p>
          </table:table-cell>
          <table:table-cell table:formula="of:=['patched-standard'.O77]" office:value-type="float" office:value="499776" calcext:value-type="float">
            <text:p>499776</text:p>
          </table:table-cell>
          <table:table-cell table:formula="of:=['patched-aggressive'.AB77]" office:value-type="float" office:value="105712" calcext:value-type="float">
            <text:p>105712</text:p>
          </table:table-cell>
          <table:table-cell table:formula="of:=['patched-aggressive'.AC77]" office:value-type="float" office:value="99927" calcext:value-type="float">
            <text:p>99927</text:p>
          </table:table-cell>
          <table:table-cell table:formula="of:=['patched-aggressive'.O77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78]" office:value-type="float" office:value="458424" calcext:value-type="float">
            <text:p>458424</text:p>
          </table:table-cell>
          <table:table-cell table:formula="of:=[original.AC78]" office:value-type="float" office:value="99960" calcext:value-type="float">
            <text:p>99960</text:p>
          </table:table-cell>
          <table:table-cell table:formula="of:=[original.O78]" office:value-type="float" office:value="623912" calcext:value-type="float">
            <text:p>623912</text:p>
          </table:table-cell>
          <table:table-cell table:formula="of:=['patched-standard'.AB78]" office:value-type="float" office:value="344064" calcext:value-type="float">
            <text:p>344064</text:p>
          </table:table-cell>
          <table:table-cell table:formula="of:=['patched-standard'.AC78]" office:value-type="float" office:value="100021" calcext:value-type="float">
            <text:p>100021</text:p>
          </table:table-cell>
          <table:table-cell table:formula="of:=['patched-standard'.O78]" office:value-type="float" office:value="499776" calcext:value-type="float">
            <text:p>499776</text:p>
          </table:table-cell>
          <table:table-cell table:formula="of:=['patched-aggressive'.AB78]" office:value-type="float" office:value="105712" calcext:value-type="float">
            <text:p>105712</text:p>
          </table:table-cell>
          <table:table-cell table:formula="of:=['patched-aggressive'.AC78]" office:value-type="float" office:value="99927" calcext:value-type="float">
            <text:p>99927</text:p>
          </table:table-cell>
          <table:table-cell table:formula="of:=['patched-aggressive'.O78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79]" office:value-type="float" office:value="458424" calcext:value-type="float">
            <text:p>458424</text:p>
          </table:table-cell>
          <table:table-cell table:formula="of:=[original.AC79]" office:value-type="float" office:value="99960" calcext:value-type="float">
            <text:p>99960</text:p>
          </table:table-cell>
          <table:table-cell table:formula="of:=[original.O79]" office:value-type="float" office:value="623912" calcext:value-type="float">
            <text:p>623912</text:p>
          </table:table-cell>
          <table:table-cell table:formula="of:=['patched-standard'.AB79]" office:value-type="float" office:value="344064" calcext:value-type="float">
            <text:p>344064</text:p>
          </table:table-cell>
          <table:table-cell table:formula="of:=['patched-standard'.AC79]" office:value-type="float" office:value="100021" calcext:value-type="float">
            <text:p>100021</text:p>
          </table:table-cell>
          <table:table-cell table:formula="of:=['patched-standard'.O79]" office:value-type="float" office:value="499776" calcext:value-type="float">
            <text:p>499776</text:p>
          </table:table-cell>
          <table:table-cell table:formula="of:=['patched-aggressive'.AB79]" office:value-type="float" office:value="105712" calcext:value-type="float">
            <text:p>105712</text:p>
          </table:table-cell>
          <table:table-cell table:formula="of:=['patched-aggressive'.AC79]" office:value-type="float" office:value="99927" calcext:value-type="float">
            <text:p>99927</text:p>
          </table:table-cell>
          <table:table-cell table:formula="of:=['patched-aggressive'.O79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80]" office:value-type="float" office:value="458424" calcext:value-type="float">
            <text:p>458424</text:p>
          </table:table-cell>
          <table:table-cell table:formula="of:=[original.AC80]" office:value-type="float" office:value="99960" calcext:value-type="float">
            <text:p>99960</text:p>
          </table:table-cell>
          <table:table-cell table:formula="of:=[original.O80]" office:value-type="float" office:value="623912" calcext:value-type="float">
            <text:p>623912</text:p>
          </table:table-cell>
          <table:table-cell table:formula="of:=['patched-standard'.AB80]" office:value-type="float" office:value="344064" calcext:value-type="float">
            <text:p>344064</text:p>
          </table:table-cell>
          <table:table-cell table:formula="of:=['patched-standard'.AC80]" office:value-type="float" office:value="100021" calcext:value-type="float">
            <text:p>100021</text:p>
          </table:table-cell>
          <table:table-cell table:formula="of:=['patched-standard'.O80]" office:value-type="float" office:value="499776" calcext:value-type="float">
            <text:p>499776</text:p>
          </table:table-cell>
          <table:table-cell table:formula="of:=['patched-aggressive'.AB80]" office:value-type="float" office:value="105712" calcext:value-type="float">
            <text:p>105712</text:p>
          </table:table-cell>
          <table:table-cell table:formula="of:=['patched-aggressive'.AC80]" office:value-type="float" office:value="99927" calcext:value-type="float">
            <text:p>99927</text:p>
          </table:table-cell>
          <table:table-cell table:formula="of:=['patched-aggressive'.O80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81]" office:value-type="float" office:value="458424" calcext:value-type="float">
            <text:p>458424</text:p>
          </table:table-cell>
          <table:table-cell table:formula="of:=[original.AC81]" office:value-type="float" office:value="99960" calcext:value-type="float">
            <text:p>99960</text:p>
          </table:table-cell>
          <table:table-cell table:formula="of:=[original.O81]" office:value-type="float" office:value="623912" calcext:value-type="float">
            <text:p>623912</text:p>
          </table:table-cell>
          <table:table-cell table:formula="of:=['patched-standard'.AB81]" office:value-type="float" office:value="344064" calcext:value-type="float">
            <text:p>344064</text:p>
          </table:table-cell>
          <table:table-cell table:formula="of:=['patched-standard'.AC81]" office:value-type="float" office:value="100021" calcext:value-type="float">
            <text:p>100021</text:p>
          </table:table-cell>
          <table:table-cell table:formula="of:=['patched-standard'.O81]" office:value-type="float" office:value="499776" calcext:value-type="float">
            <text:p>499776</text:p>
          </table:table-cell>
          <table:table-cell table:formula="of:=['patched-aggressive'.AB81]" office:value-type="float" office:value="105712" calcext:value-type="float">
            <text:p>105712</text:p>
          </table:table-cell>
          <table:table-cell table:formula="of:=['patched-aggressive'.AC81]" office:value-type="float" office:value="99927" calcext:value-type="float">
            <text:p>99927</text:p>
          </table:table-cell>
          <table:table-cell table:formula="of:=['patched-aggressive'.O81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82]" office:value-type="float" office:value="458424" calcext:value-type="float">
            <text:p>458424</text:p>
          </table:table-cell>
          <table:table-cell table:formula="of:=[original.AC82]" office:value-type="float" office:value="99960" calcext:value-type="float">
            <text:p>99960</text:p>
          </table:table-cell>
          <table:table-cell table:formula="of:=[original.O82]" office:value-type="float" office:value="623912" calcext:value-type="float">
            <text:p>623912</text:p>
          </table:table-cell>
          <table:table-cell table:formula="of:=['patched-standard'.AB82]" office:value-type="float" office:value="344064" calcext:value-type="float">
            <text:p>344064</text:p>
          </table:table-cell>
          <table:table-cell table:formula="of:=['patched-standard'.AC82]" office:value-type="float" office:value="100021" calcext:value-type="float">
            <text:p>100021</text:p>
          </table:table-cell>
          <table:table-cell table:formula="of:=['patched-standard'.O82]" office:value-type="float" office:value="499776" calcext:value-type="float">
            <text:p>499776</text:p>
          </table:table-cell>
          <table:table-cell table:formula="of:=['patched-aggressive'.AB82]" office:value-type="float" office:value="105712" calcext:value-type="float">
            <text:p>105712</text:p>
          </table:table-cell>
          <table:table-cell table:formula="of:=['patched-aggressive'.AC82]" office:value-type="float" office:value="99927" calcext:value-type="float">
            <text:p>99927</text:p>
          </table:table-cell>
          <table:table-cell table:formula="of:=['patched-aggressive'.O82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83]" office:value-type="float" office:value="458424" calcext:value-type="float">
            <text:p>458424</text:p>
          </table:table-cell>
          <table:table-cell table:formula="of:=[original.AC83]" office:value-type="float" office:value="99960" calcext:value-type="float">
            <text:p>99960</text:p>
          </table:table-cell>
          <table:table-cell table:formula="of:=[original.O83]" office:value-type="float" office:value="623912" calcext:value-type="float">
            <text:p>623912</text:p>
          </table:table-cell>
          <table:table-cell table:formula="of:=['patched-standard'.AB83]" office:value-type="float" office:value="344064" calcext:value-type="float">
            <text:p>344064</text:p>
          </table:table-cell>
          <table:table-cell table:formula="of:=['patched-standard'.AC83]" office:value-type="float" office:value="100021" calcext:value-type="float">
            <text:p>100021</text:p>
          </table:table-cell>
          <table:table-cell table:formula="of:=['patched-standard'.O83]" office:value-type="float" office:value="499776" calcext:value-type="float">
            <text:p>499776</text:p>
          </table:table-cell>
          <table:table-cell table:formula="of:=['patched-aggressive'.AB83]" office:value-type="float" office:value="105712" calcext:value-type="float">
            <text:p>105712</text:p>
          </table:table-cell>
          <table:table-cell table:formula="of:=['patched-aggressive'.AC83]" office:value-type="float" office:value="99927" calcext:value-type="float">
            <text:p>99927</text:p>
          </table:table-cell>
          <table:table-cell table:formula="of:=['patched-aggressive'.O83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84]" office:value-type="float" office:value="458424" calcext:value-type="float">
            <text:p>458424</text:p>
          </table:table-cell>
          <table:table-cell table:formula="of:=[original.AC84]" office:value-type="float" office:value="99960" calcext:value-type="float">
            <text:p>99960</text:p>
          </table:table-cell>
          <table:table-cell table:formula="of:=[original.O84]" office:value-type="float" office:value="623912" calcext:value-type="float">
            <text:p>623912</text:p>
          </table:table-cell>
          <table:table-cell table:formula="of:=['patched-standard'.AB84]" office:value-type="float" office:value="344064" calcext:value-type="float">
            <text:p>344064</text:p>
          </table:table-cell>
          <table:table-cell table:formula="of:=['patched-standard'.AC84]" office:value-type="float" office:value="100021" calcext:value-type="float">
            <text:p>100021</text:p>
          </table:table-cell>
          <table:table-cell table:formula="of:=['patched-standard'.O84]" office:value-type="float" office:value="499776" calcext:value-type="float">
            <text:p>499776</text:p>
          </table:table-cell>
          <table:table-cell table:formula="of:=['patched-aggressive'.AB84]" office:value-type="float" office:value="105712" calcext:value-type="float">
            <text:p>105712</text:p>
          </table:table-cell>
          <table:table-cell table:formula="of:=['patched-aggressive'.AC84]" office:value-type="float" office:value="99927" calcext:value-type="float">
            <text:p>99927</text:p>
          </table:table-cell>
          <table:table-cell table:formula="of:=['patched-aggressive'.O84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85]" office:value-type="float" office:value="458424" calcext:value-type="float">
            <text:p>458424</text:p>
          </table:table-cell>
          <table:table-cell table:formula="of:=[original.AC85]" office:value-type="float" office:value="99960" calcext:value-type="float">
            <text:p>99960</text:p>
          </table:table-cell>
          <table:table-cell table:formula="of:=[original.O85]" office:value-type="float" office:value="623912" calcext:value-type="float">
            <text:p>623912</text:p>
          </table:table-cell>
          <table:table-cell table:formula="of:=['patched-standard'.AB85]" office:value-type="float" office:value="344064" calcext:value-type="float">
            <text:p>344064</text:p>
          </table:table-cell>
          <table:table-cell table:formula="of:=['patched-standard'.AC85]" office:value-type="float" office:value="100021" calcext:value-type="float">
            <text:p>100021</text:p>
          </table:table-cell>
          <table:table-cell table:formula="of:=['patched-standard'.O85]" office:value-type="float" office:value="499776" calcext:value-type="float">
            <text:p>499776</text:p>
          </table:table-cell>
          <table:table-cell table:formula="of:=['patched-aggressive'.AB85]" office:value-type="float" office:value="105712" calcext:value-type="float">
            <text:p>105712</text:p>
          </table:table-cell>
          <table:table-cell table:formula="of:=['patched-aggressive'.AC85]" office:value-type="float" office:value="99927" calcext:value-type="float">
            <text:p>99927</text:p>
          </table:table-cell>
          <table:table-cell table:formula="of:=['patched-aggressive'.O85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86]" office:value-type="float" office:value="458424" calcext:value-type="float">
            <text:p>458424</text:p>
          </table:table-cell>
          <table:table-cell table:formula="of:=[original.AC86]" office:value-type="float" office:value="99960" calcext:value-type="float">
            <text:p>99960</text:p>
          </table:table-cell>
          <table:table-cell table:formula="of:=[original.O86]" office:value-type="float" office:value="623912" calcext:value-type="float">
            <text:p>623912</text:p>
          </table:table-cell>
          <table:table-cell table:formula="of:=['patched-standard'.AB86]" office:value-type="float" office:value="344064" calcext:value-type="float">
            <text:p>344064</text:p>
          </table:table-cell>
          <table:table-cell table:formula="of:=['patched-standard'.AC86]" office:value-type="float" office:value="100021" calcext:value-type="float">
            <text:p>100021</text:p>
          </table:table-cell>
          <table:table-cell table:formula="of:=['patched-standard'.O86]" office:value-type="float" office:value="499776" calcext:value-type="float">
            <text:p>499776</text:p>
          </table:table-cell>
          <table:table-cell table:formula="of:=['patched-aggressive'.AB86]" office:value-type="float" office:value="105712" calcext:value-type="float">
            <text:p>105712</text:p>
          </table:table-cell>
          <table:table-cell table:formula="of:=['patched-aggressive'.AC86]" office:value-type="float" office:value="99927" calcext:value-type="float">
            <text:p>99927</text:p>
          </table:table-cell>
          <table:table-cell table:formula="of:=['patched-aggressive'.O86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87]" office:value-type="float" office:value="458424" calcext:value-type="float">
            <text:p>458424</text:p>
          </table:table-cell>
          <table:table-cell table:formula="of:=[original.AC87]" office:value-type="float" office:value="99960" calcext:value-type="float">
            <text:p>99960</text:p>
          </table:table-cell>
          <table:table-cell table:formula="of:=[original.O87]" office:value-type="float" office:value="623912" calcext:value-type="float">
            <text:p>623912</text:p>
          </table:table-cell>
          <table:table-cell table:formula="of:=['patched-standard'.AB87]" office:value-type="float" office:value="344064" calcext:value-type="float">
            <text:p>344064</text:p>
          </table:table-cell>
          <table:table-cell table:formula="of:=['patched-standard'.AC87]" office:value-type="float" office:value="100021" calcext:value-type="float">
            <text:p>100021</text:p>
          </table:table-cell>
          <table:table-cell table:formula="of:=['patched-standard'.O87]" office:value-type="float" office:value="499776" calcext:value-type="float">
            <text:p>499776</text:p>
          </table:table-cell>
          <table:table-cell table:formula="of:=['patched-aggressive'.AB87]" office:value-type="float" office:value="105712" calcext:value-type="float">
            <text:p>105712</text:p>
          </table:table-cell>
          <table:table-cell table:formula="of:=['patched-aggressive'.AC87]" office:value-type="float" office:value="99927" calcext:value-type="float">
            <text:p>99927</text:p>
          </table:table-cell>
          <table:table-cell table:formula="of:=['patched-aggressive'.O87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88]" office:value-type="float" office:value="458424" calcext:value-type="float">
            <text:p>458424</text:p>
          </table:table-cell>
          <table:table-cell table:formula="of:=[original.AC88]" office:value-type="float" office:value="99960" calcext:value-type="float">
            <text:p>99960</text:p>
          </table:table-cell>
          <table:table-cell table:formula="of:=[original.O88]" office:value-type="float" office:value="623912" calcext:value-type="float">
            <text:p>623912</text:p>
          </table:table-cell>
          <table:table-cell table:formula="of:=['patched-standard'.AB88]" office:value-type="float" office:value="344064" calcext:value-type="float">
            <text:p>344064</text:p>
          </table:table-cell>
          <table:table-cell table:formula="of:=['patched-standard'.AC88]" office:value-type="float" office:value="100021" calcext:value-type="float">
            <text:p>100021</text:p>
          </table:table-cell>
          <table:table-cell table:formula="of:=['patched-standard'.O88]" office:value-type="float" office:value="499776" calcext:value-type="float">
            <text:p>499776</text:p>
          </table:table-cell>
          <table:table-cell table:formula="of:=['patched-aggressive'.AB88]" office:value-type="float" office:value="105712" calcext:value-type="float">
            <text:p>105712</text:p>
          </table:table-cell>
          <table:table-cell table:formula="of:=['patched-aggressive'.AC88]" office:value-type="float" office:value="99927" calcext:value-type="float">
            <text:p>99927</text:p>
          </table:table-cell>
          <table:table-cell table:formula="of:=['patched-aggressive'.O88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89]" office:value-type="float" office:value="458424" calcext:value-type="float">
            <text:p>458424</text:p>
          </table:table-cell>
          <table:table-cell table:formula="of:=[original.AC89]" office:value-type="float" office:value="99960" calcext:value-type="float">
            <text:p>99960</text:p>
          </table:table-cell>
          <table:table-cell table:formula="of:=[original.O89]" office:value-type="float" office:value="623912" calcext:value-type="float">
            <text:p>623912</text:p>
          </table:table-cell>
          <table:table-cell table:formula="of:=['patched-standard'.AB89]" office:value-type="float" office:value="344064" calcext:value-type="float">
            <text:p>344064</text:p>
          </table:table-cell>
          <table:table-cell table:formula="of:=['patched-standard'.AC89]" office:value-type="float" office:value="100021" calcext:value-type="float">
            <text:p>100021</text:p>
          </table:table-cell>
          <table:table-cell table:formula="of:=['patched-standard'.O89]" office:value-type="float" office:value="499776" calcext:value-type="float">
            <text:p>499776</text:p>
          </table:table-cell>
          <table:table-cell table:formula="of:=['patched-aggressive'.AB89]" office:value-type="float" office:value="105712" calcext:value-type="float">
            <text:p>105712</text:p>
          </table:table-cell>
          <table:table-cell table:formula="of:=['patched-aggressive'.AC89]" office:value-type="float" office:value="99927" calcext:value-type="float">
            <text:p>99927</text:p>
          </table:table-cell>
          <table:table-cell table:formula="of:=['patched-aggressive'.O89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90]" office:value-type="float" office:value="458424" calcext:value-type="float">
            <text:p>458424</text:p>
          </table:table-cell>
          <table:table-cell table:formula="of:=[original.AC90]" office:value-type="float" office:value="99960" calcext:value-type="float">
            <text:p>99960</text:p>
          </table:table-cell>
          <table:table-cell table:formula="of:=[original.O90]" office:value-type="float" office:value="623912" calcext:value-type="float">
            <text:p>623912</text:p>
          </table:table-cell>
          <table:table-cell table:formula="of:=['patched-standard'.AB90]" office:value-type="float" office:value="344064" calcext:value-type="float">
            <text:p>344064</text:p>
          </table:table-cell>
          <table:table-cell table:formula="of:=['patched-standard'.AC90]" office:value-type="float" office:value="100021" calcext:value-type="float">
            <text:p>100021</text:p>
          </table:table-cell>
          <table:table-cell table:formula="of:=['patched-standard'.O90]" office:value-type="float" office:value="499776" calcext:value-type="float">
            <text:p>499776</text:p>
          </table:table-cell>
          <table:table-cell table:formula="of:=['patched-aggressive'.AB90]" office:value-type="float" office:value="105712" calcext:value-type="float">
            <text:p>105712</text:p>
          </table:table-cell>
          <table:table-cell table:formula="of:=['patched-aggressive'.AC90]" office:value-type="float" office:value="99927" calcext:value-type="float">
            <text:p>99927</text:p>
          </table:table-cell>
          <table:table-cell table:formula="of:=['patched-aggressive'.O90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91]" office:value-type="float" office:value="458424" calcext:value-type="float">
            <text:p>458424</text:p>
          </table:table-cell>
          <table:table-cell table:formula="of:=[original.AC91]" office:value-type="float" office:value="99960" calcext:value-type="float">
            <text:p>99960</text:p>
          </table:table-cell>
          <table:table-cell table:formula="of:=[original.O91]" office:value-type="float" office:value="623912" calcext:value-type="float">
            <text:p>623912</text:p>
          </table:table-cell>
          <table:table-cell table:formula="of:=['patched-standard'.AB91]" office:value-type="float" office:value="344064" calcext:value-type="float">
            <text:p>344064</text:p>
          </table:table-cell>
          <table:table-cell table:formula="of:=['patched-standard'.AC91]" office:value-type="float" office:value="100021" calcext:value-type="float">
            <text:p>100021</text:p>
          </table:table-cell>
          <table:table-cell table:formula="of:=['patched-standard'.O91]" office:value-type="float" office:value="499776" calcext:value-type="float">
            <text:p>499776</text:p>
          </table:table-cell>
          <table:table-cell table:formula="of:=['patched-aggressive'.AB91]" office:value-type="float" office:value="105712" calcext:value-type="float">
            <text:p>105712</text:p>
          </table:table-cell>
          <table:table-cell table:formula="of:=['patched-aggressive'.AC91]" office:value-type="float" office:value="99927" calcext:value-type="float">
            <text:p>99927</text:p>
          </table:table-cell>
          <table:table-cell table:formula="of:=['patched-aggressive'.O91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92]" office:value-type="float" office:value="458424" calcext:value-type="float">
            <text:p>458424</text:p>
          </table:table-cell>
          <table:table-cell table:formula="of:=[original.AC92]" office:value-type="float" office:value="99960" calcext:value-type="float">
            <text:p>99960</text:p>
          </table:table-cell>
          <table:table-cell table:formula="of:=[original.O92]" office:value-type="float" office:value="623912" calcext:value-type="float">
            <text:p>623912</text:p>
          </table:table-cell>
          <table:table-cell table:formula="of:=['patched-standard'.AB92]" office:value-type="float" office:value="344064" calcext:value-type="float">
            <text:p>344064</text:p>
          </table:table-cell>
          <table:table-cell table:formula="of:=['patched-standard'.AC92]" office:value-type="float" office:value="100021" calcext:value-type="float">
            <text:p>100021</text:p>
          </table:table-cell>
          <table:table-cell table:formula="of:=['patched-standard'.O92]" office:value-type="float" office:value="499776" calcext:value-type="float">
            <text:p>499776</text:p>
          </table:table-cell>
          <table:table-cell table:formula="of:=['patched-aggressive'.AB92]" office:value-type="float" office:value="105712" calcext:value-type="float">
            <text:p>105712</text:p>
          </table:table-cell>
          <table:table-cell table:formula="of:=['patched-aggressive'.AC92]" office:value-type="float" office:value="99927" calcext:value-type="float">
            <text:p>99927</text:p>
          </table:table-cell>
          <table:table-cell table:formula="of:=['patched-aggressive'.O92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93]" office:value-type="float" office:value="458424" calcext:value-type="float">
            <text:p>458424</text:p>
          </table:table-cell>
          <table:table-cell table:formula="of:=[original.AC93]" office:value-type="float" office:value="99960" calcext:value-type="float">
            <text:p>99960</text:p>
          </table:table-cell>
          <table:table-cell table:formula="of:=[original.O93]" office:value-type="float" office:value="623912" calcext:value-type="float">
            <text:p>623912</text:p>
          </table:table-cell>
          <table:table-cell table:formula="of:=['patched-standard'.AB93]" office:value-type="float" office:value="344064" calcext:value-type="float">
            <text:p>344064</text:p>
          </table:table-cell>
          <table:table-cell table:formula="of:=['patched-standard'.AC93]" office:value-type="float" office:value="100021" calcext:value-type="float">
            <text:p>100021</text:p>
          </table:table-cell>
          <table:table-cell table:formula="of:=['patched-standard'.O93]" office:value-type="float" office:value="499776" calcext:value-type="float">
            <text:p>499776</text:p>
          </table:table-cell>
          <table:table-cell table:formula="of:=['patched-aggressive'.AB93]" office:value-type="float" office:value="105712" calcext:value-type="float">
            <text:p>105712</text:p>
          </table:table-cell>
          <table:table-cell table:formula="of:=['patched-aggressive'.AC93]" office:value-type="float" office:value="99927" calcext:value-type="float">
            <text:p>99927</text:p>
          </table:table-cell>
          <table:table-cell table:formula="of:=['patched-aggressive'.O93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94]" office:value-type="float" office:value="458424" calcext:value-type="float">
            <text:p>458424</text:p>
          </table:table-cell>
          <table:table-cell table:formula="of:=[original.AC94]" office:value-type="float" office:value="99960" calcext:value-type="float">
            <text:p>99960</text:p>
          </table:table-cell>
          <table:table-cell table:formula="of:=[original.O94]" office:value-type="float" office:value="623912" calcext:value-type="float">
            <text:p>623912</text:p>
          </table:table-cell>
          <table:table-cell table:formula="of:=['patched-standard'.AB94]" office:value-type="float" office:value="344064" calcext:value-type="float">
            <text:p>344064</text:p>
          </table:table-cell>
          <table:table-cell table:formula="of:=['patched-standard'.AC94]" office:value-type="float" office:value="100021" calcext:value-type="float">
            <text:p>100021</text:p>
          </table:table-cell>
          <table:table-cell table:formula="of:=['patched-standard'.O94]" office:value-type="float" office:value="499776" calcext:value-type="float">
            <text:p>499776</text:p>
          </table:table-cell>
          <table:table-cell table:formula="of:=['patched-aggressive'.AB94]" office:value-type="float" office:value="105712" calcext:value-type="float">
            <text:p>105712</text:p>
          </table:table-cell>
          <table:table-cell table:formula="of:=['patched-aggressive'.AC94]" office:value-type="float" office:value="99927" calcext:value-type="float">
            <text:p>99927</text:p>
          </table:table-cell>
          <table:table-cell table:formula="of:=['patched-aggressive'.O94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95]" office:value-type="float" office:value="458424" calcext:value-type="float">
            <text:p>458424</text:p>
          </table:table-cell>
          <table:table-cell table:formula="of:=[original.AC95]" office:value-type="float" office:value="99960" calcext:value-type="float">
            <text:p>99960</text:p>
          </table:table-cell>
          <table:table-cell table:formula="of:=[original.O95]" office:value-type="float" office:value="623912" calcext:value-type="float">
            <text:p>623912</text:p>
          </table:table-cell>
          <table:table-cell table:formula="of:=['patched-standard'.AB95]" office:value-type="float" office:value="344064" calcext:value-type="float">
            <text:p>344064</text:p>
          </table:table-cell>
          <table:table-cell table:formula="of:=['patched-standard'.AC95]" office:value-type="float" office:value="100021" calcext:value-type="float">
            <text:p>100021</text:p>
          </table:table-cell>
          <table:table-cell table:formula="of:=['patched-standard'.O95]" office:value-type="float" office:value="499776" calcext:value-type="float">
            <text:p>499776</text:p>
          </table:table-cell>
          <table:table-cell table:formula="of:=['patched-aggressive'.AB95]" office:value-type="float" office:value="105712" calcext:value-type="float">
            <text:p>105712</text:p>
          </table:table-cell>
          <table:table-cell table:formula="of:=['patched-aggressive'.AC95]" office:value-type="float" office:value="99927" calcext:value-type="float">
            <text:p>99927</text:p>
          </table:table-cell>
          <table:table-cell table:formula="of:=['patched-aggressive'.O95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96]" office:value-type="float" office:value="458424" calcext:value-type="float">
            <text:p>458424</text:p>
          </table:table-cell>
          <table:table-cell table:formula="of:=[original.AC96]" office:value-type="float" office:value="99960" calcext:value-type="float">
            <text:p>99960</text:p>
          </table:table-cell>
          <table:table-cell table:formula="of:=[original.O96]" office:value-type="float" office:value="623912" calcext:value-type="float">
            <text:p>623912</text:p>
          </table:table-cell>
          <table:table-cell table:formula="of:=['patched-standard'.AB96]" office:value-type="float" office:value="344064" calcext:value-type="float">
            <text:p>344064</text:p>
          </table:table-cell>
          <table:table-cell table:formula="of:=['patched-standard'.AC96]" office:value-type="float" office:value="100021" calcext:value-type="float">
            <text:p>100021</text:p>
          </table:table-cell>
          <table:table-cell table:formula="of:=['patched-standard'.O96]" office:value-type="float" office:value="499776" calcext:value-type="float">
            <text:p>499776</text:p>
          </table:table-cell>
          <table:table-cell table:formula="of:=['patched-aggressive'.AB96]" office:value-type="float" office:value="105712" calcext:value-type="float">
            <text:p>105712</text:p>
          </table:table-cell>
          <table:table-cell table:formula="of:=['patched-aggressive'.AC96]" office:value-type="float" office:value="99927" calcext:value-type="float">
            <text:p>99927</text:p>
          </table:table-cell>
          <table:table-cell table:formula="of:=['patched-aggressive'.O96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97]" office:value-type="float" office:value="458424" calcext:value-type="float">
            <text:p>458424</text:p>
          </table:table-cell>
          <table:table-cell table:formula="of:=[original.AC97]" office:value-type="float" office:value="99960" calcext:value-type="float">
            <text:p>99960</text:p>
          </table:table-cell>
          <table:table-cell table:formula="of:=[original.O97]" office:value-type="float" office:value="623912" calcext:value-type="float">
            <text:p>623912</text:p>
          </table:table-cell>
          <table:table-cell table:formula="of:=['patched-standard'.AB97]" office:value-type="float" office:value="344064" calcext:value-type="float">
            <text:p>344064</text:p>
          </table:table-cell>
          <table:table-cell table:formula="of:=['patched-standard'.AC97]" office:value-type="float" office:value="100021" calcext:value-type="float">
            <text:p>100021</text:p>
          </table:table-cell>
          <table:table-cell table:formula="of:=['patched-standard'.O97]" office:value-type="float" office:value="499776" calcext:value-type="float">
            <text:p>499776</text:p>
          </table:table-cell>
          <table:table-cell table:formula="of:=['patched-aggressive'.AB97]" office:value-type="float" office:value="105712" calcext:value-type="float">
            <text:p>105712</text:p>
          </table:table-cell>
          <table:table-cell table:formula="of:=['patched-aggressive'.AC97]" office:value-type="float" office:value="99927" calcext:value-type="float">
            <text:p>99927</text:p>
          </table:table-cell>
          <table:table-cell table:formula="of:=['patched-aggressive'.O97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98]" office:value-type="float" office:value="458424" calcext:value-type="float">
            <text:p>458424</text:p>
          </table:table-cell>
          <table:table-cell table:formula="of:=[original.AC98]" office:value-type="float" office:value="99960" calcext:value-type="float">
            <text:p>99960</text:p>
          </table:table-cell>
          <table:table-cell table:formula="of:=[original.O98]" office:value-type="float" office:value="623912" calcext:value-type="float">
            <text:p>623912</text:p>
          </table:table-cell>
          <table:table-cell table:formula="of:=['patched-standard'.AB98]" office:value-type="float" office:value="344064" calcext:value-type="float">
            <text:p>344064</text:p>
          </table:table-cell>
          <table:table-cell table:formula="of:=['patched-standard'.AC98]" office:value-type="float" office:value="100021" calcext:value-type="float">
            <text:p>100021</text:p>
          </table:table-cell>
          <table:table-cell table:formula="of:=['patched-standard'.O98]" office:value-type="float" office:value="499776" calcext:value-type="float">
            <text:p>499776</text:p>
          </table:table-cell>
          <table:table-cell table:formula="of:=['patched-aggressive'.AB98]" office:value-type="float" office:value="105712" calcext:value-type="float">
            <text:p>105712</text:p>
          </table:table-cell>
          <table:table-cell table:formula="of:=['patched-aggressive'.AC98]" office:value-type="float" office:value="99927" calcext:value-type="float">
            <text:p>99927</text:p>
          </table:table-cell>
          <table:table-cell table:formula="of:=['patched-aggressive'.O98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99]" office:value-type="float" office:value="458424" calcext:value-type="float">
            <text:p>458424</text:p>
          </table:table-cell>
          <table:table-cell table:formula="of:=[original.AC99]" office:value-type="float" office:value="99960" calcext:value-type="float">
            <text:p>99960</text:p>
          </table:table-cell>
          <table:table-cell table:formula="of:=[original.O99]" office:value-type="float" office:value="623912" calcext:value-type="float">
            <text:p>623912</text:p>
          </table:table-cell>
          <table:table-cell table:formula="of:=['patched-standard'.AB99]" office:value-type="float" office:value="344064" calcext:value-type="float">
            <text:p>344064</text:p>
          </table:table-cell>
          <table:table-cell table:formula="of:=['patched-standard'.AC99]" office:value-type="float" office:value="100021" calcext:value-type="float">
            <text:p>100021</text:p>
          </table:table-cell>
          <table:table-cell table:formula="of:=['patched-standard'.O99]" office:value-type="float" office:value="499776" calcext:value-type="float">
            <text:p>499776</text:p>
          </table:table-cell>
          <table:table-cell table:formula="of:=['patched-aggressive'.AB99]" office:value-type="float" office:value="105712" calcext:value-type="float">
            <text:p>105712</text:p>
          </table:table-cell>
          <table:table-cell table:formula="of:=['patched-aggressive'.AC99]" office:value-type="float" office:value="99927" calcext:value-type="float">
            <text:p>99927</text:p>
          </table:table-cell>
          <table:table-cell table:formula="of:=['patched-aggressive'.O99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100]" office:value-type="float" office:value="458424" calcext:value-type="float">
            <text:p>458424</text:p>
          </table:table-cell>
          <table:table-cell table:formula="of:=[original.AC100]" office:value-type="float" office:value="99960" calcext:value-type="float">
            <text:p>99960</text:p>
          </table:table-cell>
          <table:table-cell table:formula="of:=[original.O100]" office:value-type="float" office:value="623912" calcext:value-type="float">
            <text:p>623912</text:p>
          </table:table-cell>
          <table:table-cell table:formula="of:=['patched-standard'.AB100]" office:value-type="float" office:value="344064" calcext:value-type="float">
            <text:p>344064</text:p>
          </table:table-cell>
          <table:table-cell table:formula="of:=['patched-standard'.AC100]" office:value-type="float" office:value="100021" calcext:value-type="float">
            <text:p>100021</text:p>
          </table:table-cell>
          <table:table-cell table:formula="of:=['patched-standard'.O100]" office:value-type="float" office:value="499776" calcext:value-type="float">
            <text:p>499776</text:p>
          </table:table-cell>
          <table:table-cell table:formula="of:=['patched-aggressive'.AB100]" office:value-type="float" office:value="105712" calcext:value-type="float">
            <text:p>105712</text:p>
          </table:table-cell>
          <table:table-cell table:formula="of:=['patched-aggressive'.AC100]" office:value-type="float" office:value="99927" calcext:value-type="float">
            <text:p>99927</text:p>
          </table:table-cell>
          <table:table-cell table:formula="of:=['patched-aggressive'.O100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101]" office:value-type="float" office:value="458424" calcext:value-type="float">
            <text:p>458424</text:p>
          </table:table-cell>
          <table:table-cell table:formula="of:=[original.AC101]" office:value-type="float" office:value="99960" calcext:value-type="float">
            <text:p>99960</text:p>
          </table:table-cell>
          <table:table-cell table:formula="of:=[original.O101]" office:value-type="float" office:value="623912" calcext:value-type="float">
            <text:p>623912</text:p>
          </table:table-cell>
          <table:table-cell table:formula="of:=['patched-standard'.AB101]" office:value-type="float" office:value="344064" calcext:value-type="float">
            <text:p>344064</text:p>
          </table:table-cell>
          <table:table-cell table:formula="of:=['patched-standard'.AC101]" office:value-type="float" office:value="100021" calcext:value-type="float">
            <text:p>100021</text:p>
          </table:table-cell>
          <table:table-cell table:formula="of:=['patched-standard'.O101]" office:value-type="float" office:value="499776" calcext:value-type="float">
            <text:p>499776</text:p>
          </table:table-cell>
          <table:table-cell table:formula="of:=['patched-aggressive'.AB101]" office:value-type="float" office:value="105712" calcext:value-type="float">
            <text:p>105712</text:p>
          </table:table-cell>
          <table:table-cell table:formula="of:=['patched-aggressive'.AC101]" office:value-type="float" office:value="99927" calcext:value-type="float">
            <text:p>99927</text:p>
          </table:table-cell>
          <table:table-cell table:formula="of:=['patched-aggressive'.O101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102]" office:value-type="float" office:value="458424" calcext:value-type="float">
            <text:p>458424</text:p>
          </table:table-cell>
          <table:table-cell table:formula="of:=[original.AC102]" office:value-type="float" office:value="99960" calcext:value-type="float">
            <text:p>99960</text:p>
          </table:table-cell>
          <table:table-cell table:formula="of:=[original.O102]" office:value-type="float" office:value="623912" calcext:value-type="float">
            <text:p>623912</text:p>
          </table:table-cell>
          <table:table-cell table:formula="of:=['patched-standard'.AB102]" office:value-type="float" office:value="344064" calcext:value-type="float">
            <text:p>344064</text:p>
          </table:table-cell>
          <table:table-cell table:formula="of:=['patched-standard'.AC102]" office:value-type="float" office:value="100021" calcext:value-type="float">
            <text:p>100021</text:p>
          </table:table-cell>
          <table:table-cell table:formula="of:=['patched-standard'.O102]" office:value-type="float" office:value="499776" calcext:value-type="float">
            <text:p>499776</text:p>
          </table:table-cell>
          <table:table-cell table:formula="of:=['patched-aggressive'.AB102]" office:value-type="float" office:value="105712" calcext:value-type="float">
            <text:p>105712</text:p>
          </table:table-cell>
          <table:table-cell table:formula="of:=['patched-aggressive'.AC102]" office:value-type="float" office:value="99927" calcext:value-type="float">
            <text:p>99927</text:p>
          </table:table-cell>
          <table:table-cell table:formula="of:=['patched-aggressive'.O102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103]" office:value-type="float" office:value="458424" calcext:value-type="float">
            <text:p>458424</text:p>
          </table:table-cell>
          <table:table-cell table:formula="of:=[original.AC103]" office:value-type="float" office:value="99960" calcext:value-type="float">
            <text:p>99960</text:p>
          </table:table-cell>
          <table:table-cell table:formula="of:=[original.O103]" office:value-type="float" office:value="623912" calcext:value-type="float">
            <text:p>623912</text:p>
          </table:table-cell>
          <table:table-cell table:formula="of:=['patched-standard'.AB103]" office:value-type="float" office:value="344064" calcext:value-type="float">
            <text:p>344064</text:p>
          </table:table-cell>
          <table:table-cell table:formula="of:=['patched-standard'.AC103]" office:value-type="float" office:value="100021" calcext:value-type="float">
            <text:p>100021</text:p>
          </table:table-cell>
          <table:table-cell table:formula="of:=['patched-standard'.O103]" office:value-type="float" office:value="499776" calcext:value-type="float">
            <text:p>499776</text:p>
          </table:table-cell>
          <table:table-cell table:formula="of:=['patched-aggressive'.AB103]" office:value-type="float" office:value="105712" calcext:value-type="float">
            <text:p>105712</text:p>
          </table:table-cell>
          <table:table-cell table:formula="of:=['patched-aggressive'.AC103]" office:value-type="float" office:value="99927" calcext:value-type="float">
            <text:p>99927</text:p>
          </table:table-cell>
          <table:table-cell table:formula="of:=['patched-aggressive'.O103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104]" office:value-type="float" office:value="458424" calcext:value-type="float">
            <text:p>458424</text:p>
          </table:table-cell>
          <table:table-cell table:formula="of:=[original.AC104]" office:value-type="float" office:value="99960" calcext:value-type="float">
            <text:p>99960</text:p>
          </table:table-cell>
          <table:table-cell table:formula="of:=[original.O104]" office:value-type="float" office:value="623912" calcext:value-type="float">
            <text:p>623912</text:p>
          </table:table-cell>
          <table:table-cell table:formula="of:=['patched-standard'.AB104]" office:value-type="float" office:value="344064" calcext:value-type="float">
            <text:p>344064</text:p>
          </table:table-cell>
          <table:table-cell table:formula="of:=['patched-standard'.AC104]" office:value-type="float" office:value="100021" calcext:value-type="float">
            <text:p>100021</text:p>
          </table:table-cell>
          <table:table-cell table:formula="of:=['patched-standard'.O104]" office:value-type="float" office:value="499776" calcext:value-type="float">
            <text:p>499776</text:p>
          </table:table-cell>
          <table:table-cell table:formula="of:=['patched-aggressive'.AB104]" office:value-type="float" office:value="105712" calcext:value-type="float">
            <text:p>105712</text:p>
          </table:table-cell>
          <table:table-cell table:formula="of:=['patched-aggressive'.AC104]" office:value-type="float" office:value="99927" calcext:value-type="float">
            <text:p>99927</text:p>
          </table:table-cell>
          <table:table-cell table:formula="of:=['patched-aggressive'.O104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105]" office:value-type="float" office:value="458424" calcext:value-type="float">
            <text:p>458424</text:p>
          </table:table-cell>
          <table:table-cell table:formula="of:=[original.AC105]" office:value-type="float" office:value="99960" calcext:value-type="float">
            <text:p>99960</text:p>
          </table:table-cell>
          <table:table-cell table:formula="of:=[original.O105]" office:value-type="float" office:value="623912" calcext:value-type="float">
            <text:p>623912</text:p>
          </table:table-cell>
          <table:table-cell table:formula="of:=['patched-standard'.AB105]" office:value-type="float" office:value="344064" calcext:value-type="float">
            <text:p>344064</text:p>
          </table:table-cell>
          <table:table-cell table:formula="of:=['patched-standard'.AC105]" office:value-type="float" office:value="100021" calcext:value-type="float">
            <text:p>100021</text:p>
          </table:table-cell>
          <table:table-cell table:formula="of:=['patched-standard'.O105]" office:value-type="float" office:value="499776" calcext:value-type="float">
            <text:p>499776</text:p>
          </table:table-cell>
          <table:table-cell table:formula="of:=['patched-aggressive'.AB105]" office:value-type="float" office:value="105712" calcext:value-type="float">
            <text:p>105712</text:p>
          </table:table-cell>
          <table:table-cell table:formula="of:=['patched-aggressive'.AC105]" office:value-type="float" office:value="99927" calcext:value-type="float">
            <text:p>99927</text:p>
          </table:table-cell>
          <table:table-cell table:formula="of:=['patched-aggressive'.O105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106]" office:value-type="float" office:value="458424" calcext:value-type="float">
            <text:p>458424</text:p>
          </table:table-cell>
          <table:table-cell table:formula="of:=[original.AC106]" office:value-type="float" office:value="99960" calcext:value-type="float">
            <text:p>99960</text:p>
          </table:table-cell>
          <table:table-cell table:formula="of:=[original.O106]" office:value-type="float" office:value="623912" calcext:value-type="float">
            <text:p>623912</text:p>
          </table:table-cell>
          <table:table-cell table:formula="of:=['patched-standard'.AB106]" office:value-type="float" office:value="344064" calcext:value-type="float">
            <text:p>344064</text:p>
          </table:table-cell>
          <table:table-cell table:formula="of:=['patched-standard'.AC106]" office:value-type="float" office:value="100021" calcext:value-type="float">
            <text:p>100021</text:p>
          </table:table-cell>
          <table:table-cell table:formula="of:=['patched-standard'.O106]" office:value-type="float" office:value="499776" calcext:value-type="float">
            <text:p>499776</text:p>
          </table:table-cell>
          <table:table-cell table:formula="of:=['patched-aggressive'.AB106]" office:value-type="float" office:value="105712" calcext:value-type="float">
            <text:p>105712</text:p>
          </table:table-cell>
          <table:table-cell table:formula="of:=['patched-aggressive'.AC106]" office:value-type="float" office:value="99927" calcext:value-type="float">
            <text:p>99927</text:p>
          </table:table-cell>
          <table:table-cell table:formula="of:=['patched-aggressive'.O106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107]" office:value-type="float" office:value="458424" calcext:value-type="float">
            <text:p>458424</text:p>
          </table:table-cell>
          <table:table-cell table:formula="of:=[original.AC107]" office:value-type="float" office:value="99960" calcext:value-type="float">
            <text:p>99960</text:p>
          </table:table-cell>
          <table:table-cell table:formula="of:=[original.O107]" office:value-type="float" office:value="623912" calcext:value-type="float">
            <text:p>623912</text:p>
          </table:table-cell>
          <table:table-cell table:formula="of:=['patched-standard'.AB107]" office:value-type="float" office:value="344064" calcext:value-type="float">
            <text:p>344064</text:p>
          </table:table-cell>
          <table:table-cell table:formula="of:=['patched-standard'.AC107]" office:value-type="float" office:value="100021" calcext:value-type="float">
            <text:p>100021</text:p>
          </table:table-cell>
          <table:table-cell table:formula="of:=['patched-standard'.O107]" office:value-type="float" office:value="499776" calcext:value-type="float">
            <text:p>499776</text:p>
          </table:table-cell>
          <table:table-cell table:formula="of:=['patched-aggressive'.AB107]" office:value-type="float" office:value="105712" calcext:value-type="float">
            <text:p>105712</text:p>
          </table:table-cell>
          <table:table-cell table:formula="of:=['patched-aggressive'.AC107]" office:value-type="float" office:value="99927" calcext:value-type="float">
            <text:p>99927</text:p>
          </table:table-cell>
          <table:table-cell table:formula="of:=['patched-aggressive'.O107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108]" office:value-type="float" office:value="458424" calcext:value-type="float">
            <text:p>458424</text:p>
          </table:table-cell>
          <table:table-cell table:formula="of:=[original.AC108]" office:value-type="float" office:value="99960" calcext:value-type="float">
            <text:p>99960</text:p>
          </table:table-cell>
          <table:table-cell table:formula="of:=[original.O108]" office:value-type="float" office:value="623912" calcext:value-type="float">
            <text:p>623912</text:p>
          </table:table-cell>
          <table:table-cell table:formula="of:=['patched-standard'.AB108]" office:value-type="float" office:value="344064" calcext:value-type="float">
            <text:p>344064</text:p>
          </table:table-cell>
          <table:table-cell table:formula="of:=['patched-standard'.AC108]" office:value-type="float" office:value="100021" calcext:value-type="float">
            <text:p>100021</text:p>
          </table:table-cell>
          <table:table-cell table:formula="of:=['patched-standard'.O108]" office:value-type="float" office:value="499776" calcext:value-type="float">
            <text:p>499776</text:p>
          </table:table-cell>
          <table:table-cell table:formula="of:=['patched-aggressive'.AB108]" office:value-type="float" office:value="105712" calcext:value-type="float">
            <text:p>105712</text:p>
          </table:table-cell>
          <table:table-cell table:formula="of:=['patched-aggressive'.AC108]" office:value-type="float" office:value="99927" calcext:value-type="float">
            <text:p>99927</text:p>
          </table:table-cell>
          <table:table-cell table:formula="of:=['patched-aggressive'.O108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109]" office:value-type="float" office:value="458424" calcext:value-type="float">
            <text:p>458424</text:p>
          </table:table-cell>
          <table:table-cell table:formula="of:=[original.AC109]" office:value-type="float" office:value="99960" calcext:value-type="float">
            <text:p>99960</text:p>
          </table:table-cell>
          <table:table-cell table:formula="of:=[original.O109]" office:value-type="float" office:value="623912" calcext:value-type="float">
            <text:p>623912</text:p>
          </table:table-cell>
          <table:table-cell table:formula="of:=['patched-standard'.AB109]" office:value-type="float" office:value="344064" calcext:value-type="float">
            <text:p>344064</text:p>
          </table:table-cell>
          <table:table-cell table:formula="of:=['patched-standard'.AC109]" office:value-type="float" office:value="100021" calcext:value-type="float">
            <text:p>100021</text:p>
          </table:table-cell>
          <table:table-cell table:formula="of:=['patched-standard'.O109]" office:value-type="float" office:value="499776" calcext:value-type="float">
            <text:p>499776</text:p>
          </table:table-cell>
          <table:table-cell table:formula="of:=['patched-aggressive'.AB109]" office:value-type="float" office:value="105712" calcext:value-type="float">
            <text:p>105712</text:p>
          </table:table-cell>
          <table:table-cell table:formula="of:=['patched-aggressive'.AC109]" office:value-type="float" office:value="99927" calcext:value-type="float">
            <text:p>99927</text:p>
          </table:table-cell>
          <table:table-cell table:formula="of:=['patched-aggressive'.O109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110]" office:value-type="float" office:value="458424" calcext:value-type="float">
            <text:p>458424</text:p>
          </table:table-cell>
          <table:table-cell table:formula="of:=[original.AC110]" office:value-type="float" office:value="99960" calcext:value-type="float">
            <text:p>99960</text:p>
          </table:table-cell>
          <table:table-cell table:formula="of:=[original.O110]" office:value-type="float" office:value="623912" calcext:value-type="float">
            <text:p>623912</text:p>
          </table:table-cell>
          <table:table-cell table:formula="of:=['patched-standard'.AB110]" office:value-type="float" office:value="344064" calcext:value-type="float">
            <text:p>344064</text:p>
          </table:table-cell>
          <table:table-cell table:formula="of:=['patched-standard'.AC110]" office:value-type="float" office:value="100021" calcext:value-type="float">
            <text:p>100021</text:p>
          </table:table-cell>
          <table:table-cell table:formula="of:=['patched-standard'.O110]" office:value-type="float" office:value="499776" calcext:value-type="float">
            <text:p>499776</text:p>
          </table:table-cell>
          <table:table-cell table:formula="of:=['patched-aggressive'.AB110]" office:value-type="float" office:value="105712" calcext:value-type="float">
            <text:p>105712</text:p>
          </table:table-cell>
          <table:table-cell table:formula="of:=['patched-aggressive'.AC110]" office:value-type="float" office:value="99927" calcext:value-type="float">
            <text:p>99927</text:p>
          </table:table-cell>
          <table:table-cell table:formula="of:=['patched-aggressive'.O110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111]" office:value-type="float" office:value="458424" calcext:value-type="float">
            <text:p>458424</text:p>
          </table:table-cell>
          <table:table-cell table:formula="of:=[original.AC111]" office:value-type="float" office:value="99960" calcext:value-type="float">
            <text:p>99960</text:p>
          </table:table-cell>
          <table:table-cell table:formula="of:=[original.O111]" office:value-type="float" office:value="623912" calcext:value-type="float">
            <text:p>623912</text:p>
          </table:table-cell>
          <table:table-cell table:formula="of:=['patched-standard'.AB111]" office:value-type="float" office:value="344064" calcext:value-type="float">
            <text:p>344064</text:p>
          </table:table-cell>
          <table:table-cell table:formula="of:=['patched-standard'.AC111]" office:value-type="float" office:value="100021" calcext:value-type="float">
            <text:p>100021</text:p>
          </table:table-cell>
          <table:table-cell table:formula="of:=['patched-standard'.O111]" office:value-type="float" office:value="499776" calcext:value-type="float">
            <text:p>499776</text:p>
          </table:table-cell>
          <table:table-cell table:formula="of:=['patched-aggressive'.AB111]" office:value-type="float" office:value="105712" calcext:value-type="float">
            <text:p>105712</text:p>
          </table:table-cell>
          <table:table-cell table:formula="of:=['patched-aggressive'.AC111]" office:value-type="float" office:value="99927" calcext:value-type="float">
            <text:p>99927</text:p>
          </table:table-cell>
          <table:table-cell table:formula="of:=['patched-aggressive'.O111]" office:value-type="float" office:value="256696" calcext:value-type="float">
            <text:p>256696</text:p>
          </table:table-cell>
        </table:table-row>
        <table:table-row table:style-name="ro1">
          <table:table-cell table:formula="of:=[original.AB112]" office:value-type="float" office:value="458424" calcext:value-type="float">
            <text:p>458424</text:p>
          </table:table-cell>
          <table:table-cell table:formula="of:=[original.AC112]" office:value-type="float" office:value="99960" calcext:value-type="float">
            <text:p>99960</text:p>
          </table:table-cell>
          <table:table-cell table:formula="of:=[original.O112]" office:value-type="float" office:value="623912" calcext:value-type="float">
            <text:p>623912</text:p>
          </table:table-cell>
          <table:table-cell table:formula="of:=['patched-standard'.AB112]" office:value-type="float" office:value="344064" calcext:value-type="float">
            <text:p>344064</text:p>
          </table:table-cell>
          <table:table-cell table:formula="of:=['patched-standard'.AC112]" office:value-type="float" office:value="100021" calcext:value-type="float">
            <text:p>100021</text:p>
          </table:table-cell>
          <table:table-cell table:formula="of:=['patched-standard'.O112]" office:value-type="float" office:value="499776" calcext:value-type="float">
            <text:p>499776</text:p>
          </table:table-cell>
          <table:table-cell table:formula="of:=['patched-aggressive'.AB112]" office:value-type="float" office:value="115744" calcext:value-type="float">
            <text:p>115744</text:p>
          </table:table-cell>
          <table:table-cell table:formula="of:=['patched-aggressive'.AC112]" office:value-type="float" office:value="110120" calcext:value-type="float">
            <text:p>110120</text:p>
          </table:table-cell>
          <table:table-cell table:formula="of:=['patched-aggressive'.O112]" office:value-type="float" office:value="267088" calcext:value-type="float">
            <text:p>267088</text:p>
          </table:table-cell>
        </table:table-row>
        <table:table-row table:style-name="ro1">
          <table:table-cell table:formula="of:=[original.AB113]" office:value-type="float" office:value="458424" calcext:value-type="float">
            <text:p>458424</text:p>
          </table:table-cell>
          <table:table-cell table:formula="of:=[original.AC113]" office:value-type="float" office:value="371716" calcext:value-type="float">
            <text:p>371716</text:p>
          </table:table-cell>
          <table:table-cell table:formula="of:=[original.O113]" office:value-type="float" office:value="623912" calcext:value-type="float">
            <text:p>623912</text:p>
          </table:table-cell>
          <table:table-cell table:formula="of:=['patched-standard'.AB113]" office:value-type="float" office:value="363584" calcext:value-type="float">
            <text:p>363584</text:p>
          </table:table-cell>
          <table:table-cell table:formula="of:=['patched-standard'.AC113]" office:value-type="float" office:value="357348" calcext:value-type="float">
            <text:p>357348</text:p>
          </table:table-cell>
          <table:table-cell table:formula="of:=['patched-standard'.O113]" office:value-type="float" office:value="520000" calcext:value-type="float">
            <text:p>520000</text:p>
          </table:table-cell>
          <table:table-cell table:formula="of:=['patched-aggressive'.AB113]" office:value-type="float" office:value="514096" calcext:value-type="float">
            <text:p>514096</text:p>
          </table:table-cell>
          <table:table-cell table:formula="of:=['patched-aggressive'.AC113]" office:value-type="float" office:value="506155" calcext:value-type="float">
            <text:p>506155</text:p>
          </table:table-cell>
          <table:table-cell table:formula="of:=['patched-aggressive'.O113]" office:value-type="float" office:value="665212" calcext:value-type="float">
            <text:p>665212</text:p>
          </table:table-cell>
        </table:table-row>
        <table:table-row table:style-name="ro1">
          <table:table-cell table:formula="of:=[original.AB114]" office:value-type="float" office:value="564280" calcext:value-type="float">
            <text:p>564280</text:p>
          </table:table-cell>
          <table:table-cell table:formula="of:=[original.AC114]" office:value-type="float" office:value="532694" calcext:value-type="float">
            <text:p>532694</text:p>
          </table:table-cell>
          <table:table-cell table:formula="of:=[original.O114]" office:value-type="float" office:value="732992" calcext:value-type="float">
            <text:p>732992</text:p>
          </table:table-cell>
          <table:table-cell table:formula="of:=['patched-standard'.AB114]" office:value-type="float" office:value="541056" calcext:value-type="float">
            <text:p>541056</text:p>
          </table:table-cell>
          <table:table-cell table:formula="of:=['patched-standard'.AC114]" office:value-type="float" office:value="532771" calcext:value-type="float">
            <text:p>532771</text:p>
          </table:table-cell>
          <table:table-cell table:formula="of:=['patched-standard'.O114]" office:value-type="float" office:value="702984" calcext:value-type="float">
            <text:p>702984</text:p>
          </table:table-cell>
          <table:table-cell table:formula="of:=['patched-aggressive'.AB114]" office:value-type="float" office:value="540864" calcext:value-type="float">
            <text:p>540864</text:p>
          </table:table-cell>
          <table:table-cell table:formula="of:=['patched-aggressive'.AC114]" office:value-type="float" office:value="532645" calcext:value-type="float">
            <text:p>532645</text:p>
          </table:table-cell>
          <table:table-cell table:formula="of:=['patched-aggressive'.O114]" office:value-type="float" office:value="692496" calcext:value-type="float">
            <text:p>692496</text:p>
          </table:table-cell>
        </table:table-row>
        <table:table-row table:style-name="ro1">
          <table:table-cell table:formula="of:=[original.AB115]" office:value-type="float" office:value="564280" calcext:value-type="float">
            <text:p>564280</text:p>
          </table:table-cell>
          <table:table-cell table:formula="of:=[original.AC115]" office:value-type="float" office:value="532694" calcext:value-type="float">
            <text:p>532694</text:p>
          </table:table-cell>
          <table:table-cell table:formula="of:=[original.O115]" office:value-type="float" office:value="732992" calcext:value-type="float">
            <text:p>732992</text:p>
          </table:table-cell>
          <table:table-cell table:formula="of:=['patched-standard'.AB115]" office:value-type="float" office:value="541056" calcext:value-type="float">
            <text:p>541056</text:p>
          </table:table-cell>
          <table:table-cell table:formula="of:=['patched-standard'.AC115]" office:value-type="float" office:value="532771" calcext:value-type="float">
            <text:p>532771</text:p>
          </table:table-cell>
          <table:table-cell table:formula="of:=['patched-standard'.O115]" office:value-type="float" office:value="702984" calcext:value-type="float">
            <text:p>702984</text:p>
          </table:table-cell>
          <table:table-cell table:formula="of:=['patched-aggressive'.AB115]" office:value-type="float" office:value="540864" calcext:value-type="float">
            <text:p>540864</text:p>
          </table:table-cell>
          <table:table-cell table:formula="of:=['patched-aggressive'.AC115]" office:value-type="float" office:value="532645" calcext:value-type="float">
            <text:p>532645</text:p>
          </table:table-cell>
          <table:table-cell table:formula="of:=['patched-aggressive'.O115]" office:value-type="float" office:value="692496" calcext:value-type="float">
            <text:p>692496</text:p>
          </table:table-cell>
        </table:table-row>
        <table:table-row table:style-name="ro1">
          <table:table-cell table:formula="of:=[original.AB116]" office:value-type="float" office:value="564280" calcext:value-type="float">
            <text:p>564280</text:p>
          </table:table-cell>
          <table:table-cell table:formula="of:=[original.AC116]" office:value-type="float" office:value="532694" calcext:value-type="float">
            <text:p>532694</text:p>
          </table:table-cell>
          <table:table-cell table:formula="of:=[original.O116]" office:value-type="float" office:value="732992" calcext:value-type="float">
            <text:p>732992</text:p>
          </table:table-cell>
          <table:table-cell table:formula="of:=['patched-standard'.AB116]" office:value-type="float" office:value="541056" calcext:value-type="float">
            <text:p>541056</text:p>
          </table:table-cell>
          <table:table-cell table:formula="of:=['patched-standard'.AC116]" office:value-type="float" office:value="532771" calcext:value-type="float">
            <text:p>532771</text:p>
          </table:table-cell>
          <table:table-cell table:formula="of:=['patched-standard'.O116]" office:value-type="float" office:value="702984" calcext:value-type="float">
            <text:p>702984</text:p>
          </table:table-cell>
          <table:table-cell table:formula="of:=['patched-aggressive'.AB116]" office:value-type="float" office:value="540864" calcext:value-type="float">
            <text:p>540864</text:p>
          </table:table-cell>
          <table:table-cell table:formula="of:=['patched-aggressive'.AC116]" office:value-type="float" office:value="532645" calcext:value-type="float">
            <text:p>532645</text:p>
          </table:table-cell>
          <table:table-cell table:formula="of:=['patched-aggressive'.O116]" office:value-type="float" office:value="692496" calcext:value-type="float">
            <text:p>692496</text:p>
          </table:table-cell>
        </table:table-row>
        <table:table-row table:style-name="ro1">
          <table:table-cell table:formula="of:=[original.AB117]" office:value-type="float" office:value="564280" calcext:value-type="float">
            <text:p>564280</text:p>
          </table:table-cell>
          <table:table-cell table:formula="of:=[original.AC117]" office:value-type="float" office:value="532694" calcext:value-type="float">
            <text:p>532694</text:p>
          </table:table-cell>
          <table:table-cell table:formula="of:=[original.O117]" office:value-type="float" office:value="732992" calcext:value-type="float">
            <text:p>732992</text:p>
          </table:table-cell>
          <table:table-cell table:formula="of:=['patched-standard'.AB117]" office:value-type="float" office:value="541056" calcext:value-type="float">
            <text:p>541056</text:p>
          </table:table-cell>
          <table:table-cell table:formula="of:=['patched-standard'.AC117]" office:value-type="float" office:value="532771" calcext:value-type="float">
            <text:p>532771</text:p>
          </table:table-cell>
          <table:table-cell table:formula="of:=['patched-standard'.O117]" office:value-type="float" office:value="702984" calcext:value-type="float">
            <text:p>702984</text:p>
          </table:table-cell>
          <table:table-cell table:formula="of:=['patched-aggressive'.AB117]" office:value-type="float" office:value="540864" calcext:value-type="float">
            <text:p>540864</text:p>
          </table:table-cell>
          <table:table-cell table:formula="of:=['patched-aggressive'.AC117]" office:value-type="float" office:value="532645" calcext:value-type="float">
            <text:p>532645</text:p>
          </table:table-cell>
          <table:table-cell table:formula="of:=['patched-aggressive'.O117]" office:value-type="float" office:value="692496" calcext:value-type="float">
            <text:p>692496</text:p>
          </table:table-cell>
        </table:table-row>
        <table:table-row table:style-name="ro1">
          <table:table-cell table:formula="of:=[original.AB118]" office:value-type="float" office:value="564280" calcext:value-type="float">
            <text:p>564280</text:p>
          </table:table-cell>
          <table:table-cell table:formula="of:=[original.AC118]" office:value-type="float" office:value="532694" calcext:value-type="float">
            <text:p>532694</text:p>
          </table:table-cell>
          <table:table-cell table:formula="of:=[original.O118]" office:value-type="float" office:value="732992" calcext:value-type="float">
            <text:p>732992</text:p>
          </table:table-cell>
          <table:table-cell table:formula="of:=['patched-standard'.AB118]" office:value-type="float" office:value="541056" calcext:value-type="float">
            <text:p>541056</text:p>
          </table:table-cell>
          <table:table-cell table:formula="of:=['patched-standard'.AC118]" office:value-type="float" office:value="532771" calcext:value-type="float">
            <text:p>532771</text:p>
          </table:table-cell>
          <table:table-cell table:formula="of:=['patched-standard'.O118]" office:value-type="float" office:value="702984" calcext:value-type="float">
            <text:p>702984</text:p>
          </table:table-cell>
          <table:table-cell table:formula="of:=['patched-aggressive'.AB118]" office:value-type="float" office:value="540864" calcext:value-type="float">
            <text:p>540864</text:p>
          </table:table-cell>
          <table:table-cell table:formula="of:=['patched-aggressive'.AC118]" office:value-type="float" office:value="532645" calcext:value-type="float">
            <text:p>532645</text:p>
          </table:table-cell>
          <table:table-cell table:formula="of:=['patched-aggressive'.O118]" office:value-type="float" office:value="692496" calcext:value-type="float">
            <text:p>692496</text:p>
          </table:table-cell>
        </table:table-row>
        <table:table-row table:style-name="ro1">
          <table:table-cell table:formula="of:=[original.AB119]" office:value-type="float" office:value="564280" calcext:value-type="float">
            <text:p>564280</text:p>
          </table:table-cell>
          <table:table-cell table:formula="of:=[original.AC119]" office:value-type="float" office:value="532694" calcext:value-type="float">
            <text:p>532694</text:p>
          </table:table-cell>
          <table:table-cell table:formula="of:=[original.O119]" office:value-type="float" office:value="732992" calcext:value-type="float">
            <text:p>732992</text:p>
          </table:table-cell>
          <table:table-cell table:formula="of:=['patched-standard'.AB119]" office:value-type="float" office:value="541056" calcext:value-type="float">
            <text:p>541056</text:p>
          </table:table-cell>
          <table:table-cell table:formula="of:=['patched-standard'.AC119]" office:value-type="float" office:value="532771" calcext:value-type="float">
            <text:p>532771</text:p>
          </table:table-cell>
          <table:table-cell table:formula="of:=['patched-standard'.O119]" office:value-type="float" office:value="702984" calcext:value-type="float">
            <text:p>702984</text:p>
          </table:table-cell>
          <table:table-cell table:formula="of:=['patched-aggressive'.AB119]" office:value-type="float" office:value="540864" calcext:value-type="float">
            <text:p>540864</text:p>
          </table:table-cell>
          <table:table-cell table:formula="of:=['patched-aggressive'.AC119]" office:value-type="float" office:value="532645" calcext:value-type="float">
            <text:p>532645</text:p>
          </table:table-cell>
          <table:table-cell table:formula="of:=['patched-aggressive'.O119]" office:value-type="float" office:value="692496" calcext:value-type="float">
            <text:p>692496</text:p>
          </table:table-cell>
        </table:table-row>
        <table:table-row table:style-name="ro1">
          <table:table-cell table:formula="of:=[original.AB120]" office:value-type="float" office:value="564280" calcext:value-type="float">
            <text:p>564280</text:p>
          </table:table-cell>
          <table:table-cell table:formula="of:=[original.AC120]" office:value-type="float" office:value="532694" calcext:value-type="float">
            <text:p>532694</text:p>
          </table:table-cell>
          <table:table-cell table:formula="of:=[original.O120]" office:value-type="float" office:value="732992" calcext:value-type="float">
            <text:p>732992</text:p>
          </table:table-cell>
          <table:table-cell table:formula="of:=['patched-standard'.AB120]" office:value-type="float" office:value="541056" calcext:value-type="float">
            <text:p>541056</text:p>
          </table:table-cell>
          <table:table-cell table:formula="of:=['patched-standard'.AC120]" office:value-type="float" office:value="532771" calcext:value-type="float">
            <text:p>532771</text:p>
          </table:table-cell>
          <table:table-cell table:formula="of:=['patched-standard'.O120]" office:value-type="float" office:value="702984" calcext:value-type="float">
            <text:p>702984</text:p>
          </table:table-cell>
          <table:table-cell table:formula="of:=['patched-aggressive'.AB120]" office:value-type="float" office:value="540864" calcext:value-type="float">
            <text:p>540864</text:p>
          </table:table-cell>
          <table:table-cell table:formula="of:=['patched-aggressive'.AC120]" office:value-type="float" office:value="532645" calcext:value-type="float">
            <text:p>532645</text:p>
          </table:table-cell>
          <table:table-cell table:formula="of:=['patched-aggressive'.O120]" office:value-type="float" office:value="692496" calcext:value-type="float">
            <text:p>692496</text:p>
          </table:table-cell>
        </table:table-row>
        <table:table-row table:style-name="ro1">
          <table:table-cell table:formula="of:=[original.AB121]" office:value-type="float" office:value="564280" calcext:value-type="float">
            <text:p>564280</text:p>
          </table:table-cell>
          <table:table-cell table:formula="of:=[original.AC121]" office:value-type="float" office:value="532694" calcext:value-type="float">
            <text:p>532694</text:p>
          </table:table-cell>
          <table:table-cell table:formula="of:=[original.O121]" office:value-type="float" office:value="732992" calcext:value-type="float">
            <text:p>732992</text:p>
          </table:table-cell>
          <table:table-cell table:formula="of:=['patched-standard'.AB121]" office:value-type="float" office:value="541056" calcext:value-type="float">
            <text:p>541056</text:p>
          </table:table-cell>
          <table:table-cell table:formula="of:=['patched-standard'.AC121]" office:value-type="float" office:value="532771" calcext:value-type="float">
            <text:p>532771</text:p>
          </table:table-cell>
          <table:table-cell table:formula="of:=['patched-standard'.O121]" office:value-type="float" office:value="702984" calcext:value-type="float">
            <text:p>702984</text:p>
          </table:table-cell>
          <table:table-cell table:formula="of:=['patched-aggressive'.AB121]" office:value-type="float" office:value="540864" calcext:value-type="float">
            <text:p>540864</text:p>
          </table:table-cell>
          <table:table-cell table:formula="of:=['patched-aggressive'.AC121]" office:value-type="float" office:value="532645" calcext:value-type="float">
            <text:p>532645</text:p>
          </table:table-cell>
          <table:table-cell table:formula="of:=['patched-aggressive'.O121]" office:value-type="float" office:value="692496" calcext:value-type="float">
            <text:p>692496</text:p>
          </table:table-cell>
        </table:table-row>
        <table:table-row table:style-name="ro1">
          <table:table-cell table:formula="of:=[original.AB122]" office:value-type="float" office:value="564280" calcext:value-type="float">
            <text:p>564280</text:p>
          </table:table-cell>
          <table:table-cell table:formula="of:=[original.AC122]" office:value-type="float" office:value="532694" calcext:value-type="float">
            <text:p>532694</text:p>
          </table:table-cell>
          <table:table-cell table:formula="of:=[original.O122]" office:value-type="float" office:value="732992" calcext:value-type="float">
            <text:p>732992</text:p>
          </table:table-cell>
          <table:table-cell table:formula="of:=['patched-standard'.AB122]" office:value-type="float" office:value="541056" calcext:value-type="float">
            <text:p>541056</text:p>
          </table:table-cell>
          <table:table-cell table:formula="of:=['patched-standard'.AC122]" office:value-type="float" office:value="532771" calcext:value-type="float">
            <text:p>532771</text:p>
          </table:table-cell>
          <table:table-cell table:formula="of:=['patched-standard'.O122]" office:value-type="float" office:value="702984" calcext:value-type="float">
            <text:p>702984</text:p>
          </table:table-cell>
          <table:table-cell table:formula="of:=['patched-aggressive'.AB122]" office:value-type="float" office:value="540864" calcext:value-type="float">
            <text:p>540864</text:p>
          </table:table-cell>
          <table:table-cell table:formula="of:=['patched-aggressive'.AC122]" office:value-type="float" office:value="532645" calcext:value-type="float">
            <text:p>532645</text:p>
          </table:table-cell>
          <table:table-cell table:formula="of:=['patched-aggressive'.O122]" office:value-type="float" office:value="692496" calcext:value-type="float">
            <text:p>692496</text:p>
          </table:table-cell>
        </table:table-row>
        <table:table-row table:style-name="ro1">
          <table:table-cell table:formula="of:=[original.AB123]" office:value-type="float" office:value="564280" calcext:value-type="float">
            <text:p>564280</text:p>
          </table:table-cell>
          <table:table-cell table:formula="of:=[original.AC123]" office:value-type="float" office:value="532694" calcext:value-type="float">
            <text:p>532694</text:p>
          </table:table-cell>
          <table:table-cell table:formula="of:=[original.O123]" office:value-type="float" office:value="732992" calcext:value-type="float">
            <text:p>732992</text:p>
          </table:table-cell>
          <table:table-cell table:formula="of:=['patched-standard'.AB123]" office:value-type="float" office:value="541056" calcext:value-type="float">
            <text:p>541056</text:p>
          </table:table-cell>
          <table:table-cell table:formula="of:=['patched-standard'.AC123]" office:value-type="float" office:value="532771" calcext:value-type="float">
            <text:p>532771</text:p>
          </table:table-cell>
          <table:table-cell table:formula="of:=['patched-standard'.O123]" office:value-type="float" office:value="702984" calcext:value-type="float">
            <text:p>702984</text:p>
          </table:table-cell>
          <table:table-cell table:formula="of:=['patched-aggressive'.AB123]" office:value-type="float" office:value="540864" calcext:value-type="float">
            <text:p>540864</text:p>
          </table:table-cell>
          <table:table-cell table:formula="of:=['patched-aggressive'.AC123]" office:value-type="float" office:value="532645" calcext:value-type="float">
            <text:p>532645</text:p>
          </table:table-cell>
          <table:table-cell table:formula="of:=['patched-aggressive'.O123]" office:value-type="float" office:value="692496" calcext:value-type="float">
            <text:p>692496</text:p>
          </table:table-cell>
        </table:table-row>
        <table:table-row table:style-name="ro1">
          <table:table-cell table:formula="of:=[original.AB124]" office:value-type="float" office:value="564280" calcext:value-type="float">
            <text:p>564280</text:p>
          </table:table-cell>
          <table:table-cell table:formula="of:=[original.AC124]" office:value-type="float" office:value="532694" calcext:value-type="float">
            <text:p>532694</text:p>
          </table:table-cell>
          <table:table-cell table:formula="of:=[original.O124]" office:value-type="float" office:value="732992" calcext:value-type="float">
            <text:p>732992</text:p>
          </table:table-cell>
          <table:table-cell table:formula="of:=['patched-standard'.AB124]" office:value-type="float" office:value="541056" calcext:value-type="float">
            <text:p>541056</text:p>
          </table:table-cell>
          <table:table-cell table:formula="of:=['patched-standard'.AC124]" office:value-type="float" office:value="532771" calcext:value-type="float">
            <text:p>532771</text:p>
          </table:table-cell>
          <table:table-cell table:formula="of:=['patched-standard'.O124]" office:value-type="float" office:value="702984" calcext:value-type="float">
            <text:p>702984</text:p>
          </table:table-cell>
          <table:table-cell table:formula="of:=['patched-aggressive'.AB124]" office:value-type="float" office:value="540864" calcext:value-type="float">
            <text:p>540864</text:p>
          </table:table-cell>
          <table:table-cell table:formula="of:=['patched-aggressive'.AC124]" office:value-type="float" office:value="532645" calcext:value-type="float">
            <text:p>532645</text:p>
          </table:table-cell>
          <table:table-cell table:formula="of:=['patched-aggressive'.O124]" office:value-type="float" office:value="692496" calcext:value-type="float">
            <text:p>692496</text:p>
          </table:table-cell>
        </table:table-row>
        <table:table-row table:style-name="ro1">
          <table:table-cell table:formula="of:=[original.AB125]" office:value-type="float" office:value="564280" calcext:value-type="float">
            <text:p>564280</text:p>
          </table:table-cell>
          <table:table-cell table:formula="of:=[original.AC125]" office:value-type="float" office:value="532694" calcext:value-type="float">
            <text:p>532694</text:p>
          </table:table-cell>
          <table:table-cell table:formula="of:=[original.O125]" office:value-type="float" office:value="732992" calcext:value-type="float">
            <text:p>732992</text:p>
          </table:table-cell>
          <table:table-cell table:formula="of:=['patched-standard'.AB125]" office:value-type="float" office:value="541056" calcext:value-type="float">
            <text:p>541056</text:p>
          </table:table-cell>
          <table:table-cell table:formula="of:=['patched-standard'.AC125]" office:value-type="float" office:value="532771" calcext:value-type="float">
            <text:p>532771</text:p>
          </table:table-cell>
          <table:table-cell table:formula="of:=['patched-standard'.O125]" office:value-type="float" office:value="702984" calcext:value-type="float">
            <text:p>702984</text:p>
          </table:table-cell>
          <table:table-cell table:formula="of:=['patched-aggressive'.AB125]" office:value-type="float" office:value="540864" calcext:value-type="float">
            <text:p>540864</text:p>
          </table:table-cell>
          <table:table-cell table:formula="of:=['patched-aggressive'.AC125]" office:value-type="float" office:value="532645" calcext:value-type="float">
            <text:p>532645</text:p>
          </table:table-cell>
          <table:table-cell table:formula="of:=['patched-aggressive'.O125]" office:value-type="float" office:value="692496" calcext:value-type="float">
            <text:p>692496</text:p>
          </table:table-cell>
        </table:table-row>
        <table:table-row table:style-name="ro1">
          <table:table-cell table:formula="of:=[original.AB126]" office:value-type="float" office:value="564280" calcext:value-type="float">
            <text:p>564280</text:p>
          </table:table-cell>
          <table:table-cell table:formula="of:=[original.AC126]" office:value-type="float" office:value="446147" calcext:value-type="float">
            <text:p>446147</text:p>
          </table:table-cell>
          <table:table-cell table:formula="of:=[original.O126]" office:value-type="float" office:value="734044" calcext:value-type="float">
            <text:p>734044</text:p>
          </table:table-cell>
          <table:table-cell table:formula="of:=['patched-standard'.AB126]" office:value-type="float" office:value="540800" calcext:value-type="float">
            <text:p>540800</text:p>
          </table:table-cell>
          <table:table-cell table:formula="of:=['patched-standard'.AC126]" office:value-type="float" office:value="446228" calcext:value-type="float">
            <text:p>446228</text:p>
          </table:table-cell>
          <table:table-cell table:formula="of:=['patched-standard'.O126]" office:value-type="float" office:value="703024" calcext:value-type="float">
            <text:p>703024</text:p>
          </table:table-cell>
          <table:table-cell table:formula="of:=['patched-aggressive'.AB126]" office:value-type="float" office:value="456880" calcext:value-type="float">
            <text:p>456880</text:p>
          </table:table-cell>
          <table:table-cell table:formula="of:=['patched-aggressive'.AC126]" office:value-type="float" office:value="446096" calcext:value-type="float">
            <text:p>446096</text:p>
          </table:table-cell>
          <table:table-cell table:formula="of:=['patched-aggressive'.O126]" office:value-type="float" office:value="608896" calcext:value-type="float">
            <text:p>608896</text:p>
          </table:table-cell>
        </table:table-row>
        <table:table-row table:style-name="ro1">
          <table:table-cell table:formula="of:=[original.AB127]" office:value-type="float" office:value="564280" calcext:value-type="float">
            <text:p>564280</text:p>
          </table:table-cell>
          <table:table-cell table:formula="of:=[original.AC127]" office:value-type="float" office:value="446147" calcext:value-type="float">
            <text:p>446147</text:p>
          </table:table-cell>
          <table:table-cell table:formula="of:=[original.O127]" office:value-type="float" office:value="734044" calcext:value-type="float">
            <text:p>734044</text:p>
          </table:table-cell>
          <table:table-cell table:formula="of:=['patched-standard'.AB127]" office:value-type="float" office:value="540800" calcext:value-type="float">
            <text:p>540800</text:p>
          </table:table-cell>
          <table:table-cell table:formula="of:=['patched-standard'.AC127]" office:value-type="float" office:value="446228" calcext:value-type="float">
            <text:p>446228</text:p>
          </table:table-cell>
          <table:table-cell table:formula="of:=['patched-standard'.O127]" office:value-type="float" office:value="703024" calcext:value-type="float">
            <text:p>703024</text:p>
          </table:table-cell>
          <table:table-cell table:formula="of:=['patched-aggressive'.AB127]" office:value-type="float" office:value="456880" calcext:value-type="float">
            <text:p>456880</text:p>
          </table:table-cell>
          <table:table-cell table:formula="of:=['patched-aggressive'.AC127]" office:value-type="float" office:value="446096" calcext:value-type="float">
            <text:p>446096</text:p>
          </table:table-cell>
          <table:table-cell table:formula="of:=['patched-aggressive'.O127]" office:value-type="float" office:value="608896" calcext:value-type="float">
            <text:p>608896</text:p>
          </table:table-cell>
        </table:table-row>
        <table:table-row table:style-name="ro1">
          <table:table-cell table:formula="of:=[original.AB128]" office:value-type="float" office:value="564280" calcext:value-type="float">
            <text:p>564280</text:p>
          </table:table-cell>
          <table:table-cell table:formula="of:=[original.AC128]" office:value-type="float" office:value="446147" calcext:value-type="float">
            <text:p>446147</text:p>
          </table:table-cell>
          <table:table-cell table:formula="of:=[original.O128]" office:value-type="float" office:value="734044" calcext:value-type="float">
            <text:p>734044</text:p>
          </table:table-cell>
          <table:table-cell table:formula="of:=['patched-standard'.AB128]" office:value-type="float" office:value="540800" calcext:value-type="float">
            <text:p>540800</text:p>
          </table:table-cell>
          <table:table-cell table:formula="of:=['patched-standard'.AC128]" office:value-type="float" office:value="446228" calcext:value-type="float">
            <text:p>446228</text:p>
          </table:table-cell>
          <table:table-cell table:formula="of:=['patched-standard'.O128]" office:value-type="float" office:value="703024" calcext:value-type="float">
            <text:p>703024</text:p>
          </table:table-cell>
          <table:table-cell table:formula="of:=['patched-aggressive'.AB128]" office:value-type="float" office:value="456880" calcext:value-type="float">
            <text:p>456880</text:p>
          </table:table-cell>
          <table:table-cell table:formula="of:=['patched-aggressive'.AC128]" office:value-type="float" office:value="446096" calcext:value-type="float">
            <text:p>446096</text:p>
          </table:table-cell>
          <table:table-cell table:formula="of:=['patched-aggressive'.O128]" office:value-type="float" office:value="608896" calcext:value-type="float">
            <text:p>608896</text:p>
          </table:table-cell>
        </table:table-row>
        <table:table-row table:style-name="ro1">
          <table:table-cell table:formula="of:=[original.AB129]" office:value-type="float" office:value="564280" calcext:value-type="float">
            <text:p>564280</text:p>
          </table:table-cell>
          <table:table-cell table:formula="of:=[original.AC129]" office:value-type="float" office:value="446147" calcext:value-type="float">
            <text:p>446147</text:p>
          </table:table-cell>
          <table:table-cell table:formula="of:=[original.O129]" office:value-type="float" office:value="734044" calcext:value-type="float">
            <text:p>734044</text:p>
          </table:table-cell>
          <table:table-cell table:formula="of:=['patched-standard'.AB129]" office:value-type="float" office:value="540800" calcext:value-type="float">
            <text:p>540800</text:p>
          </table:table-cell>
          <table:table-cell table:formula="of:=['patched-standard'.AC129]" office:value-type="float" office:value="446228" calcext:value-type="float">
            <text:p>446228</text:p>
          </table:table-cell>
          <table:table-cell table:formula="of:=['patched-standard'.O129]" office:value-type="float" office:value="703024" calcext:value-type="float">
            <text:p>703024</text:p>
          </table:table-cell>
          <table:table-cell table:formula="of:=['patched-aggressive'.AB129]" office:value-type="float" office:value="456880" calcext:value-type="float">
            <text:p>456880</text:p>
          </table:table-cell>
          <table:table-cell table:formula="of:=['patched-aggressive'.AC129]" office:value-type="float" office:value="446096" calcext:value-type="float">
            <text:p>446096</text:p>
          </table:table-cell>
          <table:table-cell table:formula="of:=['patched-aggressive'.O129]" office:value-type="float" office:value="608896" calcext:value-type="float">
            <text:p>608896</text:p>
          </table:table-cell>
        </table:table-row>
        <table:table-row table:style-name="ro1">
          <table:table-cell table:formula="of:=[original.AB130]" office:value-type="float" office:value="564280" calcext:value-type="float">
            <text:p>564280</text:p>
          </table:table-cell>
          <table:table-cell table:formula="of:=[original.AC130]" office:value-type="float" office:value="446147" calcext:value-type="float">
            <text:p>446147</text:p>
          </table:table-cell>
          <table:table-cell table:formula="of:=[original.O130]" office:value-type="float" office:value="734044" calcext:value-type="float">
            <text:p>734044</text:p>
          </table:table-cell>
          <table:table-cell table:formula="of:=['patched-standard'.AB130]" office:value-type="float" office:value="540800" calcext:value-type="float">
            <text:p>540800</text:p>
          </table:table-cell>
          <table:table-cell table:formula="of:=['patched-standard'.AC130]" office:value-type="float" office:value="446228" calcext:value-type="float">
            <text:p>446228</text:p>
          </table:table-cell>
          <table:table-cell table:formula="of:=['patched-standard'.O130]" office:value-type="float" office:value="703024" calcext:value-type="float">
            <text:p>703024</text:p>
          </table:table-cell>
          <table:table-cell table:formula="of:=['patched-aggressive'.AB130]" office:value-type="float" office:value="456880" calcext:value-type="float">
            <text:p>456880</text:p>
          </table:table-cell>
          <table:table-cell table:formula="of:=['patched-aggressive'.AC130]" office:value-type="float" office:value="446096" calcext:value-type="float">
            <text:p>446096</text:p>
          </table:table-cell>
          <table:table-cell table:formula="of:=['patched-aggressive'.O130]" office:value-type="float" office:value="608896" calcext:value-type="float">
            <text:p>608896</text:p>
          </table:table-cell>
        </table:table-row>
        <table:table-row table:style-name="ro1">
          <table:table-cell table:formula="of:=[original.AB131]" office:value-type="float" office:value="564280" calcext:value-type="float">
            <text:p>564280</text:p>
          </table:table-cell>
          <table:table-cell table:formula="of:=[original.AC131]" office:value-type="float" office:value="446147" calcext:value-type="float">
            <text:p>446147</text:p>
          </table:table-cell>
          <table:table-cell table:formula="of:=[original.O131]" office:value-type="float" office:value="734044" calcext:value-type="float">
            <text:p>734044</text:p>
          </table:table-cell>
          <table:table-cell table:formula="of:=['patched-standard'.AB131]" office:value-type="float" office:value="540800" calcext:value-type="float">
            <text:p>540800</text:p>
          </table:table-cell>
          <table:table-cell table:formula="of:=['patched-standard'.AC131]" office:value-type="float" office:value="446228" calcext:value-type="float">
            <text:p>446228</text:p>
          </table:table-cell>
          <table:table-cell table:formula="of:=['patched-standard'.O131]" office:value-type="float" office:value="703024" calcext:value-type="float">
            <text:p>703024</text:p>
          </table:table-cell>
          <table:table-cell table:formula="of:=['patched-aggressive'.AB131]" office:value-type="float" office:value="456880" calcext:value-type="float">
            <text:p>456880</text:p>
          </table:table-cell>
          <table:table-cell table:formula="of:=['patched-aggressive'.AC131]" office:value-type="float" office:value="446096" calcext:value-type="float">
            <text:p>446096</text:p>
          </table:table-cell>
          <table:table-cell table:formula="of:=['patched-aggressive'.O131]" office:value-type="float" office:value="608896" calcext:value-type="float">
            <text:p>608896</text:p>
          </table:table-cell>
        </table:table-row>
        <table:table-row table:style-name="ro1">
          <table:table-cell table:formula="of:=[original.AB132]" office:value-type="float" office:value="564280" calcext:value-type="float">
            <text:p>564280</text:p>
          </table:table-cell>
          <table:table-cell table:formula="of:=[original.AC132]" office:value-type="float" office:value="446147" calcext:value-type="float">
            <text:p>446147</text:p>
          </table:table-cell>
          <table:table-cell table:formula="of:=[original.O132]" office:value-type="float" office:value="734044" calcext:value-type="float">
            <text:p>734044</text:p>
          </table:table-cell>
          <table:table-cell table:formula="of:=['patched-standard'.AB132]" office:value-type="float" office:value="540800" calcext:value-type="float">
            <text:p>540800</text:p>
          </table:table-cell>
          <table:table-cell table:formula="of:=['patched-standard'.AC132]" office:value-type="float" office:value="446228" calcext:value-type="float">
            <text:p>446228</text:p>
          </table:table-cell>
          <table:table-cell table:formula="of:=['patched-standard'.O132]" office:value-type="float" office:value="703024" calcext:value-type="float">
            <text:p>703024</text:p>
          </table:table-cell>
          <table:table-cell table:formula="of:=['patched-aggressive'.AB132]" office:value-type="float" office:value="456880" calcext:value-type="float">
            <text:p>456880</text:p>
          </table:table-cell>
          <table:table-cell table:formula="of:=['patched-aggressive'.AC132]" office:value-type="float" office:value="446096" calcext:value-type="float">
            <text:p>446096</text:p>
          </table:table-cell>
          <table:table-cell table:formula="of:=['patched-aggressive'.O132]" office:value-type="float" office:value="608896" calcext:value-type="float">
            <text:p>608896</text:p>
          </table:table-cell>
        </table:table-row>
        <table:table-row table:style-name="ro1">
          <table:table-cell table:formula="of:=[original.AB133]" office:value-type="float" office:value="564280" calcext:value-type="float">
            <text:p>564280</text:p>
          </table:table-cell>
          <table:table-cell table:formula="of:=[original.AC133]" office:value-type="float" office:value="446147" calcext:value-type="float">
            <text:p>446147</text:p>
          </table:table-cell>
          <table:table-cell table:formula="of:=[original.O133]" office:value-type="float" office:value="734044" calcext:value-type="float">
            <text:p>734044</text:p>
          </table:table-cell>
          <table:table-cell table:formula="of:=['patched-standard'.AB133]" office:value-type="float" office:value="540800" calcext:value-type="float">
            <text:p>540800</text:p>
          </table:table-cell>
          <table:table-cell table:formula="of:=['patched-standard'.AC133]" office:value-type="float" office:value="446228" calcext:value-type="float">
            <text:p>446228</text:p>
          </table:table-cell>
          <table:table-cell table:formula="of:=['patched-standard'.O133]" office:value-type="float" office:value="703024" calcext:value-type="float">
            <text:p>703024</text:p>
          </table:table-cell>
          <table:table-cell table:formula="of:=['patched-aggressive'.AB133]" office:value-type="float" office:value="456880" calcext:value-type="float">
            <text:p>456880</text:p>
          </table:table-cell>
          <table:table-cell table:formula="of:=['patched-aggressive'.AC133]" office:value-type="float" office:value="446096" calcext:value-type="float">
            <text:p>446096</text:p>
          </table:table-cell>
          <table:table-cell table:formula="of:=['patched-aggressive'.O133]" office:value-type="float" office:value="608896" calcext:value-type="float">
            <text:p>608896</text:p>
          </table:table-cell>
        </table:table-row>
        <table:table-row table:style-name="ro1">
          <table:table-cell table:formula="of:=[original.AB134]" office:value-type="float" office:value="564280" calcext:value-type="float">
            <text:p>564280</text:p>
          </table:table-cell>
          <table:table-cell table:formula="of:=[original.AC134]" office:value-type="float" office:value="359600" calcext:value-type="float">
            <text:p>359600</text:p>
          </table:table-cell>
          <table:table-cell table:formula="of:=[original.O134]" office:value-type="float" office:value="734044" calcext:value-type="float">
            <text:p>734044</text:p>
          </table:table-cell>
          <table:table-cell table:formula="of:=['patched-standard'.AB134]" office:value-type="float" office:value="540544" calcext:value-type="float">
            <text:p>540544</text:p>
          </table:table-cell>
          <table:table-cell table:formula="of:=['patched-standard'.AC134]" office:value-type="float" office:value="359679" calcext:value-type="float">
            <text:p>359679</text:p>
          </table:table-cell>
          <table:table-cell table:formula="of:=['patched-standard'.O134]" office:value-type="float" office:value="702632" calcext:value-type="float">
            <text:p>702632</text:p>
          </table:table-cell>
          <table:table-cell table:formula="of:=['patched-aggressive'.AB134]" office:value-type="float" office:value="371888" calcext:value-type="float">
            <text:p>371888</text:p>
          </table:table-cell>
          <table:table-cell table:formula="of:=['patched-aggressive'.AC134]" office:value-type="float" office:value="359551" calcext:value-type="float">
            <text:p>359551</text:p>
          </table:table-cell>
          <table:table-cell table:formula="of:=['patched-aggressive'.O134]" office:value-type="float" office:value="524296" calcext:value-type="float">
            <text:p>524296</text:p>
          </table:table-cell>
        </table:table-row>
        <table:table-row table:style-name="ro1">
          <table:table-cell table:formula="of:=[original.AB135]" office:value-type="float" office:value="564280" calcext:value-type="float">
            <text:p>564280</text:p>
          </table:table-cell>
          <table:table-cell table:formula="of:=[original.AC135]" office:value-type="float" office:value="359600" calcext:value-type="float">
            <text:p>359600</text:p>
          </table:table-cell>
          <table:table-cell table:formula="of:=[original.O135]" office:value-type="float" office:value="734044" calcext:value-type="float">
            <text:p>734044</text:p>
          </table:table-cell>
          <table:table-cell table:formula="of:=['patched-standard'.AB135]" office:value-type="float" office:value="540544" calcext:value-type="float">
            <text:p>540544</text:p>
          </table:table-cell>
          <table:table-cell table:formula="of:=['patched-standard'.AC135]" office:value-type="float" office:value="359679" calcext:value-type="float">
            <text:p>359679</text:p>
          </table:table-cell>
          <table:table-cell table:formula="of:=['patched-standard'.O135]" office:value-type="float" office:value="702632" calcext:value-type="float">
            <text:p>702632</text:p>
          </table:table-cell>
          <table:table-cell table:formula="of:=['patched-aggressive'.AB135]" office:value-type="float" office:value="371888" calcext:value-type="float">
            <text:p>371888</text:p>
          </table:table-cell>
          <table:table-cell table:formula="of:=['patched-aggressive'.AC135]" office:value-type="float" office:value="359551" calcext:value-type="float">
            <text:p>359551</text:p>
          </table:table-cell>
          <table:table-cell table:formula="of:=['patched-aggressive'.O135]" office:value-type="float" office:value="524296" calcext:value-type="float">
            <text:p>524296</text:p>
          </table:table-cell>
        </table:table-row>
        <table:table-row table:style-name="ro1">
          <table:table-cell table:formula="of:=[original.AB136]" office:value-type="float" office:value="564280" calcext:value-type="float">
            <text:p>564280</text:p>
          </table:table-cell>
          <table:table-cell table:formula="of:=[original.AC136]" office:value-type="float" office:value="359600" calcext:value-type="float">
            <text:p>359600</text:p>
          </table:table-cell>
          <table:table-cell table:formula="of:=[original.O136]" office:value-type="float" office:value="734044" calcext:value-type="float">
            <text:p>734044</text:p>
          </table:table-cell>
          <table:table-cell table:formula="of:=['patched-standard'.AB136]" office:value-type="float" office:value="540544" calcext:value-type="float">
            <text:p>540544</text:p>
          </table:table-cell>
          <table:table-cell table:formula="of:=['patched-standard'.AC136]" office:value-type="float" office:value="359679" calcext:value-type="float">
            <text:p>359679</text:p>
          </table:table-cell>
          <table:table-cell table:formula="of:=['patched-standard'.O136]" office:value-type="float" office:value="702632" calcext:value-type="float">
            <text:p>702632</text:p>
          </table:table-cell>
          <table:table-cell table:formula="of:=['patched-aggressive'.AB136]" office:value-type="float" office:value="371888" calcext:value-type="float">
            <text:p>371888</text:p>
          </table:table-cell>
          <table:table-cell table:formula="of:=['patched-aggressive'.AC136]" office:value-type="float" office:value="359551" calcext:value-type="float">
            <text:p>359551</text:p>
          </table:table-cell>
          <table:table-cell table:formula="of:=['patched-aggressive'.O136]" office:value-type="float" office:value="524296" calcext:value-type="float">
            <text:p>524296</text:p>
          </table:table-cell>
        </table:table-row>
        <table:table-row table:style-name="ro1">
          <table:table-cell table:formula="of:=[original.AB137]" office:value-type="float" office:value="564280" calcext:value-type="float">
            <text:p>564280</text:p>
          </table:table-cell>
          <table:table-cell table:formula="of:=[original.AC137]" office:value-type="float" office:value="359600" calcext:value-type="float">
            <text:p>359600</text:p>
          </table:table-cell>
          <table:table-cell table:formula="of:=[original.O137]" office:value-type="float" office:value="734044" calcext:value-type="float">
            <text:p>734044</text:p>
          </table:table-cell>
          <table:table-cell table:formula="of:=['patched-standard'.AB137]" office:value-type="float" office:value="540544" calcext:value-type="float">
            <text:p>540544</text:p>
          </table:table-cell>
          <table:table-cell table:formula="of:=['patched-standard'.AC137]" office:value-type="float" office:value="359679" calcext:value-type="float">
            <text:p>359679</text:p>
          </table:table-cell>
          <table:table-cell table:formula="of:=['patched-standard'.O137]" office:value-type="float" office:value="702632" calcext:value-type="float">
            <text:p>702632</text:p>
          </table:table-cell>
          <table:table-cell table:formula="of:=['patched-aggressive'.AB137]" office:value-type="float" office:value="371888" calcext:value-type="float">
            <text:p>371888</text:p>
          </table:table-cell>
          <table:table-cell table:formula="of:=['patched-aggressive'.AC137]" office:value-type="float" office:value="359551" calcext:value-type="float">
            <text:p>359551</text:p>
          </table:table-cell>
          <table:table-cell table:formula="of:=['patched-aggressive'.O137]" office:value-type="float" office:value="524296" calcext:value-type="float">
            <text:p>524296</text:p>
          </table:table-cell>
        </table:table-row>
        <table:table-row table:style-name="ro1">
          <table:table-cell table:formula="of:=[original.AB138]" office:value-type="float" office:value="564280" calcext:value-type="float">
            <text:p>564280</text:p>
          </table:table-cell>
          <table:table-cell table:formula="of:=[original.AC138]" office:value-type="float" office:value="359600" calcext:value-type="float">
            <text:p>359600</text:p>
          </table:table-cell>
          <table:table-cell table:formula="of:=[original.O138]" office:value-type="float" office:value="734044" calcext:value-type="float">
            <text:p>734044</text:p>
          </table:table-cell>
          <table:table-cell table:formula="of:=['patched-standard'.AB138]" office:value-type="float" office:value="540544" calcext:value-type="float">
            <text:p>540544</text:p>
          </table:table-cell>
          <table:table-cell table:formula="of:=['patched-standard'.AC138]" office:value-type="float" office:value="359679" calcext:value-type="float">
            <text:p>359679</text:p>
          </table:table-cell>
          <table:table-cell table:formula="of:=['patched-standard'.O138]" office:value-type="float" office:value="702632" calcext:value-type="float">
            <text:p>702632</text:p>
          </table:table-cell>
          <table:table-cell table:formula="of:=['patched-aggressive'.AB138]" office:value-type="float" office:value="371888" calcext:value-type="float">
            <text:p>371888</text:p>
          </table:table-cell>
          <table:table-cell table:formula="of:=['patched-aggressive'.AC138]" office:value-type="float" office:value="359551" calcext:value-type="float">
            <text:p>359551</text:p>
          </table:table-cell>
          <table:table-cell table:formula="of:=['patched-aggressive'.O138]" office:value-type="float" office:value="524296" calcext:value-type="float">
            <text:p>524296</text:p>
          </table:table-cell>
        </table:table-row>
        <table:table-row table:style-name="ro1">
          <table:table-cell table:formula="of:=[original.AB139]" office:value-type="float" office:value="564280" calcext:value-type="float">
            <text:p>564280</text:p>
          </table:table-cell>
          <table:table-cell table:formula="of:=[original.AC139]" office:value-type="float" office:value="359600" calcext:value-type="float">
            <text:p>359600</text:p>
          </table:table-cell>
          <table:table-cell table:formula="of:=[original.O139]" office:value-type="float" office:value="734044" calcext:value-type="float">
            <text:p>734044</text:p>
          </table:table-cell>
          <table:table-cell table:formula="of:=['patched-standard'.AB139]" office:value-type="float" office:value="540544" calcext:value-type="float">
            <text:p>540544</text:p>
          </table:table-cell>
          <table:table-cell table:formula="of:=['patched-standard'.AC139]" office:value-type="float" office:value="359679" calcext:value-type="float">
            <text:p>359679</text:p>
          </table:table-cell>
          <table:table-cell table:formula="of:=['patched-standard'.O139]" office:value-type="float" office:value="702632" calcext:value-type="float">
            <text:p>702632</text:p>
          </table:table-cell>
          <table:table-cell table:formula="of:=['patched-aggressive'.AB139]" office:value-type="float" office:value="371888" calcext:value-type="float">
            <text:p>371888</text:p>
          </table:table-cell>
          <table:table-cell table:formula="of:=['patched-aggressive'.AC139]" office:value-type="float" office:value="359551" calcext:value-type="float">
            <text:p>359551</text:p>
          </table:table-cell>
          <table:table-cell table:formula="of:=['patched-aggressive'.O139]" office:value-type="float" office:value="524296" calcext:value-type="float">
            <text:p>524296</text:p>
          </table:table-cell>
        </table:table-row>
        <table:table-row table:style-name="ro1">
          <table:table-cell table:formula="of:=[original.AB140]" office:value-type="float" office:value="564280" calcext:value-type="float">
            <text:p>564280</text:p>
          </table:table-cell>
          <table:table-cell table:formula="of:=[original.AC140]" office:value-type="float" office:value="359600" calcext:value-type="float">
            <text:p>359600</text:p>
          </table:table-cell>
          <table:table-cell table:formula="of:=[original.O140]" office:value-type="float" office:value="734044" calcext:value-type="float">
            <text:p>734044</text:p>
          </table:table-cell>
          <table:table-cell table:formula="of:=['patched-standard'.AB140]" office:value-type="float" office:value="540544" calcext:value-type="float">
            <text:p>540544</text:p>
          </table:table-cell>
          <table:table-cell table:formula="of:=['patched-standard'.AC140]" office:value-type="float" office:value="359679" calcext:value-type="float">
            <text:p>359679</text:p>
          </table:table-cell>
          <table:table-cell table:formula="of:=['patched-standard'.O140]" office:value-type="float" office:value="702632" calcext:value-type="float">
            <text:p>702632</text:p>
          </table:table-cell>
          <table:table-cell table:formula="of:=['patched-aggressive'.AB140]" office:value-type="float" office:value="371888" calcext:value-type="float">
            <text:p>371888</text:p>
          </table:table-cell>
          <table:table-cell table:formula="of:=['patched-aggressive'.AC140]" office:value-type="float" office:value="359551" calcext:value-type="float">
            <text:p>359551</text:p>
          </table:table-cell>
          <table:table-cell table:formula="of:=['patched-aggressive'.O140]" office:value-type="float" office:value="524296" calcext:value-type="float">
            <text:p>524296</text:p>
          </table:table-cell>
        </table:table-row>
        <table:table-row table:style-name="ro1">
          <table:table-cell table:formula="of:=[original.AB141]" office:value-type="float" office:value="564280" calcext:value-type="float">
            <text:p>564280</text:p>
          </table:table-cell>
          <table:table-cell table:formula="of:=[original.AC141]" office:value-type="float" office:value="359600" calcext:value-type="float">
            <text:p>359600</text:p>
          </table:table-cell>
          <table:table-cell table:formula="of:=[original.O141]" office:value-type="float" office:value="734044" calcext:value-type="float">
            <text:p>734044</text:p>
          </table:table-cell>
          <table:table-cell table:formula="of:=['patched-standard'.AB141]" office:value-type="float" office:value="540544" calcext:value-type="float">
            <text:p>540544</text:p>
          </table:table-cell>
          <table:table-cell table:formula="of:=['patched-standard'.AC141]" office:value-type="float" office:value="359679" calcext:value-type="float">
            <text:p>359679</text:p>
          </table:table-cell>
          <table:table-cell table:formula="of:=['patched-standard'.O141]" office:value-type="float" office:value="702632" calcext:value-type="float">
            <text:p>702632</text:p>
          </table:table-cell>
          <table:table-cell table:formula="of:=['patched-aggressive'.AB141]" office:value-type="float" office:value="371888" calcext:value-type="float">
            <text:p>371888</text:p>
          </table:table-cell>
          <table:table-cell table:formula="of:=['patched-aggressive'.AC141]" office:value-type="float" office:value="359551" calcext:value-type="float">
            <text:p>359551</text:p>
          </table:table-cell>
          <table:table-cell table:formula="of:=['patched-aggressive'.O141]" office:value-type="float" office:value="524296" calcext:value-type="float">
            <text:p>524296</text:p>
          </table:table-cell>
        </table:table-row>
        <table:table-row table:style-name="ro1">
          <table:table-cell table:formula="of:=[original.AB142]" office:value-type="float" office:value="564280" calcext:value-type="float">
            <text:p>564280</text:p>
          </table:table-cell>
          <table:table-cell table:formula="of:=[original.AC142]" office:value-type="float" office:value="273053" calcext:value-type="float">
            <text:p>273053</text:p>
          </table:table-cell>
          <table:table-cell table:formula="of:=[original.O142]" office:value-type="float" office:value="734044" calcext:value-type="float">
            <text:p>734044</text:p>
          </table:table-cell>
          <table:table-cell table:formula="of:=['patched-standard'.AB142]" office:value-type="float" office:value="535168" calcext:value-type="float">
            <text:p>535168</text:p>
          </table:table-cell>
          <table:table-cell table:formula="of:=['patched-standard'.AC142]" office:value-type="float" office:value="273130" calcext:value-type="float">
            <text:p>273130</text:p>
          </table:table-cell>
          <table:table-cell table:formula="of:=['patched-standard'.O142]" office:value-type="float" office:value="697380" calcext:value-type="float">
            <text:p>697380</text:p>
          </table:table-cell>
          <table:table-cell table:formula="of:=['patched-aggressive'.AB142]" office:value-type="float" office:value="284912" calcext:value-type="float">
            <text:p>284912</text:p>
          </table:table-cell>
          <table:table-cell table:formula="of:=['patched-aggressive'.AC142]" office:value-type="float" office:value="273000" calcext:value-type="float">
            <text:p>273000</text:p>
          </table:table-cell>
          <table:table-cell table:formula="of:=['patched-aggressive'.O142]" office:value-type="float" office:value="437712" calcext:value-type="float">
            <text:p>437712</text:p>
          </table:table-cell>
        </table:table-row>
        <table:table-row table:style-name="ro1">
          <table:table-cell table:formula="of:=[original.AB143]" office:value-type="float" office:value="564280" calcext:value-type="float">
            <text:p>564280</text:p>
          </table:table-cell>
          <table:table-cell table:formula="of:=[original.AC143]" office:value-type="float" office:value="273053" calcext:value-type="float">
            <text:p>273053</text:p>
          </table:table-cell>
          <table:table-cell table:formula="of:=[original.O143]" office:value-type="float" office:value="734044" calcext:value-type="float">
            <text:p>734044</text:p>
          </table:table-cell>
          <table:table-cell table:formula="of:=['patched-standard'.AB143]" office:value-type="float" office:value="535168" calcext:value-type="float">
            <text:p>535168</text:p>
          </table:table-cell>
          <table:table-cell table:formula="of:=['patched-standard'.AC143]" office:value-type="float" office:value="273130" calcext:value-type="float">
            <text:p>273130</text:p>
          </table:table-cell>
          <table:table-cell table:formula="of:=['patched-standard'.O143]" office:value-type="float" office:value="697380" calcext:value-type="float">
            <text:p>697380</text:p>
          </table:table-cell>
          <table:table-cell table:formula="of:=['patched-aggressive'.AB143]" office:value-type="float" office:value="284912" calcext:value-type="float">
            <text:p>284912</text:p>
          </table:table-cell>
          <table:table-cell table:formula="of:=['patched-aggressive'.AC143]" office:value-type="float" office:value="273000" calcext:value-type="float">
            <text:p>273000</text:p>
          </table:table-cell>
          <table:table-cell table:formula="of:=['patched-aggressive'.O143]" office:value-type="float" office:value="437712" calcext:value-type="float">
            <text:p>437712</text:p>
          </table:table-cell>
        </table:table-row>
        <table:table-row table:style-name="ro1">
          <table:table-cell table:formula="of:=[original.AB144]" office:value-type="float" office:value="564280" calcext:value-type="float">
            <text:p>564280</text:p>
          </table:table-cell>
          <table:table-cell table:formula="of:=[original.AC144]" office:value-type="float" office:value="273053" calcext:value-type="float">
            <text:p>273053</text:p>
          </table:table-cell>
          <table:table-cell table:formula="of:=[original.O144]" office:value-type="float" office:value="734044" calcext:value-type="float">
            <text:p>734044</text:p>
          </table:table-cell>
          <table:table-cell table:formula="of:=['patched-standard'.AB144]" office:value-type="float" office:value="535168" calcext:value-type="float">
            <text:p>535168</text:p>
          </table:table-cell>
          <table:table-cell table:formula="of:=['patched-standard'.AC144]" office:value-type="float" office:value="273130" calcext:value-type="float">
            <text:p>273130</text:p>
          </table:table-cell>
          <table:table-cell table:formula="of:=['patched-standard'.O144]" office:value-type="float" office:value="697380" calcext:value-type="float">
            <text:p>697380</text:p>
          </table:table-cell>
          <table:table-cell table:formula="of:=['patched-aggressive'.AB144]" office:value-type="float" office:value="284912" calcext:value-type="float">
            <text:p>284912</text:p>
          </table:table-cell>
          <table:table-cell table:formula="of:=['patched-aggressive'.AC144]" office:value-type="float" office:value="273000" calcext:value-type="float">
            <text:p>273000</text:p>
          </table:table-cell>
          <table:table-cell table:formula="of:=['patched-aggressive'.O144]" office:value-type="float" office:value="437712" calcext:value-type="float">
            <text:p>437712</text:p>
          </table:table-cell>
        </table:table-row>
        <table:table-row table:style-name="ro1">
          <table:table-cell table:formula="of:=[original.AB145]" office:value-type="float" office:value="564280" calcext:value-type="float">
            <text:p>564280</text:p>
          </table:table-cell>
          <table:table-cell table:formula="of:=[original.AC145]" office:value-type="float" office:value="273053" calcext:value-type="float">
            <text:p>273053</text:p>
          </table:table-cell>
          <table:table-cell table:formula="of:=[original.O145]" office:value-type="float" office:value="734044" calcext:value-type="float">
            <text:p>734044</text:p>
          </table:table-cell>
          <table:table-cell table:formula="of:=['patched-standard'.AB145]" office:value-type="float" office:value="535168" calcext:value-type="float">
            <text:p>535168</text:p>
          </table:table-cell>
          <table:table-cell table:formula="of:=['patched-standard'.AC145]" office:value-type="float" office:value="273130" calcext:value-type="float">
            <text:p>273130</text:p>
          </table:table-cell>
          <table:table-cell table:formula="of:=['patched-standard'.O145]" office:value-type="float" office:value="697380" calcext:value-type="float">
            <text:p>697380</text:p>
          </table:table-cell>
          <table:table-cell table:formula="of:=['patched-aggressive'.AB145]" office:value-type="float" office:value="284912" calcext:value-type="float">
            <text:p>284912</text:p>
          </table:table-cell>
          <table:table-cell table:formula="of:=['patched-aggressive'.AC145]" office:value-type="float" office:value="273000" calcext:value-type="float">
            <text:p>273000</text:p>
          </table:table-cell>
          <table:table-cell table:formula="of:=['patched-aggressive'.O145]" office:value-type="float" office:value="437712" calcext:value-type="float">
            <text:p>437712</text:p>
          </table:table-cell>
        </table:table-row>
        <table:table-row table:style-name="ro1">
          <table:table-cell table:formula="of:=[original.AB146]" office:value-type="float" office:value="564280" calcext:value-type="float">
            <text:p>564280</text:p>
          </table:table-cell>
          <table:table-cell table:formula="of:=[original.AC146]" office:value-type="float" office:value="273053" calcext:value-type="float">
            <text:p>273053</text:p>
          </table:table-cell>
          <table:table-cell table:formula="of:=[original.O146]" office:value-type="float" office:value="734044" calcext:value-type="float">
            <text:p>734044</text:p>
          </table:table-cell>
          <table:table-cell table:formula="of:=['patched-standard'.AB146]" office:value-type="float" office:value="535168" calcext:value-type="float">
            <text:p>535168</text:p>
          </table:table-cell>
          <table:table-cell table:formula="of:=['patched-standard'.AC146]" office:value-type="float" office:value="273130" calcext:value-type="float">
            <text:p>273130</text:p>
          </table:table-cell>
          <table:table-cell table:formula="of:=['patched-standard'.O146]" office:value-type="float" office:value="697380" calcext:value-type="float">
            <text:p>697380</text:p>
          </table:table-cell>
          <table:table-cell table:formula="of:=['patched-aggressive'.AB146]" office:value-type="float" office:value="284912" calcext:value-type="float">
            <text:p>284912</text:p>
          </table:table-cell>
          <table:table-cell table:formula="of:=['patched-aggressive'.AC146]" office:value-type="float" office:value="273000" calcext:value-type="float">
            <text:p>273000</text:p>
          </table:table-cell>
          <table:table-cell table:formula="of:=['patched-aggressive'.O146]" office:value-type="float" office:value="437712" calcext:value-type="float">
            <text:p>437712</text:p>
          </table:table-cell>
        </table:table-row>
        <table:table-row table:style-name="ro1">
          <table:table-cell table:formula="of:=[original.AB147]" office:value-type="float" office:value="564280" calcext:value-type="float">
            <text:p>564280</text:p>
          </table:table-cell>
          <table:table-cell table:formula="of:=[original.AC147]" office:value-type="float" office:value="273053" calcext:value-type="float">
            <text:p>273053</text:p>
          </table:table-cell>
          <table:table-cell table:formula="of:=[original.O147]" office:value-type="float" office:value="734044" calcext:value-type="float">
            <text:p>734044</text:p>
          </table:table-cell>
          <table:table-cell table:formula="of:=['patched-standard'.AB147]" office:value-type="float" office:value="535168" calcext:value-type="float">
            <text:p>535168</text:p>
          </table:table-cell>
          <table:table-cell table:formula="of:=['patched-standard'.AC147]" office:value-type="float" office:value="273130" calcext:value-type="float">
            <text:p>273130</text:p>
          </table:table-cell>
          <table:table-cell table:formula="of:=['patched-standard'.O147]" office:value-type="float" office:value="697380" calcext:value-type="float">
            <text:p>697380</text:p>
          </table:table-cell>
          <table:table-cell table:formula="of:=['patched-aggressive'.AB147]" office:value-type="float" office:value="284912" calcext:value-type="float">
            <text:p>284912</text:p>
          </table:table-cell>
          <table:table-cell table:formula="of:=['patched-aggressive'.AC147]" office:value-type="float" office:value="273000" calcext:value-type="float">
            <text:p>273000</text:p>
          </table:table-cell>
          <table:table-cell table:formula="of:=['patched-aggressive'.O147]" office:value-type="float" office:value="437712" calcext:value-type="float">
            <text:p>437712</text:p>
          </table:table-cell>
        </table:table-row>
        <table:table-row table:style-name="ro1">
          <table:table-cell table:formula="of:=[original.AB148]" office:value-type="float" office:value="564280" calcext:value-type="float">
            <text:p>564280</text:p>
          </table:table-cell>
          <table:table-cell table:formula="of:=[original.AC148]" office:value-type="float" office:value="273053" calcext:value-type="float">
            <text:p>273053</text:p>
          </table:table-cell>
          <table:table-cell table:formula="of:=[original.O148]" office:value-type="float" office:value="734044" calcext:value-type="float">
            <text:p>734044</text:p>
          </table:table-cell>
          <table:table-cell table:formula="of:=['patched-standard'.AB148]" office:value-type="float" office:value="535168" calcext:value-type="float">
            <text:p>535168</text:p>
          </table:table-cell>
          <table:table-cell table:formula="of:=['patched-standard'.AC148]" office:value-type="float" office:value="273130" calcext:value-type="float">
            <text:p>273130</text:p>
          </table:table-cell>
          <table:table-cell table:formula="of:=['patched-standard'.O148]" office:value-type="float" office:value="697380" calcext:value-type="float">
            <text:p>697380</text:p>
          </table:table-cell>
          <table:table-cell table:formula="of:=['patched-aggressive'.AB148]" office:value-type="float" office:value="284912" calcext:value-type="float">
            <text:p>284912</text:p>
          </table:table-cell>
          <table:table-cell table:formula="of:=['patched-aggressive'.AC148]" office:value-type="float" office:value="273000" calcext:value-type="float">
            <text:p>273000</text:p>
          </table:table-cell>
          <table:table-cell table:formula="of:=['patched-aggressive'.O148]" office:value-type="float" office:value="437712" calcext:value-type="float">
            <text:p>437712</text:p>
          </table:table-cell>
        </table:table-row>
        <table:table-row table:style-name="ro1">
          <table:table-cell table:formula="of:=[original.AB149]" office:value-type="float" office:value="564280" calcext:value-type="float">
            <text:p>564280</text:p>
          </table:table-cell>
          <table:table-cell table:formula="of:=[original.AC149]" office:value-type="float" office:value="273053" calcext:value-type="float">
            <text:p>273053</text:p>
          </table:table-cell>
          <table:table-cell table:formula="of:=[original.O149]" office:value-type="float" office:value="734044" calcext:value-type="float">
            <text:p>734044</text:p>
          </table:table-cell>
          <table:table-cell table:formula="of:=['patched-standard'.AB149]" office:value-type="float" office:value="535168" calcext:value-type="float">
            <text:p>535168</text:p>
          </table:table-cell>
          <table:table-cell table:formula="of:=['patched-standard'.AC149]" office:value-type="float" office:value="273130" calcext:value-type="float">
            <text:p>273130</text:p>
          </table:table-cell>
          <table:table-cell table:formula="of:=['patched-standard'.O149]" office:value-type="float" office:value="697380" calcext:value-type="float">
            <text:p>697380</text:p>
          </table:table-cell>
          <table:table-cell table:formula="of:=['patched-aggressive'.AB149]" office:value-type="float" office:value="284912" calcext:value-type="float">
            <text:p>284912</text:p>
          </table:table-cell>
          <table:table-cell table:formula="of:=['patched-aggressive'.AC149]" office:value-type="float" office:value="273000" calcext:value-type="float">
            <text:p>273000</text:p>
          </table:table-cell>
          <table:table-cell table:formula="of:=['patched-aggressive'.O149]" office:value-type="float" office:value="437712" calcext:value-type="float">
            <text:p>437712</text:p>
          </table:table-cell>
        </table:table-row>
        <table:table-row table:style-name="ro1">
          <table:table-cell table:formula="of:=[original.AB150]" office:value-type="float" office:value="564280" calcext:value-type="float">
            <text:p>564280</text:p>
          </table:table-cell>
          <table:table-cell table:formula="of:=[original.AC150]" office:value-type="float" office:value="186507" calcext:value-type="float">
            <text:p>186507</text:p>
          </table:table-cell>
          <table:table-cell table:formula="of:=[original.O150]" office:value-type="float" office:value="734044" calcext:value-type="float">
            <text:p>734044</text:p>
          </table:table-cell>
          <table:table-cell table:formula="of:=['patched-standard'.AB150]" office:value-type="float" office:value="510080" calcext:value-type="float">
            <text:p>510080</text:p>
          </table:table-cell>
          <table:table-cell table:formula="of:=['patched-standard'.AC150]" office:value-type="float" office:value="186586" calcext:value-type="float">
            <text:p>186586</text:p>
          </table:table-cell>
          <table:table-cell table:formula="of:=['patched-standard'.O150]" office:value-type="float" office:value="670488" calcext:value-type="float">
            <text:p>670488</text:p>
          </table:table-cell>
          <table:table-cell table:formula="of:=['patched-aggressive'.AB150]" office:value-type="float" office:value="196320" calcext:value-type="float">
            <text:p>196320</text:p>
          </table:table-cell>
          <table:table-cell table:formula="of:=['patched-aggressive'.AC150]" office:value-type="float" office:value="186452" calcext:value-type="float">
            <text:p>186452</text:p>
          </table:table-cell>
          <table:table-cell table:formula="of:=['patched-aggressive'.O150]" office:value-type="float" office:value="348780" calcext:value-type="float">
            <text:p>348780</text:p>
          </table:table-cell>
        </table:table-row>
        <table:table-row table:style-name="ro1">
          <table:table-cell table:formula="of:=[original.AB151]" office:value-type="float" office:value="564280" calcext:value-type="float">
            <text:p>564280</text:p>
          </table:table-cell>
          <table:table-cell table:formula="of:=[original.AC151]" office:value-type="float" office:value="186507" calcext:value-type="float">
            <text:p>186507</text:p>
          </table:table-cell>
          <table:table-cell table:formula="of:=[original.O151]" office:value-type="float" office:value="734044" calcext:value-type="float">
            <text:p>734044</text:p>
          </table:table-cell>
          <table:table-cell table:formula="of:=['patched-standard'.AB151]" office:value-type="float" office:value="510080" calcext:value-type="float">
            <text:p>510080</text:p>
          </table:table-cell>
          <table:table-cell table:formula="of:=['patched-standard'.AC151]" office:value-type="float" office:value="186586" calcext:value-type="float">
            <text:p>186586</text:p>
          </table:table-cell>
          <table:table-cell table:formula="of:=['patched-standard'.O151]" office:value-type="float" office:value="670488" calcext:value-type="float">
            <text:p>670488</text:p>
          </table:table-cell>
          <table:table-cell table:formula="of:=['patched-aggressive'.AB151]" office:value-type="float" office:value="196320" calcext:value-type="float">
            <text:p>196320</text:p>
          </table:table-cell>
          <table:table-cell table:formula="of:=['patched-aggressive'.AC151]" office:value-type="float" office:value="186452" calcext:value-type="float">
            <text:p>186452</text:p>
          </table:table-cell>
          <table:table-cell table:formula="of:=['patched-aggressive'.O151]" office:value-type="float" office:value="348780" calcext:value-type="float">
            <text:p>348780</text:p>
          </table:table-cell>
        </table:table-row>
        <table:table-row table:style-name="ro1">
          <table:table-cell table:formula="of:=[original.AB152]" office:value-type="float" office:value="564280" calcext:value-type="float">
            <text:p>564280</text:p>
          </table:table-cell>
          <table:table-cell table:formula="of:=[original.AC152]" office:value-type="float" office:value="186507" calcext:value-type="float">
            <text:p>186507</text:p>
          </table:table-cell>
          <table:table-cell table:formula="of:=[original.O152]" office:value-type="float" office:value="734044" calcext:value-type="float">
            <text:p>734044</text:p>
          </table:table-cell>
          <table:table-cell table:formula="of:=['patched-standard'.AB152]" office:value-type="float" office:value="510080" calcext:value-type="float">
            <text:p>510080</text:p>
          </table:table-cell>
          <table:table-cell table:formula="of:=['patched-standard'.AC152]" office:value-type="float" office:value="186586" calcext:value-type="float">
            <text:p>186586</text:p>
          </table:table-cell>
          <table:table-cell table:formula="of:=['patched-standard'.O152]" office:value-type="float" office:value="670488" calcext:value-type="float">
            <text:p>670488</text:p>
          </table:table-cell>
          <table:table-cell table:formula="of:=['patched-aggressive'.AB152]" office:value-type="float" office:value="196320" calcext:value-type="float">
            <text:p>196320</text:p>
          </table:table-cell>
          <table:table-cell table:formula="of:=['patched-aggressive'.AC152]" office:value-type="float" office:value="186452" calcext:value-type="float">
            <text:p>186452</text:p>
          </table:table-cell>
          <table:table-cell table:formula="of:=['patched-aggressive'.O152]" office:value-type="float" office:value="348780" calcext:value-type="float">
            <text:p>348780</text:p>
          </table:table-cell>
        </table:table-row>
        <table:table-row table:style-name="ro1">
          <table:table-cell table:formula="of:=[original.AB153]" office:value-type="float" office:value="564280" calcext:value-type="float">
            <text:p>564280</text:p>
          </table:table-cell>
          <table:table-cell table:formula="of:=[original.AC153]" office:value-type="float" office:value="186507" calcext:value-type="float">
            <text:p>186507</text:p>
          </table:table-cell>
          <table:table-cell table:formula="of:=[original.O153]" office:value-type="float" office:value="734044" calcext:value-type="float">
            <text:p>734044</text:p>
          </table:table-cell>
          <table:table-cell table:formula="of:=['patched-standard'.AB153]" office:value-type="float" office:value="510080" calcext:value-type="float">
            <text:p>510080</text:p>
          </table:table-cell>
          <table:table-cell table:formula="of:=['patched-standard'.AC153]" office:value-type="float" office:value="186586" calcext:value-type="float">
            <text:p>186586</text:p>
          </table:table-cell>
          <table:table-cell table:formula="of:=['patched-standard'.O153]" office:value-type="float" office:value="670488" calcext:value-type="float">
            <text:p>670488</text:p>
          </table:table-cell>
          <table:table-cell table:formula="of:=['patched-aggressive'.AB153]" office:value-type="float" office:value="196320" calcext:value-type="float">
            <text:p>196320</text:p>
          </table:table-cell>
          <table:table-cell table:formula="of:=['patched-aggressive'.AC153]" office:value-type="float" office:value="186452" calcext:value-type="float">
            <text:p>186452</text:p>
          </table:table-cell>
          <table:table-cell table:formula="of:=['patched-aggressive'.O153]" office:value-type="float" office:value="348780" calcext:value-type="float">
            <text:p>348780</text:p>
          </table:table-cell>
        </table:table-row>
        <table:table-row table:style-name="ro1">
          <table:table-cell table:formula="of:=[original.AB154]" office:value-type="float" office:value="564280" calcext:value-type="float">
            <text:p>564280</text:p>
          </table:table-cell>
          <table:table-cell table:formula="of:=[original.AC154]" office:value-type="float" office:value="186507" calcext:value-type="float">
            <text:p>186507</text:p>
          </table:table-cell>
          <table:table-cell table:formula="of:=[original.O154]" office:value-type="float" office:value="734044" calcext:value-type="float">
            <text:p>734044</text:p>
          </table:table-cell>
          <table:table-cell table:formula="of:=['patched-standard'.AB154]" office:value-type="float" office:value="510080" calcext:value-type="float">
            <text:p>510080</text:p>
          </table:table-cell>
          <table:table-cell table:formula="of:=['patched-standard'.AC154]" office:value-type="float" office:value="186586" calcext:value-type="float">
            <text:p>186586</text:p>
          </table:table-cell>
          <table:table-cell table:formula="of:=['patched-standard'.O154]" office:value-type="float" office:value="670488" calcext:value-type="float">
            <text:p>670488</text:p>
          </table:table-cell>
          <table:table-cell table:formula="of:=['patched-aggressive'.AB154]" office:value-type="float" office:value="196320" calcext:value-type="float">
            <text:p>196320</text:p>
          </table:table-cell>
          <table:table-cell table:formula="of:=['patched-aggressive'.AC154]" office:value-type="float" office:value="186452" calcext:value-type="float">
            <text:p>186452</text:p>
          </table:table-cell>
          <table:table-cell table:formula="of:=['patched-aggressive'.O154]" office:value-type="float" office:value="348780" calcext:value-type="float">
            <text:p>348780</text:p>
          </table:table-cell>
        </table:table-row>
        <table:table-row table:style-name="ro1">
          <table:table-cell table:formula="of:=[original.AB155]" office:value-type="float" office:value="564280" calcext:value-type="float">
            <text:p>564280</text:p>
          </table:table-cell>
          <table:table-cell table:formula="of:=[original.AC155]" office:value-type="float" office:value="186507" calcext:value-type="float">
            <text:p>186507</text:p>
          </table:table-cell>
          <table:table-cell table:formula="of:=[original.O155]" office:value-type="float" office:value="734044" calcext:value-type="float">
            <text:p>734044</text:p>
          </table:table-cell>
          <table:table-cell table:formula="of:=['patched-standard'.AB155]" office:value-type="float" office:value="510080" calcext:value-type="float">
            <text:p>510080</text:p>
          </table:table-cell>
          <table:table-cell table:formula="of:=['patched-standard'.AC155]" office:value-type="float" office:value="186586" calcext:value-type="float">
            <text:p>186586</text:p>
          </table:table-cell>
          <table:table-cell table:formula="of:=['patched-standard'.O155]" office:value-type="float" office:value="670488" calcext:value-type="float">
            <text:p>670488</text:p>
          </table:table-cell>
          <table:table-cell table:formula="of:=['patched-aggressive'.AB155]" office:value-type="float" office:value="196320" calcext:value-type="float">
            <text:p>196320</text:p>
          </table:table-cell>
          <table:table-cell table:formula="of:=['patched-aggressive'.AC155]" office:value-type="float" office:value="186452" calcext:value-type="float">
            <text:p>186452</text:p>
          </table:table-cell>
          <table:table-cell table:formula="of:=['patched-aggressive'.O155]" office:value-type="float" office:value="348780" calcext:value-type="float">
            <text:p>348780</text:p>
          </table:table-cell>
        </table:table-row>
        <table:table-row table:style-name="ro1">
          <table:table-cell table:formula="of:=[original.AB156]" office:value-type="float" office:value="564280" calcext:value-type="float">
            <text:p>564280</text:p>
          </table:table-cell>
          <table:table-cell table:formula="of:=[original.AC156]" office:value-type="float" office:value="186507" calcext:value-type="float">
            <text:p>186507</text:p>
          </table:table-cell>
          <table:table-cell table:formula="of:=[original.O156]" office:value-type="float" office:value="734044" calcext:value-type="float">
            <text:p>734044</text:p>
          </table:table-cell>
          <table:table-cell table:formula="of:=['patched-standard'.AB156]" office:value-type="float" office:value="510080" calcext:value-type="float">
            <text:p>510080</text:p>
          </table:table-cell>
          <table:table-cell table:formula="of:=['patched-standard'.AC156]" office:value-type="float" office:value="186586" calcext:value-type="float">
            <text:p>186586</text:p>
          </table:table-cell>
          <table:table-cell table:formula="of:=['patched-standard'.O156]" office:value-type="float" office:value="670488" calcext:value-type="float">
            <text:p>670488</text:p>
          </table:table-cell>
          <table:table-cell table:formula="of:=['patched-aggressive'.AB156]" office:value-type="float" office:value="196320" calcext:value-type="float">
            <text:p>196320</text:p>
          </table:table-cell>
          <table:table-cell table:formula="of:=['patched-aggressive'.AC156]" office:value-type="float" office:value="186452" calcext:value-type="float">
            <text:p>186452</text:p>
          </table:table-cell>
          <table:table-cell table:formula="of:=['patched-aggressive'.O156]" office:value-type="float" office:value="348780" calcext:value-type="float">
            <text:p>348780</text:p>
          </table:table-cell>
        </table:table-row>
        <table:table-row table:style-name="ro1">
          <table:table-cell table:formula="of:=[original.AB157]" office:value-type="float" office:value="564280" calcext:value-type="float">
            <text:p>564280</text:p>
          </table:table-cell>
          <table:table-cell table:formula="of:=[original.AC157]" office:value-type="float" office:value="186507" calcext:value-type="float">
            <text:p>186507</text:p>
          </table:table-cell>
          <table:table-cell table:formula="of:=[original.O157]" office:value-type="float" office:value="734044" calcext:value-type="float">
            <text:p>734044</text:p>
          </table:table-cell>
          <table:table-cell table:formula="of:=['patched-standard'.AB157]" office:value-type="float" office:value="510080" calcext:value-type="float">
            <text:p>510080</text:p>
          </table:table-cell>
          <table:table-cell table:formula="of:=['patched-standard'.AC157]" office:value-type="float" office:value="186586" calcext:value-type="float">
            <text:p>186586</text:p>
          </table:table-cell>
          <table:table-cell table:formula="of:=['patched-standard'.O157]" office:value-type="float" office:value="670488" calcext:value-type="float">
            <text:p>670488</text:p>
          </table:table-cell>
          <table:table-cell table:formula="of:=['patched-aggressive'.AB157]" office:value-type="float" office:value="196320" calcext:value-type="float">
            <text:p>196320</text:p>
          </table:table-cell>
          <table:table-cell table:formula="of:=['patched-aggressive'.AC157]" office:value-type="float" office:value="186452" calcext:value-type="float">
            <text:p>186452</text:p>
          </table:table-cell>
          <table:table-cell table:formula="of:=['patched-aggressive'.O157]" office:value-type="float" office:value="348780" calcext:value-type="float">
            <text:p>348780</text:p>
          </table:table-cell>
        </table:table-row>
        <table:table-row table:style-name="ro1">
          <table:table-cell table:formula="of:=[original.AB158]" office:value-type="float" office:value="66712" calcext:value-type="float">
            <text:p>66712</text:p>
          </table:table-cell>
          <table:table-cell table:formula="of:=[original.AC158]" office:value-type="float" office:value="13413" calcext:value-type="float">
            <text:p>13413</text:p>
          </table:table-cell>
          <table:table-cell table:formula="of:=[original.O158]" office:value-type="float" office:value="226912" calcext:value-type="float">
            <text:p>226912</text:p>
          </table:table-cell>
          <table:table-cell table:formula="of:=['patched-standard'.AB158]" office:value-type="float" office:value="13824" calcext:value-type="float">
            <text:p>13824</text:p>
          </table:table-cell>
          <table:table-cell table:formula="of:=['patched-standard'.AC158]" office:value-type="float" office:value="13468" calcext:value-type="float">
            <text:p>13468</text:p>
          </table:table-cell>
          <table:table-cell table:formula="of:=['patched-standard'.O158]" office:value-type="float" office:value="163544" calcext:value-type="float">
            <text:p>163544</text:p>
          </table:table-cell>
          <table:table-cell table:formula="of:=['patched-aggressive'.AB158]" office:value-type="float" office:value="13616" calcext:value-type="float">
            <text:p>13616</text:p>
          </table:table-cell>
          <table:table-cell table:formula="of:=['patched-aggressive'.AC158]" office:value-type="float" office:value="13399" calcext:value-type="float">
            <text:p>13399</text:p>
          </table:table-cell>
          <table:table-cell table:formula="of:=['patched-aggressive'.O158]" office:value-type="float" office:value="158636" calcext:value-type="float">
            <text:p>158636</text:p>
          </table:table-cell>
        </table:table-row>
        <table:table-row table:style-name="ro1">
          <table:table-cell table:formula="of:=[original.AB159]" office:value-type="float" office:value="66712" calcext:value-type="float">
            <text:p>66712</text:p>
          </table:table-cell>
          <table:table-cell table:formula="of:=[original.AC159]" office:value-type="float" office:value="13413" calcext:value-type="float">
            <text:p>13413</text:p>
          </table:table-cell>
          <table:table-cell table:formula="of:=[original.O159]" office:value-type="float" office:value="226912" calcext:value-type="float">
            <text:p>226912</text:p>
          </table:table-cell>
          <table:table-cell table:formula="of:=['patched-standard'.AB159]" office:value-type="float" office:value="13824" calcext:value-type="float">
            <text:p>13824</text:p>
          </table:table-cell>
          <table:table-cell table:formula="of:=['patched-standard'.AC159]" office:value-type="float" office:value="13468" calcext:value-type="float">
            <text:p>13468</text:p>
          </table:table-cell>
          <table:table-cell table:formula="of:=['patched-standard'.O159]" office:value-type="float" office:value="163544" calcext:value-type="float">
            <text:p>163544</text:p>
          </table:table-cell>
          <table:table-cell table:formula="of:=['patched-aggressive'.AB159]" office:value-type="float" office:value="13616" calcext:value-type="float">
            <text:p>13616</text:p>
          </table:table-cell>
          <table:table-cell table:formula="of:=['patched-aggressive'.AC159]" office:value-type="float" office:value="13399" calcext:value-type="float">
            <text:p>13399</text:p>
          </table:table-cell>
          <table:table-cell table:formula="of:=['patched-aggressive'.O159]" office:value-type="float" office:value="158636" calcext:value-type="float">
            <text:p>158636</text:p>
          </table:table-cell>
        </table:table-row>
        <table:table-row table:style-name="ro1">
          <table:table-cell table:formula="of:=[original.AB160]" office:value-type="float" office:value="66712" calcext:value-type="float">
            <text:p>66712</text:p>
          </table:table-cell>
          <table:table-cell table:formula="of:=[original.AC160]" office:value-type="float" office:value="13413" calcext:value-type="float">
            <text:p>13413</text:p>
          </table:table-cell>
          <table:table-cell table:formula="of:=[original.O160]" office:value-type="float" office:value="226912" calcext:value-type="float">
            <text:p>226912</text:p>
          </table:table-cell>
          <table:table-cell table:formula="of:=['patched-standard'.AB160]" office:value-type="float" office:value="13824" calcext:value-type="float">
            <text:p>13824</text:p>
          </table:table-cell>
          <table:table-cell table:formula="of:=['patched-standard'.AC160]" office:value-type="float" office:value="13468" calcext:value-type="float">
            <text:p>13468</text:p>
          </table:table-cell>
          <table:table-cell table:formula="of:=['patched-standard'.O160]" office:value-type="float" office:value="163544" calcext:value-type="float">
            <text:p>163544</text:p>
          </table:table-cell>
          <table:table-cell table:formula="of:=['patched-aggressive'.AB160]" office:value-type="float" office:value="13616" calcext:value-type="float">
            <text:p>13616</text:p>
          </table:table-cell>
          <table:table-cell table:formula="of:=['patched-aggressive'.AC160]" office:value-type="float" office:value="13399" calcext:value-type="float">
            <text:p>13399</text:p>
          </table:table-cell>
          <table:table-cell table:formula="of:=['patched-aggressive'.O160]" office:value-type="float" office:value="158636" calcext:value-type="float">
            <text:p>158636</text:p>
          </table:table-cell>
        </table:table-row>
        <table:table-row table:style-name="ro1">
          <table:table-cell table:formula="of:=[original.AB161]" office:value-type="float" office:value="66712" calcext:value-type="float">
            <text:p>66712</text:p>
          </table:table-cell>
          <table:table-cell table:formula="of:=[original.AC161]" office:value-type="float" office:value="13413" calcext:value-type="float">
            <text:p>13413</text:p>
          </table:table-cell>
          <table:table-cell table:formula="of:=[original.O161]" office:value-type="float" office:value="226912" calcext:value-type="float">
            <text:p>226912</text:p>
          </table:table-cell>
          <table:table-cell table:formula="of:=['patched-standard'.AB161]" office:value-type="float" office:value="13824" calcext:value-type="float">
            <text:p>13824</text:p>
          </table:table-cell>
          <table:table-cell table:formula="of:=['patched-standard'.AC161]" office:value-type="float" office:value="13468" calcext:value-type="float">
            <text:p>13468</text:p>
          </table:table-cell>
          <table:table-cell table:formula="of:=['patched-standard'.O161]" office:value-type="float" office:value="163544" calcext:value-type="float">
            <text:p>163544</text:p>
          </table:table-cell>
          <table:table-cell table:formula="of:=['patched-aggressive'.AB161]" office:value-type="float" office:value="13616" calcext:value-type="float">
            <text:p>13616</text:p>
          </table:table-cell>
          <table:table-cell table:formula="of:=['patched-aggressive'.AC161]" office:value-type="float" office:value="13399" calcext:value-type="float">
            <text:p>13399</text:p>
          </table:table-cell>
          <table:table-cell table:formula="of:=['patched-aggressive'.O161]" office:value-type="float" office:value="158636" calcext:value-type="float">
            <text:p>158636</text:p>
          </table:table-cell>
        </table:table-row>
        <table:table-row table:style-name="ro1">
          <table:table-cell table:formula="of:=[original.AB162]" office:value-type="float" office:value="0" calcext:value-type="float">
            <text:p>0</text:p>
          </table:table-cell>
          <table:table-cell table:formula="of:=[original.AC162]" office:value-type="float" office:value="0" calcext:value-type="float">
            <text:p>0</text:p>
          </table:table-cell>
          <table:table-cell table:formula="of:=[original.O162]" office:value-type="float" office:value="0" calcext:value-type="float">
            <text:p>0</text:p>
          </table:table-cell>
          <table:table-cell table:formula="of:=['patched-standard'.AB162]" office:value-type="float" office:value="0" calcext:value-type="float">
            <text:p>0</text:p>
          </table:table-cell>
          <table:table-cell table:formula="of:=['patched-standard'.AC162]" office:value-type="float" office:value="0" calcext:value-type="float">
            <text:p>0</text:p>
          </table:table-cell>
          <table:table-cell table:formula="of:=['patched-standard'.O162]" office:value-type="float" office:value="0" calcext:value-type="float">
            <text:p>0</text:p>
          </table:table-cell>
          <table:table-cell table:formula="of:=['patched-aggressive'.AB162]" office:value-type="float" office:value="0" calcext:value-type="float">
            <text:p>0</text:p>
          </table:table-cell>
          <table:table-cell table:formula="of:=['patched-aggressive'.AC162]" office:value-type="float" office:value="0" calcext:value-type="float">
            <text:p>0</text:p>
          </table:table-cell>
          <table:table-cell table:formula="of:=['patched-aggressive'.O162]" office:value-type="float" office:value="0" calcext:value-type="float">
            <text:p>0</text:p>
          </table:table-cell>
        </table:table-row>
        <table:table-row table:style-name="ro1">
          <table:table-cell table:formula="of:=[original.AB163]" office:value-type="float" office:value="0" calcext:value-type="float">
            <text:p>0</text:p>
          </table:table-cell>
          <table:table-cell table:formula="of:=[original.AC163]" office:value-type="float" office:value="0" calcext:value-type="float">
            <text:p>0</text:p>
          </table:table-cell>
          <table:table-cell table:formula="of:=[original.O163]" office:value-type="float" office:value="0" calcext:value-type="float">
            <text:p>0</text:p>
          </table:table-cell>
          <table:table-cell table:formula="of:=['patched-standard'.AB163]" office:value-type="float" office:value="0" calcext:value-type="float">
            <text:p>0</text:p>
          </table:table-cell>
          <table:table-cell table:formula="of:=['patched-standard'.AC163]" office:value-type="float" office:value="0" calcext:value-type="float">
            <text:p>0</text:p>
          </table:table-cell>
          <table:table-cell table:formula="of:=['patched-standard'.O163]" office:value-type="float" office:value="0" calcext:value-type="float">
            <text:p>0</text:p>
          </table:table-cell>
          <table:table-cell table:formula="of:=['patched-aggressive'.AB163]" office:value-type="float" office:value="0" calcext:value-type="float">
            <text:p>0</text:p>
          </table:table-cell>
          <table:table-cell table:formula="of:=['patched-aggressive'.AC163]" office:value-type="float" office:value="0" calcext:value-type="float">
            <text:p>0</text:p>
          </table:table-cell>
          <table:table-cell table:formula="of:=['patched-aggressive'.O163]" office:value-type="float" office:value="0" calcext:value-type="float">
            <text:p>0</text:p>
          </table:table-cell>
        </table:table-row>
        <table:table-row table:style-name="ro1">
          <table:table-cell table:formula="of:=[original.AB164]" office:value-type="float" office:value="0" calcext:value-type="float">
            <text:p>0</text:p>
          </table:table-cell>
          <table:table-cell table:formula="of:=[original.AC164]" office:value-type="float" office:value="0" calcext:value-type="float">
            <text:p>0</text:p>
          </table:table-cell>
          <table:table-cell table:formula="of:=[original.O164]" office:value-type="float" office:value="0" calcext:value-type="float">
            <text:p>0</text:p>
          </table:table-cell>
          <table:table-cell table:formula="of:=['patched-standard'.AB164]" office:value-type="float" office:value="0" calcext:value-type="float">
            <text:p>0</text:p>
          </table:table-cell>
          <table:table-cell table:formula="of:=['patched-standard'.AC164]" office:value-type="float" office:value="0" calcext:value-type="float">
            <text:p>0</text:p>
          </table:table-cell>
          <table:table-cell table:formula="of:=['patched-standard'.O164]" office:value-type="float" office:value="0" calcext:value-type="float">
            <text:p>0</text:p>
          </table:table-cell>
          <table:table-cell table:formula="of:=['patched-aggressive'.AB164]" office:value-type="float" office:value="0" calcext:value-type="float">
            <text:p>0</text:p>
          </table:table-cell>
          <table:table-cell table:formula="of:=['patched-aggressive'.AC164]" office:value-type="float" office:value="0" calcext:value-type="float">
            <text:p>0</text:p>
          </table:table-cell>
          <table:table-cell table:formula="of:=['patched-aggressive'.O164]" office:value-type="float" office:value="0" calcext:value-type="float">
            <text:p>0</text:p>
          </table:table-cell>
        </table:table-row>
        <table:table-row table:style-name="ro1">
          <table:table-cell table:formula="of:=[original.AB165]" office:value-type="float" office:value="0" calcext:value-type="float">
            <text:p>0</text:p>
          </table:table-cell>
          <table:table-cell table:formula="of:=[original.AC165]" office:value-type="float" office:value="0" calcext:value-type="float">
            <text:p>0</text:p>
          </table:table-cell>
          <table:table-cell table:formula="of:=[original.O165]" office:value-type="float" office:value="0" calcext:value-type="float">
            <text:p>0</text:p>
          </table:table-cell>
          <table:table-cell table:formula="of:=['patched-standard'.AB165]" office:value-type="float" office:value="0" calcext:value-type="float">
            <text:p>0</text:p>
          </table:table-cell>
          <table:table-cell table:formula="of:=['patched-standard'.AC165]" office:value-type="float" office:value="0" calcext:value-type="float">
            <text:p>0</text:p>
          </table:table-cell>
          <table:table-cell table:formula="of:=['patched-standard'.O165]" office:value-type="float" office:value="0" calcext:value-type="float">
            <text:p>0</text:p>
          </table:table-cell>
          <table:table-cell table:formula="of:=['patched-aggressive'.AB165]" office:value-type="float" office:value="0" calcext:value-type="float">
            <text:p>0</text:p>
          </table:table-cell>
          <table:table-cell table:formula="of:=['patched-aggressive'.AC165]" office:value-type="float" office:value="0" calcext:value-type="float">
            <text:p>0</text:p>
          </table:table-cell>
          <table:table-cell table:formula="of:=['patched-aggressive'.O165]" office:value-type="float" office:value="0" calcext:value-type="float">
            <text:p>0</text:p>
          </table:table-cell>
        </table:table-row>
        <table:table-row table:style-name="ro1">
          <table:table-cell table:formula="of:=[original.AB166]" office:value-type="float" office:value="0" calcext:value-type="float">
            <text:p>0</text:p>
          </table:table-cell>
          <table:table-cell table:formula="of:=[original.AC166]" office:value-type="float" office:value="0" calcext:value-type="float">
            <text:p>0</text:p>
          </table:table-cell>
          <table:table-cell table:formula="of:=[original.O166]" office:value-type="float" office:value="0" calcext:value-type="float">
            <text:p>0</text:p>
          </table:table-cell>
          <table:table-cell table:formula="of:=['patched-standard'.AB166]" office:value-type="float" office:value="0" calcext:value-type="float">
            <text:p>0</text:p>
          </table:table-cell>
          <table:table-cell table:formula="of:=['patched-standard'.AC166]" office:value-type="float" office:value="0" calcext:value-type="float">
            <text:p>0</text:p>
          </table:table-cell>
          <table:table-cell table:formula="of:=['patched-standard'.O166]" office:value-type="float" office:value="0" calcext:value-type="float">
            <text:p>0</text:p>
          </table:table-cell>
          <table:table-cell table:formula="of:=['patched-aggressive'.AB166]" office:value-type="float" office:value="0" calcext:value-type="float">
            <text:p>0</text:p>
          </table:table-cell>
          <table:table-cell table:formula="of:=['patched-aggressive'.AC166]" office:value-type="float" office:value="0" calcext:value-type="float">
            <text:p>0</text:p>
          </table:table-cell>
          <table:table-cell table:formula="of:=['patched-aggressive'.O166]" office:value-type="float" office:value="0" calcext:value-type="float">
            <text:p>0</text:p>
          </table:table-cell>
        </table:table-row>
        <table:table-row table:style-name="ro1">
          <table:table-cell table:formula="of:=[original.AB167]" office:value-type="float" office:value="0" calcext:value-type="float">
            <text:p>0</text:p>
          </table:table-cell>
          <table:table-cell table:formula="of:=[original.AC167]" office:value-type="float" office:value="0" calcext:value-type="float">
            <text:p>0</text:p>
          </table:table-cell>
          <table:table-cell table:formula="of:=[original.O167]" office:value-type="float" office:value="0" calcext:value-type="float">
            <text:p>0</text:p>
          </table:table-cell>
          <table:table-cell table:formula="of:=['patched-standard'.AB167]" office:value-type="float" office:value="0" calcext:value-type="float">
            <text:p>0</text:p>
          </table:table-cell>
          <table:table-cell table:formula="of:=['patched-standard'.AC167]" office:value-type="float" office:value="0" calcext:value-type="float">
            <text:p>0</text:p>
          </table:table-cell>
          <table:table-cell table:formula="of:=['patched-standard'.O167]" office:value-type="float" office:value="0" calcext:value-type="float">
            <text:p>0</text:p>
          </table:table-cell>
          <table:table-cell table:formula="of:=['patched-aggressive'.AB167]" office:value-type="float" office:value="0" calcext:value-type="float">
            <text:p>0</text:p>
          </table:table-cell>
          <table:table-cell table:formula="of:=['patched-aggressive'.AC167]" office:value-type="float" office:value="0" calcext:value-type="float">
            <text:p>0</text:p>
          </table:table-cell>
          <table:table-cell table:formula="of:=['patched-aggressive'.O167]" office:value-type="float" office:value="0" calcext:value-type="float">
            <text:p>0</text:p>
          </table:table-cell>
        </table:table-row>
        <table:table-row table:style-name="ro1">
          <table:table-cell table:formula="of:=[original.AB168]" office:value-type="float" office:value="0" calcext:value-type="float">
            <text:p>0</text:p>
          </table:table-cell>
          <table:table-cell table:formula="of:=[original.AC168]" office:value-type="float" office:value="0" calcext:value-type="float">
            <text:p>0</text:p>
          </table:table-cell>
          <table:table-cell table:formula="of:=[original.O168]" office:value-type="float" office:value="0" calcext:value-type="float">
            <text:p>0</text:p>
          </table:table-cell>
          <table:table-cell table:formula="of:=['patched-standard'.AB168]" office:value-type="float" office:value="0" calcext:value-type="float">
            <text:p>0</text:p>
          </table:table-cell>
          <table:table-cell table:formula="of:=['patched-standard'.AC168]" office:value-type="float" office:value="0" calcext:value-type="float">
            <text:p>0</text:p>
          </table:table-cell>
          <table:table-cell table:formula="of:=['patched-standard'.O168]" office:value-type="float" office:value="0" calcext:value-type="float">
            <text:p>0</text:p>
          </table:table-cell>
          <table:table-cell table:formula="of:=['patched-aggressive'.AB168]" office:value-type="float" office:value="0" calcext:value-type="float">
            <text:p>0</text:p>
          </table:table-cell>
          <table:table-cell table:formula="of:=['patched-aggressive'.AC168]" office:value-type="float" office:value="0" calcext:value-type="float">
            <text:p>0</text:p>
          </table:table-cell>
          <table:table-cell table:formula="of:=['patched-aggressive'.O168]" office:value-type="float" office:value="0" calcext:value-type="float">
            <text:p>0</text:p>
          </table:table-cell>
        </table:table-row>
        <table:table-row table:style-name="ro1">
          <table:table-cell table:formula="of:=[original.AB169]" office:value-type="float" office:value="0" calcext:value-type="float">
            <text:p>0</text:p>
          </table:table-cell>
          <table:table-cell table:formula="of:=[original.AC169]" office:value-type="float" office:value="0" calcext:value-type="float">
            <text:p>0</text:p>
          </table:table-cell>
          <table:table-cell table:formula="of:=[original.O169]" office:value-type="float" office:value="0" calcext:value-type="float">
            <text:p>0</text:p>
          </table:table-cell>
          <table:table-cell table:formula="of:=['patched-standard'.AB169]" office:value-type="float" office:value="0" calcext:value-type="float">
            <text:p>0</text:p>
          </table:table-cell>
          <table:table-cell table:formula="of:=['patched-standard'.AC169]" office:value-type="float" office:value="0" calcext:value-type="float">
            <text:p>0</text:p>
          </table:table-cell>
          <table:table-cell table:formula="of:=['patched-standard'.O169]" office:value-type="float" office:value="0" calcext:value-type="float">
            <text:p>0</text:p>
          </table:table-cell>
          <table:table-cell table:formula="of:=['patched-aggressive'.AB169]" office:value-type="float" office:value="0" calcext:value-type="float">
            <text:p>0</text:p>
          </table:table-cell>
          <table:table-cell table:formula="of:=['patched-aggressive'.AC169]" office:value-type="float" office:value="0" calcext:value-type="float">
            <text:p>0</text:p>
          </table:table-cell>
          <table:table-cell table:formula="of:=['patched-aggressive'.O169]" office:value-type="float" office:value="0" calcext:value-type="float">
            <text:p>0</text:p>
          </table:table-cell>
        </table:table-row>
        <table:table-row table:style-name="ro1">
          <table:table-cell table:formula="of:=[original.AB170]" office:value-type="float" office:value="0" calcext:value-type="float">
            <text:p>0</text:p>
          </table:table-cell>
          <table:table-cell table:formula="of:=[original.AC170]" office:value-type="float" office:value="0" calcext:value-type="float">
            <text:p>0</text:p>
          </table:table-cell>
          <table:table-cell table:formula="of:=[original.O170]" office:value-type="float" office:value="0" calcext:value-type="float">
            <text:p>0</text:p>
          </table:table-cell>
          <table:table-cell table:formula="of:=['patched-standard'.AB170]" office:value-type="float" office:value="0" calcext:value-type="float">
            <text:p>0</text:p>
          </table:table-cell>
          <table:table-cell table:formula="of:=['patched-standard'.AC170]" office:value-type="float" office:value="0" calcext:value-type="float">
            <text:p>0</text:p>
          </table:table-cell>
          <table:table-cell table:formula="of:=['patched-standard'.O170]" office:value-type="float" office:value="0" calcext:value-type="float">
            <text:p>0</text:p>
          </table:table-cell>
          <table:table-cell table:formula="of:=['patched-aggressive'.AB170]" office:value-type="float" office:value="0" calcext:value-type="float">
            <text:p>0</text:p>
          </table:table-cell>
          <table:table-cell table:formula="of:=['patched-aggressive'.AC170]" office:value-type="float" office:value="0" calcext:value-type="float">
            <text:p>0</text:p>
          </table:table-cell>
          <table:table-cell table:formula="of:=['patched-aggressive'.O170]" office:value-type="float" office:value="0" calcext:value-type="float">
            <text:p>0</text:p>
          </table:table-cell>
        </table:table-row>
        <table:table-row table:style-name="ro1">
          <table:table-cell table:formula="of:=[original.AB171]" office:value-type="float" office:value="0" calcext:value-type="float">
            <text:p>0</text:p>
          </table:table-cell>
          <table:table-cell table:formula="of:=[original.AC171]" office:value-type="float" office:value="0" calcext:value-type="float">
            <text:p>0</text:p>
          </table:table-cell>
          <table:table-cell table:formula="of:=[original.O171]" office:value-type="float" office:value="0" calcext:value-type="float">
            <text:p>0</text:p>
          </table:table-cell>
          <table:table-cell table:formula="of:=['patched-standard'.AB171]" office:value-type="float" office:value="0" calcext:value-type="float">
            <text:p>0</text:p>
          </table:table-cell>
          <table:table-cell table:formula="of:=['patched-standard'.AC171]" office:value-type="float" office:value="0" calcext:value-type="float">
            <text:p>0</text:p>
          </table:table-cell>
          <table:table-cell table:formula="of:=['patched-standard'.O171]" office:value-type="float" office:value="0" calcext:value-type="float">
            <text:p>0</text:p>
          </table:table-cell>
          <table:table-cell table:formula="of:=['patched-aggressive'.AB171]" office:value-type="float" office:value="0" calcext:value-type="float">
            <text:p>0</text:p>
          </table:table-cell>
          <table:table-cell table:formula="of:=['patched-aggressive'.AC171]" office:value-type="float" office:value="0" calcext:value-type="float">
            <text:p>0</text:p>
          </table:table-cell>
          <table:table-cell table:formula="of:=['patched-aggressive'.O171]" office:value-type="float" office:value="0" calcext:value-type="float">
            <text:p>0</text:p>
          </table:table-cell>
        </table:table-row>
        <table:table-row table:style-name="ro1">
          <table:table-cell table:formula="of:=[original.AB172]" office:value-type="float" office:value="0" calcext:value-type="float">
            <text:p>0</text:p>
          </table:table-cell>
          <table:table-cell table:formula="of:=[original.AC172]" office:value-type="float" office:value="0" calcext:value-type="float">
            <text:p>0</text:p>
          </table:table-cell>
          <table:table-cell table:formula="of:=[original.O172]" office:value-type="float" office:value="0" calcext:value-type="float">
            <text:p>0</text:p>
          </table:table-cell>
          <table:table-cell table:formula="of:=['patched-standard'.AB172]" office:value-type="float" office:value="0" calcext:value-type="float">
            <text:p>0</text:p>
          </table:table-cell>
          <table:table-cell table:formula="of:=['patched-standard'.AC172]" office:value-type="float" office:value="0" calcext:value-type="float">
            <text:p>0</text:p>
          </table:table-cell>
          <table:table-cell table:formula="of:=['patched-standard'.O172]" office:value-type="float" office:value="0" calcext:value-type="float">
            <text:p>0</text:p>
          </table:table-cell>
          <table:table-cell table:formula="of:=['patched-aggressive'.AB172]" office:value-type="float" office:value="0" calcext:value-type="float">
            <text:p>0</text:p>
          </table:table-cell>
          <table:table-cell table:formula="of:=['patched-aggressive'.AC172]" office:value-type="float" office:value="0" calcext:value-type="float">
            <text:p>0</text:p>
          </table:table-cell>
          <table:table-cell table:formula="of:=['patched-aggressive'.O172]" office:value-type="float" office:value="0" calcext:value-type="float">
            <text:p>0</text:p>
          </table:table-cell>
        </table:table-row>
        <table:table-row table:style-name="ro1">
          <table:table-cell table:formula="of:=[original.AB173]" office:value-type="float" office:value="0" calcext:value-type="float">
            <text:p>0</text:p>
          </table:table-cell>
          <table:table-cell table:formula="of:=[original.AC173]" office:value-type="float" office:value="0" calcext:value-type="float">
            <text:p>0</text:p>
          </table:table-cell>
          <table:table-cell table:formula="of:=[original.O173]" office:value-type="float" office:value="0" calcext:value-type="float">
            <text:p>0</text:p>
          </table:table-cell>
          <table:table-cell table:formula="of:=['patched-standard'.AB173]" office:value-type="float" office:value="0" calcext:value-type="float">
            <text:p>0</text:p>
          </table:table-cell>
          <table:table-cell table:formula="of:=['patched-standard'.AC173]" office:value-type="float" office:value="0" calcext:value-type="float">
            <text:p>0</text:p>
          </table:table-cell>
          <table:table-cell table:formula="of:=['patched-standard'.O173]" office:value-type="float" office:value="0" calcext:value-type="float">
            <text:p>0</text:p>
          </table:table-cell>
          <table:table-cell table:formula="of:=['patched-aggressive'.AB173]" office:value-type="float" office:value="0" calcext:value-type="float">
            <text:p>0</text:p>
          </table:table-cell>
          <table:table-cell table:formula="of:=['patched-aggressive'.AC173]" office:value-type="float" office:value="0" calcext:value-type="float">
            <text:p>0</text:p>
          </table:table-cell>
          <table:table-cell table:formula="of:=['patched-aggressive'.O173]" office:value-type="float" office:value="0" calcext:value-type="float">
            <text:p>0</text:p>
          </table:table-cell>
        </table:table-row>
        <table:table-row table:style-name="ro1">
          <table:table-cell table:formula="of:=[original.AB174]" office:value-type="float" office:value="0" calcext:value-type="float">
            <text:p>0</text:p>
          </table:table-cell>
          <table:table-cell table:formula="of:=[original.AC174]" office:value-type="float" office:value="0" calcext:value-type="float">
            <text:p>0</text:p>
          </table:table-cell>
          <table:table-cell table:formula="of:=[original.O174]" office:value-type="float" office:value="0" calcext:value-type="float">
            <text:p>0</text:p>
          </table:table-cell>
          <table:table-cell table:formula="of:=['patched-standard'.AB174]" office:value-type="float" office:value="0" calcext:value-type="float">
            <text:p>0</text:p>
          </table:table-cell>
          <table:table-cell table:formula="of:=['patched-standard'.AC174]" office:value-type="float" office:value="0" calcext:value-type="float">
            <text:p>0</text:p>
          </table:table-cell>
          <table:table-cell table:formula="of:=['patched-standard'.O174]" office:value-type="float" office:value="0" calcext:value-type="float">
            <text:p>0</text:p>
          </table:table-cell>
          <table:table-cell table:formula="of:=['patched-aggressive'.AB174]" office:value-type="float" office:value="0" calcext:value-type="float">
            <text:p>0</text:p>
          </table:table-cell>
          <table:table-cell table:formula="of:=['patched-aggressive'.AC174]" office:value-type="float" office:value="0" calcext:value-type="float">
            <text:p>0</text:p>
          </table:table-cell>
          <table:table-cell table:formula="of:=['patched-aggressive'.O174]" office:value-type="float" office:value="0" calcext:value-type="float">
            <text:p>0</text:p>
          </table:table-cell>
        </table:table-row>
        <table:table-row table:style-name="ro1">
          <table:table-cell table:formula="of:=[original.AB175]" office:value-type="float" office:value="0" calcext:value-type="float">
            <text:p>0</text:p>
          </table:table-cell>
          <table:table-cell table:formula="of:=[original.AC175]" office:value-type="float" office:value="0" calcext:value-type="float">
            <text:p>0</text:p>
          </table:table-cell>
          <table:table-cell table:formula="of:=[original.O175]" office:value-type="float" office:value="0" calcext:value-type="float">
            <text:p>0</text:p>
          </table:table-cell>
          <table:table-cell table:formula="of:=['patched-standard'.AB175]" office:value-type="float" office:value="0" calcext:value-type="float">
            <text:p>0</text:p>
          </table:table-cell>
          <table:table-cell table:formula="of:=['patched-standard'.AC175]" office:value-type="float" office:value="0" calcext:value-type="float">
            <text:p>0</text:p>
          </table:table-cell>
          <table:table-cell table:formula="of:=['patched-standard'.O175]" office:value-type="float" office:value="0" calcext:value-type="float">
            <text:p>0</text:p>
          </table:table-cell>
          <table:table-cell table:formula="of:=['patched-aggressive'.AB175]" office:value-type="float" office:value="0" calcext:value-type="float">
            <text:p>0</text:p>
          </table:table-cell>
          <table:table-cell table:formula="of:=['patched-aggressive'.AC175]" office:value-type="float" office:value="0" calcext:value-type="float">
            <text:p>0</text:p>
          </table:table-cell>
          <table:table-cell table:formula="of:=['patched-aggressive'.O175]" office:value-type="float" office:value="0" calcext:value-type="float">
            <text:p>0</text:p>
          </table:table-cell>
        </table:table-row>
        <table:table-row table:style-name="ro1">
          <table:table-cell table:formula="of:=[original.AB176]" office:value-type="float" office:value="0" calcext:value-type="float">
            <text:p>0</text:p>
          </table:table-cell>
          <table:table-cell table:formula="of:=[original.AC176]" office:value-type="float" office:value="0" calcext:value-type="float">
            <text:p>0</text:p>
          </table:table-cell>
          <table:table-cell table:formula="of:=[original.O176]" office:value-type="float" office:value="0" calcext:value-type="float">
            <text:p>0</text:p>
          </table:table-cell>
          <table:table-cell table:formula="of:=['patched-standard'.AB176]" office:value-type="float" office:value="0" calcext:value-type="float">
            <text:p>0</text:p>
          </table:table-cell>
          <table:table-cell table:formula="of:=['patched-standard'.AC176]" office:value-type="float" office:value="0" calcext:value-type="float">
            <text:p>0</text:p>
          </table:table-cell>
          <table:table-cell table:formula="of:=['patched-standard'.O176]" office:value-type="float" office:value="0" calcext:value-type="float">
            <text:p>0</text:p>
          </table:table-cell>
          <table:table-cell table:formula="of:=['patched-aggressive'.AB176]" office:value-type="float" office:value="0" calcext:value-type="float">
            <text:p>0</text:p>
          </table:table-cell>
          <table:table-cell table:formula="of:=['patched-aggressive'.AC176]" office:value-type="float" office:value="0" calcext:value-type="float">
            <text:p>0</text:p>
          </table:table-cell>
          <table:table-cell table:formula="of:=['patched-aggressive'.O176]" office:value-type="float" office:value="0" calcext:value-type="float">
            <text:p>0</text:p>
          </table:table-cell>
        </table:table-row>
        <table:table-row table:style-name="ro1">
          <table:table-cell table:formula="of:=[original.AB177]" office:value-type="float" office:value="0" calcext:value-type="float">
            <text:p>0</text:p>
          </table:table-cell>
          <table:table-cell table:formula="of:=[original.AC177]" office:value-type="float" office:value="0" calcext:value-type="float">
            <text:p>0</text:p>
          </table:table-cell>
          <table:table-cell table:formula="of:=[original.O177]" office:value-type="float" office:value="0" calcext:value-type="float">
            <text:p>0</text:p>
          </table:table-cell>
          <table:table-cell table:formula="of:=['patched-standard'.AB177]" office:value-type="float" office:value="0" calcext:value-type="float">
            <text:p>0</text:p>
          </table:table-cell>
          <table:table-cell table:formula="of:=['patched-standard'.AC177]" office:value-type="float" office:value="0" calcext:value-type="float">
            <text:p>0</text:p>
          </table:table-cell>
          <table:table-cell table:formula="of:=['patched-standard'.O177]" office:value-type="float" office:value="0" calcext:value-type="float">
            <text:p>0</text:p>
          </table:table-cell>
          <table:table-cell table:formula="of:=['patched-aggressive'.AB177]" office:value-type="float" office:value="0" calcext:value-type="float">
            <text:p>0</text:p>
          </table:table-cell>
          <table:table-cell table:formula="of:=['patched-aggressive'.AC177]" office:value-type="float" office:value="0" calcext:value-type="float">
            <text:p>0</text:p>
          </table:table-cell>
          <table:table-cell table:formula="of:=['patched-aggressive'.O177]" office:value-type="float" office:value="0" calcext:value-type="float">
            <text:p>0</text:p>
          </table:table-cell>
        </table:table-row>
        <table:table-row table:style-name="ro1">
          <table:table-cell table:formula="of:=[original.AB178]" office:value-type="float" office:value="0" calcext:value-type="float">
            <text:p>0</text:p>
          </table:table-cell>
          <table:table-cell table:formula="of:=[original.AC178]" office:value-type="float" office:value="0" calcext:value-type="float">
            <text:p>0</text:p>
          </table:table-cell>
          <table:table-cell table:formula="of:=[original.O178]" office:value-type="float" office:value="0" calcext:value-type="float">
            <text:p>0</text:p>
          </table:table-cell>
          <table:table-cell table:formula="of:=['patched-standard'.AB178]" office:value-type="float" office:value="0" calcext:value-type="float">
            <text:p>0</text:p>
          </table:table-cell>
          <table:table-cell table:formula="of:=['patched-standard'.AC178]" office:value-type="float" office:value="0" calcext:value-type="float">
            <text:p>0</text:p>
          </table:table-cell>
          <table:table-cell table:formula="of:=['patched-standard'.O178]" office:value-type="float" office:value="0" calcext:value-type="float">
            <text:p>0</text:p>
          </table:table-cell>
          <table:table-cell table:formula="of:=['patched-aggressive'.AB178]" office:value-type="float" office:value="0" calcext:value-type="float">
            <text:p>0</text:p>
          </table:table-cell>
          <table:table-cell table:formula="of:=['patched-aggressive'.AC178]" office:value-type="float" office:value="0" calcext:value-type="float">
            <text:p>0</text:p>
          </table:table-cell>
          <table:table-cell table:formula="of:=['patched-aggressive'.O178]" office:value-type="float" office:value="0" calcext:value-type="float">
            <text:p>0</text:p>
          </table:table-cell>
        </table:table-row>
        <table:table-row table:style-name="ro1">
          <table:table-cell table:formula="of:=[original.AB179]" office:value-type="float" office:value="0" calcext:value-type="float">
            <text:p>0</text:p>
          </table:table-cell>
          <table:table-cell table:formula="of:=[original.AC179]" office:value-type="float" office:value="0" calcext:value-type="float">
            <text:p>0</text:p>
          </table:table-cell>
          <table:table-cell table:formula="of:=[original.O179]" office:value-type="float" office:value="0" calcext:value-type="float">
            <text:p>0</text:p>
          </table:table-cell>
          <table:table-cell table:formula="of:=['patched-standard'.AB179]" office:value-type="float" office:value="0" calcext:value-type="float">
            <text:p>0</text:p>
          </table:table-cell>
          <table:table-cell table:formula="of:=['patched-standard'.AC179]" office:value-type="float" office:value="0" calcext:value-type="float">
            <text:p>0</text:p>
          </table:table-cell>
          <table:table-cell table:formula="of:=['patched-standard'.O179]" office:value-type="float" office:value="0" calcext:value-type="float">
            <text:p>0</text:p>
          </table:table-cell>
          <table:table-cell table:formula="of:=['patched-aggressive'.AB179]" office:value-type="float" office:value="0" calcext:value-type="float">
            <text:p>0</text:p>
          </table:table-cell>
          <table:table-cell table:formula="of:=['patched-aggressive'.AC179]" office:value-type="float" office:value="0" calcext:value-type="float">
            <text:p>0</text:p>
          </table:table-cell>
          <table:table-cell table:formula="of:=['patched-aggressive'.O179]" office:value-type="float" office:value="0" calcext:value-type="float">
            <text:p>0</text:p>
          </table:table-cell>
        </table:table-row>
        <table:table-row table:style-name="ro1">
          <table:table-cell table:formula="of:=[original.AB180]" office:value-type="float" office:value="0" calcext:value-type="float">
            <text:p>0</text:p>
          </table:table-cell>
          <table:table-cell table:formula="of:=[original.AC180]" office:value-type="float" office:value="0" calcext:value-type="float">
            <text:p>0</text:p>
          </table:table-cell>
          <table:table-cell table:formula="of:=[original.O180]" office:value-type="float" office:value="0" calcext:value-type="float">
            <text:p>0</text:p>
          </table:table-cell>
          <table:table-cell table:formula="of:=['patched-standard'.AB180]" office:value-type="float" office:value="0" calcext:value-type="float">
            <text:p>0</text:p>
          </table:table-cell>
          <table:table-cell table:formula="of:=['patched-standard'.AC180]" office:value-type="float" office:value="0" calcext:value-type="float">
            <text:p>0</text:p>
          </table:table-cell>
          <table:table-cell table:formula="of:=['patched-standard'.O180]" office:value-type="float" office:value="0" calcext:value-type="float">
            <text:p>0</text:p>
          </table:table-cell>
          <table:table-cell table:formula="of:=['patched-aggressive'.AB180]" office:value-type="float" office:value="0" calcext:value-type="float">
            <text:p>0</text:p>
          </table:table-cell>
          <table:table-cell table:formula="of:=['patched-aggressive'.AC180]" office:value-type="float" office:value="0" calcext:value-type="float">
            <text:p>0</text:p>
          </table:table-cell>
          <table:table-cell table:formula="of:=['patched-aggressive'.O180]" office:value-type="float" office:value="0" calcext:value-type="float">
            <text:p>0</text:p>
          </table:table-cell>
        </table:table-row>
      </table:table>
      <table:table table:name="orig, comm vs used" table:style-name="ta1">
        <table:shapes>
          <draw:frame draw:z-index="0" draw:style-name="gr1" draw:text-style-name="P1" svg:width="898.3pt" svg:height="636.94pt" svg:x="0.03pt" svg:y="0.03pt">
            <loext:p draw:notify-on-update-of-ranges="Sheet3.A2:Sheet3.A3 Sheet3.A4:Sheet3.A180 Sheet3.B2:Sheet3.B3 Sheet3.B4:Sheet3.B18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patched, comm vs used" table:style-name="ta1">
        <table:shapes>
          <draw:frame draw:z-index="0" draw:style-name="gr1" draw:text-style-name="P1" svg:width="898.3pt" svg:height="627.17pt" svg:x="0.03pt" svg:y="0.03pt">
            <loext:p draw:notify-on-update-of-ranges="Sheet3.D2:Sheet3.D3 Sheet3.D4:Sheet3.D180 Sheet3.E2:Sheet3.E3 Sheet3.E4:Sheet3.E18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patched-aggr, comm vs used" table:style-name="ta1">
        <table:shapes>
          <draw:frame draw:z-index="0" draw:style-name="gr1" draw:text-style-name="P1" svg:width="893.62pt" svg:height="623.4pt" svg:x="0.03pt" svg:y="0.03pt">
            <loext:p draw:notify-on-update-of-ranges="Sheet3.G2:Sheet3.G3 Sheet3.G4:Sheet3.G180 Sheet3.H2:Sheet3.H3 Sheet3.H4:Sheet3.H18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orig vs patched, comm" table:style-name="ta1">
        <table:shapes>
          <draw:frame draw:z-index="0" draw:style-name="gr1" draw:text-style-name="P1" svg:width="893.62pt" svg:height="622.63pt" svg:x="0.03pt" svg:y="0.03pt">
            <loext:p draw:notify-on-update-of-ranges="Sheet3.A2:Sheet3.A3 Sheet3.A4:Sheet3.A180 Sheet3.D2:Sheet3.D3 Sheet3.D4:Sheet3.D18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orig vs patched, rss" table:style-name="ta1">
        <table:shapes>
          <draw:frame draw:z-index="0" draw:style-name="gr1" draw:text-style-name="P1" svg:width="894.42pt" svg:height="639.95pt" svg:x="0.03pt" svg:y="0.03pt">
            <loext:p draw:notify-on-update-of-ranges="Sheet3.C2:Sheet3.C3 Sheet3.C4:Sheet3.C180 Sheet3.F2:Sheet3.F3 Sheet3.F4:Sheet3.F18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5">00/00/0000</text:date>, <text:time style:data-style-name="N2" text:time-value="13:23:07.395194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39:07.368535656</meta:creation-date>
    <dc:date>2020-04-15T13:24:00.283146991</dc:date>
    <meta:editing-duration>PT55M54S</meta:editing-duration>
    <meta:editing-cycles>32</meta:editing-cycles>
    <meta:generator>LibreOffice/5.1.6.2$Linux_X86_64 LibreOffice_project/10m0$Build-2</meta:generator>
    <meta:document-statistic meta:table-count="9" meta:cell-count="2196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07cm" svg:y="3.952cm" style:legend-expansion="high" chart:style-name="ch2"/>
        <chart:plot-area chart:style-name="ch3" table:cell-range-address="Sheet3.C2:Sheet3.C180 Sheet3.F2:Sheet3.F180" chart:data-source-has-labels="row" svg:x="0.32cm" svg:y="0.18cm" svg:width="11.767cm" svg:height="8.64cm">
          <chartooo:coordinate-region svg:x="1.682cm" svg:y="0.301cm" svg:width="10.405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4:Sheet3.C180" chart:label-cell-address="Sheet3.C2:Sheet3.C3" chart:class="chart:line">
            <chart:data-point chart:repeated="177"/>
          </chart:series>
          <chart:series chart:style-name="ch7" chart:values-cell-range-address="Sheet3.F4:Sheet3.F180" chart:label-cell-address="Sheet3.F2:Sheet3.F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rss-all</text:p>
                <text:list>
                  <text:list-item>
                    <text:p>original</text:p>
                  </text:list-item>
                  <text:list-item>
                    <text:p>rss-all</text:p>
                  </text:list-item>
                </text:list>
                <draw:g>
                  <svg:desc>Sheet3.C2:Sheet3.C3</svg:desc>
                </draw:g>
              </table:table-cell>
              <table:table-cell office:value-type="string">
                <text:p>patched rss-all</text:p>
                <text:list>
                  <text:list-item>
                    <text:p>patched</text:p>
                  </text:list-item>
                  <text:list-item>
                    <text:p>rss-all</text:p>
                  </text:list-item>
                </text:list>
                <draw:g>
                  <svg:desc>Sheet3.F2:Sheet3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4:Sheet3.C180</svg:desc>
                </draw:g>
              </table:table-cell>
              <table:table-cell office:value-type="float" office:value="0">
                <text:p>0</text:p>
                <draw:g>
                  <svg:desc>Sheet3.F4:Sheet3.F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376">
                <text:p>33376</text:p>
              </table:table-cell>
              <table:table-cell office:value-type="float" office:value="33180">
                <text:p>331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872">
                <text:p>120872</text:p>
              </table:table-cell>
              <table:table-cell office:value-type="float" office:value="120460">
                <text:p>1204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9220">
                <text:p>229220</text:p>
              </table:table-cell>
              <table:table-cell office:value-type="float" office:value="227420">
                <text:p>2274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5296">
                <text:p>275296</text:p>
              </table:table-cell>
              <table:table-cell office:value-type="float" office:value="269864">
                <text:p>269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960">
                <text:p>120960</text:p>
              </table:table-cell>
              <table:table-cell office:value-type="float" office:value="116484">
                <text:p>116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960">
                <text:p>120960</text:p>
              </table:table-cell>
              <table:table-cell office:value-type="float" office:value="116484">
                <text:p>116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960">
                <text:p>120960</text:p>
              </table:table-cell>
              <table:table-cell office:value-type="float" office:value="116484">
                <text:p>116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960">
                <text:p>120960</text:p>
              </table:table-cell>
              <table:table-cell office:value-type="float" office:value="116484">
                <text:p>116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300">
                <text:p>190300</text:p>
              </table:table-cell>
              <table:table-cell office:value-type="float" office:value="194532">
                <text:p>194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5876">
                <text:p>285876</text:p>
              </table:table-cell>
              <table:table-cell office:value-type="float" office:value="290976">
                <text:p>2909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9904">
                <text:p>379904</text:p>
              </table:table-cell>
              <table:table-cell office:value-type="float" office:value="387516">
                <text:p>387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6920">
                <text:p>466920</text:p>
              </table:table-cell>
              <table:table-cell office:value-type="float" office:value="481844">
                <text:p>4818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1992">
                <text:p>571992</text:p>
              </table:table-cell>
              <table:table-cell office:value-type="float" office:value="618016">
                <text:p>618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0172">
                <text:p>580172</text:p>
              </table:table-cell>
              <table:table-cell office:value-type="float" office:value="588108">
                <text:p>588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0172">
                <text:p>580172</text:p>
              </table:table-cell>
              <table:table-cell office:value-type="float" office:value="588108">
                <text:p>5881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0172">
                <text:p>580172</text:p>
              </table:table-cell>
              <table:table-cell office:value-type="float" office:value="588108">
                <text:p>5881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0172">
                <text:p>580172</text:p>
              </table:table-cell>
              <table:table-cell office:value-type="float" office:value="588108">
                <text:p>588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0172">
                <text:p>580172</text:p>
              </table:table-cell>
              <table:table-cell office:value-type="float" office:value="588108">
                <text:p>588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0172">
                <text:p>580172</text:p>
              </table:table-cell>
              <table:table-cell office:value-type="float" office:value="588108">
                <text:p>5881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0172">
                <text:p>580172</text:p>
              </table:table-cell>
              <table:table-cell office:value-type="float" office:value="588108">
                <text:p>5881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0172">
                <text:p>580172</text:p>
              </table:table-cell>
              <table:table-cell office:value-type="float" office:value="588108">
                <text:p>588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0136">
                <text:p>580136</text:p>
              </table:table-cell>
              <table:table-cell office:value-type="float" office:value="505692">
                <text:p>5056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0136">
                <text:p>580136</text:p>
              </table:table-cell>
              <table:table-cell office:value-type="float" office:value="505692">
                <text:p>5056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0136">
                <text:p>580136</text:p>
              </table:table-cell>
              <table:table-cell office:value-type="float" office:value="505692">
                <text:p>5056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0136">
                <text:p>580136</text:p>
              </table:table-cell>
              <table:table-cell office:value-type="float" office:value="505692">
                <text:p>505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0136">
                <text:p>580136</text:p>
              </table:table-cell>
              <table:table-cell office:value-type="float" office:value="505692">
                <text:p>5056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0136">
                <text:p>580136</text:p>
              </table:table-cell>
              <table:table-cell office:value-type="float" office:value="505692">
                <text:p>5056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136">
                <text:p>580136</text:p>
              </table:table-cell>
              <table:table-cell office:value-type="float" office:value="505692">
                <text:p>5056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136">
                <text:p>580136</text:p>
              </table:table-cell>
              <table:table-cell office:value-type="float" office:value="505692">
                <text:p>505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4420">
                <text:p>574420</text:p>
              </table:table-cell>
              <table:table-cell office:value-type="float" office:value="417672">
                <text:p>4176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4420">
                <text:p>574420</text:p>
              </table:table-cell>
              <table:table-cell office:value-type="float" office:value="417672">
                <text:p>4176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4420">
                <text:p>574420</text:p>
              </table:table-cell>
              <table:table-cell office:value-type="float" office:value="417672">
                <text:p>4176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4420">
                <text:p>574420</text:p>
              </table:table-cell>
              <table:table-cell office:value-type="float" office:value="417672">
                <text:p>4176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4420">
                <text:p>574420</text:p>
              </table:table-cell>
              <table:table-cell office:value-type="float" office:value="417672">
                <text:p>4176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4420">
                <text:p>574420</text:p>
              </table:table-cell>
              <table:table-cell office:value-type="float" office:value="417672">
                <text:p>4176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4420">
                <text:p>574420</text:p>
              </table:table-cell>
              <table:table-cell office:value-type="float" office:value="417672">
                <text:p>417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4420">
                <text:p>574420</text:p>
              </table:table-cell>
              <table:table-cell office:value-type="float" office:value="417672">
                <text:p>4176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5124">
                <text:p>535124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5124">
                <text:p>535124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5124">
                <text:p>535124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5124">
                <text:p>535124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5124">
                <text:p>535124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5124">
                <text:p>535124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5124">
                <text:p>535124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5124">
                <text:p>535124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94788">
                <text:p>494788</text:p>
              </table:table-cell>
              <table:table-cell office:value-type="float" office:value="280408">
                <text:p>2804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9276">
                <text:p>499276</text:p>
              </table:table-cell>
              <table:table-cell office:value-type="float" office:value="369772">
                <text:p>3697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5348">
                <text:p>505348</text:p>
              </table:table-cell>
              <table:table-cell office:value-type="float" office:value="462428">
                <text:p>4624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88316">
                <text:p>588316</text:p>
              </table:table-cell>
              <table:table-cell office:value-type="float" office:value="551060">
                <text:p>55106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81368">
                <text:p>681368</text:p>
              </table:table-cell>
              <table:table-cell office:value-type="float" office:value="643716">
                <text:p>6437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87440">
                <text:p>687440</text:p>
              </table:table-cell>
              <table:table-cell office:value-type="float" office:value="684464">
                <text:p>6844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87440">
                <text:p>687440</text:p>
              </table:table-cell>
              <table:table-cell office:value-type="float" office:value="684464">
                <text:p>6844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7440">
                <text:p>687440</text:p>
              </table:table-cell>
              <table:table-cell office:value-type="float" office:value="684464">
                <text:p>6844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87440">
                <text:p>687440</text:p>
              </table:table-cell>
              <table:table-cell office:value-type="float" office:value="684464">
                <text:p>6844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7440">
                <text:p>687440</text:p>
              </table:table-cell>
              <table:table-cell office:value-type="float" office:value="684536">
                <text:p>6845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7440">
                <text:p>687440</text:p>
              </table:table-cell>
              <table:table-cell office:value-type="float" office:value="684536">
                <text:p>6845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87440">
                <text:p>687440</text:p>
              </table:table-cell>
              <table:table-cell office:value-type="float" office:value="684536">
                <text:p>6845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7440">
                <text:p>687440</text:p>
              </table:table-cell>
              <table:table-cell office:value-type="float" office:value="684536">
                <text:p>6845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87440">
                <text:p>687440</text:p>
              </table:table-cell>
              <table:table-cell office:value-type="float" office:value="607008">
                <text:p>6070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7440">
                <text:p>687440</text:p>
              </table:table-cell>
              <table:table-cell office:value-type="float" office:value="607008">
                <text:p>6070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87440">
                <text:p>687440</text:p>
              </table:table-cell>
              <table:table-cell office:value-type="float" office:value="607008">
                <text:p>6070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7440">
                <text:p>687440</text:p>
              </table:table-cell>
              <table:table-cell office:value-type="float" office:value="607008">
                <text:p>6070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87440">
                <text:p>687440</text:p>
              </table:table-cell>
              <table:table-cell office:value-type="float" office:value="607008">
                <text:p>6070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87440">
                <text:p>687440</text:p>
              </table:table-cell>
              <table:table-cell office:value-type="float" office:value="607008">
                <text:p>6070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87440">
                <text:p>687440</text:p>
              </table:table-cell>
              <table:table-cell office:value-type="float" office:value="607008">
                <text:p>6070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87440">
                <text:p>687440</text:p>
              </table:table-cell>
              <table:table-cell office:value-type="float" office:value="607008">
                <text:p>6070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7276">
                <text:p>687276</text:p>
              </table:table-cell>
              <table:table-cell office:value-type="float" office:value="520508">
                <text:p>5205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7276">
                <text:p>687276</text:p>
              </table:table-cell>
              <table:table-cell office:value-type="float" office:value="520508">
                <text:p>5205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7276">
                <text:p>687276</text:p>
              </table:table-cell>
              <table:table-cell office:value-type="float" office:value="520508">
                <text:p>5205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7276">
                <text:p>687276</text:p>
              </table:table-cell>
              <table:table-cell office:value-type="float" office:value="520508">
                <text:p>5205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7276">
                <text:p>687276</text:p>
              </table:table-cell>
              <table:table-cell office:value-type="float" office:value="520508">
                <text:p>5205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7276">
                <text:p>687276</text:p>
              </table:table-cell>
              <table:table-cell office:value-type="float" office:value="520508">
                <text:p>5205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7276">
                <text:p>687276</text:p>
              </table:table-cell>
              <table:table-cell office:value-type="float" office:value="520508">
                <text:p>5205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87276">
                <text:p>687276</text:p>
              </table:table-cell>
              <table:table-cell office:value-type="float" office:value="520508">
                <text:p>5205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59476">
                <text:p>659476</text:p>
              </table:table-cell>
              <table:table-cell office:value-type="float" office:value="434020">
                <text:p>43402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59476">
                <text:p>659476</text:p>
              </table:table-cell>
              <table:table-cell office:value-type="float" office:value="434020">
                <text:p>4340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59476">
                <text:p>659476</text:p>
              </table:table-cell>
              <table:table-cell office:value-type="float" office:value="434020">
                <text:p>4340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59476">
                <text:p>659476</text:p>
              </table:table-cell>
              <table:table-cell office:value-type="float" office:value="434020">
                <text:p>4340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59476">
                <text:p>659476</text:p>
              </table:table-cell>
              <table:table-cell office:value-type="float" office:value="434020">
                <text:p>4340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59476">
                <text:p>659476</text:p>
              </table:table-cell>
              <table:table-cell office:value-type="float" office:value="434020">
                <text:p>4340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59476">
                <text:p>659476</text:p>
              </table:table-cell>
              <table:table-cell office:value-type="float" office:value="434020">
                <text:p>43402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59476">
                <text:p>659476</text:p>
              </table:table-cell>
              <table:table-cell office:value-type="float" office:value="434020">
                <text:p>4340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34008">
                <text:p>634008</text:p>
              </table:table-cell>
              <table:table-cell office:value-type="float" office:value="347604">
                <text:p>3476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34008">
                <text:p>634008</text:p>
              </table:table-cell>
              <table:table-cell office:value-type="float" office:value="347604">
                <text:p>3476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34008">
                <text:p>634008</text:p>
              </table:table-cell>
              <table:table-cell office:value-type="float" office:value="347604">
                <text:p>3476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34008">
                <text:p>634008</text:p>
              </table:table-cell>
              <table:table-cell office:value-type="float" office:value="347604">
                <text:p>3476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34008">
                <text:p>634008</text:p>
              </table:table-cell>
              <table:table-cell office:value-type="float" office:value="347604">
                <text:p>3476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34008">
                <text:p>634008</text:p>
              </table:table-cell>
              <table:table-cell office:value-type="float" office:value="347604">
                <text:p>3476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34008">
                <text:p>634008</text:p>
              </table:table-cell>
              <table:table-cell office:value-type="float" office:value="347604">
                <text:p>3476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34008">
                <text:p>634008</text:p>
              </table:table-cell>
              <table:table-cell office:value-type="float" office:value="347604">
                <text:p>3476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9536">
                <text:p>189536</text:p>
              </table:table-cell>
              <table:table-cell office:value-type="float" office:value="148376">
                <text:p>1483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9536">
                <text:p>189536</text:p>
              </table:table-cell>
              <table:table-cell office:value-type="float" office:value="148376">
                <text:p>1483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9536">
                <text:p>189536</text:p>
              </table:table-cell>
              <table:table-cell office:value-type="float" office:value="148376">
                <text:p>1483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9536">
                <text:p>189536</text:p>
              </table:table-cell>
              <table:table-cell office:value-type="float" office:value="148376">
                <text:p>1483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91cm" svg:height="22.471cm" xlink:href=".." xlink:type="simple" chart:class="chart:line" chart:style-name="ch1">
        <chart:legend chart:legend-position="end" svg:x="27.331cm" svg:y="10.687cm" style:legend-expansion="high" chart:style-name="ch2"/>
        <chart:plot-area chart:style-name="ch3" table:cell-range-address="Sheet3.A2:Sheet3.B180" chart:data-source-has-labels="row" svg:x="0.633cm" svg:y="0.449cm" svg:width="26.065cm" svg:height="21.573cm">
          <chartooo:coordinate-region svg:x="1.995cm" svg:y="0.57cm" svg:width="24.703cm" svg:height="20.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80" chart:label-cell-address="Sheet3.A2:Sheet3.A3" chart:class="chart:line">
            <chart:data-point chart:repeated="177"/>
          </chart:series>
          <chart:series chart:style-name="ch7" chart:values-cell-range-address="Sheet3.B4:Sheet3.B180" chart:label-cell-address="Sheet3.B2:Sheet3.B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original meta-used</text:p>
                <text:list>
                  <text:list-item>
                    <text:p>original</text:p>
                  </text:list-item>
                  <text:list-item>
                    <text:p>meta-used</text:p>
                  </text:list-item>
                </text:list>
                <draw:g>
                  <svg:desc>Sheet3.B2:Sheet3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80</svg:desc>
                </draw:g>
              </table:table-cell>
              <table:table-cell office:value-type="float" office:value="0">
                <text:p>0</text:p>
                <draw:g>
                  <svg:desc>Sheet3.B4:Sheet3.B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0">
                <text:p>44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52">
                <text:p>13952</text:p>
              </table:table-cell>
              <table:table-cell office:value-type="float" office:value="11729">
                <text:p>117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76">
                <text:p>14976</text:p>
              </table:table-cell>
              <table:table-cell office:value-type="float" office:value="12691">
                <text:p>12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76">
                <text:p>14976</text:p>
              </table:table-cell>
              <table:table-cell office:value-type="float" office:value="12958">
                <text:p>129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976">
                <text:p>14976</text:p>
              </table:table-cell>
              <table:table-cell office:value-type="float" office:value="13031">
                <text:p>13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76">
                <text:p>14976</text:p>
              </table:table-cell>
              <table:table-cell office:value-type="float" office:value="13031">
                <text:p>13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976">
                <text:p>14976</text:p>
              </table:table-cell>
              <table:table-cell office:value-type="float" office:value="13031">
                <text:p>13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976">
                <text:p>14976</text:p>
              </table:table-cell>
              <table:table-cell office:value-type="float" office:value="13031">
                <text:p>130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980">
                <text:p>75980</text:p>
              </table:table-cell>
              <table:table-cell office:value-type="float" office:value="70870">
                <text:p>708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828">
                <text:p>170828</text:p>
              </table:table-cell>
              <table:table-cell office:value-type="float" office:value="160446">
                <text:p>160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8108">
                <text:p>268108</text:p>
              </table:table-cell>
              <table:table-cell office:value-type="float" office:value="252034">
                <text:p>2520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7580">
                <text:p>357580</text:p>
              </table:table-cell>
              <table:table-cell office:value-type="float" office:value="336678">
                <text:p>3366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3836">
                <text:p>453836</text:p>
              </table:table-cell>
              <table:table-cell office:value-type="float" office:value="427530">
                <text:p>4275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6380">
                <text:p>466380</text:p>
              </table:table-cell>
              <table:table-cell office:value-type="float" office:value="272299">
                <text:p>2722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6380">
                <text:p>466380</text:p>
              </table:table-cell>
              <table:table-cell office:value-type="float" office:value="272299">
                <text:p>272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6380">
                <text:p>466380</text:p>
              </table:table-cell>
              <table:table-cell office:value-type="float" office:value="272299">
                <text:p>2722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6380">
                <text:p>466380</text:p>
              </table:table-cell>
              <table:table-cell office:value-type="float" office:value="272299">
                <text:p>2722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6380">
                <text:p>466380</text:p>
              </table:table-cell>
              <table:table-cell office:value-type="float" office:value="272300">
                <text:p>2723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6380">
                <text:p>466380</text:p>
              </table:table-cell>
              <table:table-cell office:value-type="float" office:value="272300">
                <text:p>2723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6380">
                <text:p>466380</text:p>
              </table:table-cell>
              <table:table-cell office:value-type="float" office:value="272300">
                <text:p>2723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6380">
                <text:p>466380</text:p>
              </table:table-cell>
              <table:table-cell office:value-type="float" office:value="272300">
                <text:p>2723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5420">
                <text:p>425420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5420">
                <text:p>425420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5420">
                <text:p>425420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5420">
                <text:p>425420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5420">
                <text:p>425420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5420">
                <text:p>425420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5420">
                <text:p>425420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5420">
                <text:p>425420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80364">
                <text:p>380364</text:p>
              </table:table-cell>
              <table:table-cell office:value-type="float" office:value="151310">
                <text:p>1513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0364">
                <text:p>380364</text:p>
              </table:table-cell>
              <table:table-cell office:value-type="float" office:value="249497">
                <text:p>2494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0364">
                <text:p>380364</text:p>
              </table:table-cell>
              <table:table-cell office:value-type="float" office:value="343194">
                <text:p>3431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3820">
                <text:p>463820</text:p>
              </table:table-cell>
              <table:table-cell office:value-type="float" office:value="435928">
                <text:p>4359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58668">
                <text:p>558668</text:p>
              </table:table-cell>
              <table:table-cell office:value-type="float" office:value="526499">
                <text:p>5264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4044">
                <text:p>564044</text:p>
              </table:table-cell>
              <table:table-cell office:value-type="float" office:value="445129">
                <text:p>4451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4044">
                <text:p>564044</text:p>
              </table:table-cell>
              <table:table-cell office:value-type="float" office:value="445129">
                <text:p>4451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64044">
                <text:p>564044</text:p>
              </table:table-cell>
              <table:table-cell office:value-type="float" office:value="445129">
                <text:p>4451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4044">
                <text:p>564044</text:p>
              </table:table-cell>
              <table:table-cell office:value-type="float" office:value="445129">
                <text:p>4451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4044">
                <text:p>564044</text:p>
              </table:table-cell>
              <table:table-cell office:value-type="float" office:value="445129">
                <text:p>4451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4044">
                <text:p>564044</text:p>
              </table:table-cell>
              <table:table-cell office:value-type="float" office:value="445129">
                <text:p>4451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4044">
                <text:p>564044</text:p>
              </table:table-cell>
              <table:table-cell office:value-type="float" office:value="445129">
                <text:p>4451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4044">
                <text:p>564044</text:p>
              </table:table-cell>
              <table:table-cell office:value-type="float" office:value="445129">
                <text:p>4451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4044">
                <text:p>564044</text:p>
              </table:table-cell>
              <table:table-cell office:value-type="float" office:value="358716">
                <text:p>3587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4044">
                <text:p>564044</text:p>
              </table:table-cell>
              <table:table-cell office:value-type="float" office:value="358716">
                <text:p>3587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4044">
                <text:p>564044</text:p>
              </table:table-cell>
              <table:table-cell office:value-type="float" office:value="358716">
                <text:p>3587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4044">
                <text:p>564044</text:p>
              </table:table-cell>
              <table:table-cell office:value-type="float" office:value="358716">
                <text:p>3587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64044">
                <text:p>564044</text:p>
              </table:table-cell>
              <table:table-cell office:value-type="float" office:value="358716">
                <text:p>3587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4044">
                <text:p>564044</text:p>
              </table:table-cell>
              <table:table-cell office:value-type="float" office:value="358716">
                <text:p>3587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64044">
                <text:p>564044</text:p>
              </table:table-cell>
              <table:table-cell office:value-type="float" office:value="358716">
                <text:p>3587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4044">
                <text:p>564044</text:p>
              </table:table-cell>
              <table:table-cell office:value-type="float" office:value="358716">
                <text:p>3587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5372">
                <text:p>535372</text:p>
              </table:table-cell>
              <table:table-cell office:value-type="float" office:value="272302">
                <text:p>2723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5372">
                <text:p>535372</text:p>
              </table:table-cell>
              <table:table-cell office:value-type="float" office:value="272302">
                <text:p>2723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35372">
                <text:p>535372</text:p>
              </table:table-cell>
              <table:table-cell office:value-type="float" office:value="272302">
                <text:p>2723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5372">
                <text:p>535372</text:p>
              </table:table-cell>
              <table:table-cell office:value-type="float" office:value="272302">
                <text:p>2723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5372">
                <text:p>535372</text:p>
              </table:table-cell>
              <table:table-cell office:value-type="float" office:value="272304">
                <text:p>2723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5372">
                <text:p>535372</text:p>
              </table:table-cell>
              <table:table-cell office:value-type="float" office:value="272304">
                <text:p>2723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5372">
                <text:p>535372</text:p>
              </table:table-cell>
              <table:table-cell office:value-type="float" office:value="272304">
                <text:p>2723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5372">
                <text:p>535372</text:p>
              </table:table-cell>
              <table:table-cell office:value-type="float" office:value="272304">
                <text:p>2723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6432">
                <text:p>66432</text:p>
              </table:table-cell>
              <table:table-cell office:value-type="float" office:value="13074">
                <text:p>130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6432">
                <text:p>66432</text:p>
              </table:table-cell>
              <table:table-cell office:value-type="float" office:value="13074">
                <text:p>130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6432">
                <text:p>66432</text:p>
              </table:table-cell>
              <table:table-cell office:value-type="float" office:value="13074">
                <text:p>130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6432">
                <text:p>66432</text:p>
              </table:table-cell>
              <table:table-cell office:value-type="float" office:value="13074">
                <text:p>130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91cm" svg:height="22.126cm" xlink:href=".." xlink:type="simple" chart:class="chart:line" chart:style-name="ch1">
        <chart:legend chart:legend-position="end" svg:x="27.198cm" svg:y="10.515cm" style:legend-expansion="high" chart:style-name="ch2"/>
        <chart:plot-area chart:style-name="ch3" table:cell-range-address="Sheet3.D2:Sheet3.E180" chart:data-source-has-labels="row" svg:x="0.633cm" svg:y="0.442cm" svg:width="25.932cm" svg:height="21.242cm">
          <chartooo:coordinate-region svg:x="1.995cm" svg:y="0.563cm" svg:width="24.569cm" svg:height="20.1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D4:Sheet3.D180" chart:label-cell-address="Sheet3.D2:Sheet3.D3" chart:class="chart:line">
            <chart:data-point chart:repeated="177"/>
          </chart:series>
          <chart:series chart:style-name="ch7" chart:values-cell-range-address="Sheet3.E4:Sheet3.E180" chart:label-cell-address="Sheet3.E2:Sheet3.E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ed meta-comm</text:p>
                <text:list>
                  <text:list-item>
                    <text:p>patched</text:p>
                  </text:list-item>
                  <text:list-item>
                    <text:p>meta-comm</text:p>
                  </text:list-item>
                </text:list>
                <draw:g>
                  <svg:desc>Sheet3.D2:Sheet3.D3</svg:desc>
                </draw:g>
              </table:table-cell>
              <table:table-cell office:value-type="string">
                <text:p>patched meta-used</text:p>
                <text:list>
                  <text:list-item>
                    <text:p>patched</text:p>
                  </text:list-item>
                  <text:list-item>
                    <text:p>meta-used</text:p>
                  </text:list-item>
                </text:list>
                <draw:g>
                  <svg:desc>Sheet3.E2:Sheet3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D4:Sheet3.D180</svg:desc>
                </draw:g>
              </table:table-cell>
              <table:table-cell office:value-type="float" office:value="0">
                <text:p>0</text:p>
                <draw:g>
                  <svg:desc>Sheet3.E4:Sheet3.E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">
                <text:p>19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96">
                <text:p>12096</text:p>
              </table:table-cell>
              <table:table-cell office:value-type="float" office:value="11828">
                <text:p>118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20">
                <text:p>13120</text:p>
              </table:table-cell>
              <table:table-cell office:value-type="float" office:value="12836">
                <text:p>12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76">
                <text:p>13376</text:p>
              </table:table-cell>
              <table:table-cell office:value-type="float" office:value="13131">
                <text:p>13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376">
                <text:p>13376</text:p>
              </table:table-cell>
              <table:table-cell office:value-type="float" office:value="13184">
                <text:p>131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376">
                <text:p>13376</text:p>
              </table:table-cell>
              <table:table-cell office:value-type="float" office:value="13184">
                <text:p>13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376">
                <text:p>13376</text:p>
              </table:table-cell>
              <table:table-cell office:value-type="float" office:value="13184">
                <text:p>131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76">
                <text:p>13376</text:p>
              </table:table-cell>
              <table:table-cell office:value-type="float" office:value="13184">
                <text:p>131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224">
                <text:p>76224</text:p>
              </table:table-cell>
              <table:table-cell office:value-type="float" office:value="75976">
                <text:p>759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232">
                <text:p>167232</text:p>
              </table:table-cell>
              <table:table-cell office:value-type="float" office:value="166852">
                <text:p>1668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9584">
                <text:p>259584</text:p>
              </table:table-cell>
              <table:table-cell office:value-type="float" office:value="259015">
                <text:p>259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4832">
                <text:p>344832</text:p>
              </table:table-cell>
              <table:table-cell office:value-type="float" office:value="344231">
                <text:p>344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6288">
                <text:p>436288</text:p>
              </table:table-cell>
              <table:table-cell office:value-type="float" office:value="435609">
                <text:p>4356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5872">
                <text:p>455872</text:p>
              </table:table-cell>
              <table:table-cell office:value-type="float" office:value="455145">
                <text:p>455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872">
                <text:p>455872</text:p>
              </table:table-cell>
              <table:table-cell office:value-type="float" office:value="455145">
                <text:p>4551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5872">
                <text:p>455872</text:p>
              </table:table-cell>
              <table:table-cell office:value-type="float" office:value="455145">
                <text:p>4551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5872">
                <text:p>455872</text:p>
              </table:table-cell>
              <table:table-cell office:value-type="float" office:value="455145">
                <text:p>4551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5872">
                <text:p>455872</text:p>
              </table:table-cell>
              <table:table-cell office:value-type="float" office:value="455145">
                <text:p>4551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5872">
                <text:p>455872</text:p>
              </table:table-cell>
              <table:table-cell office:value-type="float" office:value="455145">
                <text:p>4551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5872">
                <text:p>455872</text:p>
              </table:table-cell>
              <table:table-cell office:value-type="float" office:value="455145">
                <text:p>4551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5872">
                <text:p>455872</text:p>
              </table:table-cell>
              <table:table-cell office:value-type="float" office:value="455145">
                <text:p>4551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7344">
                <text:p>377344</text:p>
              </table:table-cell>
              <table:table-cell office:value-type="float" office:value="366757">
                <text:p>3667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7344">
                <text:p>377344</text:p>
              </table:table-cell>
              <table:table-cell office:value-type="float" office:value="366757">
                <text:p>3667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7344">
                <text:p>377344</text:p>
              </table:table-cell>
              <table:table-cell office:value-type="float" office:value="366757">
                <text:p>3667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7344">
                <text:p>377344</text:p>
              </table:table-cell>
              <table:table-cell office:value-type="float" office:value="366757">
                <text:p>3667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7344">
                <text:p>377344</text:p>
              </table:table-cell>
              <table:table-cell office:value-type="float" office:value="366757">
                <text:p>3667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7344">
                <text:p>377344</text:p>
              </table:table-cell>
              <table:table-cell office:value-type="float" office:value="366757">
                <text:p>3667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7344">
                <text:p>377344</text:p>
              </table:table-cell>
              <table:table-cell office:value-type="float" office:value="366757">
                <text:p>3667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7344">
                <text:p>377344</text:p>
              </table:table-cell>
              <table:table-cell office:value-type="float" office:value="366757">
                <text:p>3667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8832">
                <text:p>288832</text:p>
              </table:table-cell>
              <table:table-cell office:value-type="float" office:value="278370">
                <text:p>2783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8832">
                <text:p>288832</text:p>
              </table:table-cell>
              <table:table-cell office:value-type="float" office:value="278370">
                <text:p>27837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8832">
                <text:p>288832</text:p>
              </table:table-cell>
              <table:table-cell office:value-type="float" office:value="278370">
                <text:p>2783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832">
                <text:p>288832</text:p>
              </table:table-cell>
              <table:table-cell office:value-type="float" office:value="278370">
                <text:p>2783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8832">
                <text:p>288832</text:p>
              </table:table-cell>
              <table:table-cell office:value-type="float" office:value="278371">
                <text:p>2783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8832">
                <text:p>288832</text:p>
              </table:table-cell>
              <table:table-cell office:value-type="float" office:value="278371">
                <text:p>2783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8832">
                <text:p>288832</text:p>
              </table:table-cell>
              <table:table-cell office:value-type="float" office:value="278371">
                <text:p>2783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8832">
                <text:p>288832</text:p>
              </table:table-cell>
              <table:table-cell office:value-type="float" office:value="278371">
                <text:p>2783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448">
                <text:p>200448</text:p>
              </table:table-cell>
              <table:table-cell office:value-type="float" office:value="189983">
                <text:p>1899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448">
                <text:p>200448</text:p>
              </table:table-cell>
              <table:table-cell office:value-type="float" office:value="189983">
                <text:p>1899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448">
                <text:p>200448</text:p>
              </table:table-cell>
              <table:table-cell office:value-type="float" office:value="189983">
                <text:p>1899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448">
                <text:p>200448</text:p>
              </table:table-cell>
              <table:table-cell office:value-type="float" office:value="189983">
                <text:p>1899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448">
                <text:p>200448</text:p>
              </table:table-cell>
              <table:table-cell office:value-type="float" office:value="189983">
                <text:p>1899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448">
                <text:p>200448</text:p>
              </table:table-cell>
              <table:table-cell office:value-type="float" office:value="189983">
                <text:p>1899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448">
                <text:p>200448</text:p>
              </table:table-cell>
              <table:table-cell office:value-type="float" office:value="189983">
                <text:p>1899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448">
                <text:p>200448</text:p>
              </table:table-cell>
              <table:table-cell office:value-type="float" office:value="189983">
                <text:p>1899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6560">
                <text:p>146560</text:p>
              </table:table-cell>
              <table:table-cell office:value-type="float" office:value="144202">
                <text:p>1442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5968">
                <text:p>235968</text:p>
              </table:table-cell>
              <table:table-cell office:value-type="float" office:value="235419">
                <text:p>2354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8640">
                <text:p>328640</text:p>
              </table:table-cell>
              <table:table-cell office:value-type="float" office:value="328025">
                <text:p>3280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5936">
                <text:p>415936</text:p>
              </table:table-cell>
              <table:table-cell office:value-type="float" office:value="415235">
                <text:p>4152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07200">
                <text:p>507200</text:p>
              </table:table-cell>
              <table:table-cell office:value-type="float" office:value="506418">
                <text:p>5064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44320">
                <text:p>544320</text:p>
              </table:table-cell>
              <table:table-cell office:value-type="float" office:value="543535">
                <text:p>5435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44320">
                <text:p>544320</text:p>
              </table:table-cell>
              <table:table-cell office:value-type="float" office:value="543535">
                <text:p>5435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4320">
                <text:p>544320</text:p>
              </table:table-cell>
              <table:table-cell office:value-type="float" office:value="543535">
                <text:p>5435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4320">
                <text:p>544320</text:p>
              </table:table-cell>
              <table:table-cell office:value-type="float" office:value="543535">
                <text:p>5435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44320">
                <text:p>544320</text:p>
              </table:table-cell>
              <table:table-cell office:value-type="float" office:value="543535">
                <text:p>5435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44320">
                <text:p>544320</text:p>
              </table:table-cell>
              <table:table-cell office:value-type="float" office:value="543535">
                <text:p>5435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44320">
                <text:p>544320</text:p>
              </table:table-cell>
              <table:table-cell office:value-type="float" office:value="543535">
                <text:p>5435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44320">
                <text:p>544320</text:p>
              </table:table-cell>
              <table:table-cell office:value-type="float" office:value="543535">
                <text:p>5435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6816">
                <text:p>466816</text:p>
              </table:table-cell>
              <table:table-cell office:value-type="float" office:value="455148">
                <text:p>455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6816">
                <text:p>466816</text:p>
              </table:table-cell>
              <table:table-cell office:value-type="float" office:value="455148">
                <text:p>4551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6816">
                <text:p>466816</text:p>
              </table:table-cell>
              <table:table-cell office:value-type="float" office:value="455148">
                <text:p>4551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66816">
                <text:p>466816</text:p>
              </table:table-cell>
              <table:table-cell office:value-type="float" office:value="455148">
                <text:p>4551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6816">
                <text:p>466816</text:p>
              </table:table-cell>
              <table:table-cell office:value-type="float" office:value="455148">
                <text:p>4551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6816">
                <text:p>466816</text:p>
              </table:table-cell>
              <table:table-cell office:value-type="float" office:value="455148">
                <text:p>4551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6816">
                <text:p>466816</text:p>
              </table:table-cell>
              <table:table-cell office:value-type="float" office:value="455148">
                <text:p>4551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6816">
                <text:p>466816</text:p>
              </table:table-cell>
              <table:table-cell office:value-type="float" office:value="455148">
                <text:p>4551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0352">
                <text:p>380352</text:p>
              </table:table-cell>
              <table:table-cell office:value-type="float" office:value="366760">
                <text:p>36676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80352">
                <text:p>380352</text:p>
              </table:table-cell>
              <table:table-cell office:value-type="float" office:value="366760">
                <text:p>3667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0352">
                <text:p>380352</text:p>
              </table:table-cell>
              <table:table-cell office:value-type="float" office:value="366760">
                <text:p>36676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80352">
                <text:p>380352</text:p>
              </table:table-cell>
              <table:table-cell office:value-type="float" office:value="366760">
                <text:p>36676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0352">
                <text:p>380352</text:p>
              </table:table-cell>
              <table:table-cell office:value-type="float" office:value="366760">
                <text:p>3667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0352">
                <text:p>380352</text:p>
              </table:table-cell>
              <table:table-cell office:value-type="float" office:value="366760">
                <text:p>3667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80352">
                <text:p>380352</text:p>
              </table:table-cell>
              <table:table-cell office:value-type="float" office:value="366760">
                <text:p>36676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0352">
                <text:p>380352</text:p>
              </table:table-cell>
              <table:table-cell office:value-type="float" office:value="366760">
                <text:p>36676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3888">
                <text:p>293888</text:p>
              </table:table-cell>
              <table:table-cell office:value-type="float" office:value="278373">
                <text:p>2783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3888">
                <text:p>293888</text:p>
              </table:table-cell>
              <table:table-cell office:value-type="float" office:value="278373">
                <text:p>2783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3888">
                <text:p>293888</text:p>
              </table:table-cell>
              <table:table-cell office:value-type="float" office:value="278373">
                <text:p>2783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3888">
                <text:p>293888</text:p>
              </table:table-cell>
              <table:table-cell office:value-type="float" office:value="278373">
                <text:p>2783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3888">
                <text:p>293888</text:p>
              </table:table-cell>
              <table:table-cell office:value-type="float" office:value="278374">
                <text:p>2783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3888">
                <text:p>293888</text:p>
              </table:table-cell>
              <table:table-cell office:value-type="float" office:value="278374">
                <text:p>2783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3888">
                <text:p>293888</text:p>
              </table:table-cell>
              <table:table-cell office:value-type="float" office:value="278374">
                <text:p>2783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3888">
                <text:p>293888</text:p>
              </table:table-cell>
              <table:table-cell office:value-type="float" office:value="278374">
                <text:p>2783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7488">
                <text:p>207488</text:p>
              </table:table-cell>
              <table:table-cell office:value-type="float" office:value="189995">
                <text:p>1899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7488">
                <text:p>207488</text:p>
              </table:table-cell>
              <table:table-cell office:value-type="float" office:value="189995">
                <text:p>1899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7488">
                <text:p>207488</text:p>
              </table:table-cell>
              <table:table-cell office:value-type="float" office:value="189995">
                <text:p>1899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7488">
                <text:p>207488</text:p>
              </table:table-cell>
              <table:table-cell office:value-type="float" office:value="189995">
                <text:p>1899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7488">
                <text:p>207488</text:p>
              </table:table-cell>
              <table:table-cell office:value-type="float" office:value="189995">
                <text:p>1899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7488">
                <text:p>207488</text:p>
              </table:table-cell>
              <table:table-cell office:value-type="float" office:value="189995">
                <text:p>1899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7488">
                <text:p>207488</text:p>
              </table:table-cell>
              <table:table-cell office:value-type="float" office:value="189995">
                <text:p>1899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7488">
                <text:p>207488</text:p>
              </table:table-cell>
              <table:table-cell office:value-type="float" office:value="189995">
                <text:p>1899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504">
                <text:p>13504</text:p>
              </table:table-cell>
              <table:table-cell office:value-type="float" office:value="13220">
                <text:p>132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504">
                <text:p>13504</text:p>
              </table:table-cell>
              <table:table-cell office:value-type="float" office:value="13220">
                <text:p>132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504">
                <text:p>13504</text:p>
              </table:table-cell>
              <table:table-cell office:value-type="float" office:value="13220">
                <text:p>132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504">
                <text:p>13504</text:p>
              </table:table-cell>
              <table:table-cell office:value-type="float" office:value="13220">
                <text:p>132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26cm" svg:height="21.993cm" xlink:href=".." xlink:type="simple" chart:class="chart:line" chart:style-name="ch1">
        <chart:legend chart:legend-position="end" svg:x="26.266cm" svg:y="10.448cm" style:legend-expansion="high" chart:style-name="ch2"/>
        <chart:plot-area chart:style-name="ch3" table:cell-range-address="Sheet3.G2:Sheet3.H180" chart:data-source-has-labels="row" svg:x="0.63cm" svg:y="0.439cm" svg:width="25.006cm" svg:height="21.115cm">
          <chartooo:coordinate-region svg:x="1.992cm" svg:y="0.56cm" svg:width="23.638cm" svg:height="19.9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G4:Sheet3.G180" chart:label-cell-address="Sheet3.G2:Sheet3.G3" chart:class="chart:line">
            <chart:data-point chart:repeated="177"/>
          </chart:series>
          <chart:series chart:style-name="ch7" chart:values-cell-range-address="Sheet3.H4:Sheet3.H180" chart:label-cell-address="Sheet3.H2:Sheet3.H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ed-aggr meta-comm</text:p>
                <text:list>
                  <text:list-item>
                    <text:p>patched-aggr</text:p>
                  </text:list-item>
                  <text:list-item>
                    <text:p>meta-comm</text:p>
                  </text:list-item>
                </text:list>
                <draw:g>
                  <svg:desc>Sheet3.G2:Sheet3.G3</svg:desc>
                </draw:g>
              </table:table-cell>
              <table:table-cell office:value-type="string">
                <text:p>patched-aggr meta-used</text:p>
                <text:list>
                  <text:list-item>
                    <text:p>patched-aggr</text:p>
                  </text:list-item>
                  <text:list-item>
                    <text:p>meta-used</text:p>
                  </text:list-item>
                </text:list>
                <draw:g>
                  <svg:desc>Sheet3.H2:Sheet3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G4:Sheet3.G180</svg:desc>
                </draw:g>
              </table:table-cell>
              <table:table-cell office:value-type="float" office:value="0">
                <text:p>0</text:p>
                <draw:g>
                  <svg:desc>Sheet3.H4:Sheet3.H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984">
                <text:p>11984</text:p>
              </table:table-cell>
              <table:table-cell office:value-type="float" office:value="11775">
                <text:p>11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24">
                <text:p>13024</text:p>
              </table:table-cell>
              <table:table-cell office:value-type="float" office:value="12819">
                <text:p>12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96">
                <text:p>13296</text:p>
              </table:table-cell>
              <table:table-cell office:value-type="float" office:value="13106">
                <text:p>13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376">
                <text:p>13376</text:p>
              </table:table-cell>
              <table:table-cell office:value-type="float" office:value="13178">
                <text:p>131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376">
                <text:p>13376</text:p>
              </table:table-cell>
              <table:table-cell office:value-type="float" office:value="13178">
                <text:p>13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376">
                <text:p>13376</text:p>
              </table:table-cell>
              <table:table-cell office:value-type="float" office:value="13178">
                <text:p>131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76">
                <text:p>13376</text:p>
              </table:table-cell>
              <table:table-cell office:value-type="float" office:value="13178">
                <text:p>131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592">
                <text:p>76592</text:p>
              </table:table-cell>
              <table:table-cell office:value-type="float" office:value="76326">
                <text:p>76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1504">
                <text:p>161504</text:p>
              </table:table-cell>
              <table:table-cell office:value-type="float" office:value="161158">
                <text:p>161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1056">
                <text:p>241056</text:p>
              </table:table-cell>
              <table:table-cell office:value-type="float" office:value="240625">
                <text:p>24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3424">
                <text:p>313424</text:p>
              </table:table-cell>
              <table:table-cell office:value-type="float" office:value="312913">
                <text:p>3129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496">
                <text:p>392496</text:p>
              </table:table-cell>
              <table:table-cell office:value-type="float" office:value="391907">
                <text:p>391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5792">
                <text:p>455792</text:p>
              </table:table-cell>
              <table:table-cell office:value-type="float" office:value="455138">
                <text:p>4551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792">
                <text:p>455792</text:p>
              </table:table-cell>
              <table:table-cell office:value-type="float" office:value="455138">
                <text:p>4551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5792">
                <text:p>455792</text:p>
              </table:table-cell>
              <table:table-cell office:value-type="float" office:value="455138">
                <text:p>4551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5792">
                <text:p>455792</text:p>
              </table:table-cell>
              <table:table-cell office:value-type="float" office:value="455138">
                <text:p>455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5792">
                <text:p>455792</text:p>
              </table:table-cell>
              <table:table-cell office:value-type="float" office:value="455138">
                <text:p>4551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5792">
                <text:p>455792</text:p>
              </table:table-cell>
              <table:table-cell office:value-type="float" office:value="455138">
                <text:p>455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5792">
                <text:p>455792</text:p>
              </table:table-cell>
              <table:table-cell office:value-type="float" office:value="455138">
                <text:p>4551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5792">
                <text:p>455792</text:p>
              </table:table-cell>
              <table:table-cell office:value-type="float" office:value="455138">
                <text:p>455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9680">
                <text:p>369680</text:p>
              </table:table-cell>
              <table:table-cell office:value-type="float" office:value="366751">
                <text:p>3667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9680">
                <text:p>369680</text:p>
              </table:table-cell>
              <table:table-cell office:value-type="float" office:value="366751">
                <text:p>3667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9680">
                <text:p>369680</text:p>
              </table:table-cell>
              <table:table-cell office:value-type="float" office:value="366751">
                <text:p>3667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9680">
                <text:p>369680</text:p>
              </table:table-cell>
              <table:table-cell office:value-type="float" office:value="366751">
                <text:p>3667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9680">
                <text:p>369680</text:p>
              </table:table-cell>
              <table:table-cell office:value-type="float" office:value="366751">
                <text:p>3667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9680">
                <text:p>369680</text:p>
              </table:table-cell>
              <table:table-cell office:value-type="float" office:value="366751">
                <text:p>366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9680">
                <text:p>369680</text:p>
              </table:table-cell>
              <table:table-cell office:value-type="float" office:value="366751">
                <text:p>3667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9680">
                <text:p>369680</text:p>
              </table:table-cell>
              <table:table-cell office:value-type="float" office:value="366751">
                <text:p>3667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1200">
                <text:p>281200</text:p>
              </table:table-cell>
              <table:table-cell office:value-type="float" office:value="278363">
                <text:p>2783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1200">
                <text:p>281200</text:p>
              </table:table-cell>
              <table:table-cell office:value-type="float" office:value="278363">
                <text:p>2783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1200">
                <text:p>281200</text:p>
              </table:table-cell>
              <table:table-cell office:value-type="float" office:value="278363">
                <text:p>2783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1200">
                <text:p>281200</text:p>
              </table:table-cell>
              <table:table-cell office:value-type="float" office:value="278363">
                <text:p>2783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1200">
                <text:p>281200</text:p>
              </table:table-cell>
              <table:table-cell office:value-type="float" office:value="278365">
                <text:p>2783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1200">
                <text:p>281200</text:p>
              </table:table-cell>
              <table:table-cell office:value-type="float" office:value="278365">
                <text:p>2783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1200">
                <text:p>281200</text:p>
              </table:table-cell>
              <table:table-cell office:value-type="float" office:value="278365">
                <text:p>2783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1200">
                <text:p>281200</text:p>
              </table:table-cell>
              <table:table-cell office:value-type="float" office:value="278365">
                <text:p>2783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2720">
                <text:p>192720</text:p>
              </table:table-cell>
              <table:table-cell office:value-type="float" office:value="189977">
                <text:p>1899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2720">
                <text:p>192720</text:p>
              </table:table-cell>
              <table:table-cell office:value-type="float" office:value="189977">
                <text:p>1899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2720">
                <text:p>192720</text:p>
              </table:table-cell>
              <table:table-cell office:value-type="float" office:value="189977">
                <text:p>1899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2720">
                <text:p>192720</text:p>
              </table:table-cell>
              <table:table-cell office:value-type="float" office:value="189977">
                <text:p>1899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2720">
                <text:p>192720</text:p>
              </table:table-cell>
              <table:table-cell office:value-type="float" office:value="189977">
                <text:p>1899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2720">
                <text:p>192720</text:p>
              </table:table-cell>
              <table:table-cell office:value-type="float" office:value="189977">
                <text:p>1899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2720">
                <text:p>192720</text:p>
              </table:table-cell>
              <table:table-cell office:value-type="float" office:value="189977">
                <text:p>1899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2720">
                <text:p>192720</text:p>
              </table:table-cell>
              <table:table-cell office:value-type="float" office:value="189977">
                <text:p>1899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2720">
                <text:p>192720</text:p>
              </table:table-cell>
              <table:table-cell office:value-type="float" office:value="189977">
                <text:p>1899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7616">
                <text:p>187616</text:p>
              </table:table-cell>
              <table:table-cell office:value-type="float" office:value="187241">
                <text:p>1872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8656">
                <text:p>278656</text:p>
              </table:table-cell>
              <table:table-cell office:value-type="float" office:value="278194">
                <text:p>2781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8384">
                <text:p>368384</text:p>
              </table:table-cell>
              <table:table-cell office:value-type="float" office:value="367816">
                <text:p>3678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55520">
                <text:p>455520</text:p>
              </table:table-cell>
              <table:table-cell office:value-type="float" office:value="454862">
                <text:p>4548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44272">
                <text:p>544272</text:p>
              </table:table-cell>
              <table:table-cell office:value-type="float" office:value="543530">
                <text:p>5435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44272">
                <text:p>544272</text:p>
              </table:table-cell>
              <table:table-cell office:value-type="float" office:value="543530">
                <text:p>54353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4272">
                <text:p>544272</text:p>
              </table:table-cell>
              <table:table-cell office:value-type="float" office:value="543530">
                <text:p>54353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4272">
                <text:p>544272</text:p>
              </table:table-cell>
              <table:table-cell office:value-type="float" office:value="543530">
                <text:p>5435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44272">
                <text:p>544272</text:p>
              </table:table-cell>
              <table:table-cell office:value-type="float" office:value="543530">
                <text:p>54353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44272">
                <text:p>544272</text:p>
              </table:table-cell>
              <table:table-cell office:value-type="float" office:value="543530">
                <text:p>54353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44272">
                <text:p>544272</text:p>
              </table:table-cell>
              <table:table-cell office:value-type="float" office:value="543530">
                <text:p>5435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44272">
                <text:p>544272</text:p>
              </table:table-cell>
              <table:table-cell office:value-type="float" office:value="543530">
                <text:p>5435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44272">
                <text:p>544272</text:p>
              </table:table-cell>
              <table:table-cell office:value-type="float" office:value="543530">
                <text:p>5435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58352">
                <text:p>458352</text:p>
              </table:table-cell>
              <table:table-cell office:value-type="float" office:value="455142">
                <text:p>4551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8352">
                <text:p>458352</text:p>
              </table:table-cell>
              <table:table-cell office:value-type="float" office:value="455142">
                <text:p>4551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8352">
                <text:p>458352</text:p>
              </table:table-cell>
              <table:table-cell office:value-type="float" office:value="455142">
                <text:p>4551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8352">
                <text:p>458352</text:p>
              </table:table-cell>
              <table:table-cell office:value-type="float" office:value="455142">
                <text:p>4551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58352">
                <text:p>458352</text:p>
              </table:table-cell>
              <table:table-cell office:value-type="float" office:value="455142">
                <text:p>4551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58352">
                <text:p>458352</text:p>
              </table:table-cell>
              <table:table-cell office:value-type="float" office:value="455142">
                <text:p>4551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58352">
                <text:p>458352</text:p>
              </table:table-cell>
              <table:table-cell office:value-type="float" office:value="455142">
                <text:p>4551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58352">
                <text:p>458352</text:p>
              </table:table-cell>
              <table:table-cell office:value-type="float" office:value="455142">
                <text:p>4551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0112">
                <text:p>370112</text:p>
              </table:table-cell>
              <table:table-cell office:value-type="float" office:value="366754">
                <text:p>3667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0112">
                <text:p>370112</text:p>
              </table:table-cell>
              <table:table-cell office:value-type="float" office:value="366754">
                <text:p>3667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0112">
                <text:p>370112</text:p>
              </table:table-cell>
              <table:table-cell office:value-type="float" office:value="366754">
                <text:p>3667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0112">
                <text:p>370112</text:p>
              </table:table-cell>
              <table:table-cell office:value-type="float" office:value="366754">
                <text:p>3667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0112">
                <text:p>370112</text:p>
              </table:table-cell>
              <table:table-cell office:value-type="float" office:value="366754">
                <text:p>3667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0112">
                <text:p>370112</text:p>
              </table:table-cell>
              <table:table-cell office:value-type="float" office:value="366754">
                <text:p>3667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0112">
                <text:p>370112</text:p>
              </table:table-cell>
              <table:table-cell office:value-type="float" office:value="366754">
                <text:p>3667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0112">
                <text:p>370112</text:p>
              </table:table-cell>
              <table:table-cell office:value-type="float" office:value="366754">
                <text:p>3667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1872">
                <text:p>281872</text:p>
              </table:table-cell>
              <table:table-cell office:value-type="float" office:value="278367">
                <text:p>2783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1872">
                <text:p>281872</text:p>
              </table:table-cell>
              <table:table-cell office:value-type="float" office:value="278367">
                <text:p>2783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1872">
                <text:p>281872</text:p>
              </table:table-cell>
              <table:table-cell office:value-type="float" office:value="278367">
                <text:p>2783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1872">
                <text:p>281872</text:p>
              </table:table-cell>
              <table:table-cell office:value-type="float" office:value="278367">
                <text:p>2783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1872">
                <text:p>281872</text:p>
              </table:table-cell>
              <table:table-cell office:value-type="float" office:value="278369">
                <text:p>2783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1872">
                <text:p>281872</text:p>
              </table:table-cell>
              <table:table-cell office:value-type="float" office:value="278369">
                <text:p>2783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1872">
                <text:p>281872</text:p>
              </table:table-cell>
              <table:table-cell office:value-type="float" office:value="278369">
                <text:p>2783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1872">
                <text:p>281872</text:p>
              </table:table-cell>
              <table:table-cell office:value-type="float" office:value="278369">
                <text:p>2783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3728">
                <text:p>193728</text:p>
              </table:table-cell>
              <table:table-cell office:value-type="float" office:value="189990">
                <text:p>18999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3728">
                <text:p>193728</text:p>
              </table:table-cell>
              <table:table-cell office:value-type="float" office:value="189990">
                <text:p>18999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3728">
                <text:p>193728</text:p>
              </table:table-cell>
              <table:table-cell office:value-type="float" office:value="189990">
                <text:p>18999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3728">
                <text:p>193728</text:p>
              </table:table-cell>
              <table:table-cell office:value-type="float" office:value="189990">
                <text:p>18999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3728">
                <text:p>193728</text:p>
              </table:table-cell>
              <table:table-cell office:value-type="float" office:value="189990">
                <text:p>18999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3728">
                <text:p>193728</text:p>
              </table:table-cell>
              <table:table-cell office:value-type="float" office:value="189990">
                <text:p>1899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3728">
                <text:p>193728</text:p>
              </table:table-cell>
              <table:table-cell office:value-type="float" office:value="189990">
                <text:p>18999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3728">
                <text:p>193728</text:p>
              </table:table-cell>
              <table:table-cell office:value-type="float" office:value="189990">
                <text:p>18999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408">
                <text:p>13408</text:p>
              </table:table-cell>
              <table:table-cell office:value-type="float" office:value="13215">
                <text:p>132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408">
                <text:p>13408</text:p>
              </table:table-cell>
              <table:table-cell office:value-type="float" office:value="13215">
                <text:p>132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408">
                <text:p>13408</text:p>
              </table:table-cell>
              <table:table-cell office:value-type="float" office:value="13215">
                <text:p>132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408">
                <text:p>13408</text:p>
              </table:table-cell>
              <table:table-cell office:value-type="float" office:value="13215">
                <text:p>132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26cm" svg:height="21.966cm" xlink:href=".." xlink:type="simple" chart:class="chart:line" chart:style-name="ch1">
        <chart:legend chart:legend-position="end" svg:x="27.033cm" svg:y="10.435cm" style:legend-expansion="high" chart:style-name="ch2"/>
        <chart:plot-area chart:style-name="ch3" table:cell-range-address="Sheet3.A2:Sheet3.A180 Sheet3.D2:Sheet3.D180" chart:data-source-has-labels="row" svg:x="0.63cm" svg:y="0.439cm" svg:width="25.773cm" svg:height="21.088cm">
          <chartooo:coordinate-region svg:x="1.992cm" svg:y="0.56cm" svg:width="24.409cm" svg:height="19.9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80" chart:label-cell-address="Sheet3.A2:Sheet3.A3" chart:class="chart:line">
            <chart:data-point chart:repeated="177"/>
          </chart:series>
          <chart:series chart:style-name="ch7" chart:values-cell-range-address="Sheet3.D4:Sheet3.D180" chart:label-cell-address="Sheet3.D2:Sheet3.D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patched meta-comm</text:p>
                <text:list>
                  <text:list-item>
                    <text:p>patched</text:p>
                  </text:list-item>
                  <text:list-item>
                    <text:p>meta-comm</text:p>
                  </text:list-item>
                </text:list>
                <draw:g>
                  <svg:desc>Sheet3.D2:Sheet3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80</svg:desc>
                </draw:g>
              </table:table-cell>
              <table:table-cell office:value-type="float" office:value="0">
                <text:p>0</text:p>
                <draw:g>
                  <svg:desc>Sheet3.D4:Sheet3.D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0">
                <text:p>448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52">
                <text:p>13952</text:p>
              </table:table-cell>
              <table:table-cell office:value-type="float" office:value="12096">
                <text:p>12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76">
                <text:p>14976</text:p>
              </table:table-cell>
              <table:table-cell office:value-type="float" office:value="13120">
                <text:p>13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76">
                <text:p>149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976">
                <text:p>149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76">
                <text:p>149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976">
                <text:p>149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976">
                <text:p>149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980">
                <text:p>75980</text:p>
              </table:table-cell>
              <table:table-cell office:value-type="float" office:value="76224">
                <text:p>76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828">
                <text:p>170828</text:p>
              </table:table-cell>
              <table:table-cell office:value-type="float" office:value="167232">
                <text:p>1672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8108">
                <text:p>268108</text:p>
              </table:table-cell>
              <table:table-cell office:value-type="float" office:value="259584">
                <text:p>2595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7580">
                <text:p>357580</text:p>
              </table:table-cell>
              <table:table-cell office:value-type="float" office:value="344832">
                <text:p>3448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3836">
                <text:p>453836</text:p>
              </table:table-cell>
              <table:table-cell office:value-type="float" office:value="436288">
                <text:p>436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2524">
                <text:p>472524</text:p>
              </table:table-cell>
              <table:table-cell office:value-type="float" office:value="455872">
                <text:p>4558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2524">
                <text:p>472524</text:p>
              </table:table-cell>
              <table:table-cell office:value-type="float" office:value="455872">
                <text:p>4558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2524">
                <text:p>472524</text:p>
              </table:table-cell>
              <table:table-cell office:value-type="float" office:value="455872">
                <text:p>4558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2524">
                <text:p>472524</text:p>
              </table:table-cell>
              <table:table-cell office:value-type="float" office:value="455872">
                <text:p>4558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2524">
                <text:p>472524</text:p>
              </table:table-cell>
              <table:table-cell office:value-type="float" office:value="455872">
                <text:p>4558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2524">
                <text:p>472524</text:p>
              </table:table-cell>
              <table:table-cell office:value-type="float" office:value="455872">
                <text:p>455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2524">
                <text:p>472524</text:p>
              </table:table-cell>
              <table:table-cell office:value-type="float" office:value="455872">
                <text:p>455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2524">
                <text:p>472524</text:p>
              </table:table-cell>
              <table:table-cell office:value-type="float" office:value="455872">
                <text:p>4558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2524">
                <text:p>472524</text:p>
              </table:table-cell>
              <table:table-cell office:value-type="float" office:value="377344">
                <text:p>3773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2524">
                <text:p>472524</text:p>
              </table:table-cell>
              <table:table-cell office:value-type="float" office:value="377344">
                <text:p>3773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2524">
                <text:p>472524</text:p>
              </table:table-cell>
              <table:table-cell office:value-type="float" office:value="377344">
                <text:p>3773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2524">
                <text:p>472524</text:p>
              </table:table-cell>
              <table:table-cell office:value-type="float" office:value="377344">
                <text:p>377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2524">
                <text:p>472524</text:p>
              </table:table-cell>
              <table:table-cell office:value-type="float" office:value="377344">
                <text:p>377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2524">
                <text:p>472524</text:p>
              </table:table-cell>
              <table:table-cell office:value-type="float" office:value="377344">
                <text:p>3773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2524">
                <text:p>472524</text:p>
              </table:table-cell>
              <table:table-cell office:value-type="float" office:value="377344">
                <text:p>377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2524">
                <text:p>472524</text:p>
              </table:table-cell>
              <table:table-cell office:value-type="float" office:value="377344">
                <text:p>3773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6380">
                <text:p>466380</text:p>
              </table:table-cell>
              <table:table-cell office:value-type="float" office:value="288832">
                <text:p>2888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6380">
                <text:p>466380</text:p>
              </table:table-cell>
              <table:table-cell office:value-type="float" office:value="288832">
                <text:p>2888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6380">
                <text:p>466380</text:p>
              </table:table-cell>
              <table:table-cell office:value-type="float" office:value="288832">
                <text:p>2888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6380">
                <text:p>466380</text:p>
              </table:table-cell>
              <table:table-cell office:value-type="float" office:value="288832">
                <text:p>2888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6380">
                <text:p>466380</text:p>
              </table:table-cell>
              <table:table-cell office:value-type="float" office:value="288832">
                <text:p>2888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6380">
                <text:p>466380</text:p>
              </table:table-cell>
              <table:table-cell office:value-type="float" office:value="288832">
                <text:p>2888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6380">
                <text:p>466380</text:p>
              </table:table-cell>
              <table:table-cell office:value-type="float" office:value="288832">
                <text:p>2888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6380">
                <text:p>466380</text:p>
              </table:table-cell>
              <table:table-cell office:value-type="float" office:value="288832">
                <text:p>2888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5420">
                <text:p>425420</text:p>
              </table:table-cell>
              <table:table-cell office:value-type="float" office:value="200448">
                <text:p>2004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5420">
                <text:p>425420</text:p>
              </table:table-cell>
              <table:table-cell office:value-type="float" office:value="200448">
                <text:p>2004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5420">
                <text:p>425420</text:p>
              </table:table-cell>
              <table:table-cell office:value-type="float" office:value="200448">
                <text:p>2004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5420">
                <text:p>425420</text:p>
              </table:table-cell>
              <table:table-cell office:value-type="float" office:value="200448">
                <text:p>2004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5420">
                <text:p>425420</text:p>
              </table:table-cell>
              <table:table-cell office:value-type="float" office:value="200448">
                <text:p>2004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5420">
                <text:p>425420</text:p>
              </table:table-cell>
              <table:table-cell office:value-type="float" office:value="200448">
                <text:p>2004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5420">
                <text:p>425420</text:p>
              </table:table-cell>
              <table:table-cell office:value-type="float" office:value="200448">
                <text:p>2004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5420">
                <text:p>425420</text:p>
              </table:table-cell>
              <table:table-cell office:value-type="float" office:value="200448">
                <text:p>2004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80364">
                <text:p>380364</text:p>
              </table:table-cell>
              <table:table-cell office:value-type="float" office:value="146560">
                <text:p>1465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0364">
                <text:p>380364</text:p>
              </table:table-cell>
              <table:table-cell office:value-type="float" office:value="235968">
                <text:p>2359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0364">
                <text:p>380364</text:p>
              </table:table-cell>
              <table:table-cell office:value-type="float" office:value="328640">
                <text:p>32864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3820">
                <text:p>463820</text:p>
              </table:table-cell>
              <table:table-cell office:value-type="float" office:value="415936">
                <text:p>4159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58668">
                <text:p>558668</text:p>
              </table:table-cell>
              <table:table-cell office:value-type="float" office:value="507200">
                <text:p>5072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4044">
                <text:p>564044</text:p>
              </table:table-cell>
              <table:table-cell office:value-type="float" office:value="544320">
                <text:p>5443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4044">
                <text:p>564044</text:p>
              </table:table-cell>
              <table:table-cell office:value-type="float" office:value="544320">
                <text:p>5443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4044">
                <text:p>564044</text:p>
              </table:table-cell>
              <table:table-cell office:value-type="float" office:value="544320">
                <text:p>5443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4044">
                <text:p>564044</text:p>
              </table:table-cell>
              <table:table-cell office:value-type="float" office:value="544320">
                <text:p>54432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4044">
                <text:p>564044</text:p>
              </table:table-cell>
              <table:table-cell office:value-type="float" office:value="544320">
                <text:p>54432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4044">
                <text:p>564044</text:p>
              </table:table-cell>
              <table:table-cell office:value-type="float" office:value="544320">
                <text:p>5443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4044">
                <text:p>564044</text:p>
              </table:table-cell>
              <table:table-cell office:value-type="float" office:value="544320">
                <text:p>5443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4044">
                <text:p>564044</text:p>
              </table:table-cell>
              <table:table-cell office:value-type="float" office:value="544320">
                <text:p>54432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4044">
                <text:p>564044</text:p>
              </table:table-cell>
              <table:table-cell office:value-type="float" office:value="466816">
                <text:p>4668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4044">
                <text:p>564044</text:p>
              </table:table-cell>
              <table:table-cell office:value-type="float" office:value="466816">
                <text:p>4668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64044">
                <text:p>564044</text:p>
              </table:table-cell>
              <table:table-cell office:value-type="float" office:value="466816">
                <text:p>4668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4044">
                <text:p>564044</text:p>
              </table:table-cell>
              <table:table-cell office:value-type="float" office:value="466816">
                <text:p>4668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4044">
                <text:p>564044</text:p>
              </table:table-cell>
              <table:table-cell office:value-type="float" office:value="466816">
                <text:p>4668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4044">
                <text:p>564044</text:p>
              </table:table-cell>
              <table:table-cell office:value-type="float" office:value="466816">
                <text:p>4668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4044">
                <text:p>564044</text:p>
              </table:table-cell>
              <table:table-cell office:value-type="float" office:value="466816">
                <text:p>4668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4044">
                <text:p>564044</text:p>
              </table:table-cell>
              <table:table-cell office:value-type="float" office:value="466816">
                <text:p>4668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4044">
                <text:p>564044</text:p>
              </table:table-cell>
              <table:table-cell office:value-type="float" office:value="380352">
                <text:p>3803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4044">
                <text:p>564044</text:p>
              </table:table-cell>
              <table:table-cell office:value-type="float" office:value="380352">
                <text:p>3803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4044">
                <text:p>564044</text:p>
              </table:table-cell>
              <table:table-cell office:value-type="float" office:value="380352">
                <text:p>3803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4044">
                <text:p>564044</text:p>
              </table:table-cell>
              <table:table-cell office:value-type="float" office:value="380352">
                <text:p>3803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64044">
                <text:p>564044</text:p>
              </table:table-cell>
              <table:table-cell office:value-type="float" office:value="380352">
                <text:p>3803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4044">
                <text:p>564044</text:p>
              </table:table-cell>
              <table:table-cell office:value-type="float" office:value="380352">
                <text:p>3803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64044">
                <text:p>564044</text:p>
              </table:table-cell>
              <table:table-cell office:value-type="float" office:value="380352">
                <text:p>3803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4044">
                <text:p>564044</text:p>
              </table:table-cell>
              <table:table-cell office:value-type="float" office:value="380352">
                <text:p>3803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5372">
                <text:p>535372</text:p>
              </table:table-cell>
              <table:table-cell office:value-type="float" office:value="293888">
                <text:p>2938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5372">
                <text:p>535372</text:p>
              </table:table-cell>
              <table:table-cell office:value-type="float" office:value="293888">
                <text:p>2938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35372">
                <text:p>535372</text:p>
              </table:table-cell>
              <table:table-cell office:value-type="float" office:value="293888">
                <text:p>2938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5372">
                <text:p>535372</text:p>
              </table:table-cell>
              <table:table-cell office:value-type="float" office:value="293888">
                <text:p>2938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5372">
                <text:p>535372</text:p>
              </table:table-cell>
              <table:table-cell office:value-type="float" office:value="293888">
                <text:p>2938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5372">
                <text:p>535372</text:p>
              </table:table-cell>
              <table:table-cell office:value-type="float" office:value="293888">
                <text:p>2938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5372">
                <text:p>535372</text:p>
              </table:table-cell>
              <table:table-cell office:value-type="float" office:value="293888">
                <text:p>2938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5372">
                <text:p>535372</text:p>
              </table:table-cell>
              <table:table-cell office:value-type="float" office:value="293888">
                <text:p>2938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8748">
                <text:p>508748</text:p>
              </table:table-cell>
              <table:table-cell office:value-type="float" office:value="207488">
                <text:p>2074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8748">
                <text:p>508748</text:p>
              </table:table-cell>
              <table:table-cell office:value-type="float" office:value="207488">
                <text:p>2074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8748">
                <text:p>508748</text:p>
              </table:table-cell>
              <table:table-cell office:value-type="float" office:value="207488">
                <text:p>2074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8748">
                <text:p>508748</text:p>
              </table:table-cell>
              <table:table-cell office:value-type="float" office:value="207488">
                <text:p>2074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8748">
                <text:p>508748</text:p>
              </table:table-cell>
              <table:table-cell office:value-type="float" office:value="207488">
                <text:p>2074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8748">
                <text:p>508748</text:p>
              </table:table-cell>
              <table:table-cell office:value-type="float" office:value="207488">
                <text:p>2074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8748">
                <text:p>508748</text:p>
              </table:table-cell>
              <table:table-cell office:value-type="float" office:value="207488">
                <text:p>2074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8748">
                <text:p>508748</text:p>
              </table:table-cell>
              <table:table-cell office:value-type="float" office:value="207488">
                <text:p>2074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6432">
                <text:p>66432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6432">
                <text:p>66432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6432">
                <text:p>66432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6432">
                <text:p>66432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54cm" svg:height="22.577cm" xlink:href=".." xlink:type="simple" chart:class="chart:line" chart:style-name="ch1">
        <chart:legend chart:legend-position="end" svg:x="27.961cm" svg:y="10.74cm" style:legend-expansion="high" chart:style-name="ch2"/>
        <chart:plot-area chart:style-name="ch3" table:cell-range-address="Sheet3.C2:Sheet3.C180 Sheet3.F2:Sheet3.F180" chart:data-source-has-labels="row" svg:x="0.631cm" svg:y="0.451cm" svg:width="26.699cm" svg:height="21.675cm">
          <chartooo:coordinate-region svg:x="1.993cm" svg:y="0.572cm" svg:width="25.196cm" svg:height="20.5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4:Sheet3.C180" chart:label-cell-address="Sheet3.C2:Sheet3.C3" chart:class="chart:line">
            <chart:data-point chart:repeated="177"/>
          </chart:series>
          <chart:series chart:style-name="ch7" chart:values-cell-range-address="Sheet3.F4:Sheet3.F180" chart:label-cell-address="Sheet3.F2:Sheet3.F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rss-all</text:p>
                <text:list>
                  <text:list-item>
                    <text:p>original</text:p>
                  </text:list-item>
                  <text:list-item>
                    <text:p>rss-all</text:p>
                  </text:list-item>
                </text:list>
                <draw:g>
                  <svg:desc>Sheet3.C2:Sheet3.C3</svg:desc>
                </draw:g>
              </table:table-cell>
              <table:table-cell office:value-type="string">
                <text:p>patched rss-all</text:p>
                <text:list>
                  <text:list-item>
                    <text:p>patched</text:p>
                  </text:list-item>
                  <text:list-item>
                    <text:p>rss-all</text:p>
                  </text:list-item>
                </text:list>
                <draw:g>
                  <svg:desc>Sheet3.F2:Sheet3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4:Sheet3.C180</svg:desc>
                </draw:g>
              </table:table-cell>
              <table:table-cell office:value-type="float" office:value="0">
                <text:p>0</text:p>
                <draw:g>
                  <svg:desc>Sheet3.F4:Sheet3.F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948">
                <text:p>32948</text:p>
              </table:table-cell>
              <table:table-cell office:value-type="float" office:value="33192">
                <text:p>33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320">
                <text:p>120320</text:p>
              </table:table-cell>
              <table:table-cell office:value-type="float" office:value="119916">
                <text:p>1199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5820">
                <text:p>235820</text:p>
              </table:table-cell>
              <table:table-cell office:value-type="float" office:value="230304">
                <text:p>230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7244">
                <text:p>277244</text:p>
              </table:table-cell>
              <table:table-cell office:value-type="float" office:value="274148">
                <text:p>274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728">
                <text:p>123728</text:p>
              </table:table-cell>
              <table:table-cell office:value-type="float" office:value="120696">
                <text:p>120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728">
                <text:p>123728</text:p>
              </table:table-cell>
              <table:table-cell office:value-type="float" office:value="120696">
                <text:p>1206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728">
                <text:p>123728</text:p>
              </table:table-cell>
              <table:table-cell office:value-type="float" office:value="120696">
                <text:p>1206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728">
                <text:p>123728</text:p>
              </table:table-cell>
              <table:table-cell office:value-type="float" office:value="120696">
                <text:p>1206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8128">
                <text:p>278128</text:p>
              </table:table-cell>
              <table:table-cell office:value-type="float" office:value="254224">
                <text:p>254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8712">
                <text:p>478712</text:p>
              </table:table-cell>
              <table:table-cell office:value-type="float" office:value="467992">
                <text:p>4679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9292">
                <text:p>619292</text:p>
              </table:table-cell>
              <table:table-cell office:value-type="float" office:value="614368">
                <text:p>614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9292">
                <text:p>619292</text:p>
              </table:table-cell>
              <table:table-cell office:value-type="float" office:value="597288">
                <text:p>5972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9292">
                <text:p>619292</text:p>
              </table:table-cell>
              <table:table-cell office:value-type="float" office:value="597288">
                <text:p>597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9292">
                <text:p>619292</text:p>
              </table:table-cell>
              <table:table-cell office:value-type="float" office:value="597288">
                <text:p>5972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9292">
                <text:p>619292</text:p>
              </table:table-cell>
              <table:table-cell office:value-type="float" office:value="597288">
                <text:p>5972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9292">
                <text:p>619292</text:p>
              </table:table-cell>
              <table:table-cell office:value-type="float" office:value="597288">
                <text:p>5972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9292">
                <text:p>619292</text:p>
              </table:table-cell>
              <table:table-cell office:value-type="float" office:value="597288">
                <text:p>5972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9292">
                <text:p>619292</text:p>
              </table:table-cell>
              <table:table-cell office:value-type="float" office:value="597288">
                <text:p>5972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1092">
                <text:p>611092</text:p>
              </table:table-cell>
              <table:table-cell office:value-type="float" office:value="513840">
                <text:p>5138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1092">
                <text:p>611092</text:p>
              </table:table-cell>
              <table:table-cell office:value-type="float" office:value="513840">
                <text:p>5138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1092">
                <text:p>611092</text:p>
              </table:table-cell>
              <table:table-cell office:value-type="float" office:value="513840">
                <text:p>5138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1092">
                <text:p>611092</text:p>
              </table:table-cell>
              <table:table-cell office:value-type="float" office:value="513840">
                <text:p>5138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1092">
                <text:p>611092</text:p>
              </table:table-cell>
              <table:table-cell office:value-type="float" office:value="513840">
                <text:p>5138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1092">
                <text:p>611092</text:p>
              </table:table-cell>
              <table:table-cell office:value-type="float" office:value="513840">
                <text:p>5138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1092">
                <text:p>611092</text:p>
              </table:table-cell>
              <table:table-cell office:value-type="float" office:value="513840">
                <text:p>5138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1092">
                <text:p>611092</text:p>
              </table:table-cell>
              <table:table-cell office:value-type="float" office:value="513840">
                <text:p>5138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8168">
                <text:p>608168</text:p>
              </table:table-cell>
              <table:table-cell office:value-type="float" office:value="430776">
                <text:p>4307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8168">
                <text:p>608168</text:p>
              </table:table-cell>
              <table:table-cell office:value-type="float" office:value="430776">
                <text:p>4307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8168">
                <text:p>608168</text:p>
              </table:table-cell>
              <table:table-cell office:value-type="float" office:value="430776">
                <text:p>4307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8168">
                <text:p>608168</text:p>
              </table:table-cell>
              <table:table-cell office:value-type="float" office:value="430776">
                <text:p>4307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8168">
                <text:p>608168</text:p>
              </table:table-cell>
              <table:table-cell office:value-type="float" office:value="430776">
                <text:p>4307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8168">
                <text:p>608168</text:p>
              </table:table-cell>
              <table:table-cell office:value-type="float" office:value="430776">
                <text:p>4307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8168">
                <text:p>608168</text:p>
              </table:table-cell>
              <table:table-cell office:value-type="float" office:value="430776">
                <text:p>4307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8168">
                <text:p>608168</text:p>
              </table:table-cell>
              <table:table-cell office:value-type="float" office:value="430776">
                <text:p>4307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4976">
                <text:p>604976</text:p>
              </table:table-cell>
              <table:table-cell office:value-type="float" office:value="338216">
                <text:p>3382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4976">
                <text:p>604976</text:p>
              </table:table-cell>
              <table:table-cell office:value-type="float" office:value="338216">
                <text:p>3382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4976">
                <text:p>604976</text:p>
              </table:table-cell>
              <table:table-cell office:value-type="float" office:value="338216">
                <text:p>3382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4976">
                <text:p>604976</text:p>
              </table:table-cell>
              <table:table-cell office:value-type="float" office:value="338216">
                <text:p>3382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4976">
                <text:p>604976</text:p>
              </table:table-cell>
              <table:table-cell office:value-type="float" office:value="338216">
                <text:p>3382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4976">
                <text:p>604976</text:p>
              </table:table-cell>
              <table:table-cell office:value-type="float" office:value="338216">
                <text:p>3382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4976">
                <text:p>604976</text:p>
              </table:table-cell>
              <table:table-cell office:value-type="float" office:value="338216">
                <text:p>3382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4976">
                <text:p>604976</text:p>
              </table:table-cell>
              <table:table-cell office:value-type="float" office:value="338216">
                <text:p>3382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1584">
                <text:p>591584</text:p>
              </table:table-cell>
              <table:table-cell office:value-type="float" office:value="338216">
                <text:p>3382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01328">
                <text:p>601328</text:p>
              </table:table-cell>
              <table:table-cell office:value-type="float" office:value="426184">
                <text:p>4261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17952">
                <text:p>717952</text:p>
              </table:table-cell>
              <table:table-cell office:value-type="float" office:value="650252">
                <text:p>6502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28732">
                <text:p>728732</text:p>
              </table:table-cell>
              <table:table-cell office:value-type="float" office:value="689224">
                <text:p>6892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28732">
                <text:p>728732</text:p>
              </table:table-cell>
              <table:table-cell office:value-type="float" office:value="689224">
                <text:p>6892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28732">
                <text:p>728732</text:p>
              </table:table-cell>
              <table:table-cell office:value-type="float" office:value="689224">
                <text:p>6892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28732">
                <text:p>728732</text:p>
              </table:table-cell>
              <table:table-cell office:value-type="float" office:value="689224">
                <text:p>6892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28732">
                <text:p>728732</text:p>
              </table:table-cell>
              <table:table-cell office:value-type="float" office:value="689224">
                <text:p>6892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28732">
                <text:p>728732</text:p>
              </table:table-cell>
              <table:table-cell office:value-type="float" office:value="689224">
                <text:p>6892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28732">
                <text:p>728732</text:p>
              </table:table-cell>
              <table:table-cell office:value-type="float" office:value="689224">
                <text:p>6892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28732">
                <text:p>728732</text:p>
              </table:table-cell>
              <table:table-cell office:value-type="float" office:value="689224">
                <text:p>6892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28732">
                <text:p>728732</text:p>
              </table:table-cell>
              <table:table-cell office:value-type="float" office:value="689224">
                <text:p>6892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28732">
                <text:p>728732</text:p>
              </table:table-cell>
              <table:table-cell office:value-type="float" office:value="689224">
                <text:p>6892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28732">
                <text:p>728732</text:p>
              </table:table-cell>
              <table:table-cell office:value-type="float" office:value="689224">
                <text:p>6892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28732">
                <text:p>728732</text:p>
              </table:table-cell>
              <table:table-cell office:value-type="float" office:value="689224">
                <text:p>6892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21416">
                <text:p>721416</text:p>
              </table:table-cell>
              <table:table-cell office:value-type="float" office:value="605960">
                <text:p>60596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21416">
                <text:p>721416</text:p>
              </table:table-cell>
              <table:table-cell office:value-type="float" office:value="605960">
                <text:p>60596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21416">
                <text:p>721416</text:p>
              </table:table-cell>
              <table:table-cell office:value-type="float" office:value="605960">
                <text:p>60596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21416">
                <text:p>721416</text:p>
              </table:table-cell>
              <table:table-cell office:value-type="float" office:value="605960">
                <text:p>60596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21416">
                <text:p>721416</text:p>
              </table:table-cell>
              <table:table-cell office:value-type="float" office:value="605960">
                <text:p>6059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21416">
                <text:p>721416</text:p>
              </table:table-cell>
              <table:table-cell office:value-type="float" office:value="605960">
                <text:p>60596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1416">
                <text:p>721416</text:p>
              </table:table-cell>
              <table:table-cell office:value-type="float" office:value="605960">
                <text:p>6059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21416">
                <text:p>721416</text:p>
              </table:table-cell>
              <table:table-cell office:value-type="float" office:value="605960">
                <text:p>60596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14088">
                <text:p>714088</text:p>
              </table:table-cell>
              <table:table-cell office:value-type="float" office:value="523284">
                <text:p>5232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14088">
                <text:p>714088</text:p>
              </table:table-cell>
              <table:table-cell office:value-type="float" office:value="523284">
                <text:p>5232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14088">
                <text:p>714088</text:p>
              </table:table-cell>
              <table:table-cell office:value-type="float" office:value="523284">
                <text:p>5232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14088">
                <text:p>714088</text:p>
              </table:table-cell>
              <table:table-cell office:value-type="float" office:value="523284">
                <text:p>5232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14088">
                <text:p>714088</text:p>
              </table:table-cell>
              <table:table-cell office:value-type="float" office:value="523284">
                <text:p>5232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14088">
                <text:p>714088</text:p>
              </table:table-cell>
              <table:table-cell office:value-type="float" office:value="523284">
                <text:p>5232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14088">
                <text:p>714088</text:p>
              </table:table-cell>
              <table:table-cell office:value-type="float" office:value="523284">
                <text:p>5232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4088">
                <text:p>714088</text:p>
              </table:table-cell>
              <table:table-cell office:value-type="float" office:value="523284">
                <text:p>5232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7824">
                <text:p>707824</text:p>
              </table:table-cell>
              <table:table-cell office:value-type="float" office:value="439144">
                <text:p>4391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7824">
                <text:p>707824</text:p>
              </table:table-cell>
              <table:table-cell office:value-type="float" office:value="439144">
                <text:p>4391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07824">
                <text:p>707824</text:p>
              </table:table-cell>
              <table:table-cell office:value-type="float" office:value="439144">
                <text:p>4391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7824">
                <text:p>707824</text:p>
              </table:table-cell>
              <table:table-cell office:value-type="float" office:value="439144">
                <text:p>4391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7824">
                <text:p>707824</text:p>
              </table:table-cell>
              <table:table-cell office:value-type="float" office:value="439144">
                <text:p>4391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7824">
                <text:p>707824</text:p>
              </table:table-cell>
              <table:table-cell office:value-type="float" office:value="439144">
                <text:p>4391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07824">
                <text:p>707824</text:p>
              </table:table-cell>
              <table:table-cell office:value-type="float" office:value="439144">
                <text:p>4391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7824">
                <text:p>707824</text:p>
              </table:table-cell>
              <table:table-cell office:value-type="float" office:value="439144">
                <text:p>4391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84148">
                <text:p>684148</text:p>
              </table:table-cell>
              <table:table-cell office:value-type="float" office:value="345172">
                <text:p>3451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84148">
                <text:p>684148</text:p>
              </table:table-cell>
              <table:table-cell office:value-type="float" office:value="345172">
                <text:p>3451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84148">
                <text:p>684148</text:p>
              </table:table-cell>
              <table:table-cell office:value-type="float" office:value="345172">
                <text:p>3451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84148">
                <text:p>684148</text:p>
              </table:table-cell>
              <table:table-cell office:value-type="float" office:value="345172">
                <text:p>3451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84148">
                <text:p>684148</text:p>
              </table:table-cell>
              <table:table-cell office:value-type="float" office:value="345172">
                <text:p>3451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84148">
                <text:p>684148</text:p>
              </table:table-cell>
              <table:table-cell office:value-type="float" office:value="345172">
                <text:p>3451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4148">
                <text:p>684148</text:p>
              </table:table-cell>
              <table:table-cell office:value-type="float" office:value="345172">
                <text:p>3451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84148">
                <text:p>684148</text:p>
              </table:table-cell>
              <table:table-cell office:value-type="float" office:value="345172">
                <text:p>3451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3140">
                <text:p>203140</text:p>
              </table:table-cell>
              <table:table-cell office:value-type="float" office:value="141276">
                <text:p>1412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3140">
                <text:p>203140</text:p>
              </table:table-cell>
              <table:table-cell office:value-type="float" office:value="141276">
                <text:p>1412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3140">
                <text:p>203140</text:p>
              </table:table-cell>
              <table:table-cell office:value-type="float" office:value="141276">
                <text:p>1412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3140">
                <text:p>203140</text:p>
              </table:table-cell>
              <table:table-cell office:value-type="float" office:value="141276">
                <text:p>1412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